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1.99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27.04mm"/>
    </style:style>
    <style:style style:name="co7" style:family="table-column">
      <style:table-column-properties fo:break-before="auto" style:column-width="43.66mm"/>
    </style:style>
    <style:style style:name="co8" style:family="table-column">
      <style:table-column-properties fo:break-before="auto" style:column-width="18.59mm"/>
    </style:style>
    <style:style style:name="co9" style:family="table-column">
      <style:table-column-properties fo:break-before="auto" style:column-width="36.5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0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u_elig = 0.04s" table:style-name="ta1">
        <table:shapes>
          <draw:frame draw:z-index="0" draw:style-name="gr1" draw:text-style-name="P1" svg:width="159.99mm" svg:height="89.99mm" svg:x="107.18mm" svg:y="450.54mm">
            <loext:p draw:notify-on-update-of-ranges="'tau_elig = 0.04s'.C101:'tau_elig = 0.04s'.C101 'tau_elig = 0.04s'.C102:'tau_elig = 0.04s'.C121 'tau_elig = 0.04s'.D101:'tau_elig = 0.04s'.D101 'tau_elig = 0.04s'.D102:'tau_elig = 0.04s'.D121 'tau_elig = 0.04s'.E101:'tau_elig = 0.04s'.E101 'tau_elig = 0.04s'.E102:'tau_elig = 0.04s'.E121 'tau_elig = 0.04s'.F101:'tau_elig = 0.04s'.F101 'tau_elig = 0.04s'.F102:'tau_elig = 0.04s'.F12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413.21mm" svg:y="453.86mm">
            <loext:p draw:notify-on-update-of-ranges="'tau_elig = 0.04s'.C101:'tau_elig = 0.04s'.C101 'tau_elig = 0.04s'.C102:'tau_elig = 0.04s'.C121 'tau_elig = 0.04s'.D101:'tau_elig = 0.04s'.D101 'tau_elig = 0.04s'.D102:'tau_elig = 0.04s'.D121 'tau_elig = 0.04s'.E101:'tau_elig = 0.04s'.E101 'tau_elig = 0.04s'.E102:'tau_elig = 0.04s'.E121 'tau_elig = 0.04s'.F101:'tau_elig = 0.04s'.F101 'tau_elig = 0.04s'.F102:'tau_elig = 0.04s'.F121 'tau_elig = 0.04s'.AA101:'tau_elig = 0.04s'.AA101 'tau_elig = 0.04s'.AA102:'tau_elig = 0.04s'.AA121 'tau_elig = 0.04s'.AB101:'tau_elig = 0.04s'.AB101 'tau_elig = 0.04s'.AB102:'tau_elig = 0.04s'.AB121 'tau_elig = 0.04s'.AC101:'tau_elig = 0.04s'.AC101 'tau_elig = 0.04s'.AC102:'tau_elig = 0.04s'.AC121 'tau_elig = 0.04s'.AD101:'tau_elig = 0.04s'.AD101 'tau_elig = 0.04s'.AD102:'tau_elig = 0.04s'.AD1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4" table:default-cell-style-name="ce2"/>
        <table:table-column table:style-name="co4" table:number-columns-repeated="2" table:default-cell-style-name="Default"/>
        <table:table-column table:style-name="co4" table:number-columns-repeated="17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8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number-columns-repeated="2" table:default-cell-style-name="Default"/>
        <table:table-column table:style-name="co4" table:number-columns-repeated="4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.060000000028" calcext:value-type="float">
            <text:p>126.06</text:p>
          </table:table-cell>
          <table:table-cell office:value-type="float" office:value="51.0399999999984" calcext:value-type="float">
            <text:p>51.04</text:p>
          </table:table-cell>
          <table:table-cell office:value-type="float" office:value="28.7200000000017" calcext:value-type="float">
            <text:p>28.72</text:p>
          </table:table-cell>
          <table:table-cell office:value-type="float" office:value="50.5499999999985" calcext:value-type="float">
            <text:p>50.55</text:p>
          </table:table-cell>
          <table:table-cell office:value-type="float" office:value="84.4200000000063" calcext:value-type="float">
            <text:p>84.42</text:p>
          </table:table-cell>
          <table:table-cell office:value-type="float" office:value="26.3000000000013" calcext:value-type="float">
            <text:p>26.3</text:p>
          </table:table-cell>
          <table:table-cell office:value-type="float" office:value="15.9899999999997" calcext:value-type="float">
            <text:p>15.99</text:p>
          </table:table-cell>
          <table:table-cell office:value-type="float" office:value="8.64999999999986" calcext:value-type="float">
            <text:p>8.65</text:p>
          </table:table-cell>
          <table:table-cell office:value-type="float" office:value="6.15999999999991" calcext:value-type="float">
            <text:p>6.16</text:p>
          </table:table-cell>
          <table:table-cell office:value-type="float" office:value="23.4600000000009" calcext:value-type="float">
            <text:p>23.46</text:p>
          </table:table-cell>
          <table:table-cell office:value-type="float" office:value="7.67999999999988" calcext:value-type="float">
            <text:p>7.68</text:p>
          </table:table-cell>
          <table:table-cell office:value-type="float" office:value="12.5499999999998" calcext:value-type="float">
            <text:p>12.55</text:p>
          </table:table-cell>
          <table:table-cell office:value-type="float" office:value="11.2699999999998" calcext:value-type="float">
            <text:p>11.27</text:p>
          </table:table-cell>
          <table:table-cell office:value-type="float" office:value="42.4500000000001" calcext:value-type="float">
            <text:p>42.45</text:p>
          </table:table-cell>
          <table:table-cell office:value-type="float" office:value="6.41999999999991" calcext:value-type="float">
            <text:p>6.42</text:p>
          </table:table-cell>
          <table:table-cell office:value-type="float" office:value="26.0000000000013" calcext:value-type="float">
            <text:p>26</text:p>
          </table:table-cell>
          <table:table-cell office:value-type="float" office:value="24.440000000001" calcext:value-type="float">
            <text:p>24.44</text:p>
          </table:table-cell>
          <table:table-cell office:value-type="float" office:value="41.7200000000003" calcext:value-type="float">
            <text:p>41.72</text:p>
          </table:table-cell>
          <table:table-cell office:value-type="float" office:value="27.3200000000015" calcext:value-type="float">
            <text:p>27.32</text:p>
          </table:table-cell>
          <table:table-cell office:value-type="float" office:value="7.53999999999988" calcext:value-type="float">
            <text:p>7.54</text:p>
          </table:table-cell>
          <table:table-cell table:formula="of:=AVERAGE([.E3:.X3])" office:value-type="float" office:value="31.4370000000019" calcext:value-type="float">
            <text:p>31.437</text:p>
          </table:table-cell>
          <table:table-cell table:formula="of:=STDEV([.E3:.X3])" office:value-type="float" office:value="29.781410326795" calcext:value-type="float">
            <text:p>29.7814103268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1" calcext:value-type="float">
            <text:p>0.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.8599999999998" calcext:value-type="float">
            <text:p>10.86</text:p>
          </table:table-cell>
          <table:table-cell office:value-type="float" office:value="8.69999999999986" calcext:value-type="float">
            <text:p>8.7</text:p>
          </table:table-cell>
          <table:table-cell office:value-type="float" office:value="50.0999999999986" calcext:value-type="float">
            <text:p>50.1</text:p>
          </table:table-cell>
          <table:table-cell office:value-type="float" office:value="21.8200000000006" calcext:value-type="float">
            <text:p>21.82</text:p>
          </table:table-cell>
          <table:table-cell office:value-type="float" office:value="74.7000000000013" calcext:value-type="float">
            <text:p>74.7</text:p>
          </table:table-cell>
          <table:table-cell office:value-type="float" office:value="39.1900000000008" calcext:value-type="float">
            <text:p>39.19</text:p>
          </table:table-cell>
          <table:table-cell office:value-type="float" office:value="16.6899999999998" calcext:value-type="float">
            <text:p>16.69</text:p>
          </table:table-cell>
          <table:table-cell office:value-type="float" office:value="154.940000000004" calcext:value-type="float">
            <text:p>154.94</text:p>
          </table:table-cell>
          <table:table-cell office:value-type="float" office:value="21.7200000000006" calcext:value-type="float">
            <text:p>21.72</text:p>
          </table:table-cell>
          <table:table-cell office:value-type="float" office:value="17.93" calcext:value-type="float">
            <text:p>17.93</text:p>
          </table:table-cell>
          <table:table-cell office:value-type="float" office:value="25.0300000000011" calcext:value-type="float">
            <text:p>25.03</text:p>
          </table:table-cell>
          <table:table-cell office:value-type="float" office:value="72.6400000000003" calcext:value-type="float">
            <text:p>72.64</text:p>
          </table:table-cell>
          <table:table-cell office:value-type="float" office:value="79.3700000000037" calcext:value-type="float">
            <text:p>79.37</text:p>
          </table:table-cell>
          <table:table-cell office:value-type="float" office:value="36.6900000000013" calcext:value-type="float">
            <text:p>36.69</text:p>
          </table:table-cell>
          <table:table-cell office:value-type="float" office:value="7.17999999999989" calcext:value-type="float">
            <text:p>7.18</text:p>
          </table:table-cell>
          <table:table-cell office:value-type="float" office:value="8.10999999999987" calcext:value-type="float">
            <text:p>8.11</text:p>
          </table:table-cell>
          <table:table-cell office:value-type="float" office:value="30.0200000000019" calcext:value-type="float">
            <text:p>30.02</text:p>
          </table:table-cell>
          <table:table-cell office:value-type="float" office:value="20.1100000000003" calcext:value-type="float">
            <text:p>20.11</text:p>
          </table:table-cell>
          <table:table-cell office:value-type="float" office:value="60.4499999999965" calcext:value-type="float">
            <text:p>60.45</text:p>
          </table:table-cell>
          <table:table-cell office:value-type="float" office:value="75.2900000000016" calcext:value-type="float">
            <text:p>75.29</text:p>
          </table:table-cell>
          <table:table-cell table:formula="of:=AVERAGE([.E4:.X4])" office:value-type="float" office:value="41.5770000000006" calcext:value-type="float">
            <text:p>41.577</text:p>
          </table:table-cell>
          <table:table-cell table:formula="of:=STDEV([.E4:.X4])" office:value-type="float" office:value="36.3430364140028" calcext:value-type="float">
            <text:p>36.343036414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04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.6199999999959" calcext:value-type="float">
            <text:p>63.62</text:p>
          </table:table-cell>
          <table:table-cell office:value-type="float" office:value="6.9699999999999" calcext:value-type="float">
            <text:p>6.97</text:p>
          </table:table-cell>
          <table:table-cell office:value-type="float" office:value="26.6800000000014" calcext:value-type="float">
            <text:p>26.68</text:p>
          </table:table-cell>
          <table:table-cell office:value-type="float" office:value="5.26999999999993" calcext:value-type="float">
            <text:p>5.27</text:p>
          </table:table-cell>
          <table:table-cell office:value-type="float" office:value="6.6899999999999" calcext:value-type="float">
            <text:p>6.69</text:p>
          </table:table-cell>
          <table:table-cell office:value-type="float" office:value="14.2599999999997" calcext:value-type="float">
            <text:p>14.26</text:p>
          </table:table-cell>
          <table:table-cell office:value-type="float" office:value="3.09999999999998" calcext:value-type="float">
            <text:p>3.1</text:p>
          </table:table-cell>
          <table:table-cell office:value-type="float" office:value="10.0399999999998" calcext:value-type="float">
            <text:p>10.04</text:p>
          </table:table-cell>
          <table:table-cell office:value-type="float" office:value="10.9899999999998" calcext:value-type="float">
            <text:p>10.99</text:p>
          </table:table-cell>
          <table:table-cell office:value-type="float" office:value="6.7899999999999" calcext:value-type="float">
            <text:p>6.79</text:p>
          </table:table-cell>
          <table:table-cell office:value-type="float" office:value="15.0099999999997" calcext:value-type="float">
            <text:p>15.01</text:p>
          </table:table-cell>
          <table:table-cell office:value-type="float" office:value="36.9100000000012" calcext:value-type="float">
            <text:p>36.91</text:p>
          </table:table-cell>
          <table:table-cell office:value-type="float" office:value="42.5100000000001" calcext:value-type="float">
            <text:p>42.51</text:p>
          </table:table-cell>
          <table:table-cell office:value-type="float" office:value="129.290000000027" calcext:value-type="float">
            <text:p>129.29</text:p>
          </table:table-cell>
          <table:table-cell office:value-type="float" office:value="16.1599999999997" calcext:value-type="float">
            <text:p>16.16</text:p>
          </table:table-cell>
          <table:table-cell office:value-type="float" office:value="29.9400000000019" calcext:value-type="float">
            <text:p>29.94</text:p>
          </table:table-cell>
          <table:table-cell office:value-type="float" office:value="3.50999999999997" calcext:value-type="float">
            <text:p>3.51</text:p>
          </table:table-cell>
          <table:table-cell office:value-type="float" office:value="12.2299999999998" calcext:value-type="float">
            <text:p>12.23</text:p>
          </table:table-cell>
          <table:table-cell office:value-type="float" office:value="24.390000000001" calcext:value-type="float">
            <text:p>24.39</text:p>
          </table:table-cell>
          <table:table-cell office:value-type="float" office:value="27.6900000000015" calcext:value-type="float">
            <text:p>27.69</text:p>
          </table:table-cell>
          <table:table-cell table:formula="of:=AVERAGE([.E5:.X5])" office:value-type="float" office:value="24.6025000000014" calcext:value-type="float">
            <text:p>24.6025</text:p>
          </table:table-cell>
          <table:table-cell table:formula="of:=STDEV([.E5:.X5])" office:value-type="float" office:value="29.0617516542072" calcext:value-type="float">
            <text:p>29.0617516542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6.6199999999972" calcext:value-type="float">
            <text:p>66.62</text:p>
          </table:table-cell>
          <table:table-cell office:value-type="float" office:value="53.119999999998" calcext:value-type="float">
            <text:p>53.12</text:p>
          </table:table-cell>
          <table:table-cell office:value-type="float" office:value="37.810000000001" calcext:value-type="float">
            <text:p>37.81</text:p>
          </table:table-cell>
          <table:table-cell office:value-type="float" office:value="30.2500000000019" calcext:value-type="float">
            <text:p>30.25</text:p>
          </table:table-cell>
          <table:table-cell office:value-type="float" office:value="6.12999999999991" calcext:value-type="float">
            <text:p>6.13</text:p>
          </table:table-cell>
          <table:table-cell office:value-type="float" office:value="2.58999999999999" calcext:value-type="float">
            <text:p>2.59</text:p>
          </table:table-cell>
          <table:table-cell office:value-type="float" office:value="22.3000000000007" calcext:value-type="float">
            <text:p>22.3</text:p>
          </table:table-cell>
          <table:table-cell office:value-type="float" office:value="41.0300000000004" calcext:value-type="float">
            <text:p>41.03</text:p>
          </table:table-cell>
          <table:table-cell office:value-type="float" office:value="46.2299999999994" calcext:value-type="float">
            <text:p>46.23</text:p>
          </table:table-cell>
          <table:table-cell office:value-type="float" office:value="19.0100000000002" calcext:value-type="float">
            <text:p>19.01</text:p>
          </table:table-cell>
          <table:table-cell office:value-type="float" office:value="22.5200000000007" calcext:value-type="float">
            <text:p>22.52</text:p>
          </table:table-cell>
          <table:table-cell office:value-type="float" office:value="31.5500000000021" calcext:value-type="float">
            <text:p>31.55</text:p>
          </table:table-cell>
          <table:table-cell office:value-type="float" office:value="5.18999999999993" calcext:value-type="float">
            <text:p>5.19</text:p>
          </table:table-cell>
          <table:table-cell office:value-type="float" office:value="7.29999999999989" calcext:value-type="float">
            <text:p>7.3</text:p>
          </table:table-cell>
          <table:table-cell office:value-type="float" office:value="4.92999999999994" calcext:value-type="float">
            <text:p>4.93</text:p>
          </table:table-cell>
          <table:table-cell office:value-type="float" office:value="4.74999999999994" calcext:value-type="float">
            <text:p>4.75</text:p>
          </table:table-cell>
          <table:table-cell office:value-type="float" office:value="5.16999999999993" calcext:value-type="float">
            <text:p>5.17</text:p>
          </table:table-cell>
          <table:table-cell office:value-type="float" office:value="11.0699999999998" calcext:value-type="float">
            <text:p>11.07</text:p>
          </table:table-cell>
          <table:table-cell office:value-type="float" office:value="25.4200000000012" calcext:value-type="float">
            <text:p>25.42</text:p>
          </table:table-cell>
          <table:table-cell office:value-type="float" office:value="52.4199999999981" calcext:value-type="float">
            <text:p>52.42</text:p>
          </table:table-cell>
          <table:table-cell table:formula="of:=AVERAGE([.E6:.X6])" office:value-type="float" office:value="24.7705" calcext:value-type="float">
            <text:p>24.7705</text:p>
          </table:table-cell>
          <table:table-cell table:formula="of:=STDEV([.E6:.X6])" office:value-type="float" office:value="19.5066060267846" calcext:value-type="float">
            <text:p>19.5066060268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41.5900000000003" calcext:value-type="float">
            <text:p>41.59</text:p>
          </table:table-cell>
          <table:table-cell office:value-type="float" office:value="14.5199999999997" calcext:value-type="float">
            <text:p>14.52</text:p>
          </table:table-cell>
          <table:table-cell office:value-type="float" office:value="17.83" calcext:value-type="float">
            <text:p>17.83</text:p>
          </table:table-cell>
          <table:table-cell office:value-type="float" office:value="31.9800000000022" calcext:value-type="float">
            <text:p>31.98</text:p>
          </table:table-cell>
          <table:table-cell office:value-type="float" office:value="5.56999999999993" calcext:value-type="float">
            <text:p>5.57</text:p>
          </table:table-cell>
          <table:table-cell office:value-type="float" office:value="19.1600000000002" calcext:value-type="float">
            <text:p>19.16</text:p>
          </table:table-cell>
          <table:table-cell office:value-type="float" office:value="44.0299999999998" calcext:value-type="float">
            <text:p>44.03</text:p>
          </table:table-cell>
          <table:table-cell office:value-type="float" office:value="30.1300000000019" calcext:value-type="float">
            <text:p>30.13</text:p>
          </table:table-cell>
          <table:table-cell office:value-type="float" office:value="35.2400000000016" calcext:value-type="float">
            <text:p>35.24</text:p>
          </table:table-cell>
          <table:table-cell office:value-type="float" office:value="3.92999999999996" calcext:value-type="float">
            <text:p>3.93</text:p>
          </table:table-cell>
          <table:table-cell office:value-type="float" office:value="95.570000000012" calcext:value-type="float">
            <text:p>95.57</text:p>
          </table:table-cell>
          <table:table-cell office:value-type="float" office:value="21.3800000000005" calcext:value-type="float">
            <text:p>21.38</text:p>
          </table:table-cell>
          <table:table-cell office:value-type="float" office:value="91.9700000000102" calcext:value-type="float">
            <text:p>91.97</text:p>
          </table:table-cell>
          <table:table-cell office:value-type="float" office:value="14.4199999999997" calcext:value-type="float">
            <text:p>14.42</text:p>
          </table:table-cell>
          <table:table-cell office:value-type="float" office:value="8.63999999999986" calcext:value-type="float">
            <text:p>8.64</text:p>
          </table:table-cell>
          <table:table-cell office:value-type="float" office:value="37.5200000000011" calcext:value-type="float">
            <text:p>37.52</text:p>
          </table:table-cell>
          <table:table-cell office:value-type="float" office:value="36.8500000000012" calcext:value-type="float">
            <text:p>36.85</text:p>
          </table:table-cell>
          <table:table-cell office:value-type="float" office:value="19.2500000000002" calcext:value-type="float">
            <text:p>19.25</text:p>
          </table:table-cell>
          <table:table-cell office:value-type="float" office:value="16.3099999999997" calcext:value-type="float">
            <text:p>16.31</text:p>
          </table:table-cell>
          <table:table-cell office:value-type="float" office:value="30.1900000000019" calcext:value-type="float">
            <text:p>30.19</text:p>
          </table:table-cell>
          <table:table-cell table:formula="of:=AVERAGE([.E7:.X7])" office:value-type="float" office:value="30.8040000000016" calcext:value-type="float">
            <text:p>30.804</text:p>
          </table:table-cell>
          <table:table-cell table:formula="of:=STDEV([.E7:.X7])" office:value-type="float" office:value="24.5494496454582" calcext:value-type="float">
            <text:p>24.5494496455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45.4899999999995" calcext:value-type="float">
            <text:p>45.49</text:p>
          </table:table-cell>
          <table:table-cell office:value-type="float" office:value="1.82" calcext:value-type="float">
            <text:p>1.82</text:p>
          </table:table-cell>
          <table:table-cell office:value-type="float" office:value="37.4600000000011" calcext:value-type="float">
            <text:p>37.46</text:p>
          </table:table-cell>
          <table:table-cell office:value-type="float" office:value="17.99" calcext:value-type="float">
            <text:p>17.99</text:p>
          </table:table-cell>
          <table:table-cell office:value-type="float" office:value="59.9699999999966" calcext:value-type="float">
            <text:p>59.97</text:p>
          </table:table-cell>
          <table:table-cell office:value-type="float" office:value="16.1599999999997" calcext:value-type="float">
            <text:p>16.16</text:p>
          </table:table-cell>
          <table:table-cell office:value-type="float" office:value="31.1000000000021" calcext:value-type="float">
            <text:p>31.1</text:p>
          </table:table-cell>
          <table:table-cell office:value-type="float" office:value="55.0699999999976" calcext:value-type="float">
            <text:p>55.07</text:p>
          </table:table-cell>
          <table:table-cell office:value-type="float" office:value="16.7799999999998" calcext:value-type="float">
            <text:p>16.78</text:p>
          </table:table-cell>
          <table:table-cell office:value-type="float" office:value="20.6100000000004" calcext:value-type="float">
            <text:p>20.61</text:p>
          </table:table-cell>
          <table:table-cell office:value-type="float" office:value="22.5900000000007" calcext:value-type="float">
            <text:p>22.59</text:p>
          </table:table-cell>
          <table:table-cell office:value-type="float" office:value="110.51000000002" calcext:value-type="float">
            <text:p>110.51</text:p>
          </table:table-cell>
          <table:table-cell office:value-type="float" office:value="80.2800000000042" calcext:value-type="float">
            <text:p>80.28</text:p>
          </table:table-cell>
          <table:table-cell office:value-type="float" office:value="25.1400000000011" calcext:value-type="float">
            <text:p>25.14</text:p>
          </table:table-cell>
          <table:table-cell office:value-type="float" office:value="21.4600000000006" calcext:value-type="float">
            <text:p>21.46</text:p>
          </table:table-cell>
          <table:table-cell office:value-type="float" office:value="20.5300000000004" calcext:value-type="float">
            <text:p>20.53</text:p>
          </table:table-cell>
          <table:table-cell office:value-type="float" office:value="5.08999999999994" calcext:value-type="float">
            <text:p>5.09</text:p>
          </table:table-cell>
          <table:table-cell office:value-type="float" office:value="44.0399999999998" calcext:value-type="float">
            <text:p>44.04</text:p>
          </table:table-cell>
          <table:table-cell office:value-type="float" office:value="28.4200000000016" calcext:value-type="float">
            <text:p>28.42</text:p>
          </table:table-cell>
          <table:table-cell office:value-type="float" office:value="23.0600000000008" calcext:value-type="float">
            <text:p>23.06</text:p>
          </table:table-cell>
          <table:table-cell table:formula="of:=AVERAGE([.E8:.X8])" office:value-type="float" office:value="34.1785000000013" calcext:value-type="float">
            <text:p>34.1785</text:p>
          </table:table-cell>
          <table:table-cell table:formula="of:=STDEV([.E8:.X8])" office:value-type="float" office:value="26.1438502932918" calcext:value-type="float">
            <text:p>26.143850293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0.5899999999965" calcext:value-type="float">
            <text:p>60.59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1.68" calcext:value-type="float">
            <text:p>1.68</text:p>
          </table:table-cell>
          <table:table-cell office:value-type="float" office:value="21.6900000000006" calcext:value-type="float">
            <text:p>21.69</text:p>
          </table:table-cell>
          <table:table-cell office:value-type="float" office:value="37.920000000001" calcext:value-type="float">
            <text:p>37.92</text:p>
          </table:table-cell>
          <table:table-cell office:value-type="float" office:value="20.2800000000004" calcext:value-type="float">
            <text:p>20.28</text:p>
          </table:table-cell>
          <table:table-cell office:value-type="float" office:value="11.7599999999998" calcext:value-type="float">
            <text:p>11.76</text:p>
          </table:table-cell>
          <table:table-cell office:value-type="float" office:value="10.3299999999998" calcext:value-type="float">
            <text:p>10.33</text:p>
          </table:table-cell>
          <table:table-cell office:value-type="float" office:value="21.3500000000005" calcext:value-type="float">
            <text:p>21.35</text:p>
          </table:table-cell>
          <table:table-cell office:value-type="float" office:value="20.5800000000004" calcext:value-type="float">
            <text:p>20.58</text:p>
          </table:table-cell>
          <table:table-cell office:value-type="float" office:value="53.7899999999979" calcext:value-type="float">
            <text:p>53.79</text:p>
          </table:table-cell>
          <table:table-cell office:value-type="float" office:value="16.9899999999999" calcext:value-type="float">
            <text:p>16.99</text:p>
          </table:table-cell>
          <table:table-cell office:value-type="float" office:value="46.8299999999993" calcext:value-type="float">
            <text:p>46.83</text:p>
          </table:table-cell>
          <table:table-cell office:value-type="float" office:value="52.2499999999982" calcext:value-type="float">
            <text:p>52.25</text:p>
          </table:table-cell>
          <table:table-cell office:value-type="float" office:value="40.8600000000004" calcext:value-type="float">
            <text:p>40.86</text:p>
          </table:table-cell>
          <table:table-cell office:value-type="float" office:value="12.9299999999998" calcext:value-type="float">
            <text:p>12.93</text:p>
          </table:table-cell>
          <table:table-cell office:value-type="float" office:value="2.07" calcext:value-type="float">
            <text:p>2.07</text:p>
          </table:table-cell>
          <table:table-cell office:value-type="float" office:value="118.900000000024" calcext:value-type="float">
            <text:p>118.9</text:p>
          </table:table-cell>
          <table:table-cell office:value-type="float" office:value="18.3500000000001" calcext:value-type="float">
            <text:p>18.35</text:p>
          </table:table-cell>
          <table:table-cell office:value-type="float" office:value="20.9300000000005" calcext:value-type="float">
            <text:p>20.93</text:p>
          </table:table-cell>
          <table:table-cell table:formula="of:=AVERAGE([.E9:.X9])" office:value-type="float" office:value="29.6505000000009" calcext:value-type="float">
            <text:p>29.6505</text:p>
          </table:table-cell>
          <table:table-cell table:formula="of:=STDEV([.E9:.X9])" office:value-type="float" office:value="27.5314949744201" calcext:value-type="float">
            <text:p>27.531494974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0.630000000002" calcext:value-type="float">
            <text:p>30.63</text:p>
          </table:table-cell>
          <table:table-cell office:value-type="float" office:value="12.6599999999998" calcext:value-type="float">
            <text:p>12.66</text:p>
          </table:table-cell>
          <table:table-cell office:value-type="float" office:value="5.33999999999993" calcext:value-type="float">
            <text:p>5.34</text:p>
          </table:table-cell>
          <table:table-cell office:value-type="float" office:value="42.7400000000001" calcext:value-type="float">
            <text:p>42.74</text:p>
          </table:table-cell>
          <table:table-cell office:value-type="float" office:value="12.5399999999998" calcext:value-type="float">
            <text:p>12.54</text:p>
          </table:table-cell>
          <table:table-cell office:value-type="float" office:value="16.2599999999997" calcext:value-type="float">
            <text:p>16.26</text:p>
          </table:table-cell>
          <table:table-cell office:value-type="float" office:value="23.8800000000009" calcext:value-type="float">
            <text:p>23.88</text:p>
          </table:table-cell>
          <table:table-cell office:value-type="float" office:value="16.2799999999997" calcext:value-type="float">
            <text:p>16.28</text:p>
          </table:table-cell>
          <table:table-cell office:value-type="float" office:value="16.7899999999998" calcext:value-type="float">
            <text:p>16.79</text:p>
          </table:table-cell>
          <table:table-cell office:value-type="float" office:value="9.05999999999985" calcext:value-type="float">
            <text:p>9.06</text:p>
          </table:table-cell>
          <table:table-cell office:value-type="float" office:value="24.240000000001" calcext:value-type="float">
            <text:p>24.24</text:p>
          </table:table-cell>
          <table:table-cell office:value-type="float" office:value="6.53999999999991" calcext:value-type="float">
            <text:p>6.54</text:p>
          </table:table-cell>
          <table:table-cell office:value-type="float" office:value="17.94" calcext:value-type="float">
            <text:p>17.94</text:p>
          </table:table-cell>
          <table:table-cell office:value-type="float" office:value="18.16" calcext:value-type="float">
            <text:p>18.16</text:p>
          </table:table-cell>
          <table:table-cell office:value-type="float" office:value="41.9500000000002" calcext:value-type="float">
            <text:p>41.95</text:p>
          </table:table-cell>
          <table:table-cell office:value-type="float" office:value="15.2799999999997" calcext:value-type="float">
            <text:p>15.28</text:p>
          </table:table-cell>
          <table:table-cell office:value-type="float" office:value="5.20999999999993" calcext:value-type="float">
            <text:p>5.21</text:p>
          </table:table-cell>
          <table:table-cell office:value-type="float" office:value="26.7300000000014" calcext:value-type="float">
            <text:p>26.73</text:p>
          </table:table-cell>
          <table:table-cell office:value-type="float" office:value="40.7400000000005" calcext:value-type="float">
            <text:p>40.74</text:p>
          </table:table-cell>
          <table:table-cell office:value-type="float" office:value="38.060000000001" calcext:value-type="float">
            <text:p>38.06</text:p>
          </table:table-cell>
          <table:table-cell table:formula="of:=AVERAGE([.E10:.X10])" office:value-type="float" office:value="21.0515000000003" calcext:value-type="float">
            <text:p>21.0515</text:p>
          </table:table-cell>
          <table:table-cell table:formula="of:=STDEV([.E10:.X10])" office:value-type="float" office:value="12.2184283919181" calcext:value-type="float">
            <text:p>12.218428391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9.7900000000019" calcext:value-type="float">
            <text:p>29.79</text:p>
          </table:table-cell>
          <table:table-cell office:value-type="float" office:value="12.4799999999998" calcext:value-type="float">
            <text:p>12.48</text:p>
          </table:table-cell>
          <table:table-cell office:value-type="float" office:value="4.70999999999994" calcext:value-type="float">
            <text:p>4.71</text:p>
          </table:table-cell>
          <table:table-cell office:value-type="float" office:value="50.5599999999985" calcext:value-type="float">
            <text:p>50.56</text:p>
          </table:table-cell>
          <table:table-cell office:value-type="float" office:value="7.30999999999989" calcext:value-type="float">
            <text:p>7.31</text:p>
          </table:table-cell>
          <table:table-cell office:value-type="float" office:value="4.02999999999996" calcext:value-type="float">
            <text:p>4.03</text:p>
          </table:table-cell>
          <table:table-cell office:value-type="float" office:value="35.4700000000015" calcext:value-type="float">
            <text:p>35.47</text:p>
          </table:table-cell>
          <table:table-cell office:value-type="float" office:value="25.4300000000012" calcext:value-type="float">
            <text:p>25.43</text:p>
          </table:table-cell>
          <table:table-cell office:value-type="float" office:value="85.9300000000071" calcext:value-type="float">
            <text:p>85.93</text:p>
          </table:table-cell>
          <table:table-cell office:value-type="float" office:value="19.5900000000003" calcext:value-type="float">
            <text:p>19.59</text:p>
          </table:table-cell>
          <table:table-cell office:value-type="float" office:value="22.2300000000007" calcext:value-type="float">
            <text:p>22.23</text:p>
          </table:table-cell>
          <table:table-cell office:value-type="float" office:value="16.6999999999998" calcext:value-type="float">
            <text:p>16.7</text:p>
          </table:table-cell>
          <table:table-cell office:value-type="float" office:value="5.84999999999992" calcext:value-type="float">
            <text:p>5.85</text:p>
          </table:table-cell>
          <table:table-cell office:value-type="float" office:value="43.06" calcext:value-type="float">
            <text:p>43.06</text:p>
          </table:table-cell>
          <table:table-cell office:value-type="float" office:value="32.1600000000022" calcext:value-type="float">
            <text:p>32.16</text:p>
          </table:table-cell>
          <table:table-cell office:value-type="float" office:value="14.4499999999997" calcext:value-type="float">
            <text:p>14.45</text:p>
          </table:table-cell>
          <table:table-cell office:value-type="float" office:value="70.9599999999994" calcext:value-type="float">
            <text:p>70.96</text:p>
          </table:table-cell>
          <table:table-cell office:value-type="float" office:value="26.7300000000014" calcext:value-type="float">
            <text:p>26.73</text:p>
          </table:table-cell>
          <table:table-cell office:value-type="float" office:value="47.859999999999" calcext:value-type="float">
            <text:p>47.86</text:p>
          </table:table-cell>
          <table:table-cell office:value-type="float" office:value="130.700000000026" calcext:value-type="float">
            <text:p>130.7</text:p>
          </table:table-cell>
          <table:table-cell table:formula="of:=AVERAGE([.E11:.X11])" office:value-type="float" office:value="34.3000000000019" calcext:value-type="float">
            <text:p>34.3</text:p>
          </table:table-cell>
          <table:table-cell table:formula="of:=STDEV([.E11:.X11])" office:value-type="float" office:value="31.5073167776409" calcext:value-type="float">
            <text:p>31.507316777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5.2999999999996" calcext:value-type="float">
            <text:p>45.3</text:p>
          </table:table-cell>
          <table:table-cell office:value-type="float" office:value="28.2200000000016" calcext:value-type="float">
            <text:p>28.22</text:p>
          </table:table-cell>
          <table:table-cell office:value-type="float" office:value="23.6300000000009" calcext:value-type="float">
            <text:p>23.63</text:p>
          </table:table-cell>
          <table:table-cell office:value-type="float" office:value="4.49999999999995" calcext:value-type="float">
            <text:p>4.5</text:p>
          </table:table-cell>
          <table:table-cell office:value-type="float" office:value="6.07999999999992" calcext:value-type="float">
            <text:p>6.08</text:p>
          </table:table-cell>
          <table:table-cell office:value-type="float" office:value="4.77999999999994" calcext:value-type="float">
            <text:p>4.78</text:p>
          </table:table-cell>
          <table:table-cell office:value-type="float" office:value="3.93999999999996" calcext:value-type="float">
            <text:p>3.94</text:p>
          </table:table-cell>
          <table:table-cell office:value-type="float" office:value="38.070000000001" calcext:value-type="float">
            <text:p>38.07</text:p>
          </table:table-cell>
          <table:table-cell office:value-type="float" office:value="5.64999999999992" calcext:value-type="float">
            <text:p>5.65</text:p>
          </table:table-cell>
          <table:table-cell office:value-type="float" office:value="45.0999999999996" calcext:value-type="float">
            <text:p>45.1</text:p>
          </table:table-cell>
          <table:table-cell office:value-type="float" office:value="42.2300000000002" calcext:value-type="float">
            <text:p>42.23</text:p>
          </table:table-cell>
          <table:table-cell office:value-type="float" office:value="40.2100000000006" calcext:value-type="float">
            <text:p>40.21</text:p>
          </table:table-cell>
          <table:table-cell office:value-type="float" office:value="10.4099999999998" calcext:value-type="float">
            <text:p>10.41</text:p>
          </table:table-cell>
          <table:table-cell office:value-type="float" office:value="30.550000000002" calcext:value-type="float">
            <text:p>30.55</text:p>
          </table:table-cell>
          <table:table-cell office:value-type="float" office:value="10.5299999999998" calcext:value-type="float">
            <text:p>10.53</text:p>
          </table:table-cell>
          <table:table-cell office:value-type="float" office:value="20.8700000000005" calcext:value-type="float">
            <text:p>20.87</text:p>
          </table:table-cell>
          <table:table-cell office:value-type="float" office:value="40.3500000000005" calcext:value-type="float">
            <text:p>40.35</text:p>
          </table:table-cell>
          <table:table-cell office:value-type="float" office:value="24.310000000001" calcext:value-type="float">
            <text:p>24.31</text:p>
          </table:table-cell>
          <table:table-cell office:value-type="float" office:value="4.79999999999994" calcext:value-type="float">
            <text:p>4.8</text:p>
          </table:table-cell>
          <table:table-cell office:value-type="float" office:value="70.6299999999992" calcext:value-type="float">
            <text:p>70.63</text:p>
          </table:table-cell>
          <table:table-cell table:formula="of:=AVERAGE([.E12:.X12])" office:value-type="float" office:value="25.0080000000003" calcext:value-type="float">
            <text:p>25.008</text:p>
          </table:table-cell>
          <table:table-cell table:formula="of:=STDEV([.E12:.X12])" office:value-type="float" office:value="18.8187206903406" calcext:value-type="float">
            <text:p>18.818720690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.56999999999995" calcext:value-type="float">
            <text:p>4.57</text:p>
          </table:table-cell>
          <table:table-cell office:value-type="float" office:value="8.07999999999987" calcext:value-type="float">
            <text:p>8.08</text:p>
          </table:table-cell>
          <table:table-cell office:value-type="float" office:value="5.97999999999992" calcext:value-type="float">
            <text:p>5.98</text:p>
          </table:table-cell>
          <table:table-cell office:value-type="float" office:value="4.74999999999994" calcext:value-type="float">
            <text:p>4.75</text:p>
          </table:table-cell>
          <table:table-cell office:value-type="float" office:value="20.8600000000005" calcext:value-type="float">
            <text:p>20.86</text:p>
          </table:table-cell>
          <table:table-cell office:value-type="float" office:value="4.21999999999995" calcext:value-type="float">
            <text:p>4.22</text:p>
          </table:table-cell>
          <table:table-cell office:value-type="float" office:value="31.6600000000021" calcext:value-type="float">
            <text:p>31.66</text:p>
          </table:table-cell>
          <table:table-cell office:value-type="float" office:value="45.5499999999995" calcext:value-type="float">
            <text:p>45.55</text:p>
          </table:table-cell>
          <table:table-cell office:value-type="float" office:value="129.360000000027" calcext:value-type="float">
            <text:p>129.36</text:p>
          </table:table-cell>
          <table:table-cell office:value-type="float" office:value="28.7900000000017" calcext:value-type="float">
            <text:p>28.79</text:p>
          </table:table-cell>
          <table:table-cell office:value-type="float" office:value="22.7600000000008" calcext:value-type="float">
            <text:p>22.76</text:p>
          </table:table-cell>
          <table:table-cell office:value-type="float" office:value="16.3399999999998" calcext:value-type="float">
            <text:p>16.34</text:p>
          </table:table-cell>
          <table:table-cell office:value-type="float" office:value="5.67999999999992" calcext:value-type="float">
            <text:p>5.68</text:p>
          </table:table-cell>
          <table:table-cell office:value-type="float" office:value="3.98999999999996" calcext:value-type="float">
            <text:p>3.99</text:p>
          </table:table-cell>
          <table:table-cell office:value-type="float" office:value="4.73999999999994" calcext:value-type="float">
            <text:p>4.74</text:p>
          </table:table-cell>
          <table:table-cell office:value-type="float" office:value="10.3699999999998" calcext:value-type="float">
            <text:p>10.37</text:p>
          </table:table-cell>
          <table:table-cell office:value-type="float" office:value="34.8400000000016" calcext:value-type="float">
            <text:p>34.84</text:p>
          </table:table-cell>
          <table:table-cell office:value-type="float" office:value="20.6800000000004" calcext:value-type="float">
            <text:p>20.68</text:p>
          </table:table-cell>
          <table:table-cell office:value-type="float" office:value="5.06999999999994" calcext:value-type="float">
            <text:p>5.07</text:p>
          </table:table-cell>
          <table:table-cell office:value-type="float" office:value="30.990000000002" calcext:value-type="float">
            <text:p>30.99</text:p>
          </table:table-cell>
          <table:table-cell table:formula="of:=AVERAGE([.E13:.X13])" office:value-type="float" office:value="21.9640000000017" calcext:value-type="float">
            <text:p>21.964</text:p>
          </table:table-cell>
          <table:table-cell table:formula="of:=STDEV([.E13:.X13])" office:value-type="float" office:value="28.2655651390857" calcext:value-type="float">
            <text:p>28.265565139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.7699999999999" calcext:value-type="float">
            <text:p>6.77</text:p>
          </table:table-cell>
          <table:table-cell office:value-type="float" office:value="20.2200000000004" calcext:value-type="float">
            <text:p>20.22</text:p>
          </table:table-cell>
          <table:table-cell office:value-type="float" office:value="13.8899999999998" calcext:value-type="float">
            <text:p>13.89</text:p>
          </table:table-cell>
          <table:table-cell office:value-type="float" office:value="1.92" calcext:value-type="float">
            <text:p>1.92</text:p>
          </table:table-cell>
          <table:table-cell office:value-type="float" office:value="5.56999999999993" calcext:value-type="float">
            <text:p>5.57</text:p>
          </table:table-cell>
          <table:table-cell office:value-type="float" office:value="29.6000000000018" calcext:value-type="float">
            <text:p>29.6</text:p>
          </table:table-cell>
          <table:table-cell office:value-type="float" office:value="25.1500000000011" calcext:value-type="float">
            <text:p>25.15</text:p>
          </table:table-cell>
          <table:table-cell office:value-type="float" office:value="30.0900000000019" calcext:value-type="float">
            <text:p>30.09</text:p>
          </table:table-cell>
          <table:table-cell office:value-type="float" office:value="4.59999999999995" calcext:value-type="float">
            <text:p>4.6</text:p>
          </table:table-cell>
          <table:table-cell office:value-type="float" office:value="2.78999999999998" calcext:value-type="float">
            <text:p>2.79</text:p>
          </table:table-cell>
          <table:table-cell office:value-type="float" office:value="6.8799999999999" calcext:value-type="float">
            <text:p>6.88</text:p>
          </table:table-cell>
          <table:table-cell office:value-type="float" office:value="9.09999999999985" calcext:value-type="float">
            <text:p>9.1</text:p>
          </table:table-cell>
          <table:table-cell office:value-type="float" office:value="22.8700000000008" calcext:value-type="float">
            <text:p>22.87</text:p>
          </table:table-cell>
          <table:table-cell office:value-type="float" office:value="59.6399999999967" calcext:value-type="float">
            <text:p>59.64</text:p>
          </table:table-cell>
          <table:table-cell office:value-type="float" office:value="30.550000000002" calcext:value-type="float">
            <text:p>30.55</text:p>
          </table:table-cell>
          <table:table-cell office:value-type="float" office:value="4.31999999999995" calcext:value-type="float">
            <text:p>4.32</text:p>
          </table:table-cell>
          <table:table-cell office:value-type="float" office:value="2.72999999999999" calcext:value-type="float">
            <text:p>2.73</text:p>
          </table:table-cell>
          <table:table-cell office:value-type="float" office:value="15.7399999999997" calcext:value-type="float">
            <text:p>15.74</text:p>
          </table:table-cell>
          <table:table-cell office:value-type="float" office:value="26.6300000000014" calcext:value-type="float">
            <text:p>26.63</text:p>
          </table:table-cell>
          <table:table-cell office:value-type="float" office:value="29.1200000000018" calcext:value-type="float">
            <text:p>29.12</text:p>
          </table:table-cell>
          <table:table-cell table:formula="of:=AVERAGE([.E14:.X14])" office:value-type="float" office:value="17.4090000000003" calcext:value-type="float">
            <text:p>17.409</text:p>
          </table:table-cell>
          <table:table-cell table:formula="of:=STDEV([.E14:.X14])" office:value-type="float" office:value="14.5788263551884" calcext:value-type="float">
            <text:p>14.578826355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5.4399999999997" calcext:value-type="float">
            <text:p>15.44</text:p>
          </table:table-cell>
          <table:table-cell office:value-type="float" office:value="40.9700000000004" calcext:value-type="float">
            <text:p>40.97</text:p>
          </table:table-cell>
          <table:table-cell office:value-type="float" office:value="71.4799999999997" calcext:value-type="float">
            <text:p>71.48</text:p>
          </table:table-cell>
          <table:table-cell office:value-type="float" office:value="5.65999999999992" calcext:value-type="float">
            <text:p>5.66</text:p>
          </table:table-cell>
          <table:table-cell office:value-type="float" office:value="17.2899999999999" calcext:value-type="float">
            <text:p>17.29</text:p>
          </table:table-cell>
          <table:table-cell office:value-type="float" office:value="60.7999999999965" calcext:value-type="float">
            <text:p>60.8</text:p>
          </table:table-cell>
          <table:table-cell office:value-type="float" office:value="4.23999999999995" calcext:value-type="float">
            <text:p>4.24</text:p>
          </table:table-cell>
          <table:table-cell office:value-type="float" office:value="21.4300000000005" calcext:value-type="float">
            <text:p>21.43</text:p>
          </table:table-cell>
          <table:table-cell office:value-type="float" office:value="19.5100000000002" calcext:value-type="float">
            <text:p>19.51</text:p>
          </table:table-cell>
          <table:table-cell office:value-type="float" office:value="1.75" calcext:value-type="float">
            <text:p>1.75</text:p>
          </table:table-cell>
          <table:table-cell office:value-type="float" office:value="49.8299999999987" calcext:value-type="float">
            <text:p>49.83</text:p>
          </table:table-cell>
          <table:table-cell office:value-type="float" office:value="75.7800000000019" calcext:value-type="float">
            <text:p>75.78</text:p>
          </table:table-cell>
          <table:table-cell office:value-type="float" office:value="3.43999999999997" calcext:value-type="float">
            <text:p>3.44</text:p>
          </table:table-cell>
          <table:table-cell office:value-type="float" office:value="18.8500000000001" calcext:value-type="float">
            <text:p>18.85</text:p>
          </table:table-cell>
          <table:table-cell office:value-type="float" office:value="25.8500000000012" calcext:value-type="float">
            <text:p>25.85</text:p>
          </table:table-cell>
          <table:table-cell office:value-type="float" office:value="20.1000000000003" calcext:value-type="float">
            <text:p>20.1</text:p>
          </table:table-cell>
          <table:table-cell office:value-type="float" office:value="124.090000000027" calcext:value-type="float">
            <text:p>124.09</text:p>
          </table:table-cell>
          <table:table-cell office:value-type="float" office:value="84.8000000000065" calcext:value-type="float">
            <text:p>84.8</text:p>
          </table:table-cell>
          <table:table-cell office:value-type="float" office:value="37.3400000000011" calcext:value-type="float">
            <text:p>37.34</text:p>
          </table:table-cell>
          <table:table-cell office:value-type="float" office:value="16.3999999999998" calcext:value-type="float">
            <text:p>16.4</text:p>
          </table:table-cell>
          <table:table-cell table:formula="of:=AVERAGE([.E15:.X15])" office:value-type="float" office:value="35.7525000000016" calcext:value-type="float">
            <text:p>35.7525</text:p>
          </table:table-cell>
          <table:table-cell table:formula="of:=STDEV([.E15:.X15])" office:value-type="float" office:value="32.6606750300928" calcext:value-type="float">
            <text:p>32.660675030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.05999999999992" calcext:value-type="float">
            <text:p>6.06</text:p>
          </table:table-cell>
          <table:table-cell office:value-type="float" office:value="3.46999999999997" calcext:value-type="float">
            <text:p>3.47</text:p>
          </table:table-cell>
          <table:table-cell office:value-type="float" office:value="15.3399999999997" calcext:value-type="float">
            <text:p>15.34</text:p>
          </table:table-cell>
          <table:table-cell office:value-type="float" office:value="1.8" calcext:value-type="float">
            <text:p>1.8</text:p>
          </table:table-cell>
          <table:table-cell office:value-type="float" office:value="21.7300000000006" calcext:value-type="float">
            <text:p>21.73</text:p>
          </table:table-cell>
          <table:table-cell office:value-type="float" office:value="21.7700000000006" calcext:value-type="float">
            <text:p>21.77</text:p>
          </table:table-cell>
          <table:table-cell office:value-type="float" office:value="3.02999999999998" calcext:value-type="float">
            <text:p>3.03</text:p>
          </table:table-cell>
          <table:table-cell office:value-type="float" office:value="46.8799999999992" calcext:value-type="float">
            <text:p>46.88</text:p>
          </table:table-cell>
          <table:table-cell office:value-type="float" office:value="17.0199999999999" calcext:value-type="float">
            <text:p>17.02</text:p>
          </table:table-cell>
          <table:table-cell office:value-type="float" office:value="6.6899999999999" calcext:value-type="float">
            <text:p>6.69</text:p>
          </table:table-cell>
          <table:table-cell office:value-type="float" office:value="25.4800000000012" calcext:value-type="float">
            <text:p>25.48</text:p>
          </table:table-cell>
          <table:table-cell office:value-type="float" office:value="4.05999999999996" calcext:value-type="float">
            <text:p>4.06</text:p>
          </table:table-cell>
          <table:table-cell office:value-type="float" office:value="6.09999999999991" calcext:value-type="float">
            <text:p>6.1</text:p>
          </table:table-cell>
          <table:table-cell office:value-type="float" office:value="6.46999999999991" calcext:value-type="float">
            <text:p>6.47</text:p>
          </table:table-cell>
          <table:table-cell office:value-type="float" office:value="9.89999999999983" calcext:value-type="float">
            <text:p>9.9</text:p>
          </table:table-cell>
          <table:table-cell office:value-type="float" office:value="76.2700000000021" calcext:value-type="float">
            <text:p>76.27</text:p>
          </table:table-cell>
          <table:table-cell office:value-type="float" office:value="2.83999999999998" calcext:value-type="float">
            <text:p>2.84</text:p>
          </table:table-cell>
          <table:table-cell office:value-type="float" office:value="5.36999999999993" calcext:value-type="float">
            <text:p>5.37</text:p>
          </table:table-cell>
          <table:table-cell office:value-type="float" office:value="25.7100000000012" calcext:value-type="float">
            <text:p>25.71</text:p>
          </table:table-cell>
          <table:table-cell office:value-type="float" office:value="10.7399999999998" calcext:value-type="float">
            <text:p>10.74</text:p>
          </table:table-cell>
          <table:table-cell table:formula="of:=AVERAGE([.E16:.X16])" office:value-type="float" office:value="15.8365000000002" calcext:value-type="float">
            <text:p>15.8365</text:p>
          </table:table-cell>
          <table:table-cell table:formula="of:=STDEV([.E16:.X16])" office:value-type="float" office:value="18.1108648039618" calcext:value-type="float">
            <text:p>18.11086480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73.7200000000008" calcext:value-type="float">
            <text:p>73.72</text:p>
          </table:table-cell>
          <table:table-cell office:value-type="float" office:value="34.7900000000016" calcext:value-type="float">
            <text:p>34.79</text:p>
          </table:table-cell>
          <table:table-cell office:value-type="float" office:value="38.6000000000009" calcext:value-type="float">
            <text:p>38.6</text:p>
          </table:table-cell>
          <table:table-cell office:value-type="float" office:value="12.2699999999998" calcext:value-type="float">
            <text:p>12.27</text:p>
          </table:table-cell>
          <table:table-cell office:value-type="float" office:value="70.139999999999" calcext:value-type="float">
            <text:p>70.14</text:p>
          </table:table-cell>
          <table:table-cell office:value-type="float" office:value="25.3900000000012" calcext:value-type="float">
            <text:p>25.39</text:p>
          </table:table-cell>
          <table:table-cell office:value-type="float" office:value="25.1500000000011" calcext:value-type="float">
            <text:p>25.15</text:p>
          </table:table-cell>
          <table:table-cell office:value-type="float" office:value="42.6400000000001" calcext:value-type="float">
            <text:p>42.64</text:p>
          </table:table-cell>
          <table:table-cell office:value-type="float" office:value="3.05999999999998" calcext:value-type="float">
            <text:p>3.06</text:p>
          </table:table-cell>
          <table:table-cell office:value-type="float" office:value="36.2000000000014" calcext:value-type="float">
            <text:p>36.2</text:p>
          </table:table-cell>
          <table:table-cell office:value-type="float" office:value="34.6200000000017" calcext:value-type="float">
            <text:p>34.62</text:p>
          </table:table-cell>
          <table:table-cell office:value-type="float" office:value="18.9600000000002" calcext:value-type="float">
            <text:p>18.96</text:p>
          </table:table-cell>
          <table:table-cell office:value-type="float" office:value="6.38999999999991" calcext:value-type="float">
            <text:p>6.39</text:p>
          </table:table-cell>
          <table:table-cell office:value-type="float" office:value="21.2500000000005" calcext:value-type="float">
            <text:p>21.25</text:p>
          </table:table-cell>
          <table:table-cell office:value-type="float" office:value="7.12999999999989" calcext:value-type="float">
            <text:p>7.13</text:p>
          </table:table-cell>
          <table:table-cell office:value-type="float" office:value="4.33999999999995" calcext:value-type="float">
            <text:p>4.34</text:p>
          </table:table-cell>
          <table:table-cell office:value-type="float" office:value="25.7400000000012" calcext:value-type="float">
            <text:p>25.74</text:p>
          </table:table-cell>
          <table:table-cell office:value-type="float" office:value="15.6099999999997" calcext:value-type="float">
            <text:p>15.61</text:p>
          </table:table-cell>
          <table:table-cell office:value-type="float" office:value="8.52999999999986" calcext:value-type="float">
            <text:p>8.53</text:p>
          </table:table-cell>
          <table:table-cell office:value-type="float" office:value="15.2999999999997" calcext:value-type="float">
            <text:p>15.3</text:p>
          </table:table-cell>
          <table:table-cell table:formula="of:=AVERAGE([.E17:.X17])" office:value-type="float" office:value="25.9915000000004" calcext:value-type="float">
            <text:p>25.9915</text:p>
          </table:table-cell>
          <table:table-cell table:formula="of:=STDEV([.E17:.X17])" office:value-type="float" office:value="19.7913658141494" calcext:value-type="float">
            <text:p>19.791365814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9.9699999999989" calcext:value-type="float">
            <text:p>69.97</text:p>
          </table:table-cell>
          <table:table-cell office:value-type="float" office:value="67.0799999999974" calcext:value-type="float">
            <text:p>67.08</text:p>
          </table:table-cell>
          <table:table-cell office:value-type="float" office:value="44.6999999999997" calcext:value-type="float">
            <text:p>44.7</text:p>
          </table:table-cell>
          <table:table-cell office:value-type="float" office:value="5.81999999999992" calcext:value-type="float">
            <text:p>5.82</text:p>
          </table:table-cell>
          <table:table-cell office:value-type="float" office:value="30.710000000002" calcext:value-type="float">
            <text:p>30.71</text:p>
          </table:table-cell>
          <table:table-cell office:value-type="float" office:value="10.7599999999998" calcext:value-type="float">
            <text:p>10.76</text:p>
          </table:table-cell>
          <table:table-cell office:value-type="float" office:value="97.6900000000131" calcext:value-type="float">
            <text:p>97.69</text:p>
          </table:table-cell>
          <table:table-cell office:value-type="float" office:value="10.3199999999998" calcext:value-type="float">
            <text:p>10.32</text:p>
          </table:table-cell>
          <table:table-cell office:value-type="float" office:value="50.7399999999985" calcext:value-type="float">
            <text:p>50.74</text:p>
          </table:table-cell>
          <table:table-cell office:value-type="float" office:value="40.1100000000006" calcext:value-type="float">
            <text:p>40.11</text:p>
          </table:table-cell>
          <table:table-cell office:value-type="float" office:value="9.29999999999985" calcext:value-type="float">
            <text:p>9.3</text:p>
          </table:table-cell>
          <table:table-cell office:value-type="float" office:value="1.8" calcext:value-type="float">
            <text:p>1.8</text:p>
          </table:table-cell>
          <table:table-cell office:value-type="float" office:value="17.86" calcext:value-type="float">
            <text:p>17.86</text:p>
          </table:table-cell>
          <table:table-cell office:value-type="float" office:value="9.90999999999983" calcext:value-type="float">
            <text:p>9.91</text:p>
          </table:table-cell>
          <table:table-cell office:value-type="float" office:value="4.64999999999995" calcext:value-type="float">
            <text:p>4.65</text:p>
          </table:table-cell>
          <table:table-cell office:value-type="float" office:value="23.9000000000009" calcext:value-type="float">
            <text:p>23.9</text:p>
          </table:table-cell>
          <table:table-cell office:value-type="float" office:value="24.350000000001" calcext:value-type="float">
            <text:p>24.35</text:p>
          </table:table-cell>
          <table:table-cell office:value-type="float" office:value="98.3400000000134" calcext:value-type="float">
            <text:p>98.34</text:p>
          </table:table-cell>
          <table:table-cell office:value-type="float" office:value="61.7899999999963" calcext:value-type="float">
            <text:p>61.79</text:p>
          </table:table-cell>
          <table:table-cell office:value-type="float" office:value="14.6799999999997" calcext:value-type="float">
            <text:p>14.68</text:p>
          </table:table-cell>
          <table:table-cell table:formula="of:=AVERAGE([.E18:.X18])" office:value-type="float" office:value="34.724000000001" calcext:value-type="float">
            <text:p>34.724</text:p>
          </table:table-cell>
          <table:table-cell table:formula="of:=STDEV([.E18:.X18])" office:value-type="float" office:value="30.4366303550273" calcext:value-type="float">
            <text:p>30.43663035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.71999999999992" calcext:value-type="float">
            <text:p>5.72</text:p>
          </table:table-cell>
          <table:table-cell office:value-type="float" office:value="34.2800000000017" calcext:value-type="float">
            <text:p>34.28</text:p>
          </table:table-cell>
          <table:table-cell office:value-type="float" office:value="32.7200000000021" calcext:value-type="float">
            <text:p>32.72</text:p>
          </table:table-cell>
          <table:table-cell office:value-type="float" office:value="8.31999999999987" calcext:value-type="float">
            <text:p>8.32</text:p>
          </table:table-cell>
          <table:table-cell office:value-type="float" office:value="6.21999999999991" calcext:value-type="float">
            <text:p>6.22</text:p>
          </table:table-cell>
          <table:table-cell office:value-type="float" office:value="22.1000000000007" calcext:value-type="float">
            <text:p>22.1</text:p>
          </table:table-cell>
          <table:table-cell office:value-type="float" office:value="68.1299999999979" calcext:value-type="float">
            <text:p>68.13</text:p>
          </table:table-cell>
          <table:table-cell office:value-type="float" office:value="19.0700000000002" calcext:value-type="float">
            <text:p>19.07</text:p>
          </table:table-cell>
          <table:table-cell office:value-type="float" office:value="4.84999999999994" calcext:value-type="float">
            <text:p>4.85</text:p>
          </table:table-cell>
          <table:table-cell office:value-type="float" office:value="2.69999999999999" calcext:value-type="float">
            <text:p>2.7</text:p>
          </table:table-cell>
          <table:table-cell office:value-type="float" office:value="20.1200000000003" calcext:value-type="float">
            <text:p>20.12</text:p>
          </table:table-cell>
          <table:table-cell office:value-type="float" office:value="26.4100000000013" calcext:value-type="float">
            <text:p>26.41</text:p>
          </table:table-cell>
          <table:table-cell office:value-type="float" office:value="9.10999999999985" calcext:value-type="float">
            <text:p>9.11</text:p>
          </table:table-cell>
          <table:table-cell office:value-type="float" office:value="17.74" calcext:value-type="float">
            <text:p>17.74</text:p>
          </table:table-cell>
          <table:table-cell office:value-type="float" office:value="5.56999999999993" calcext:value-type="float">
            <text:p>5.57</text:p>
          </table:table-cell>
          <table:table-cell office:value-type="float" office:value="17.72" calcext:value-type="float">
            <text:p>17.72</text:p>
          </table:table-cell>
          <table:table-cell office:value-type="float" office:value="137.52000000002" calcext:value-type="float">
            <text:p>137.52</text:p>
          </table:table-cell>
          <table:table-cell office:value-type="float" office:value="3.75999999999996" calcext:value-type="float">
            <text:p>3.76</text:p>
          </table:table-cell>
          <table:table-cell office:value-type="float" office:value="7.61999999999988" calcext:value-type="float">
            <text:p>7.62</text:p>
          </table:table-cell>
          <table:table-cell office:value-type="float" office:value="31.030000000002" calcext:value-type="float">
            <text:p>31.03</text:p>
          </table:table-cell>
          <table:table-cell table:formula="of:=AVERAGE([.E19:.X19])" office:value-type="float" office:value="24.0355000000013" calcext:value-type="float">
            <text:p>24.0355</text:p>
          </table:table-cell>
          <table:table-cell table:formula="of:=STDEV([.E19:.X19])" office:value-type="float" office:value="30.906194145821" calcext:value-type="float">
            <text:p>30.906194145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.95999999999992" calcext:value-type="float">
            <text:p>5.96</text:p>
          </table:table-cell>
          <table:table-cell office:value-type="float" office:value="47.969999999999" calcext:value-type="float">
            <text:p>47.97</text:p>
          </table:table-cell>
          <table:table-cell office:value-type="float" office:value="14.5599999999997" calcext:value-type="float">
            <text:p>14.56</text:p>
          </table:table-cell>
          <table:table-cell office:value-type="float" office:value="7.14999999999989" calcext:value-type="float">
            <text:p>7.15</text:p>
          </table:table-cell>
          <table:table-cell office:value-type="float" office:value="6.7899999999999" calcext:value-type="float">
            <text:p>6.79</text:p>
          </table:table-cell>
          <table:table-cell office:value-type="float" office:value="42.1400000000002" calcext:value-type="float">
            <text:p>42.14</text:p>
          </table:table-cell>
          <table:table-cell office:value-type="float" office:value="5.68999999999992" calcext:value-type="float">
            <text:p>5.69</text:p>
          </table:table-cell>
          <table:table-cell office:value-type="float" office:value="36.4900000000013" calcext:value-type="float">
            <text:p>36.49</text:p>
          </table:table-cell>
          <table:table-cell office:value-type="float" office:value="11.5099999999998" calcext:value-type="float">
            <text:p>11.51</text:p>
          </table:table-cell>
          <table:table-cell office:value-type="float" office:value="60.7999999999965" calcext:value-type="float">
            <text:p>60.8</text:p>
          </table:table-cell>
          <table:table-cell office:value-type="float" office:value="15.6499999999997" calcext:value-type="float">
            <text:p>15.65</text:p>
          </table:table-cell>
          <table:table-cell office:value-type="float" office:value="41.6000000000003" calcext:value-type="float">
            <text:p>41.6</text:p>
          </table:table-cell>
          <table:table-cell office:value-type="float" office:value="47.5299999999991" calcext:value-type="float">
            <text:p>47.53</text:p>
          </table:table-cell>
          <table:table-cell office:value-type="float" office:value="2.46999999999999" calcext:value-type="float">
            <text:p>2.47</text:p>
          </table:table-cell>
          <table:table-cell office:value-type="float" office:value="29.1100000000017" calcext:value-type="float">
            <text:p>29.11</text:p>
          </table:table-cell>
          <table:table-cell office:value-type="float" office:value="5.18999999999993" calcext:value-type="float">
            <text:p>5.19</text:p>
          </table:table-cell>
          <table:table-cell office:value-type="float" office:value="26.0400000000013" calcext:value-type="float">
            <text:p>26.04</text:p>
          </table:table-cell>
          <table:table-cell office:value-type="float" office:value="4.54999999999995" calcext:value-type="float">
            <text:p>4.55</text:p>
          </table:table-cell>
          <table:table-cell office:value-type="float" office:value="6.12999999999991" calcext:value-type="float">
            <text:p>6.13</text:p>
          </table:table-cell>
          <table:table-cell office:value-type="float" office:value="34.1200000000018" calcext:value-type="float">
            <text:p>34.12</text:p>
          </table:table-cell>
          <table:table-cell table:formula="of:=AVERAGE([.E20:.X20])" office:value-type="float" office:value="22.5725" calcext:value-type="float">
            <text:p>22.5725</text:p>
          </table:table-cell>
          <table:table-cell table:formula="of:=STDEV([.E20:.X20])" office:value-type="float" office:value="18.4103108624657" calcext:value-type="float">
            <text:p>18.410310862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9.1400000000002" calcext:value-type="float">
            <text:p>19.14</text:p>
          </table:table-cell>
          <table:table-cell office:value-type="float" office:value="46.4099999999993" calcext:value-type="float">
            <text:p>46.41</text:p>
          </table:table-cell>
          <table:table-cell office:value-type="float" office:value="12.1499999999998" calcext:value-type="float">
            <text:p>12.15</text:p>
          </table:table-cell>
          <table:table-cell office:value-type="float" office:value="21.3200000000005" calcext:value-type="float">
            <text:p>21.32</text:p>
          </table:table-cell>
          <table:table-cell office:value-type="float" office:value="6.5899999999999" calcext:value-type="float">
            <text:p>6.59</text:p>
          </table:table-cell>
          <table:table-cell office:value-type="float" office:value="55.8299999999975" calcext:value-type="float">
            <text:p>55.83</text:p>
          </table:table-cell>
          <table:table-cell office:value-type="float" office:value="61.6699999999963" calcext:value-type="float">
            <text:p>61.67</text:p>
          </table:table-cell>
          <table:table-cell office:value-type="float" office:value="8.57999999999986" calcext:value-type="float">
            <text:p>8.58</text:p>
          </table:table-cell>
          <table:table-cell office:value-type="float" office:value="5.83999999999992" calcext:value-type="float">
            <text:p>5.84</text:p>
          </table:table-cell>
          <table:table-cell office:value-type="float" office:value="87.8900000000081" calcext:value-type="float">
            <text:p>87.89</text:p>
          </table:table-cell>
          <table:table-cell office:value-type="float" office:value="52.1099999999982" calcext:value-type="float">
            <text:p>52.11</text:p>
          </table:table-cell>
          <table:table-cell office:value-type="float" office:value="8.90999999999985" calcext:value-type="float">
            <text:p>8.91</text:p>
          </table:table-cell>
          <table:table-cell office:value-type="float" office:value="1.08" calcext:value-type="float">
            <text:p>1.08</text:p>
          </table:table-cell>
          <table:table-cell office:value-type="float" office:value="4.28999999999995" calcext:value-type="float">
            <text:p>4.29</text:p>
          </table:table-cell>
          <table:table-cell office:value-type="float" office:value="84.3900000000063" calcext:value-type="float">
            <text:p>84.39</text:p>
          </table:table-cell>
          <table:table-cell office:value-type="float" office:value="39.6100000000007" calcext:value-type="float">
            <text:p>39.61</text:p>
          </table:table-cell>
          <table:table-cell office:value-type="float" office:value="73.1300000000005" calcext:value-type="float">
            <text:p>73.13</text:p>
          </table:table-cell>
          <table:table-cell office:value-type="float" office:value="3.59999999999997" calcext:value-type="float">
            <text:p>3.6</text:p>
          </table:table-cell>
          <table:table-cell office:value-type="float" office:value="8.50999999999986" calcext:value-type="float">
            <text:p>8.51</text:p>
          </table:table-cell>
          <table:table-cell office:value-type="float" office:value="3.62999999999997" calcext:value-type="float">
            <text:p>3.63</text:p>
          </table:table-cell>
          <table:table-cell table:formula="of:=AVERAGE([.E21:.X21])" office:value-type="float" office:value="30.2340000000003" calcext:value-type="float">
            <text:p>30.234</text:p>
          </table:table-cell>
          <table:table-cell table:formula="of:=STDEV([.E21:.X21])" office:value-type="float" office:value="29.5475230772406" calcext:value-type="float">
            <text:p>29.547523077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1.0499999999998" calcext:value-type="float">
            <text:p>11.05</text:p>
          </table:table-cell>
          <table:table-cell office:value-type="float" office:value="26.0600000000013" calcext:value-type="float">
            <text:p>26.06</text:p>
          </table:table-cell>
          <table:table-cell office:value-type="float" office:value="32.2900000000021" calcext:value-type="float">
            <text:p>32.29</text:p>
          </table:table-cell>
          <table:table-cell office:value-type="float" office:value="10.6799999999998" calcext:value-type="float">
            <text:p>10.68</text:p>
          </table:table-cell>
          <table:table-cell office:value-type="float" office:value="35.3700000000015" calcext:value-type="float">
            <text:p>35.37</text:p>
          </table:table-cell>
          <table:table-cell office:value-type="float" office:value="24.520000000001" calcext:value-type="float">
            <text:p>24.52</text:p>
          </table:table-cell>
          <table:table-cell office:value-type="float" office:value="34.3000000000017" calcext:value-type="float">
            <text:p>34.3</text:p>
          </table:table-cell>
          <table:table-cell office:value-type="float" office:value="12.8799999999998" calcext:value-type="float">
            <text:p>12.88</text:p>
          </table:table-cell>
          <table:table-cell office:value-type="float" office:value="72.9400000000004" calcext:value-type="float">
            <text:p>72.94</text:p>
          </table:table-cell>
          <table:table-cell office:value-type="float" office:value="10.8899999999998" calcext:value-type="float">
            <text:p>10.89</text:p>
          </table:table-cell>
          <table:table-cell office:value-type="float" office:value="59.2299999999968" calcext:value-type="float">
            <text:p>59.23</text:p>
          </table:table-cell>
          <table:table-cell office:value-type="float" office:value="23.6100000000009" calcext:value-type="float">
            <text:p>23.61</text:p>
          </table:table-cell>
          <table:table-cell office:value-type="float" office:value="77.6600000000028" calcext:value-type="float">
            <text:p>77.66</text:p>
          </table:table-cell>
          <table:table-cell office:value-type="float" office:value="10.2499999999998" calcext:value-type="float">
            <text:p>10.25</text:p>
          </table:table-cell>
          <table:table-cell office:value-type="float" office:value="33.8200000000018" calcext:value-type="float">
            <text:p>33.82</text:p>
          </table:table-cell>
          <table:table-cell office:value-type="float" office:value="5.78999999999992" calcext:value-type="float">
            <text:p>5.79</text:p>
          </table:table-cell>
          <table:table-cell office:value-type="float" office:value="1.96" calcext:value-type="float">
            <text:p>1.96</text:p>
          </table:table-cell>
          <table:table-cell office:value-type="float" office:value="37.6400000000011" calcext:value-type="float">
            <text:p>37.64</text:p>
          </table:table-cell>
          <table:table-cell office:value-type="float" office:value="8.29999999999987" calcext:value-type="float">
            <text:p>8.3</text:p>
          </table:table-cell>
          <table:table-cell office:value-type="float" office:value="32.2700000000021" calcext:value-type="float">
            <text:p>32.27</text:p>
          </table:table-cell>
          <table:table-cell table:formula="of:=AVERAGE([.E22:.X22])" office:value-type="float" office:value="28.0755000000006" calcext:value-type="float">
            <text:p>28.0755</text:p>
          </table:table-cell>
          <table:table-cell table:formula="of:=STDEV([.E22:.X22])" office:value-type="float" office:value="21.4435362546684" calcext:value-type="float">
            <text:p>21.4435362547</text:p>
          </table:table-cell>
          <table:table-cell table:number-columns-repeated="25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7099999999981" calcext:value-type="float">
            <text:p>52.71</text:p>
          </table:table-cell>
          <table:table-cell office:value-type="float" office:value="29.6100000000018" calcext:value-type="float">
            <text:p>29.61</text:p>
          </table:table-cell>
          <table:table-cell office:value-type="float" office:value="106.980000000018" calcext:value-type="float">
            <text:p>106.98</text:p>
          </table:table-cell>
          <table:table-cell office:value-type="float" office:value="42.86" calcext:value-type="float">
            <text:p>42.86</text:p>
          </table:table-cell>
          <table:table-cell office:value-type="float" office:value="73.9200000000009" calcext:value-type="float">
            <text:p>73.92</text:p>
          </table:table-cell>
          <table:table-cell office:value-type="float" office:value="30.0700000000019" calcext:value-type="float">
            <text:p>30.07</text:p>
          </table:table-cell>
          <table:table-cell office:value-type="float" office:value="57.6999999999971" calcext:value-type="float">
            <text:p>57.7</text:p>
          </table:table-cell>
          <table:table-cell office:value-type="float" office:value="27.2200000000015" calcext:value-type="float">
            <text:p>27.22</text:p>
          </table:table-cell>
          <table:table-cell office:value-type="float" office:value="60.3599999999966" calcext:value-type="float">
            <text:p>60.36</text:p>
          </table:table-cell>
          <table:table-cell office:value-type="float" office:value="17.73" calcext:value-type="float">
            <text:p>17.73</text:p>
          </table:table-cell>
          <table:table-cell office:value-type="float" office:value="6.48999999999991" calcext:value-type="float">
            <text:p>6.49</text:p>
          </table:table-cell>
          <table:table-cell office:value-type="float" office:value="19.9800000000003" calcext:value-type="float">
            <text:p>19.98</text:p>
          </table:table-cell>
          <table:table-cell office:value-type="float" office:value="11.1899999999998" calcext:value-type="float">
            <text:p>11.19</text:p>
          </table:table-cell>
          <table:table-cell office:value-type="float" office:value="104.410000000017" calcext:value-type="float">
            <text:p>104.41</text:p>
          </table:table-cell>
          <table:table-cell office:value-type="float" office:value="20.8600000000005" calcext:value-type="float">
            <text:p>20.86</text:p>
          </table:table-cell>
          <table:table-cell office:value-type="float" office:value="63.369999999996" calcext:value-type="float">
            <text:p>63.37</text:p>
          </table:table-cell>
          <table:table-cell office:value-type="float" office:value="43.18" calcext:value-type="float">
            <text:p>43.18</text:p>
          </table:table-cell>
          <table:table-cell office:value-type="float" office:value="47.8199999999991" calcext:value-type="float">
            <text:p>47.82</text:p>
          </table:table-cell>
          <table:table-cell office:value-type="float" office:value="25.0800000000011" calcext:value-type="float">
            <text:p>25.08</text:p>
          </table:table-cell>
          <table:table-cell office:value-type="float" office:value="24.7200000000011" calcext:value-type="float">
            <text:p>24.72</text:p>
          </table:table-cell>
          <table:table-cell table:formula="of:=AVERAGE([.E26:.X26])" office:value-type="float" office:value="43.3130000000015" calcext:value-type="float">
            <text:p>43.313</text:p>
          </table:table-cell>
          <table:table-cell table:formula="of:=STDEV([.E26:.X26])" office:value-type="float" office:value="28.2125203821988" calcext:value-type="float">
            <text:p>28.2125203822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5.8799999999975" calcext:value-type="float">
            <text:p>55.88</text:p>
          </table:table-cell>
          <table:table-cell office:value-type="float" office:value="17.85" calcext:value-type="float">
            <text:p>17.85</text:p>
          </table:table-cell>
          <table:table-cell office:value-type="float" office:value="14.9499999999997" calcext:value-type="float">
            <text:p>14.95</text:p>
          </table:table-cell>
          <table:table-cell office:value-type="float" office:value="44.4599999999997" calcext:value-type="float">
            <text:p>44.46</text:p>
          </table:table-cell>
          <table:table-cell office:value-type="float" office:value="18.9500000000002" calcext:value-type="float">
            <text:p>18.95</text:p>
          </table:table-cell>
          <table:table-cell office:value-type="float" office:value="13.1599999999998" calcext:value-type="float">
            <text:p>13.16</text:p>
          </table:table-cell>
          <table:table-cell office:value-type="float" office:value="15.3499999999997" calcext:value-type="float">
            <text:p>15.35</text:p>
          </table:table-cell>
          <table:table-cell office:value-type="float" office:value="12.6699999999998" calcext:value-type="float">
            <text:p>12.67</text:p>
          </table:table-cell>
          <table:table-cell office:value-type="float" office:value="70.269999999999" calcext:value-type="float">
            <text:p>70.27</text:p>
          </table:table-cell>
          <table:table-cell office:value-type="float" office:value="35.5300000000015" calcext:value-type="float">
            <text:p>35.53</text:p>
          </table:table-cell>
          <table:table-cell office:value-type="float" office:value="6.5599999999999" calcext:value-type="float">
            <text:p>6.56</text:p>
          </table:table-cell>
          <table:table-cell office:value-type="float" office:value="7.66999999999988" calcext:value-type="float">
            <text:p>7.67</text:p>
          </table:table-cell>
          <table:table-cell office:value-type="float" office:value="3.93999999999996" calcext:value-type="float">
            <text:p>3.94</text:p>
          </table:table-cell>
          <table:table-cell office:value-type="float" office:value="48.089999999999" calcext:value-type="float">
            <text:p>48.09</text:p>
          </table:table-cell>
          <table:table-cell office:value-type="float" office:value="23.3300000000008" calcext:value-type="float">
            <text:p>23.33</text:p>
          </table:table-cell>
          <table:table-cell office:value-type="float" office:value="39.6200000000007" calcext:value-type="float">
            <text:p>39.62</text:p>
          </table:table-cell>
          <table:table-cell office:value-type="float" office:value="26.3000000000013" calcext:value-type="float">
            <text:p>26.3</text:p>
          </table:table-cell>
          <table:table-cell office:value-type="float" office:value="11.3199999999998" calcext:value-type="float">
            <text:p>11.32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7.72999999999988" calcext:value-type="float">
            <text:p>7.73</text:p>
          </table:table-cell>
          <table:table-cell table:formula="of:=AVERAGE([.E27:.X27])" office:value-type="float" office:value="23.8969999999999" calcext:value-type="float">
            <text:p>23.897</text:p>
          </table:table-cell>
          <table:table-cell table:formula="of:=STDEV([.E27:.X27])" office:value-type="float" office:value="18.9055561590819" calcext:value-type="float">
            <text:p>18.9055561591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04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.3600000000005" calcext:value-type="float">
            <text:p>40.36</text:p>
          </table:table-cell>
          <table:table-cell office:value-type="float" office:value="6.20999999999991" calcext:value-type="float">
            <text:p>6.21</text:p>
          </table:table-cell>
          <table:table-cell office:value-type="float" office:value="12.9899999999998" calcext:value-type="float">
            <text:p>12.99</text:p>
          </table:table-cell>
          <table:table-cell office:value-type="float" office:value="107.510000000018" calcext:value-type="float">
            <text:p>107.51</text:p>
          </table:table-cell>
          <table:table-cell office:value-type="float" office:value="19.4200000000002" calcext:value-type="float">
            <text:p>19.42</text:p>
          </table:table-cell>
          <table:table-cell office:value-type="float" office:value="100.330000000014" calcext:value-type="float">
            <text:p>100.33</text:p>
          </table:table-cell>
          <table:table-cell office:value-type="float" office:value="23.5100000000009" calcext:value-type="float">
            <text:p>23.51</text:p>
          </table:table-cell>
          <table:table-cell office:value-type="float" office:value="9.84999999999983" calcext:value-type="float">
            <text:p>9.85</text:p>
          </table:table-cell>
          <table:table-cell office:value-type="float" office:value="14.9399999999997" calcext:value-type="float">
            <text:p>14.94</text:p>
          </table:table-cell>
          <table:table-cell office:value-type="float" office:value="5.36999999999993" calcext:value-type="float">
            <text:p>5.37</text:p>
          </table:table-cell>
          <table:table-cell office:value-type="float" office:value="6.05999999999992" calcext:value-type="float">
            <text:p>6.06</text:p>
          </table:table-cell>
          <table:table-cell office:value-type="float" office:value="72.11" calcext:value-type="float">
            <text:p>72.11</text:p>
          </table:table-cell>
          <table:table-cell office:value-type="float" office:value="7.08999999999989" calcext:value-type="float">
            <text:p>7.09</text:p>
          </table:table-cell>
          <table:table-cell office:value-type="float" office:value="41.1100000000004" calcext:value-type="float">
            <text:p>41.11</text:p>
          </table:table-cell>
          <table:table-cell office:value-type="float" office:value="15.2699999999997" calcext:value-type="float">
            <text:p>15.27</text:p>
          </table:table-cell>
          <table:table-cell office:value-type="float" office:value="48.349999999999" calcext:value-type="float">
            <text:p>48.35</text:p>
          </table:table-cell>
          <table:table-cell office:value-type="float" office:value="9.27999999999985" calcext:value-type="float">
            <text:p>9.28</text:p>
          </table:table-cell>
          <table:table-cell office:value-type="float" office:value="74.3600000000011" calcext:value-type="float">
            <text:p>74.36</text:p>
          </table:table-cell>
          <table:table-cell office:value-type="float" office:value="9.89999999999983" calcext:value-type="float">
            <text:p>9.9</text:p>
          </table:table-cell>
          <table:table-cell office:value-type="float" office:value="44.5199999999997" calcext:value-type="float">
            <text:p>44.52</text:p>
          </table:table-cell>
          <table:table-cell table:formula="of:=AVERAGE([.E28:.X28])" office:value-type="float" office:value="33.4270000000016" calcext:value-type="float">
            <text:p>33.427</text:p>
          </table:table-cell>
          <table:table-cell table:formula="of:=STDEV([.E28:.X28])" office:value-type="float" office:value="32.1474525633998" calcext:value-type="float">
            <text:p>32.1474525634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52999999999993" calcext:value-type="float">
            <text:p>5.53</text:p>
          </table:table-cell>
          <table:table-cell office:value-type="float" office:value="67.3499999999976" calcext:value-type="float">
            <text:p>67.35</text:p>
          </table:table-cell>
          <table:table-cell office:value-type="float" office:value="147.820000000011" calcext:value-type="float">
            <text:p>147.82</text:p>
          </table:table-cell>
          <table:table-cell office:value-type="float" office:value="115.530000000022" calcext:value-type="float">
            <text:p>115.53</text:p>
          </table:table-cell>
          <table:table-cell office:value-type="float" office:value="21.2100000000005" calcext:value-type="float">
            <text:p>21.21</text:p>
          </table:table-cell>
          <table:table-cell office:value-type="float" office:value="16.3999999999998" calcext:value-type="float">
            <text:p>16.4</text:p>
          </table:table-cell>
          <table:table-cell office:value-type="float" office:value="58.049999999997" calcext:value-type="float">
            <text:p>58.05</text:p>
          </table:table-cell>
          <table:table-cell office:value-type="float" office:value="33.5100000000019" calcext:value-type="float">
            <text:p>33.51</text:p>
          </table:table-cell>
          <table:table-cell office:value-type="float" office:value="6.8199999999999" calcext:value-type="float">
            <text:p>6.82</text:p>
          </table:table-cell>
          <table:table-cell office:value-type="float" office:value="36.2500000000014" calcext:value-type="float">
            <text:p>36.25</text:p>
          </table:table-cell>
          <table:table-cell office:value-type="float" office:value="7.18999999999989" calcext:value-type="float">
            <text:p>7.19</text:p>
          </table:table-cell>
          <table:table-cell office:value-type="float" office:value="41.1900000000004" calcext:value-type="float">
            <text:p>41.19</text:p>
          </table:table-cell>
          <table:table-cell office:value-type="float" office:value="5.69999999999992" calcext:value-type="float">
            <text:p>5.7</text:p>
          </table:table-cell>
          <table:table-cell office:value-type="float" office:value="19.2000000000002" calcext:value-type="float">
            <text:p>19.2</text:p>
          </table:table-cell>
          <table:table-cell office:value-type="float" office:value="19.0000000000002" calcext:value-type="float">
            <text:p>19</text:p>
          </table:table-cell>
          <table:table-cell office:value-type="float" office:value="59.5999999999967" calcext:value-type="float">
            <text:p>59.6</text:p>
          </table:table-cell>
          <table:table-cell office:value-type="float" office:value="58.139999999997" calcext:value-type="float">
            <text:p>58.14</text:p>
          </table:table-cell>
          <table:table-cell office:value-type="float" office:value="22.2800000000007" calcext:value-type="float">
            <text:p>22.28</text:p>
          </table:table-cell>
          <table:table-cell office:value-type="float" office:value="15.3499999999997" calcext:value-type="float">
            <text:p>15.35</text:p>
          </table:table-cell>
          <table:table-cell office:value-type="float" office:value="37.5300000000011" calcext:value-type="float">
            <text:p>37.53</text:p>
          </table:table-cell>
          <table:table-cell table:formula="of:=AVERAGE([.E29:.X29])" office:value-type="float" office:value="39.6825000000013" calcext:value-type="float">
            <text:p>39.6825</text:p>
          </table:table-cell>
          <table:table-cell table:formula="of:=STDEV([.E29:.X29])" office:value-type="float" office:value="37.2940137534481" calcext:value-type="float">
            <text:p>37.2940137534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6.8299999999999" calcext:value-type="float">
            <text:p>6.83</text:p>
          </table:table-cell>
          <table:table-cell office:value-type="float" office:value="19.7800000000003" calcext:value-type="float">
            <text:p>19.78</text:p>
          </table:table-cell>
          <table:table-cell office:value-type="float" office:value="14.8499999999997" calcext:value-type="float">
            <text:p>14.85</text:p>
          </table:table-cell>
          <table:table-cell office:value-type="float" office:value="33.7700000000018" calcext:value-type="float">
            <text:p>33.77</text:p>
          </table:table-cell>
          <table:table-cell office:value-type="float" office:value="11.5499999999998" calcext:value-type="float">
            <text:p>11.55</text:p>
          </table:table-cell>
          <table:table-cell office:value-type="float" office:value="23.9300000000009" calcext:value-type="float">
            <text:p>23.93</text:p>
          </table:table-cell>
          <table:table-cell office:value-type="float" office:value="59.0499999999968" calcext:value-type="float">
            <text:p>59.05</text:p>
          </table:table-cell>
          <table:table-cell office:value-type="float" office:value="27.7000000000015" calcext:value-type="float">
            <text:p>27.7</text:p>
          </table:table-cell>
          <table:table-cell office:value-type="float" office:value="12.9199999999998" calcext:value-type="float">
            <text:p>12.92</text:p>
          </table:table-cell>
          <table:table-cell office:value-type="float" office:value="19.8000000000003" calcext:value-type="float">
            <text:p>19.8</text:p>
          </table:table-cell>
          <table:table-cell office:value-type="float" office:value="5.84999999999992" calcext:value-type="float">
            <text:p>5.85</text:p>
          </table:table-cell>
          <table:table-cell office:value-type="float" office:value="29.3400000000018" calcext:value-type="float">
            <text:p>29.34</text:p>
          </table:table-cell>
          <table:table-cell office:value-type="float" office:value="19.0100000000002" calcext:value-type="float">
            <text:p>19.01</text:p>
          </table:table-cell>
          <table:table-cell office:value-type="float" office:value="22.9200000000008" calcext:value-type="float">
            <text:p>22.92</text:p>
          </table:table-cell>
          <table:table-cell office:value-type="float" office:value="26.4600000000013" calcext:value-type="float">
            <text:p>26.46</text:p>
          </table:table-cell>
          <table:table-cell office:value-type="float" office:value="1.36" calcext:value-type="float">
            <text:p>1.36</text:p>
          </table:table-cell>
          <table:table-cell office:value-type="float" office:value="23.9400000000009" calcext:value-type="float">
            <text:p>23.94</text:p>
          </table:table-cell>
          <table:table-cell office:value-type="float" office:value="45.3799999999995" calcext:value-type="float">
            <text:p>45.38</text:p>
          </table:table-cell>
          <table:table-cell office:value-type="float" office:value="8.45999999999986" calcext:value-type="float">
            <text:p>8.46</text:p>
          </table:table-cell>
          <table:table-cell office:value-type="float" office:value="37.4200000000011" calcext:value-type="float">
            <text:p>37.42</text:p>
          </table:table-cell>
          <table:table-cell table:formula="of:=AVERAGE([.E30:.X30])" office:value-type="float" office:value="22.5160000000003" calcext:value-type="float">
            <text:p>22.516</text:p>
          </table:table-cell>
          <table:table-cell table:formula="of:=STDEV([.E30:.X30])" office:value-type="float" office:value="14.0799889354022" calcext:value-type="float">
            <text:p>14.0799889354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18.9600000000002" calcext:value-type="float">
            <text:p>18.96</text:p>
          </table:table-cell>
          <table:table-cell office:value-type="float" office:value="28.2600000000016" calcext:value-type="float">
            <text:p>28.26</text:p>
          </table:table-cell>
          <table:table-cell office:value-type="float" office:value="2.09" calcext:value-type="float">
            <text:p>2.09</text:p>
          </table:table-cell>
          <table:table-cell office:value-type="float" office:value="36.8500000000012" calcext:value-type="float">
            <text:p>36.85</text:p>
          </table:table-cell>
          <table:table-cell office:value-type="float" office:value="23.8600000000009" calcext:value-type="float">
            <text:p>23.86</text:p>
          </table:table-cell>
          <table:table-cell office:value-type="float" office:value="6.9299999999999" calcext:value-type="float">
            <text:p>6.93</text:p>
          </table:table-cell>
          <table:table-cell office:value-type="float" office:value="69.0899999999984" calcext:value-type="float">
            <text:p>69.09</text:p>
          </table:table-cell>
          <table:table-cell office:value-type="float" office:value="23.8000000000009" calcext:value-type="float">
            <text:p>23.8</text:p>
          </table:table-cell>
          <table:table-cell office:value-type="float" office:value="21.1900000000005" calcext:value-type="float">
            <text:p>21.19</text:p>
          </table:table-cell>
          <table:table-cell office:value-type="float" office:value="26.0600000000013" calcext:value-type="float">
            <text:p>26.06</text:p>
          </table:table-cell>
          <table:table-cell office:value-type="float" office:value="70.8799999999994" calcext:value-type="float">
            <text:p>70.88</text:p>
          </table:table-cell>
          <table:table-cell office:value-type="float" office:value="25.6500000000012" calcext:value-type="float">
            <text:p>25.65</text:p>
          </table:table-cell>
          <table:table-cell office:value-type="float" office:value="4.39999999999995" calcext:value-type="float">
            <text:p>4.4</text:p>
          </table:table-cell>
          <table:table-cell office:value-type="float" office:value="18.1" calcext:value-type="float">
            <text:p>18.1</text:p>
          </table:table-cell>
          <table:table-cell office:value-type="float" office:value="55.2699999999976" calcext:value-type="float">
            <text:p>55.27</text:p>
          </table:table-cell>
          <table:table-cell office:value-type="float" office:value="5.41999999999993" calcext:value-type="float">
            <text:p>5.42</text:p>
          </table:table-cell>
          <table:table-cell office:value-type="float" office:value="5.63999999999992" calcext:value-type="float">
            <text:p>5.64</text:p>
          </table:table-cell>
          <table:table-cell office:value-type="float" office:value="30.3200000000019" calcext:value-type="float">
            <text:p>30.32</text:p>
          </table:table-cell>
          <table:table-cell office:value-type="float" office:value="8.50999999999986" calcext:value-type="float">
            <text:p>8.51</text:p>
          </table:table-cell>
          <table:table-cell office:value-type="float" office:value="45.3599999999995" calcext:value-type="float">
            <text:p>45.36</text:p>
          </table:table-cell>
          <table:table-cell table:formula="of:=AVERAGE([.E31:.X31])" office:value-type="float" office:value="26.3320000000002" calcext:value-type="float">
            <text:p>26.332</text:p>
          </table:table-cell>
          <table:table-cell table:formula="of:=STDEV([.E31:.X31])" office:value-type="float" office:value="20.4325920245594" calcext:value-type="float">
            <text:p>20.432592024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.4499999999997" calcext:value-type="float">
            <text:p>15.45</text:p>
          </table:table-cell>
          <table:table-cell office:value-type="float" office:value="15.8999999999997" calcext:value-type="float">
            <text:p>15.9</text:p>
          </table:table-cell>
          <table:table-cell office:value-type="float" office:value="4.36999999999995" calcext:value-type="float">
            <text:p>4.37</text:p>
          </table:table-cell>
          <table:table-cell office:value-type="float" office:value="17.0699999999999" calcext:value-type="float">
            <text:p>17.07</text:p>
          </table:table-cell>
          <table:table-cell office:value-type="float" office:value="54.3699999999978" calcext:value-type="float">
            <text:p>54.37</text:p>
          </table:table-cell>
          <table:table-cell office:value-type="float" office:value="5.06999999999994" calcext:value-type="float">
            <text:p>5.07</text:p>
          </table:table-cell>
          <table:table-cell office:value-type="float" office:value="19.5500000000003" calcext:value-type="float">
            <text:p>19.55</text:p>
          </table:table-cell>
          <table:table-cell office:value-type="float" office:value="5.49999999999993" calcext:value-type="float">
            <text:p>5.5</text:p>
          </table:table-cell>
          <table:table-cell office:value-type="float" office:value="20.9300000000005" calcext:value-type="float">
            <text:p>20.93</text:p>
          </table:table-cell>
          <table:table-cell office:value-type="float" office:value="2.98999999999998" calcext:value-type="float">
            <text:p>2.99</text:p>
          </table:table-cell>
          <table:table-cell office:value-type="float" office:value="2.2" calcext:value-type="float">
            <text:p>2.2</text:p>
          </table:table-cell>
          <table:table-cell office:value-type="float" office:value="5.14999999999993" calcext:value-type="float">
            <text:p>5.15</text:p>
          </table:table-cell>
          <table:table-cell office:value-type="float" office:value="22.4000000000007" calcext:value-type="float">
            <text:p>22.4</text:p>
          </table:table-cell>
          <table:table-cell office:value-type="float" office:value="4.87999999999994" calcext:value-type="float">
            <text:p>4.88</text:p>
          </table:table-cell>
          <table:table-cell office:value-type="float" office:value="5.30999999999993" calcext:value-type="float">
            <text:p>5.31</text:p>
          </table:table-cell>
          <table:table-cell office:value-type="float" office:value="53.4999999999979" calcext:value-type="float">
            <text:p>53.5</text:p>
          </table:table-cell>
          <table:table-cell office:value-type="float" office:value="62.3899999999962" calcext:value-type="float">
            <text:p>62.39</text:p>
          </table:table-cell>
          <table:table-cell office:value-type="float" office:value="3.10999999999998" calcext:value-type="float">
            <text:p>3.11</text:p>
          </table:table-cell>
          <table:table-cell office:value-type="float" office:value="4.52999999999995" calcext:value-type="float">
            <text:p>4.53</text:p>
          </table:table-cell>
          <table:table-cell office:value-type="float" office:value="23.8400000000009" calcext:value-type="float">
            <text:p>23.84</text:p>
          </table:table-cell>
          <table:table-cell table:formula="of:=AVERAGE([.E32:.X32])" office:value-type="float" office:value="17.4254999999997" calcext:value-type="float">
            <text:p>17.4255</text:p>
          </table:table-cell>
          <table:table-cell table:formula="of:=STDEV([.E32:.X32])" office:value-type="float" office:value="18.5084991785415" calcext:value-type="float">
            <text:p>18.508499178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9.7900000000019" calcext:value-type="float">
            <text:p>29.79</text:p>
          </table:table-cell>
          <table:table-cell office:value-type="float" office:value="3.15999999999998" calcext:value-type="float">
            <text:p>3.16</text:p>
          </table:table-cell>
          <table:table-cell office:value-type="float" office:value="9.01999999999985" calcext:value-type="float">
            <text:p>9.02</text:p>
          </table:table-cell>
          <table:table-cell office:value-type="float" office:value="7.96999999999987" calcext:value-type="float">
            <text:p>7.97</text:p>
          </table:table-cell>
          <table:table-cell office:value-type="float" office:value="16.5399999999998" calcext:value-type="float">
            <text:p>16.54</text:p>
          </table:table-cell>
          <table:table-cell office:value-type="float" office:value="11.5999999999998" calcext:value-type="float">
            <text:p>11.6</text:p>
          </table:table-cell>
          <table:table-cell office:value-type="float" office:value="26.7700000000014" calcext:value-type="float">
            <text:p>26.77</text:p>
          </table:table-cell>
          <table:table-cell office:value-type="float" office:value="13.1499999999998" calcext:value-type="float">
            <text:p>13.15</text:p>
          </table:table-cell>
          <table:table-cell office:value-type="float" office:value="30.790000000002" calcext:value-type="float">
            <text:p>30.79</text:p>
          </table:table-cell>
          <table:table-cell office:value-type="float" office:value="34.7400000000017" calcext:value-type="float">
            <text:p>34.74</text:p>
          </table:table-cell>
          <table:table-cell office:value-type="float" office:value="12.1099999999998" calcext:value-type="float">
            <text:p>12.11</text:p>
          </table:table-cell>
          <table:table-cell office:value-type="float" office:value="5.76999999999992" calcext:value-type="float">
            <text:p>5.77</text:p>
          </table:table-cell>
          <table:table-cell office:value-type="float" office:value="19.8900000000003" calcext:value-type="float">
            <text:p>19.89</text:p>
          </table:table-cell>
          <table:table-cell office:value-type="float" office:value="11.7399999999998" calcext:value-type="float">
            <text:p>11.74</text:p>
          </table:table-cell>
          <table:table-cell office:value-type="float" office:value="17.4099999999999" calcext:value-type="float">
            <text:p>17.41</text:p>
          </table:table-cell>
          <table:table-cell office:value-type="float" office:value="30.420000000002" calcext:value-type="float">
            <text:p>30.42</text:p>
          </table:table-cell>
          <table:table-cell office:value-type="float" office:value="14.5099999999997" calcext:value-type="float">
            <text:p>14.51</text:p>
          </table:table-cell>
          <table:table-cell office:value-type="float" office:value="22.5800000000007" calcext:value-type="float">
            <text:p>22.58</text:p>
          </table:table-cell>
          <table:table-cell office:value-type="float" office:value="43.7599999999999" calcext:value-type="float">
            <text:p>43.76</text:p>
          </table:table-cell>
          <table:table-cell office:value-type="float" office:value="1.82" calcext:value-type="float">
            <text:p>1.82</text:p>
          </table:table-cell>
          <table:table-cell table:formula="of:=AVERAGE([.E33:.X33])" office:value-type="float" office:value="18.1770000000004" calcext:value-type="float">
            <text:p>18.177</text:p>
          </table:table-cell>
          <table:table-cell table:formula="of:=STDEV([.E33:.X33])" office:value-type="float" office:value="11.3956104660852" calcext:value-type="float">
            <text:p>11.395610466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8.4600000000001" calcext:value-type="float">
            <text:p>18.46</text:p>
          </table:table-cell>
          <table:table-cell office:value-type="float" office:value="9.31999999999985" calcext:value-type="float">
            <text:p>9.32</text:p>
          </table:table-cell>
          <table:table-cell office:value-type="float" office:value="24.550000000001" calcext:value-type="float">
            <text:p>24.55</text:p>
          </table:table-cell>
          <table:table-cell office:value-type="float" office:value="47.6899999999991" calcext:value-type="float">
            <text:p>47.69</text:p>
          </table:table-cell>
          <table:table-cell office:value-type="float" office:value="4.35999999999995" calcext:value-type="float">
            <text:p>4.36</text:p>
          </table:table-cell>
          <table:table-cell office:value-type="float" office:value="23.3000000000008" calcext:value-type="float">
            <text:p>23.3</text:p>
          </table:table-cell>
          <table:table-cell office:value-type="float" office:value="19.4900000000002" calcext:value-type="float">
            <text:p>19.49</text:p>
          </table:table-cell>
          <table:table-cell office:value-type="float" office:value="31.5800000000021" calcext:value-type="float">
            <text:p>31.58</text:p>
          </table:table-cell>
          <table:table-cell office:value-type="float" office:value="2.02" calcext:value-type="float">
            <text:p>2.02</text:p>
          </table:table-cell>
          <table:table-cell office:value-type="float" office:value="46.4199999999993" calcext:value-type="float">
            <text:p>46.42</text:p>
          </table:table-cell>
          <table:table-cell office:value-type="float" office:value="7.41999999999989" calcext:value-type="float">
            <text:p>7.42</text:p>
          </table:table-cell>
          <table:table-cell office:value-type="float" office:value="11.9899999999998" calcext:value-type="float">
            <text:p>11.99</text:p>
          </table:table-cell>
          <table:table-cell office:value-type="float" office:value="38.6700000000009" calcext:value-type="float">
            <text:p>38.67</text:p>
          </table:table-cell>
          <table:table-cell office:value-type="float" office:value="28.1400000000016" calcext:value-type="float">
            <text:p>28.14</text:p>
          </table:table-cell>
          <table:table-cell office:value-type="float" office:value="4.39999999999995" calcext:value-type="float">
            <text:p>4.4</text:p>
          </table:table-cell>
          <table:table-cell office:value-type="float" office:value="6.6999999999999" calcext:value-type="float">
            <text:p>6.7</text:p>
          </table:table-cell>
          <table:table-cell office:value-type="float" office:value="19.0900000000002" calcext:value-type="float">
            <text:p>19.09</text:p>
          </table:table-cell>
          <table:table-cell office:value-type="float" office:value="2.02" calcext:value-type="float">
            <text:p>2.02</text:p>
          </table:table-cell>
          <table:table-cell office:value-type="float" office:value="25.6900000000012" calcext:value-type="float">
            <text:p>25.69</text:p>
          </table:table-cell>
          <table:table-cell office:value-type="float" office:value="5.60999999999993" calcext:value-type="float">
            <text:p>5.61</text:p>
          </table:table-cell>
          <table:table-cell table:formula="of:=AVERAGE([.E34:.X34])" office:value-type="float" office:value="18.8460000000003" calcext:value-type="float">
            <text:p>18.846</text:p>
          </table:table-cell>
          <table:table-cell table:formula="of:=STDEV([.E34:.X34])" office:value-type="float" office:value="14.3443421452136" calcext:value-type="float">
            <text:p>14.344342145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.73999999999994" calcext:value-type="float">
            <text:p>4.74</text:p>
          </table:table-cell>
          <table:table-cell office:value-type="float" office:value="24.7500000000011" calcext:value-type="float">
            <text:p>24.75</text:p>
          </table:table-cell>
          <table:table-cell office:value-type="float" office:value="9.67999999999984" calcext:value-type="float">
            <text:p>9.68</text:p>
          </table:table-cell>
          <table:table-cell office:value-type="float" office:value="6.00999999999992" calcext:value-type="float">
            <text:p>6.01</text:p>
          </table:table-cell>
          <table:table-cell office:value-type="float" office:value="11.8399999999998" calcext:value-type="float">
            <text:p>11.84</text:p>
          </table:table-cell>
          <table:table-cell office:value-type="float" office:value="2.61999999999999" calcext:value-type="float">
            <text:p>2.62</text:p>
          </table:table-cell>
          <table:table-cell office:value-type="float" office:value="13.9599999999997" calcext:value-type="float">
            <text:p>13.96</text:p>
          </table:table-cell>
          <table:table-cell office:value-type="float" office:value="6.46999999999991" calcext:value-type="float">
            <text:p>6.47</text:p>
          </table:table-cell>
          <table:table-cell office:value-type="float" office:value="16.9299999999998" calcext:value-type="float">
            <text:p>16.93</text:p>
          </table:table-cell>
          <table:table-cell office:value-type="float" office:value="30.0100000000019" calcext:value-type="float">
            <text:p>30.01</text:p>
          </table:table-cell>
          <table:table-cell office:value-type="float" office:value="13.6899999999998" calcext:value-type="float">
            <text:p>13.69</text:p>
          </table:table-cell>
          <table:table-cell office:value-type="float" office:value="29.0900000000017" calcext:value-type="float">
            <text:p>29.09</text:p>
          </table:table-cell>
          <table:table-cell office:value-type="float" office:value="32.5300000000021" calcext:value-type="float">
            <text:p>32.53</text:p>
          </table:table-cell>
          <table:table-cell office:value-type="float" office:value="6.05999999999992" calcext:value-type="float">
            <text:p>6.06</text:p>
          </table:table-cell>
          <table:table-cell office:value-type="float" office:value="1.79" calcext:value-type="float">
            <text:p>1.79</text:p>
          </table:table-cell>
          <table:table-cell office:value-type="float" office:value="7.75999999999988" calcext:value-type="float">
            <text:p>7.76</text:p>
          </table:table-cell>
          <table:table-cell office:value-type="float" office:value="23.6200000000009" calcext:value-type="float">
            <text:p>23.62</text:p>
          </table:table-cell>
          <table:table-cell office:value-type="float" office:value="42.91" calcext:value-type="float">
            <text:p>42.91</text:p>
          </table:table-cell>
          <table:table-cell office:value-type="float" office:value="20.4600000000004" calcext:value-type="float">
            <text:p>20.46</text:p>
          </table:table-cell>
          <table:table-cell office:value-type="float" office:value="16.4999999999998" calcext:value-type="float">
            <text:p>16.5</text:p>
          </table:table-cell>
          <table:table-cell table:formula="of:=AVERAGE([.E35:.X35])" office:value-type="float" office:value="16.0710000000003" calcext:value-type="float">
            <text:p>16.071</text:p>
          </table:table-cell>
          <table:table-cell table:formula="of:=STDEV([.E35:.X35])" office:value-type="float" office:value="11.3609529344575" calcext:value-type="float">
            <text:p>11.360952934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71.2899999999996" calcext:value-type="float">
            <text:p>71.29</text:p>
          </table:table-cell>
          <table:table-cell office:value-type="float" office:value="37.3400000000011" calcext:value-type="float">
            <text:p>37.34</text:p>
          </table:table-cell>
          <table:table-cell office:value-type="float" office:value="8.93999999999985" calcext:value-type="float">
            <text:p>8.94</text:p>
          </table:table-cell>
          <table:table-cell office:value-type="float" office:value="14.8799999999997" calcext:value-type="float">
            <text:p>14.88</text:p>
          </table:table-cell>
          <table:table-cell office:value-type="float" office:value="4.00999999999996" calcext:value-type="float">
            <text:p>4.01</text:p>
          </table:table-cell>
          <table:table-cell office:value-type="float" office:value="13.0599999999998" calcext:value-type="float">
            <text:p>13.06</text:p>
          </table:table-cell>
          <table:table-cell office:value-type="float" office:value="7.58999999999988" calcext:value-type="float">
            <text:p>7.59</text:p>
          </table:table-cell>
          <table:table-cell office:value-type="float" office:value="4.12999999999996" calcext:value-type="float">
            <text:p>4.13</text:p>
          </table:table-cell>
          <table:table-cell office:value-type="float" office:value="16.1099999999997" calcext:value-type="float">
            <text:p>16.11</text:p>
          </table:table-cell>
          <table:table-cell office:value-type="float" office:value="5.03999999999994" calcext:value-type="float">
            <text:p>5.04</text:p>
          </table:table-cell>
          <table:table-cell office:value-type="float" office:value="14.3899999999997" calcext:value-type="float">
            <text:p>14.39</text:p>
          </table:table-cell>
          <table:table-cell office:value-type="float" office:value="29.8900000000019" calcext:value-type="float">
            <text:p>29.89</text:p>
          </table:table-cell>
          <table:table-cell office:value-type="float" office:value="2.90999999999998" calcext:value-type="float">
            <text:p>2.91</text:p>
          </table:table-cell>
          <table:table-cell office:value-type="float" office:value="19.6900000000003" calcext:value-type="float">
            <text:p>19.69</text:p>
          </table:table-cell>
          <table:table-cell office:value-type="float" office:value="46.6799999999993" calcext:value-type="float">
            <text:p>46.68</text:p>
          </table:table-cell>
          <table:table-cell office:value-type="float" office:value="25.7400000000012" calcext:value-type="float">
            <text:p>25.74</text:p>
          </table:table-cell>
          <table:table-cell office:value-type="float" office:value="61.7799999999963" calcext:value-type="float">
            <text:p>61.78</text:p>
          </table:table-cell>
          <table:table-cell office:value-type="float" office:value="8.04999999999987" calcext:value-type="float">
            <text:p>8.05</text:p>
          </table:table-cell>
          <table:table-cell office:value-type="float" office:value="29.0000000000017" calcext:value-type="float">
            <text:p>29</text:p>
          </table:table-cell>
          <table:table-cell office:value-type="float" office:value="15.6899999999997" calcext:value-type="float">
            <text:p>15.69</text:p>
          </table:table-cell>
          <table:table-cell table:formula="of:=AVERAGE([.E36:.X36])" office:value-type="float" office:value="21.8105" calcext:value-type="float">
            <text:p>21.8105</text:p>
          </table:table-cell>
          <table:table-cell table:formula="of:=STDEV([.E36:.X36])" office:value-type="float" office:value="19.3542152283488" calcext:value-type="float">
            <text:p>19.354215228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7.2000000000015" calcext:value-type="float">
            <text:p>27.2</text:p>
          </table:table-cell>
          <table:table-cell office:value-type="float" office:value="2.26" calcext:value-type="float">
            <text:p>2.26</text:p>
          </table:table-cell>
          <table:table-cell office:value-type="float" office:value="2.77999999999998" calcext:value-type="float">
            <text:p>2.78</text:p>
          </table:table-cell>
          <table:table-cell office:value-type="float" office:value="29.5000000000018" calcext:value-type="float">
            <text:p>29.5</text:p>
          </table:table-cell>
          <table:table-cell office:value-type="float" office:value="5.72999999999992" calcext:value-type="float">
            <text:p>5.73</text:p>
          </table:table-cell>
          <table:table-cell office:value-type="float" office:value="17.9" calcext:value-type="float">
            <text:p>17.9</text:p>
          </table:table-cell>
          <table:table-cell office:value-type="float" office:value="18.5600000000001" calcext:value-type="float">
            <text:p>18.56</text:p>
          </table:table-cell>
          <table:table-cell office:value-type="float" office:value="6.17999999999991" calcext:value-type="float">
            <text:p>6.18</text:p>
          </table:table-cell>
          <table:table-cell office:value-type="float" office:value="17.86" calcext:value-type="float">
            <text:p>17.86</text:p>
          </table:table-cell>
          <table:table-cell office:value-type="float" office:value="4.77999999999994" calcext:value-type="float">
            <text:p>4.78</text:p>
          </table:table-cell>
          <table:table-cell office:value-type="float" office:value="31.8100000000022" calcext:value-type="float">
            <text:p>31.81</text:p>
          </table:table-cell>
          <table:table-cell office:value-type="float" office:value="84.5700000000064" calcext:value-type="float">
            <text:p>84.57</text:p>
          </table:table-cell>
          <table:table-cell office:value-type="float" office:value="15.2699999999997" calcext:value-type="float">
            <text:p>15.27</text:p>
          </table:table-cell>
          <table:table-cell office:value-type="float" office:value="25.6000000000012" calcext:value-type="float">
            <text:p>25.6</text:p>
          </table:table-cell>
          <table:table-cell office:value-type="float" office:value="42.2200000000002" calcext:value-type="float">
            <text:p>42.22</text:p>
          </table:table-cell>
          <table:table-cell office:value-type="float" office:value="24.570000000001" calcext:value-type="float">
            <text:p>24.57</text:p>
          </table:table-cell>
          <table:table-cell office:value-type="float" office:value="5.29999999999993" calcext:value-type="float">
            <text:p>5.3</text:p>
          </table:table-cell>
          <table:table-cell office:value-type="float" office:value="18.5000000000001" calcext:value-type="float">
            <text:p>18.5</text:p>
          </table:table-cell>
          <table:table-cell office:value-type="float" office:value="16.1299999999997" calcext:value-type="float">
            <text:p>16.13</text:p>
          </table:table-cell>
          <table:table-cell office:value-type="float" office:value="47.959999999999" calcext:value-type="float">
            <text:p>47.96</text:p>
          </table:table-cell>
          <table:table-cell table:formula="of:=AVERAGE([.E37:.X37])" office:value-type="float" office:value="22.2340000000006" calcext:value-type="float">
            <text:p>22.234</text:p>
          </table:table-cell>
          <table:table-cell table:formula="of:=STDEV([.E37:.X37])" office:value-type="float" office:value="19.4436208995201" calcext:value-type="float">
            <text:p>19.443620899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0.680000000002" calcext:value-type="float">
            <text:p>30.68</text:p>
          </table:table-cell>
          <table:table-cell office:value-type="float" office:value="12.8799999999998" calcext:value-type="float">
            <text:p>12.88</text:p>
          </table:table-cell>
          <table:table-cell office:value-type="float" office:value="6.19999999999991" calcext:value-type="float">
            <text:p>6.2</text:p>
          </table:table-cell>
          <table:table-cell office:value-type="float" office:value="69.1499999999985" calcext:value-type="float">
            <text:p>69.15</text:p>
          </table:table-cell>
          <table:table-cell office:value-type="float" office:value="22.0400000000006" calcext:value-type="float">
            <text:p>22.04</text:p>
          </table:table-cell>
          <table:table-cell office:value-type="float" office:value="7.33999999999989" calcext:value-type="float">
            <text:p>7.34</text:p>
          </table:table-cell>
          <table:table-cell office:value-type="float" office:value="6.8099999999999" calcext:value-type="float">
            <text:p>6.81</text:p>
          </table:table-cell>
          <table:table-cell office:value-type="float" office:value="12.8999999999998" calcext:value-type="float">
            <text:p>12.9</text:p>
          </table:table-cell>
          <table:table-cell office:value-type="float" office:value="19.3100000000002" calcext:value-type="float">
            <text:p>19.31</text:p>
          </table:table-cell>
          <table:table-cell office:value-type="float" office:value="25.1700000000011" calcext:value-type="float">
            <text:p>25.17</text:p>
          </table:table-cell>
          <table:table-cell office:value-type="float" office:value="2.31999999999999" calcext:value-type="float">
            <text:p>2.32</text:p>
          </table:table-cell>
          <table:table-cell office:value-type="float" office:value="3.49999999999997" calcext:value-type="float">
            <text:p>3.5</text:p>
          </table:table-cell>
          <table:table-cell office:value-type="float" office:value="4.56999999999995" calcext:value-type="float">
            <text:p>4.57</text:p>
          </table:table-cell>
          <table:table-cell office:value-type="float" office:value="15.9699999999997" calcext:value-type="float">
            <text:p>15.97</text:p>
          </table:table-cell>
          <table:table-cell office:value-type="float" office:value="4.52999999999995" calcext:value-type="float">
            <text:p>4.53</text:p>
          </table:table-cell>
          <table:table-cell office:value-type="float" office:value="42.0900000000002" calcext:value-type="float">
            <text:p>42.09</text:p>
          </table:table-cell>
          <table:table-cell office:value-type="float" office:value="31.7200000000022" calcext:value-type="float">
            <text:p>31.72</text:p>
          </table:table-cell>
          <table:table-cell office:value-type="float" office:value="44.0599999999998" calcext:value-type="float">
            <text:p>44.06</text:p>
          </table:table-cell>
          <table:table-cell office:value-type="float" office:value="5.02999999999994" calcext:value-type="float">
            <text:p>5.03</text:p>
          </table:table-cell>
          <table:table-cell office:value-type="float" office:value="11.0699999999998" calcext:value-type="float">
            <text:p>11.07</text:p>
          </table:table-cell>
          <table:table-cell table:formula="of:=AVERAGE([.E38:.X38])" office:value-type="float" office:value="18.8670000000002" calcext:value-type="float">
            <text:p>18.867</text:p>
          </table:table-cell>
          <table:table-cell table:formula="of:=STDEV([.E38:.X38])" office:value-type="float" office:value="17.3929943852176" calcext:value-type="float">
            <text:p>17.392994385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.17" calcext:value-type="float">
            <text:p>2.17</text:p>
          </table:table-cell>
          <table:table-cell office:value-type="float" office:value="104.580000000017" calcext:value-type="float">
            <text:p>104.58</text:p>
          </table:table-cell>
          <table:table-cell office:value-type="float" office:value="28.6500000000017" calcext:value-type="float">
            <text:p>28.65</text:p>
          </table:table-cell>
          <table:table-cell office:value-type="float" office:value="40.9100000000004" calcext:value-type="float">
            <text:p>40.91</text:p>
          </table:table-cell>
          <table:table-cell office:value-type="float" office:value="10.7199999999998" calcext:value-type="float">
            <text:p>10.72</text:p>
          </table:table-cell>
          <table:table-cell office:value-type="float" office:value="5.21999999999993" calcext:value-type="float">
            <text:p>5.22</text:p>
          </table:table-cell>
          <table:table-cell office:value-type="float" office:value="8.97999999999985" calcext:value-type="float">
            <text:p>8.98</text:p>
          </table:table-cell>
          <table:table-cell office:value-type="float" office:value="8.59999999999986" calcext:value-type="float">
            <text:p>8.6</text:p>
          </table:table-cell>
          <table:table-cell office:value-type="float" office:value="5.94999999999992" calcext:value-type="float">
            <text:p>5.95</text:p>
          </table:table-cell>
          <table:table-cell office:value-type="float" office:value="7.45999999999989" calcext:value-type="float">
            <text:p>7.46</text:p>
          </table:table-cell>
          <table:table-cell office:value-type="float" office:value="39.1100000000008" calcext:value-type="float">
            <text:p>39.11</text:p>
          </table:table-cell>
          <table:table-cell office:value-type="float" office:value="7.23999999999989" calcext:value-type="float">
            <text:p>7.24</text:p>
          </table:table-cell>
          <table:table-cell office:value-type="float" office:value="66.9999999999974" calcext:value-type="float">
            <text:p>67</text:p>
          </table:table-cell>
          <table:table-cell office:value-type="float" office:value="10.9099999999998" calcext:value-type="float">
            <text:p>10.91</text:p>
          </table:table-cell>
          <table:table-cell office:value-type="float" office:value="6.53999999999991" calcext:value-type="float">
            <text:p>6.54</text:p>
          </table:table-cell>
          <table:table-cell office:value-type="float" office:value="4.34999999999995" calcext:value-type="float">
            <text:p>4.35</text:p>
          </table:table-cell>
          <table:table-cell office:value-type="float" office:value="11.3099999999998" calcext:value-type="float">
            <text:p>11.31</text:p>
          </table:table-cell>
          <table:table-cell office:value-type="float" office:value="25.8900000000012" calcext:value-type="float">
            <text:p>25.89</text:p>
          </table:table-cell>
          <table:table-cell office:value-type="float" office:value="7.0199999999999" calcext:value-type="float">
            <text:p>7.02</text:p>
          </table:table-cell>
          <table:table-cell office:value-type="float" office:value="4.20999999999995" calcext:value-type="float">
            <text:p>4.21</text:p>
          </table:table-cell>
          <table:table-cell table:formula="of:=AVERAGE([.E39:.X39])" office:value-type="float" office:value="20.3410000000008" calcext:value-type="float">
            <text:p>20.341</text:p>
          </table:table-cell>
          <table:table-cell table:formula="of:=STDEV([.E39:.X39])" office:value-type="float" office:value="25.8189813692854" calcext:value-type="float">
            <text:p>25.818981369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3.3799999999998" calcext:value-type="float">
            <text:p>13.38</text:p>
          </table:table-cell>
          <table:table-cell office:value-type="float" office:value="25.5500000000012" calcext:value-type="float">
            <text:p>25.55</text:p>
          </table:table-cell>
          <table:table-cell office:value-type="float" office:value="13.0999999999998" calcext:value-type="float">
            <text:p>13.1</text:p>
          </table:table-cell>
          <table:table-cell office:value-type="float" office:value="6.8199999999999" calcext:value-type="float">
            <text:p>6.82</text:p>
          </table:table-cell>
          <table:table-cell office:value-type="float" office:value="21.9700000000006" calcext:value-type="float">
            <text:p>21.97</text:p>
          </table:table-cell>
          <table:table-cell office:value-type="float" office:value="20.4500000000004" calcext:value-type="float">
            <text:p>20.45</text:p>
          </table:table-cell>
          <table:table-cell office:value-type="float" office:value="23.9300000000009" calcext:value-type="float">
            <text:p>23.93</text:p>
          </table:table-cell>
          <table:table-cell office:value-type="float" office:value="11.4899999999998" calcext:value-type="float">
            <text:p>11.49</text:p>
          </table:table-cell>
          <table:table-cell office:value-type="float" office:value="13.0899999999998" calcext:value-type="float">
            <text:p>13.09</text:p>
          </table:table-cell>
          <table:table-cell office:value-type="float" office:value="19.6200000000003" calcext:value-type="float">
            <text:p>19.62</text:p>
          </table:table-cell>
          <table:table-cell office:value-type="float" office:value="28.6000000000017" calcext:value-type="float">
            <text:p>28.6</text:p>
          </table:table-cell>
          <table:table-cell office:value-type="float" office:value="31.9100000000022" calcext:value-type="float">
            <text:p>31.91</text:p>
          </table:table-cell>
          <table:table-cell office:value-type="float" office:value="11.0899999999998" calcext:value-type="float">
            <text:p>11.09</text:p>
          </table:table-cell>
          <table:table-cell office:value-type="float" office:value="3.06999999999998" calcext:value-type="float">
            <text:p>3.07</text:p>
          </table:table-cell>
          <table:table-cell office:value-type="float" office:value="27.8900000000016" calcext:value-type="float">
            <text:p>27.89</text:p>
          </table:table-cell>
          <table:table-cell office:value-type="float" office:value="15.3399999999997" calcext:value-type="float">
            <text:p>15.34</text:p>
          </table:table-cell>
          <table:table-cell office:value-type="float" office:value="17.0099999999999" calcext:value-type="float">
            <text:p>17.01</text:p>
          </table:table-cell>
          <table:table-cell office:value-type="float" office:value="12.9299999999998" calcext:value-type="float">
            <text:p>12.93</text:p>
          </table:table-cell>
          <table:table-cell office:value-type="float" office:value="21.2800000000005" calcext:value-type="float">
            <text:p>21.28</text:p>
          </table:table-cell>
          <table:table-cell office:value-type="float" office:value="5.56999999999993" calcext:value-type="float">
            <text:p>5.57</text:p>
          </table:table-cell>
          <table:table-cell table:formula="of:=AVERAGE([.E40:.X40])" office:value-type="float" office:value="17.2045000000004" calcext:value-type="float">
            <text:p>17.2045</text:p>
          </table:table-cell>
          <table:table-cell table:formula="of:=STDEV([.E40:.X40])" office:value-type="float" office:value="7.99365174109463" calcext:value-type="float">
            <text:p>7.993651741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.90999999999996" calcext:value-type="float">
            <text:p>3.91</text:p>
          </table:table-cell>
          <table:table-cell office:value-type="float" office:value="7.04999999999989" calcext:value-type="float">
            <text:p>7.05</text:p>
          </table:table-cell>
          <table:table-cell office:value-type="float" office:value="26.4500000000013" calcext:value-type="float">
            <text:p>26.45</text:p>
          </table:table-cell>
          <table:table-cell office:value-type="float" office:value="26.9400000000014" calcext:value-type="float">
            <text:p>26.94</text:p>
          </table:table-cell>
          <table:table-cell office:value-type="float" office:value="24.010000000001" calcext:value-type="float">
            <text:p>24.01</text:p>
          </table:table-cell>
          <table:table-cell office:value-type="float" office:value="18.4500000000001" calcext:value-type="float">
            <text:p>18.45</text:p>
          </table:table-cell>
          <table:table-cell office:value-type="float" office:value="21.9500000000006" calcext:value-type="float">
            <text:p>21.95</text:p>
          </table:table-cell>
          <table:table-cell office:value-type="float" office:value="28.1100000000016" calcext:value-type="float">
            <text:p>28.11</text:p>
          </table:table-cell>
          <table:table-cell office:value-type="float" office:value="4.89999999999994" calcext:value-type="float">
            <text:p>4.9</text:p>
          </table:table-cell>
          <table:table-cell office:value-type="float" office:value="12.6299999999998" calcext:value-type="float">
            <text:p>12.63</text:p>
          </table:table-cell>
          <table:table-cell office:value-type="float" office:value="26.9600000000014" calcext:value-type="float">
            <text:p>26.96</text:p>
          </table:table-cell>
          <table:table-cell office:value-type="float" office:value="53.9899999999978" calcext:value-type="float">
            <text:p>53.99</text:p>
          </table:table-cell>
          <table:table-cell office:value-type="float" office:value="17.87" calcext:value-type="float">
            <text:p>17.87</text:p>
          </table:table-cell>
          <table:table-cell office:value-type="float" office:value="19.2600000000002" calcext:value-type="float">
            <text:p>19.26</text:p>
          </table:table-cell>
          <table:table-cell office:value-type="float" office:value="16.9399999999999" calcext:value-type="float">
            <text:p>16.94</text:p>
          </table:table-cell>
          <table:table-cell office:value-type="float" office:value="19.5300000000003" calcext:value-type="float">
            <text:p>19.53</text:p>
          </table:table-cell>
          <table:table-cell office:value-type="float" office:value="5.39999999999993" calcext:value-type="float">
            <text:p>5.4</text:p>
          </table:table-cell>
          <table:table-cell office:value-type="float" office:value="6.24999999999991" calcext:value-type="float">
            <text:p>6.25</text:p>
          </table:table-cell>
          <table:table-cell office:value-type="float" office:value="30.910000000002" calcext:value-type="float">
            <text:p>30.91</text:p>
          </table:table-cell>
          <table:table-cell office:value-type="float" office:value="11.6599999999998" calcext:value-type="float">
            <text:p>11.66</text:p>
          </table:table-cell>
          <table:table-cell table:formula="of:=AVERAGE([.E41:.X41])" office:value-type="float" office:value="19.1585000000003" calcext:value-type="float">
            <text:p>19.1585</text:p>
          </table:table-cell>
          <table:table-cell table:formula="of:=STDEV([.E41:.X41])" office:value-type="float" office:value="11.8805795866949" calcext:value-type="float">
            <text:p>11.880579586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.74999999999988" calcext:value-type="float">
            <text:p>7.75</text:p>
          </table:table-cell>
          <table:table-cell office:value-type="float" office:value="2.07" calcext:value-type="float">
            <text:p>2.07</text:p>
          </table:table-cell>
          <table:table-cell office:value-type="float" office:value="2.2" calcext:value-type="float">
            <text:p>2.2</text:p>
          </table:table-cell>
          <table:table-cell office:value-type="float" office:value="25.0500000000011" calcext:value-type="float">
            <text:p>25.05</text:p>
          </table:table-cell>
          <table:table-cell office:value-type="float" office:value="6.32999999999991" calcext:value-type="float">
            <text:p>6.33</text:p>
          </table:table-cell>
          <table:table-cell office:value-type="float" office:value="16.6699999999998" calcext:value-type="float">
            <text:p>16.67</text:p>
          </table:table-cell>
          <table:table-cell office:value-type="float" office:value="40.7200000000005" calcext:value-type="float">
            <text:p>40.72</text:p>
          </table:table-cell>
          <table:table-cell office:value-type="float" office:value="42.4800000000001" calcext:value-type="float">
            <text:p>42.48</text:p>
          </table:table-cell>
          <table:table-cell office:value-type="float" office:value="7.75999999999988" calcext:value-type="float">
            <text:p>7.76</text:p>
          </table:table-cell>
          <table:table-cell office:value-type="float" office:value="13.8399999999998" calcext:value-type="float">
            <text:p>13.84</text:p>
          </table:table-cell>
          <table:table-cell office:value-type="float" office:value="12.1499999999998" calcext:value-type="float">
            <text:p>12.15</text:p>
          </table:table-cell>
          <table:table-cell office:value-type="float" office:value="3.43999999999997" calcext:value-type="float">
            <text:p>3.44</text:p>
          </table:table-cell>
          <table:table-cell office:value-type="float" office:value="14.4999999999997" calcext:value-type="float">
            <text:p>14.5</text:p>
          </table:table-cell>
          <table:table-cell office:value-type="float" office:value="5.27999999999993" calcext:value-type="float">
            <text:p>5.28</text:p>
          </table:table-cell>
          <table:table-cell office:value-type="float" office:value="2.93999999999998" calcext:value-type="float">
            <text:p>2.94</text:p>
          </table:table-cell>
          <table:table-cell office:value-type="float" office:value="4.63999999999995" calcext:value-type="float">
            <text:p>4.64</text:p>
          </table:table-cell>
          <table:table-cell office:value-type="float" office:value="16.8699999999998" calcext:value-type="float">
            <text:p>16.87</text:p>
          </table:table-cell>
          <table:table-cell office:value-type="float" office:value="3.76999999999996" calcext:value-type="float">
            <text:p>3.77</text:p>
          </table:table-cell>
          <table:table-cell office:value-type="float" office:value="10.5799999999998" calcext:value-type="float">
            <text:p>10.58</text:p>
          </table:table-cell>
          <table:table-cell office:value-type="float" office:value="41.2200000000004" calcext:value-type="float">
            <text:p>41.22</text:p>
          </table:table-cell>
          <table:table-cell table:formula="of:=AVERAGE([.E42:.X42])" office:value-type="float" office:value="14.013" calcext:value-type="float">
            <text:p>14.013</text:p>
          </table:table-cell>
          <table:table-cell table:formula="of:=STDEV([.E42:.X42])" office:value-type="float" office:value="13.2573487466189" calcext:value-type="float">
            <text:p>13.257348746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2.5499999999981" calcext:value-type="float">
            <text:p>52.55</text:p>
          </table:table-cell>
          <table:table-cell office:value-type="float" office:value="77.3500000000027" calcext:value-type="float">
            <text:p>77.35</text:p>
          </table:table-cell>
          <table:table-cell office:value-type="float" office:value="60.4299999999965" calcext:value-type="float">
            <text:p>60.43</text:p>
          </table:table-cell>
          <table:table-cell office:value-type="float" office:value="40.3700000000005" calcext:value-type="float">
            <text:p>40.37</text:p>
          </table:table-cell>
          <table:table-cell office:value-type="float" office:value="5.93999999999992" calcext:value-type="float">
            <text:p>5.94</text:p>
          </table:table-cell>
          <table:table-cell office:value-type="float" office:value="12.7099999999998" calcext:value-type="float">
            <text:p>12.71</text:p>
          </table:table-cell>
          <table:table-cell office:value-type="float" office:value="38.5300000000009" calcext:value-type="float">
            <text:p>38.53</text:p>
          </table:table-cell>
          <table:table-cell office:value-type="float" office:value="61.0499999999964" calcext:value-type="float">
            <text:p>61.05</text:p>
          </table:table-cell>
          <table:table-cell office:value-type="float" office:value="2.66999999999999" calcext:value-type="float">
            <text:p>2.67</text:p>
          </table:table-cell>
          <table:table-cell office:value-type="float" office:value="11.9899999999998" calcext:value-type="float">
            <text:p>11.99</text:p>
          </table:table-cell>
          <table:table-cell office:value-type="float" office:value="11.2499999999998" calcext:value-type="float">
            <text:p>11.25</text:p>
          </table:table-cell>
          <table:table-cell office:value-type="float" office:value="16.3599999999998" calcext:value-type="float">
            <text:p>16.36</text:p>
          </table:table-cell>
          <table:table-cell office:value-type="float" office:value="6.06999999999992" calcext:value-type="float">
            <text:p>6.07</text:p>
          </table:table-cell>
          <table:table-cell office:value-type="float" office:value="41.5800000000003" calcext:value-type="float">
            <text:p>41.58</text:p>
          </table:table-cell>
          <table:table-cell office:value-type="float" office:value="14.9299999999997" calcext:value-type="float">
            <text:p>14.93</text:p>
          </table:table-cell>
          <table:table-cell office:value-type="float" office:value="10.6099999999998" calcext:value-type="float">
            <text:p>10.61</text:p>
          </table:table-cell>
          <table:table-cell office:value-type="float" office:value="9.41999999999984" calcext:value-type="float">
            <text:p>9.42</text:p>
          </table:table-cell>
          <table:table-cell office:value-type="float" office:value="11.3399999999998" calcext:value-type="float">
            <text:p>11.34</text:p>
          </table:table-cell>
          <table:table-cell office:value-type="float" office:value="11.5899999999998" calcext:value-type="float">
            <text:p>11.59</text:p>
          </table:table-cell>
          <table:table-cell office:value-type="float" office:value="11.4899999999998" calcext:value-type="float">
            <text:p>11.49</text:p>
          </table:table-cell>
          <table:table-cell table:formula="of:=AVERAGE([.E43:.X43])" office:value-type="float" office:value="25.4114999999997" calcext:value-type="float">
            <text:p>25.4115</text:p>
          </table:table-cell>
          <table:table-cell table:formula="of:=STDEV([.E43:.X43])" office:value-type="float" office:value="22.5361123708031" calcext:value-type="float">
            <text:p>22.536112370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3.2600000000008" calcext:value-type="float">
            <text:p>23.26</text:p>
          </table:table-cell>
          <table:table-cell office:value-type="float" office:value="27.0000000000014" calcext:value-type="float">
            <text:p>27</text:p>
          </table:table-cell>
          <table:table-cell office:value-type="float" office:value="6.7499999999999" calcext:value-type="float">
            <text:p>6.75</text:p>
          </table:table-cell>
          <table:table-cell office:value-type="float" office:value="7.58999999999988" calcext:value-type="float">
            <text:p>7.59</text:p>
          </table:table-cell>
          <table:table-cell office:value-type="float" office:value="13.2199999999998" calcext:value-type="float">
            <text:p>13.22</text:p>
          </table:table-cell>
          <table:table-cell office:value-type="float" office:value="19.2900000000002" calcext:value-type="float">
            <text:p>19.29</text:p>
          </table:table-cell>
          <table:table-cell office:value-type="float" office:value="61.1399999999964" calcext:value-type="float">
            <text:p>61.14</text:p>
          </table:table-cell>
          <table:table-cell office:value-type="float" office:value="10.3999999999998" calcext:value-type="float">
            <text:p>10.4</text:p>
          </table:table-cell>
          <table:table-cell office:value-type="float" office:value="9.07999999999985" calcext:value-type="float">
            <text:p>9.08</text:p>
          </table:table-cell>
          <table:table-cell office:value-type="float" office:value="51.5799999999983" calcext:value-type="float">
            <text:p>51.58</text:p>
          </table:table-cell>
          <table:table-cell office:value-type="float" office:value="16.3099999999997" calcext:value-type="float">
            <text:p>16.31</text:p>
          </table:table-cell>
          <table:table-cell office:value-type="float" office:value="6.13999999999991" calcext:value-type="float">
            <text:p>6.14</text:p>
          </table:table-cell>
          <table:table-cell office:value-type="float" office:value="7.20999999999989" calcext:value-type="float">
            <text:p>7.21</text:p>
          </table:table-cell>
          <table:table-cell office:value-type="float" office:value="1.9" calcext:value-type="float">
            <text:p>1.9</text:p>
          </table:table-cell>
          <table:table-cell office:value-type="float" office:value="1.81" calcext:value-type="float">
            <text:p>1.81</text:p>
          </table:table-cell>
          <table:table-cell office:value-type="float" office:value="5.27999999999993" calcext:value-type="float">
            <text:p>5.28</text:p>
          </table:table-cell>
          <table:table-cell office:value-type="float" office:value="6.39999999999991" calcext:value-type="float">
            <text:p>6.4</text:p>
          </table:table-cell>
          <table:table-cell office:value-type="float" office:value="1.74" calcext:value-type="float">
            <text:p>1.74</text:p>
          </table:table-cell>
          <table:table-cell office:value-type="float" office:value="3.33999999999997" calcext:value-type="float">
            <text:p>3.34</text:p>
          </table:table-cell>
          <table:table-cell office:value-type="float" office:value="3.74999999999996" calcext:value-type="float">
            <text:p>3.75</text:p>
          </table:table-cell>
          <table:table-cell table:formula="of:=AVERAGE([.E44:.X44])" office:value-type="float" office:value="14.1594999999998" calcext:value-type="float">
            <text:p>14.1595</text:p>
          </table:table-cell>
          <table:table-cell table:formula="of:=STDEV([.E44:.X44])" office:value-type="float" office:value="16.1556805961957" calcext:value-type="float">
            <text:p>16.155680596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6.8299999999999" calcext:value-type="float">
            <text:p>6.83</text:p>
          </table:table-cell>
          <table:table-cell office:value-type="float" office:value="17.0399999999999" calcext:value-type="float">
            <text:p>17.04</text:p>
          </table:table-cell>
          <table:table-cell office:value-type="float" office:value="3.70999999999997" calcext:value-type="float">
            <text:p>3.71</text:p>
          </table:table-cell>
          <table:table-cell office:value-type="float" office:value="77.8200000000029" calcext:value-type="float">
            <text:p>77.82</text:p>
          </table:table-cell>
          <table:table-cell office:value-type="float" office:value="4.32999999999995" calcext:value-type="float">
            <text:p>4.33</text:p>
          </table:table-cell>
          <table:table-cell office:value-type="float" office:value="8.38999999999987" calcext:value-type="float">
            <text:p>8.39</text:p>
          </table:table-cell>
          <table:table-cell office:value-type="float" office:value="17.97" calcext:value-type="float">
            <text:p>17.97</text:p>
          </table:table-cell>
          <table:table-cell office:value-type="float" office:value="23.0900000000008" calcext:value-type="float">
            <text:p>23.09</text:p>
          </table:table-cell>
          <table:table-cell office:value-type="float" office:value="3.03999999999998" calcext:value-type="float">
            <text:p>3.04</text:p>
          </table:table-cell>
          <table:table-cell office:value-type="float" office:value="2.90999999999998" calcext:value-type="float">
            <text:p>2.91</text:p>
          </table:table-cell>
          <table:table-cell office:value-type="float" office:value="17.4299999999999" calcext:value-type="float">
            <text:p>17.43</text:p>
          </table:table-cell>
          <table:table-cell office:value-type="float" office:value="16.2299999999997" calcext:value-type="float">
            <text:p>16.23</text:p>
          </table:table-cell>
          <table:table-cell office:value-type="float" office:value="9.89999999999983" calcext:value-type="float">
            <text:p>9.9</text:p>
          </table:table-cell>
          <table:table-cell office:value-type="float" office:value="52.6399999999981" calcext:value-type="float">
            <text:p>52.64</text:p>
          </table:table-cell>
          <table:table-cell office:value-type="float" office:value="3.82999999999996" calcext:value-type="float">
            <text:p>3.83</text:p>
          </table:table-cell>
          <table:table-cell office:value-type="float" office:value="24.030000000001" calcext:value-type="float">
            <text:p>24.03</text:p>
          </table:table-cell>
          <table:table-cell office:value-type="float" office:value="1.24" calcext:value-type="float">
            <text:p>1.24</text:p>
          </table:table-cell>
          <table:table-cell office:value-type="float" office:value="7.10999999999989" calcext:value-type="float">
            <text:p>7.11</text:p>
          </table:table-cell>
          <table:table-cell office:value-type="float" office:value="42.5900000000001" calcext:value-type="float">
            <text:p>42.59</text:p>
          </table:table-cell>
          <table:table-cell office:value-type="float" office:value="2.56999999999999" calcext:value-type="float">
            <text:p>2.57</text:p>
          </table:table-cell>
          <table:table-cell table:formula="of:=AVERAGE([.E45:.X45])" office:value-type="float" office:value="17.1350000000001" calcext:value-type="float">
            <text:p>17.135</text:p>
          </table:table-cell>
          <table:table-cell table:formula="of:=STDEV([.E45:.X45])" office:value-type="float" office:value="19.7329434675811" calcext:value-type="float">
            <text:p>19.7329434676</text:p>
          </table:table-cell>
          <table:table-cell table:number-columns-repeated="25"/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9999999999999" calcext:value-type="float">
            <text:p>7</text:p>
          </table:table-cell>
          <table:table-cell office:value-type="float" office:value="54.2899999999978" calcext:value-type="float">
            <text:p>54.29</text:p>
          </table:table-cell>
          <table:table-cell office:value-type="float" office:value="85.3600000000068" calcext:value-type="float">
            <text:p>85.36</text:p>
          </table:table-cell>
          <table:table-cell office:value-type="float" office:value="14.4199999999997" calcext:value-type="float">
            <text:p>14.42</text:p>
          </table:table-cell>
          <table:table-cell office:value-type="float" office:value="29.2200000000018" calcext:value-type="float">
            <text:p>29.22</text:p>
          </table:table-cell>
          <table:table-cell office:value-type="float" office:value="8.63999999999986" calcext:value-type="float">
            <text:p>8.64</text:p>
          </table:table-cell>
          <table:table-cell office:value-type="float" office:value="40.9700000000004" calcext:value-type="float">
            <text:p>40.97</text:p>
          </table:table-cell>
          <table:table-cell office:value-type="float" office:value="23.6700000000009" calcext:value-type="float">
            <text:p>23.67</text:p>
          </table:table-cell>
          <table:table-cell office:value-type="float" office:value="95.2100000000118" calcext:value-type="float">
            <text:p>95.21</text:p>
          </table:table-cell>
          <table:table-cell office:value-type="float" office:value="6.9099999999999" calcext:value-type="float">
            <text:p>6.91</text:p>
          </table:table-cell>
          <table:table-cell office:value-type="float" office:value="6.15999999999991" calcext:value-type="float">
            <text:p>6.16</text:p>
          </table:table-cell>
          <table:table-cell office:value-type="float" office:value="24.010000000001" calcext:value-type="float">
            <text:p>24.01</text:p>
          </table:table-cell>
          <table:table-cell office:value-type="float" office:value="12.3699999999998" calcext:value-type="float">
            <text:p>12.37</text:p>
          </table:table-cell>
          <table:table-cell office:value-type="float" office:value="32.2800000000021" calcext:value-type="float">
            <text:p>32.28</text:p>
          </table:table-cell>
          <table:table-cell office:value-type="float" office:value="39.1400000000008" calcext:value-type="float">
            <text:p>39.14</text:p>
          </table:table-cell>
          <table:table-cell office:value-type="float" office:value="35.8200000000014" calcext:value-type="float">
            <text:p>35.82</text:p>
          </table:table-cell>
          <table:table-cell office:value-type="float" office:value="7.10999999999989" calcext:value-type="float">
            <text:p>7.11</text:p>
          </table:table-cell>
          <table:table-cell office:value-type="float" office:value="47.0199999999992" calcext:value-type="float">
            <text:p>47.02</text:p>
          </table:table-cell>
          <table:table-cell office:value-type="float" office:value="19.1500000000002" calcext:value-type="float">
            <text:p>19.15</text:p>
          </table:table-cell>
          <table:table-cell office:value-type="float" office:value="6.34999999999991" calcext:value-type="float">
            <text:p>6.35</text:p>
          </table:table-cell>
          <table:table-cell table:formula="of:=AVERAGE([.E51:.X51])" office:value-type="float" office:value="29.7550000000011" calcext:value-type="float">
            <text:p>29.755</text:p>
          </table:table-cell>
          <table:table-cell table:formula="of:=STDEV([.E51:.X51])" office:value-type="float" office:value="25.5016615557767" calcext:value-type="float">
            <text:p>25.5016615558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6" calcext:value-type="float">
            <text:p>2.06</text:p>
          </table:table-cell>
          <table:table-cell office:value-type="float" office:value="16.0899999999997" calcext:value-type="float">
            <text:p>16.09</text:p>
          </table:table-cell>
          <table:table-cell office:value-type="float" office:value="19.5300000000003" calcext:value-type="float">
            <text:p>19.53</text:p>
          </table:table-cell>
          <table:table-cell office:value-type="float" office:value="6.05999999999992" calcext:value-type="float">
            <text:p>6.06</text:p>
          </table:table-cell>
          <table:table-cell office:value-type="float" office:value="16.6999999999998" calcext:value-type="float">
            <text:p>16.7</text:p>
          </table:table-cell>
          <table:table-cell office:value-type="float" office:value="33.8500000000018" calcext:value-type="float">
            <text:p>33.85</text:p>
          </table:table-cell>
          <table:table-cell office:value-type="float" office:value="19.8700000000003" calcext:value-type="float">
            <text:p>19.87</text:p>
          </table:table-cell>
          <table:table-cell office:value-type="float" office:value="77.4600000000027" calcext:value-type="float">
            <text:p>77.46</text:p>
          </table:table-cell>
          <table:table-cell office:value-type="float" office:value="1.33" calcext:value-type="float">
            <text:p>1.33</text:p>
          </table:table-cell>
          <table:table-cell office:value-type="float" office:value="63.319999999996" calcext:value-type="float">
            <text:p>63.32</text:p>
          </table:table-cell>
          <table:table-cell office:value-type="float" office:value="10.7599999999998" calcext:value-type="float">
            <text:p>10.76</text:p>
          </table:table-cell>
          <table:table-cell office:value-type="float" office:value="12.8099999999998" calcext:value-type="float">
            <text:p>12.81</text:p>
          </table:table-cell>
          <table:table-cell office:value-type="float" office:value="6.9499999999999" calcext:value-type="float">
            <text:p>6.95</text:p>
          </table:table-cell>
          <table:table-cell office:value-type="float" office:value="20.5600000000004" calcext:value-type="float">
            <text:p>20.56</text:p>
          </table:table-cell>
          <table:table-cell office:value-type="float" office:value="6.6799999999999" calcext:value-type="float">
            <text:p>6.68</text:p>
          </table:table-cell>
          <table:table-cell office:value-type="float" office:value="32.3900000000021" calcext:value-type="float">
            <text:p>32.39</text:p>
          </table:table-cell>
          <table:table-cell office:value-type="float" office:value="28.9400000000017" calcext:value-type="float">
            <text:p>28.94</text:p>
          </table:table-cell>
          <table:table-cell office:value-type="float" office:value="14.9799999999997" calcext:value-type="float">
            <text:p>14.98</text:p>
          </table:table-cell>
          <table:table-cell office:value-type="float" office:value="25.4700000000012" calcext:value-type="float">
            <text:p>25.47</text:p>
          </table:table-cell>
          <table:table-cell office:value-type="float" office:value="5.19999999999993" calcext:value-type="float">
            <text:p>5.2</text:p>
          </table:table-cell>
          <table:table-cell table:formula="of:=AVERAGE([.E52:.X52])" office:value-type="float" office:value="21.0505000000002" calcext:value-type="float">
            <text:p>21.0505</text:p>
          </table:table-cell>
          <table:table-cell table:formula="of:=STDEV([.E52:.X52])" office:value-type="float" office:value="19.5096287900698" calcext:value-type="float">
            <text:p>19.5096287901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04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.6700000000021" calcext:value-type="float">
            <text:p>32.67</text:p>
          </table:table-cell>
          <table:table-cell office:value-type="float" office:value="14.1199999999997" calcext:value-type="float">
            <text:p>14.12</text:p>
          </table:table-cell>
          <table:table-cell office:value-type="float" office:value="1.96" calcext:value-type="float">
            <text:p>1.96</text:p>
          </table:table-cell>
          <table:table-cell office:value-type="float" office:value="4.02999999999996" calcext:value-type="float">
            <text:p>4.03</text:p>
          </table:table-cell>
          <table:table-cell office:value-type="float" office:value="23.3300000000008" calcext:value-type="float">
            <text:p>23.33</text:p>
          </table:table-cell>
          <table:table-cell office:value-type="float" office:value="21.2100000000005" calcext:value-type="float">
            <text:p>21.21</text:p>
          </table:table-cell>
          <table:table-cell office:value-type="float" office:value="9.29999999999985" calcext:value-type="float">
            <text:p>9.3</text:p>
          </table:table-cell>
          <table:table-cell office:value-type="float" office:value="25.5600000000012" calcext:value-type="float">
            <text:p>25.56</text:p>
          </table:table-cell>
          <table:table-cell office:value-type="float" office:value="21.9900000000006" calcext:value-type="float">
            <text:p>21.99</text:p>
          </table:table-cell>
          <table:table-cell office:value-type="float" office:value="4.47999999999995" calcext:value-type="float">
            <text:p>4.48</text:p>
          </table:table-cell>
          <table:table-cell office:value-type="float" office:value="76.5800000000023" calcext:value-type="float">
            <text:p>76.58</text:p>
          </table:table-cell>
          <table:table-cell office:value-type="float" office:value="4.89999999999994" calcext:value-type="float">
            <text:p>4.9</text:p>
          </table:table-cell>
          <table:table-cell office:value-type="float" office:value="19.7300000000003" calcext:value-type="float">
            <text:p>19.73</text:p>
          </table:table-cell>
          <table:table-cell office:value-type="float" office:value="13.9299999999997" calcext:value-type="float">
            <text:p>13.93</text:p>
          </table:table-cell>
          <table:table-cell office:value-type="float" office:value="1.94" calcext:value-type="float">
            <text:p>1.94</text:p>
          </table:table-cell>
          <table:table-cell office:value-type="float" office:value="2.54999999999999" calcext:value-type="float">
            <text:p>2.55</text:p>
          </table:table-cell>
          <table:table-cell office:value-type="float" office:value="26.3500000000013" calcext:value-type="float">
            <text:p>26.35</text:p>
          </table:table-cell>
          <table:table-cell office:value-type="float" office:value="48.099999999999" calcext:value-type="float">
            <text:p>48.1</text:p>
          </table:table-cell>
          <table:table-cell office:value-type="float" office:value="4.04999999999996" calcext:value-type="float">
            <text:p>4.05</text:p>
          </table:table-cell>
          <table:table-cell office:value-type="float" office:value="10.2899999999998" calcext:value-type="float">
            <text:p>10.29</text:p>
          </table:table-cell>
          <table:table-cell table:formula="of:=AVERAGE([.E53:.X53])" office:value-type="float" office:value="18.3535000000004" calcext:value-type="float">
            <text:p>18.3535</text:p>
          </table:table-cell>
          <table:table-cell table:formula="of:=STDEV([.E53:.X53])" office:value-type="float" office:value="18.3527755752586" calcext:value-type="float">
            <text:p>18.3527755753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.050000000001" calcext:value-type="float">
            <text:p>24.05</text:p>
          </table:table-cell>
          <table:table-cell office:value-type="float" office:value="1.76" calcext:value-type="float">
            <text:p>1.76</text:p>
          </table:table-cell>
          <table:table-cell office:value-type="float" office:value="2.03" calcext:value-type="float">
            <text:p>2.03</text:p>
          </table:table-cell>
          <table:table-cell office:value-type="float" office:value="28.6000000000017" calcext:value-type="float">
            <text:p>28.6</text:p>
          </table:table-cell>
          <table:table-cell office:value-type="float" office:value="5.33999999999993" calcext:value-type="float">
            <text:p>5.34</text:p>
          </table:table-cell>
          <table:table-cell office:value-type="float" office:value="22.9100000000008" calcext:value-type="float">
            <text:p>22.91</text:p>
          </table:table-cell>
          <table:table-cell office:value-type="float" office:value="5.26999999999993" calcext:value-type="float">
            <text:p>5.27</text:p>
          </table:table-cell>
          <table:table-cell office:value-type="float" office:value="3.47999999999997" calcext:value-type="float">
            <text:p>3.48</text:p>
          </table:table-cell>
          <table:table-cell office:value-type="float" office:value="8.15999999999987" calcext:value-type="float">
            <text:p>8.16</text:p>
          </table:table-cell>
          <table:table-cell office:value-type="float" office:value="43.3799999999999" calcext:value-type="float">
            <text:p>43.38</text:p>
          </table:table-cell>
          <table:table-cell office:value-type="float" office:value="13.8899999999998" calcext:value-type="float">
            <text:p>13.89</text:p>
          </table:table-cell>
          <table:table-cell office:value-type="float" office:value="20.8300000000005" calcext:value-type="float">
            <text:p>20.83</text:p>
          </table:table-cell>
          <table:table-cell office:value-type="float" office:value="22.3300000000007" calcext:value-type="float">
            <text:p>22.33</text:p>
          </table:table-cell>
          <table:table-cell office:value-type="float" office:value="4.25999999999995" calcext:value-type="float">
            <text:p>4.26</text:p>
          </table:table-cell>
          <table:table-cell office:value-type="float" office:value="3.15999999999998" calcext:value-type="float">
            <text:p>3.16</text:p>
          </table:table-cell>
          <table:table-cell office:value-type="float" office:value="32.930000000002" calcext:value-type="float">
            <text:p>32.93</text:p>
          </table:table-cell>
          <table:table-cell office:value-type="float" office:value="1.96" calcext:value-type="float">
            <text:p>1.96</text:p>
          </table:table-cell>
          <table:table-cell office:value-type="float" office:value="16.0299999999997" calcext:value-type="float">
            <text:p>16.03</text:p>
          </table:table-cell>
          <table:table-cell office:value-type="float" office:value="30.840000000002" calcext:value-type="float">
            <text:p>30.84</text:p>
          </table:table-cell>
          <table:table-cell office:value-type="float" office:value="5.02999999999994" calcext:value-type="float">
            <text:p>5.03</text:p>
          </table:table-cell>
          <table:table-cell table:formula="of:=AVERAGE([.E54:.X54])" office:value-type="float" office:value="14.8120000000004" calcext:value-type="float">
            <text:p>14.812</text:p>
          </table:table-cell>
          <table:table-cell table:formula="of:=STDEV([.E54:.X54])" office:value-type="float" office:value="12.6335562355936" calcext:value-type="float">
            <text:p>12.6335562356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43.5899999999999" calcext:value-type="float">
            <text:p>43.59</text:p>
          </table:table-cell>
          <table:table-cell office:value-type="float" office:value="15.9699999999997" calcext:value-type="float">
            <text:p>15.97</text:p>
          </table:table-cell>
          <table:table-cell office:value-type="float" office:value="14.5599999999997" calcext:value-type="float">
            <text:p>14.56</text:p>
          </table:table-cell>
          <table:table-cell office:value-type="float" office:value="4.32999999999995" calcext:value-type="float">
            <text:p>4.33</text:p>
          </table:table-cell>
          <table:table-cell office:value-type="float" office:value="32.780000000002" calcext:value-type="float">
            <text:p>32.78</text:p>
          </table:table-cell>
          <table:table-cell office:value-type="float" office:value="2.34999999999999" calcext:value-type="float">
            <text:p>2.35</text:p>
          </table:table-cell>
          <table:table-cell office:value-type="float" office:value="6.48999999999991" calcext:value-type="float">
            <text:p>6.49</text:p>
          </table:table-cell>
          <table:table-cell office:value-type="float" office:value="3.74999999999996" calcext:value-type="float">
            <text:p>3.75</text:p>
          </table:table-cell>
          <table:table-cell office:value-type="float" office:value="20.6900000000004" calcext:value-type="float">
            <text:p>20.69</text:p>
          </table:table-cell>
          <table:table-cell office:value-type="float" office:value="1.81" calcext:value-type="float">
            <text:p>1.81</text:p>
          </table:table-cell>
          <table:table-cell office:value-type="float" office:value="41.1100000000004" calcext:value-type="float">
            <text:p>41.11</text:p>
          </table:table-cell>
          <table:table-cell office:value-type="float" office:value="9.46999999999984" calcext:value-type="float">
            <text:p>9.47</text:p>
          </table:table-cell>
          <table:table-cell office:value-type="float" office:value="20.2000000000004" calcext:value-type="float">
            <text:p>20.2</text:p>
          </table:table-cell>
          <table:table-cell office:value-type="float" office:value="21.2900000000005" calcext:value-type="float">
            <text:p>21.29</text:p>
          </table:table-cell>
          <table:table-cell office:value-type="float" office:value="23.3300000000008" calcext:value-type="float">
            <text:p>23.33</text:p>
          </table:table-cell>
          <table:table-cell office:value-type="float" office:value="3.99999999999996" calcext:value-type="float">
            <text:p>4</text:p>
          </table:table-cell>
          <table:table-cell office:value-type="float" office:value="13.4399999999998" calcext:value-type="float">
            <text:p>13.44</text:p>
          </table:table-cell>
          <table:table-cell office:value-type="float" office:value="29.1100000000017" calcext:value-type="float">
            <text:p>29.11</text:p>
          </table:table-cell>
          <table:table-cell office:value-type="float" office:value="2.06" calcext:value-type="float">
            <text:p>2.06</text:p>
          </table:table-cell>
          <table:table-cell office:value-type="float" office:value="35.5300000000015" calcext:value-type="float">
            <text:p>35.53</text:p>
          </table:table-cell>
          <table:table-cell table:formula="of:=AVERAGE([.E55:.X55])" office:value-type="float" office:value="17.2930000000003" calcext:value-type="float">
            <text:p>17.293</text:p>
          </table:table-cell>
          <table:table-cell table:formula="of:=STDEV([.E55:.X55])" office:value-type="float" office:value="13.511119046724" calcext:value-type="float">
            <text:p>13.5111190467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12.3399999999998" calcext:value-type="float">
            <text:p>12.34</text:p>
          </table:table-cell>
          <table:table-cell office:value-type="float" office:value="11.8499999999998" calcext:value-type="float">
            <text:p>11.85</text:p>
          </table:table-cell>
          <table:table-cell office:value-type="float" office:value="4.48999999999995" calcext:value-type="float">
            <text:p>4.49</text:p>
          </table:table-cell>
          <table:table-cell office:value-type="float" office:value="26.0200000000013" calcext:value-type="float">
            <text:p>26.02</text:p>
          </table:table-cell>
          <table:table-cell office:value-type="float" office:value="15.4799999999997" calcext:value-type="float">
            <text:p>15.48</text:p>
          </table:table-cell>
          <table:table-cell office:value-type="float" office:value="16.8199999999998" calcext:value-type="float">
            <text:p>16.82</text:p>
          </table:table-cell>
          <table:table-cell office:value-type="float" office:value="7.15999999999989" calcext:value-type="float">
            <text:p>7.16</text:p>
          </table:table-cell>
          <table:table-cell office:value-type="float" office:value="13.2899999999998" calcext:value-type="float">
            <text:p>13.29</text:p>
          </table:table-cell>
          <table:table-cell office:value-type="float" office:value="19.6700000000003" calcext:value-type="float">
            <text:p>19.67</text:p>
          </table:table-cell>
          <table:table-cell office:value-type="float" office:value="6.07999999999992" calcext:value-type="float">
            <text:p>6.08</text:p>
          </table:table-cell>
          <table:table-cell office:value-type="float" office:value="12.5199999999998" calcext:value-type="float">
            <text:p>12.52</text:p>
          </table:table-cell>
          <table:table-cell office:value-type="float" office:value="48.9899999999988" calcext:value-type="float">
            <text:p>48.99</text:p>
          </table:table-cell>
          <table:table-cell office:value-type="float" office:value="28.7900000000017" calcext:value-type="float">
            <text:p>28.79</text:p>
          </table:table-cell>
          <table:table-cell office:value-type="float" office:value="6.26999999999991" calcext:value-type="float">
            <text:p>6.27</text:p>
          </table:table-cell>
          <table:table-cell office:value-type="float" office:value="11.2899999999998" calcext:value-type="float">
            <text:p>11.29</text:p>
          </table:table-cell>
          <table:table-cell office:value-type="float" office:value="4.97999999999994" calcext:value-type="float">
            <text:p>4.98</text:p>
          </table:table-cell>
          <table:table-cell office:value-type="float" office:value="24.8800000000011" calcext:value-type="float">
            <text:p>24.88</text:p>
          </table:table-cell>
          <table:table-cell office:value-type="float" office:value="3.72999999999996" calcext:value-type="float">
            <text:p>3.73</text:p>
          </table:table-cell>
          <table:table-cell office:value-type="float" office:value="22.0100000000006" calcext:value-type="float">
            <text:p>22.01</text:p>
          </table:table-cell>
          <table:table-cell office:value-type="float" office:value="11.4999999999998" calcext:value-type="float">
            <text:p>11.5</text:p>
          </table:table-cell>
          <table:table-cell table:formula="of:=AVERAGE([.E56:.X56])" office:value-type="float" office:value="15.4080000000001" calcext:value-type="float">
            <text:p>15.408</text:p>
          </table:table-cell>
          <table:table-cell table:formula="of:=STDEV([.E56:.X56])" office:value-type="float" office:value="10.8649763726825" calcext:value-type="float">
            <text:p>10.864976372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.69999999999992" calcext:value-type="float">
            <text:p>5.7</text:p>
          </table:table-cell>
          <table:table-cell office:value-type="float" office:value="4.81999999999994" calcext:value-type="float">
            <text:p>4.82</text:p>
          </table:table-cell>
          <table:table-cell office:value-type="float" office:value="1.91" calcext:value-type="float">
            <text:p>1.91</text:p>
          </table:table-cell>
          <table:table-cell office:value-type="float" office:value="21.6400000000006" calcext:value-type="float">
            <text:p>21.64</text:p>
          </table:table-cell>
          <table:table-cell office:value-type="float" office:value="6.7499999999999" calcext:value-type="float">
            <text:p>6.75</text:p>
          </table:table-cell>
          <table:table-cell office:value-type="float" office:value="14.2399999999997" calcext:value-type="float">
            <text:p>14.24</text:p>
          </table:table-cell>
          <table:table-cell office:value-type="float" office:value="5.24999999999993" calcext:value-type="float">
            <text:p>5.25</text:p>
          </table:table-cell>
          <table:table-cell office:value-type="float" office:value="9.01999999999985" calcext:value-type="float">
            <text:p>9.02</text:p>
          </table:table-cell>
          <table:table-cell office:value-type="float" office:value="62.0399999999962" calcext:value-type="float">
            <text:p>62.04</text:p>
          </table:table-cell>
          <table:table-cell office:value-type="float" office:value="5.12999999999994" calcext:value-type="float">
            <text:p>5.13</text:p>
          </table:table-cell>
          <table:table-cell office:value-type="float" office:value="6.6399999999999" calcext:value-type="float">
            <text:p>6.64</text:p>
          </table:table-cell>
          <table:table-cell office:value-type="float" office:value="15.5299999999997" calcext:value-type="float">
            <text:p>15.53</text:p>
          </table:table-cell>
          <table:table-cell office:value-type="float" office:value="4.75999999999994" calcext:value-type="float">
            <text:p>4.76</text:p>
          </table:table-cell>
          <table:table-cell office:value-type="float" office:value="6.48999999999991" calcext:value-type="float">
            <text:p>6.49</text:p>
          </table:table-cell>
          <table:table-cell office:value-type="float" office:value="5.07999999999994" calcext:value-type="float">
            <text:p>5.08</text:p>
          </table:table-cell>
          <table:table-cell office:value-type="float" office:value="10.0699999999998" calcext:value-type="float">
            <text:p>10.07</text:p>
          </table:table-cell>
          <table:table-cell office:value-type="float" office:value="26.0400000000013" calcext:value-type="float">
            <text:p>26.04</text:p>
          </table:table-cell>
          <table:table-cell office:value-type="float" office:value="17.1199999999999" calcext:value-type="float">
            <text:p>17.12</text:p>
          </table:table-cell>
          <table:table-cell office:value-type="float" office:value="6.50999999999991" calcext:value-type="float">
            <text:p>6.51</text:p>
          </table:table-cell>
          <table:table-cell office:value-type="float" office:value="2.03" calcext:value-type="float">
            <text:p>2.03</text:p>
          </table:table-cell>
          <table:table-cell table:formula="of:=AVERAGE([.E57:.X57])" office:value-type="float" office:value="11.8384999999998" calcext:value-type="float">
            <text:p>11.8385</text:p>
          </table:table-cell>
          <table:table-cell table:formula="of:=STDEV([.E57:.X57])" office:value-type="float" office:value="13.4792949507162" calcext:value-type="float">
            <text:p>13.479294950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.37999999999995" calcext:value-type="float">
            <text:p>4.38</text:p>
          </table:table-cell>
          <table:table-cell office:value-type="float" office:value="6.7899999999999" calcext:value-type="float">
            <text:p>6.79</text:p>
          </table:table-cell>
          <table:table-cell office:value-type="float" office:value="4.56999999999995" calcext:value-type="float">
            <text:p>4.57</text:p>
          </table:table-cell>
          <table:table-cell office:value-type="float" office:value="7.72999999999988" calcext:value-type="float">
            <text:p>7.73</text:p>
          </table:table-cell>
          <table:table-cell office:value-type="float" office:value="6.7199999999999" calcext:value-type="float">
            <text:p>6.72</text:p>
          </table:table-cell>
          <table:table-cell office:value-type="float" office:value="14.7499999999997" calcext:value-type="float">
            <text:p>14.75</text:p>
          </table:table-cell>
          <table:table-cell office:value-type="float" office:value="2.84999999999998" calcext:value-type="float">
            <text:p>2.85</text:p>
          </table:table-cell>
          <table:table-cell office:value-type="float" office:value="4.27999999999995" calcext:value-type="float">
            <text:p>4.28</text:p>
          </table:table-cell>
          <table:table-cell office:value-type="float" office:value="4.70999999999994" calcext:value-type="float">
            <text:p>4.71</text:p>
          </table:table-cell>
          <table:table-cell office:value-type="float" office:value="27.4500000000015" calcext:value-type="float">
            <text:p>27.45</text:p>
          </table:table-cell>
          <table:table-cell office:value-type="float" office:value="15.3799999999997" calcext:value-type="float">
            <text:p>15.38</text:p>
          </table:table-cell>
          <table:table-cell office:value-type="float" office:value="25.0400000000011" calcext:value-type="float">
            <text:p>25.04</text:p>
          </table:table-cell>
          <table:table-cell office:value-type="float" office:value="17.3599999999999" calcext:value-type="float">
            <text:p>17.36</text:p>
          </table:table-cell>
          <table:table-cell office:value-type="float" office:value="9.32999999999985" calcext:value-type="float">
            <text:p>9.33</text:p>
          </table:table-cell>
          <table:table-cell office:value-type="float" office:value="19.4800000000002" calcext:value-type="float">
            <text:p>19.48</text:p>
          </table:table-cell>
          <table:table-cell office:value-type="float" office:value="30.580000000002" calcext:value-type="float">
            <text:p>30.58</text:p>
          </table:table-cell>
          <table:table-cell office:value-type="float" office:value="15.8399999999997" calcext:value-type="float">
            <text:p>15.84</text:p>
          </table:table-cell>
          <table:table-cell office:value-type="float" office:value="28.7400000000017" calcext:value-type="float">
            <text:p>28.74</text:p>
          </table:table-cell>
          <table:table-cell office:value-type="float" office:value="10.9099999999998" calcext:value-type="float">
            <text:p>10.91</text:p>
          </table:table-cell>
          <table:table-cell office:value-type="float" office:value="41.6900000000003" calcext:value-type="float">
            <text:p>41.69</text:p>
          </table:table-cell>
          <table:table-cell table:formula="of:=AVERAGE([.E58:.X58])" office:value-type="float" office:value="14.9290000000003" calcext:value-type="float">
            <text:p>14.929</text:p>
          </table:table-cell>
          <table:table-cell table:formula="of:=STDEV([.E58:.X58])" office:value-type="float" office:value="10.8913837987944" calcext:value-type="float">
            <text:p>10.891383798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3.040000000002" calcext:value-type="float">
            <text:p>33.04</text:p>
          </table:table-cell>
          <table:table-cell office:value-type="float" office:value="21.4100000000005" calcext:value-type="float">
            <text:p>21.41</text:p>
          </table:table-cell>
          <table:table-cell office:value-type="float" office:value="3.85999999999996" calcext:value-type="float">
            <text:p>3.86</text:p>
          </table:table-cell>
          <table:table-cell office:value-type="float" office:value="17.66" calcext:value-type="float">
            <text:p>17.66</text:p>
          </table:table-cell>
          <table:table-cell office:value-type="float" office:value="16.8499999999998" calcext:value-type="float">
            <text:p>16.85</text:p>
          </table:table-cell>
          <table:table-cell office:value-type="float" office:value="16.8899999999998" calcext:value-type="float">
            <text:p>16.89</text:p>
          </table:table-cell>
          <table:table-cell office:value-type="float" office:value="14.7099999999997" calcext:value-type="float">
            <text:p>14.71</text:p>
          </table:table-cell>
          <table:table-cell office:value-type="float" office:value="8.34999999999987" calcext:value-type="float">
            <text:p>8.35</text:p>
          </table:table-cell>
          <table:table-cell office:value-type="float" office:value="5.80999999999992" calcext:value-type="float">
            <text:p>5.81</text:p>
          </table:table-cell>
          <table:table-cell office:value-type="float" office:value="8.05999999999987" calcext:value-type="float">
            <text:p>8.06</text:p>
          </table:table-cell>
          <table:table-cell office:value-type="float" office:value="45.3299999999996" calcext:value-type="float">
            <text:p>45.33</text:p>
          </table:table-cell>
          <table:table-cell office:value-type="float" office:value="4.83999999999994" calcext:value-type="float">
            <text:p>4.84</text:p>
          </table:table-cell>
          <table:table-cell office:value-type="float" office:value="3.17999999999998" calcext:value-type="float">
            <text:p>3.18</text:p>
          </table:table-cell>
          <table:table-cell office:value-type="float" office:value="8.41999999999987" calcext:value-type="float">
            <text:p>8.42</text:p>
          </table:table-cell>
          <table:table-cell office:value-type="float" office:value="9.78999999999984" calcext:value-type="float">
            <text:p>9.79</text:p>
          </table:table-cell>
          <table:table-cell office:value-type="float" office:value="9.39999999999984" calcext:value-type="float">
            <text:p>9.4</text:p>
          </table:table-cell>
          <table:table-cell office:value-type="float" office:value="5.01999999999994" calcext:value-type="float">
            <text:p>5.02</text:p>
          </table:table-cell>
          <table:table-cell office:value-type="float" office:value="25.3400000000012" calcext:value-type="float">
            <text:p>25.34</text:p>
          </table:table-cell>
          <table:table-cell office:value-type="float" office:value="24.6600000000011" calcext:value-type="float">
            <text:p>24.66</text:p>
          </table:table-cell>
          <table:table-cell office:value-type="float" office:value="4.34999999999995" calcext:value-type="float">
            <text:p>4.35</text:p>
          </table:table-cell>
          <table:table-cell table:formula="of:=AVERAGE([.E59:.X59])" office:value-type="float" office:value="14.3485000000001" calcext:value-type="float">
            <text:p>14.3485</text:p>
          </table:table-cell>
          <table:table-cell table:formula="of:=STDEV([.E59:.X59])" office:value-type="float" office:value="11.1237968125241" calcext:value-type="float">
            <text:p>11.123796812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1.710000000015" calcext:value-type="float">
            <text:p>101.71</text:p>
          </table:table-cell>
          <table:table-cell office:value-type="float" office:value="11.1199999999998" calcext:value-type="float">
            <text:p>11.12</text:p>
          </table:table-cell>
          <table:table-cell office:value-type="float" office:value="7.22999999999989" calcext:value-type="float">
            <text:p>7.23</text:p>
          </table:table-cell>
          <table:table-cell office:value-type="float" office:value="5.75999999999992" calcext:value-type="float">
            <text:p>5.76</text:p>
          </table:table-cell>
          <table:table-cell office:value-type="float" office:value="6.8099999999999" calcext:value-type="float">
            <text:p>6.81</text:p>
          </table:table-cell>
          <table:table-cell office:value-type="float" office:value="5.07999999999994" calcext:value-type="float">
            <text:p>5.08</text:p>
          </table:table-cell>
          <table:table-cell office:value-type="float" office:value="56.3099999999974" calcext:value-type="float">
            <text:p>56.31</text:p>
          </table:table-cell>
          <table:table-cell office:value-type="float" office:value="6.00999999999992" calcext:value-type="float">
            <text:p>6.01</text:p>
          </table:table-cell>
          <table:table-cell office:value-type="float" office:value="14.5099999999997" calcext:value-type="float">
            <text:p>14.51</text:p>
          </table:table-cell>
          <table:table-cell office:value-type="float" office:value="2.31999999999999" calcext:value-type="float">
            <text:p>2.32</text:p>
          </table:table-cell>
          <table:table-cell office:value-type="float" office:value="4.51999999999995" calcext:value-type="float">
            <text:p>4.52</text:p>
          </table:table-cell>
          <table:table-cell office:value-type="float" office:value="10.2199999999998" calcext:value-type="float">
            <text:p>10.22</text:p>
          </table:table-cell>
          <table:table-cell office:value-type="float" office:value="5.77999999999992" calcext:value-type="float">
            <text:p>5.78</text:p>
          </table:table-cell>
          <table:table-cell office:value-type="float" office:value="25.8600000000012" calcext:value-type="float">
            <text:p>25.86</text:p>
          </table:table-cell>
          <table:table-cell office:value-type="float" office:value="5.69999999999992" calcext:value-type="float">
            <text:p>5.7</text:p>
          </table:table-cell>
          <table:table-cell office:value-type="float" office:value="10.6799999999998" calcext:value-type="float">
            <text:p>10.68</text:p>
          </table:table-cell>
          <table:table-cell office:value-type="float" office:value="4.29999999999995" calcext:value-type="float">
            <text:p>4.3</text:p>
          </table:table-cell>
          <table:table-cell office:value-type="float" office:value="15.0899999999997" calcext:value-type="float">
            <text:p>15.09</text:p>
          </table:table-cell>
          <table:table-cell office:value-type="float" office:value="10.3299999999998" calcext:value-type="float">
            <text:p>10.33</text:p>
          </table:table-cell>
          <table:table-cell office:value-type="float" office:value="25.7100000000012" calcext:value-type="float">
            <text:p>25.71</text:p>
          </table:table-cell>
          <table:table-cell table:formula="of:=AVERAGE([.E60:.X60])" office:value-type="float" office:value="16.7525000000006" calcext:value-type="float">
            <text:p>16.7525</text:p>
          </table:table-cell>
          <table:table-cell table:formula="of:=STDEV([.E60:.X60])" office:value-type="float" office:value="23.4224761320835" calcext:value-type="float">
            <text:p>23.422476132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.77999999999994" calcext:value-type="float">
            <text:p>4.78</text:p>
          </table:table-cell>
          <table:table-cell office:value-type="float" office:value="8.17999999999987" calcext:value-type="float">
            <text:p>8.18</text:p>
          </table:table-cell>
          <table:table-cell office:value-type="float" office:value="6.8699999999999" calcext:value-type="float">
            <text:p>6.87</text:p>
          </table:table-cell>
          <table:table-cell office:value-type="float" office:value="7.08999999999989" calcext:value-type="float">
            <text:p>7.09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2.50999999999999" calcext:value-type="float">
            <text:p>2.51</text:p>
          </table:table-cell>
          <table:table-cell office:value-type="float" office:value="4.40999999999995" calcext:value-type="float">
            <text:p>4.41</text:p>
          </table:table-cell>
          <table:table-cell office:value-type="float" office:value="16.5099999999998" calcext:value-type="float">
            <text:p>16.51</text:p>
          </table:table-cell>
          <table:table-cell office:value-type="float" office:value="49.4099999999987" calcext:value-type="float">
            <text:p>49.41</text:p>
          </table:table-cell>
          <table:table-cell office:value-type="float" office:value="4.16999999999996" calcext:value-type="float">
            <text:p>4.17</text:p>
          </table:table-cell>
          <table:table-cell office:value-type="float" office:value="2.09" calcext:value-type="float">
            <text:p>2.09</text:p>
          </table:table-cell>
          <table:table-cell office:value-type="float" office:value="21.7500000000006" calcext:value-type="float">
            <text:p>21.75</text:p>
          </table:table-cell>
          <table:table-cell office:value-type="float" office:value="8.63999999999986" calcext:value-type="float">
            <text:p>8.64</text:p>
          </table:table-cell>
          <table:table-cell office:value-type="float" office:value="21.2800000000005" calcext:value-type="float">
            <text:p>21.28</text:p>
          </table:table-cell>
          <table:table-cell office:value-type="float" office:value="8.29999999999987" calcext:value-type="float">
            <text:p>8.3</text:p>
          </table:table-cell>
          <table:table-cell office:value-type="float" office:value="21.3000000000005" calcext:value-type="float">
            <text:p>21.3</text:p>
          </table:table-cell>
          <table:table-cell office:value-type="float" office:value="53.6399999999979" calcext:value-type="float">
            <text:p>53.64</text:p>
          </table:table-cell>
          <table:table-cell office:value-type="float" office:value="16.7899999999998" calcext:value-type="float">
            <text:p>16.79</text:p>
          </table:table-cell>
          <table:table-cell office:value-type="float" office:value="45.4899999999995" calcext:value-type="float">
            <text:p>45.49</text:p>
          </table:table-cell>
          <table:table-cell office:value-type="float" office:value="5.44999999999993" calcext:value-type="float">
            <text:p>5.45</text:p>
          </table:table-cell>
          <table:table-cell table:formula="of:=AVERAGE([.E61:.X61])" office:value-type="float" office:value="15.5794999999998" calcext:value-type="float">
            <text:p>15.5795</text:p>
          </table:table-cell>
          <table:table-cell table:formula="of:=STDEV([.E61:.X61])" office:value-type="float" office:value="16.0331145724941" calcext:value-type="float">
            <text:p>16.033114572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.52999999999995" calcext:value-type="float">
            <text:p>4.53</text:p>
          </table:table-cell>
          <table:table-cell office:value-type="float" office:value="2.56999999999999" calcext:value-type="float">
            <text:p>2.57</text:p>
          </table:table-cell>
          <table:table-cell office:value-type="float" office:value="7.52999999999988" calcext:value-type="float">
            <text:p>7.53</text:p>
          </table:table-cell>
          <table:table-cell office:value-type="float" office:value="33.4200000000019" calcext:value-type="float">
            <text:p>33.42</text:p>
          </table:table-cell>
          <table:table-cell office:value-type="float" office:value="12.0299999999998" calcext:value-type="float">
            <text:p>12.03</text:p>
          </table:table-cell>
          <table:table-cell office:value-type="float" office:value="41.3100000000004" calcext:value-type="float">
            <text:p>41.31</text:p>
          </table:table-cell>
          <table:table-cell office:value-type="float" office:value="10.6499999999998" calcext:value-type="float">
            <text:p>10.65</text:p>
          </table:table-cell>
          <table:table-cell office:value-type="float" office:value="36.3700000000013" calcext:value-type="float">
            <text:p>36.37</text:p>
          </table:table-cell>
          <table:table-cell office:value-type="float" office:value="6.8399999999999" calcext:value-type="float">
            <text:p>6.84</text:p>
          </table:table-cell>
          <table:table-cell office:value-type="float" office:value="29.9200000000019" calcext:value-type="float">
            <text:p>29.92</text:p>
          </table:table-cell>
          <table:table-cell office:value-type="float" office:value="18.7600000000001" calcext:value-type="float">
            <text:p>18.76</text:p>
          </table:table-cell>
          <table:table-cell office:value-type="float" office:value="5.37999999999993" calcext:value-type="float">
            <text:p>5.38</text:p>
          </table:table-cell>
          <table:table-cell office:value-type="float" office:value="7.55999999999988" calcext:value-type="float">
            <text:p>7.56</text:p>
          </table:table-cell>
          <table:table-cell office:value-type="float" office:value="7.18999999999989" calcext:value-type="float">
            <text:p>7.19</text:p>
          </table:table-cell>
          <table:table-cell office:value-type="float" office:value="2.34999999999999" calcext:value-type="float">
            <text:p>2.35</text:p>
          </table:table-cell>
          <table:table-cell office:value-type="float" office:value="9.77999999999984" calcext:value-type="float">
            <text:p>9.78</text:p>
          </table:table-cell>
          <table:table-cell office:value-type="float" office:value="21.0700000000005" calcext:value-type="float">
            <text:p>21.07</text:p>
          </table:table-cell>
          <table:table-cell office:value-type="float" office:value="5.83999999999992" calcext:value-type="float">
            <text:p>5.84</text:p>
          </table:table-cell>
          <table:table-cell office:value-type="float" office:value="4.88999999999994" calcext:value-type="float">
            <text:p>4.89</text:p>
          </table:table-cell>
          <table:table-cell office:value-type="float" office:value="10.1799999999998" calcext:value-type="float">
            <text:p>10.18</text:p>
          </table:table-cell>
          <table:table-cell table:formula="of:=AVERAGE([.E62:.X62])" office:value-type="float" office:value="13.9085000000002" calcext:value-type="float">
            <text:p>13.9085</text:p>
          </table:table-cell>
          <table:table-cell table:formula="of:=STDEV([.E62:.X62])" office:value-type="float" office:value="12.0475410354152" calcext:value-type="float">
            <text:p>12.047541035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.53999999999993" calcext:value-type="float">
            <text:p>5.54</text:p>
          </table:table-cell>
          <table:table-cell office:value-type="float" office:value="23.8600000000009" calcext:value-type="float">
            <text:p>23.86</text:p>
          </table:table-cell>
          <table:table-cell office:value-type="float" office:value="29.2500000000018" calcext:value-type="float">
            <text:p>29.25</text:p>
          </table:table-cell>
          <table:table-cell office:value-type="float" office:value="8.79999999999986" calcext:value-type="float">
            <text:p>8.8</text:p>
          </table:table-cell>
          <table:table-cell office:value-type="float" office:value="7.15999999999989" calcext:value-type="float">
            <text:p>7.16</text:p>
          </table:table-cell>
          <table:table-cell office:value-type="float" office:value="13.5999999999998" calcext:value-type="float">
            <text:p>13.6</text:p>
          </table:table-cell>
          <table:table-cell office:value-type="float" office:value="25.6600000000012" calcext:value-type="float">
            <text:p>25.66</text:p>
          </table:table-cell>
          <table:table-cell office:value-type="float" office:value="2.42999999999999" calcext:value-type="float">
            <text:p>2.43</text:p>
          </table:table-cell>
          <table:table-cell office:value-type="float" office:value="13.1899999999998" calcext:value-type="float">
            <text:p>13.19</text:p>
          </table:table-cell>
          <table:table-cell office:value-type="float" office:value="9.06999999999985" calcext:value-type="float">
            <text:p>9.07</text:p>
          </table:table-cell>
          <table:table-cell office:value-type="float" office:value="4.84999999999994" calcext:value-type="float">
            <text:p>4.85</text:p>
          </table:table-cell>
          <table:table-cell office:value-type="float" office:value="7.52999999999988" calcext:value-type="float">
            <text:p>7.53</text:p>
          </table:table-cell>
          <table:table-cell office:value-type="float" office:value="13.6099999999998" calcext:value-type="float">
            <text:p>13.61</text:p>
          </table:table-cell>
          <table:table-cell office:value-type="float" office:value="18.8900000000002" calcext:value-type="float">
            <text:p>18.89</text:p>
          </table:table-cell>
          <table:table-cell office:value-type="float" office:value="9.62999999999984" calcext:value-type="float">
            <text:p>9.63</text:p>
          </table:table-cell>
          <table:table-cell office:value-type="float" office:value="5.71999999999992" calcext:value-type="float">
            <text:p>5.72</text:p>
          </table:table-cell>
          <table:table-cell office:value-type="float" office:value="5.44999999999993" calcext:value-type="float">
            <text:p>5.45</text:p>
          </table:table-cell>
          <table:table-cell office:value-type="float" office:value="13.5699999999998" calcext:value-type="float">
            <text:p>13.57</text:p>
          </table:table-cell>
          <table:table-cell office:value-type="float" office:value="6.16999999999991" calcext:value-type="float">
            <text:p>6.17</text:p>
          </table:table-cell>
          <table:table-cell office:value-type="float" office:value="41.1000000000004" calcext:value-type="float">
            <text:p>41.1</text:p>
          </table:table-cell>
          <table:table-cell table:formula="of:=AVERAGE([.E63:.X63])" office:value-type="float" office:value="13.2540000000001" calcext:value-type="float">
            <text:p>13.254</text:p>
          </table:table-cell>
          <table:table-cell table:formula="of:=STDEV([.E63:.X63])" office:value-type="float" office:value="9.90826258071659" calcext:value-type="float">
            <text:p>9.908262580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.19" calcext:value-type="float">
            <text:p>2.19</text:p>
          </table:table-cell>
          <table:table-cell office:value-type="float" office:value="7.93999999999988" calcext:value-type="float">
            <text:p>7.94</text:p>
          </table:table-cell>
          <table:table-cell office:value-type="float" office:value="17.99" calcext:value-type="float">
            <text:p>17.99</text:p>
          </table:table-cell>
          <table:table-cell office:value-type="float" office:value="7.64999999999988" calcext:value-type="float">
            <text:p>7.65</text:p>
          </table:table-cell>
          <table:table-cell office:value-type="float" office:value="8.47999999999986" calcext:value-type="float">
            <text:p>8.48</text:p>
          </table:table-cell>
          <table:table-cell office:value-type="float" office:value="9.95999999999983" calcext:value-type="float">
            <text:p>9.96</text:p>
          </table:table-cell>
          <table:table-cell office:value-type="float" office:value="22.1200000000007" calcext:value-type="float">
            <text:p>22.12</text:p>
          </table:table-cell>
          <table:table-cell office:value-type="float" office:value="26.5000000000013" calcext:value-type="float">
            <text:p>26.5</text:p>
          </table:table-cell>
          <table:table-cell office:value-type="float" office:value="5.42999999999993" calcext:value-type="float">
            <text:p>5.43</text:p>
          </table:table-cell>
          <table:table-cell office:value-type="float" office:value="6.6399999999999" calcext:value-type="float">
            <text:p>6.64</text:p>
          </table:table-cell>
          <table:table-cell office:value-type="float" office:value="18.1" calcext:value-type="float">
            <text:p>18.1</text:p>
          </table:table-cell>
          <table:table-cell office:value-type="float" office:value="5.43999999999993" calcext:value-type="float">
            <text:p>5.44</text:p>
          </table:table-cell>
          <table:table-cell office:value-type="float" office:value="15.3699999999997" calcext:value-type="float">
            <text:p>15.37</text:p>
          </table:table-cell>
          <table:table-cell office:value-type="float" office:value="6.19999999999991" calcext:value-type="float">
            <text:p>6.2</text:p>
          </table:table-cell>
          <table:table-cell office:value-type="float" office:value="10.7599999999998" calcext:value-type="float">
            <text:p>10.76</text:p>
          </table:table-cell>
          <table:table-cell office:value-type="float" office:value="14.0399999999997" calcext:value-type="float">
            <text:p>14.04</text:p>
          </table:table-cell>
          <table:table-cell office:value-type="float" office:value="8.72999999999986" calcext:value-type="float">
            <text:p>8.73</text:p>
          </table:table-cell>
          <table:table-cell office:value-type="float" office:value="22.9800000000008" calcext:value-type="float">
            <text:p>22.98</text:p>
          </table:table-cell>
          <table:table-cell office:value-type="float" office:value="2.60999999999999" calcext:value-type="float">
            <text:p>2.61</text:p>
          </table:table-cell>
          <table:table-cell office:value-type="float" office:value="4.71999999999994" calcext:value-type="float">
            <text:p>4.72</text:p>
          </table:table-cell>
          <table:table-cell table:formula="of:=AVERAGE([.E64:.X64])" office:value-type="float" office:value="11.1925000000001" calcext:value-type="float">
            <text:p>11.1925</text:p>
          </table:table-cell>
          <table:table-cell table:formula="of:=STDEV([.E64:.X64])" office:value-type="float" office:value="7.10431883100947" calcext:value-type="float">
            <text:p>7.10431883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.73999999999994" calcext:value-type="float">
            <text:p>4.74</text:p>
          </table:table-cell>
          <table:table-cell office:value-type="float" office:value="3.13999999999998" calcext:value-type="float">
            <text:p>3.14</text:p>
          </table:table-cell>
          <table:table-cell office:value-type="float" office:value="12.0699999999998" calcext:value-type="float">
            <text:p>12.07</text:p>
          </table:table-cell>
          <table:table-cell office:value-type="float" office:value="4.22999999999995" calcext:value-type="float">
            <text:p>4.23</text:p>
          </table:table-cell>
          <table:table-cell office:value-type="float" office:value="7.35999999999989" calcext:value-type="float">
            <text:p>7.36</text:p>
          </table:table-cell>
          <table:table-cell office:value-type="float" office:value="22.8100000000008" calcext:value-type="float">
            <text:p>22.81</text:p>
          </table:table-cell>
          <table:table-cell office:value-type="float" office:value="14.0999999999997" calcext:value-type="float">
            <text:p>14.1</text:p>
          </table:table-cell>
          <table:table-cell office:value-type="float" office:value="21.7200000000006" calcext:value-type="float">
            <text:p>21.72</text:p>
          </table:table-cell>
          <table:table-cell office:value-type="float" office:value="6.7199999999999" calcext:value-type="float">
            <text:p>6.72</text:p>
          </table:table-cell>
          <table:table-cell office:value-type="float" office:value="4.56999999999995" calcext:value-type="float">
            <text:p>4.57</text:p>
          </table:table-cell>
          <table:table-cell office:value-type="float" office:value="3.69999999999996" calcext:value-type="float">
            <text:p>3.7</text:p>
          </table:table-cell>
          <table:table-cell office:value-type="float" office:value="7.70999999999988" calcext:value-type="float">
            <text:p>7.71</text:p>
          </table:table-cell>
          <table:table-cell office:value-type="float" office:value="3.30999999999997" calcext:value-type="float">
            <text:p>3.31</text:p>
          </table:table-cell>
          <table:table-cell office:value-type="float" office:value="3.70999999999997" calcext:value-type="float">
            <text:p>3.71</text:p>
          </table:table-cell>
          <table:table-cell office:value-type="float" office:value="17.1799999999999" calcext:value-type="float">
            <text:p>17.18</text:p>
          </table:table-cell>
          <table:table-cell office:value-type="float" office:value="11.0799999999998" calcext:value-type="float">
            <text:p>11.08</text:p>
          </table:table-cell>
          <table:table-cell office:value-type="float" office:value="7.71999999999988" calcext:value-type="float">
            <text:p>7.72</text:p>
          </table:table-cell>
          <table:table-cell office:value-type="float" office:value="5.61999999999992" calcext:value-type="float">
            <text:p>5.62</text:p>
          </table:table-cell>
          <table:table-cell office:value-type="float" office:value="38.5400000000009" calcext:value-type="float">
            <text:p>38.54</text:p>
          </table:table-cell>
          <table:table-cell office:value-type="float" office:value="4.02999999999996" calcext:value-type="float">
            <text:p>4.03</text:p>
          </table:table-cell>
          <table:table-cell table:formula="of:=AVERAGE([.E65:.X65])" office:value-type="float" office:value="10.203" calcext:value-type="float">
            <text:p>10.203</text:p>
          </table:table-cell>
          <table:table-cell table:formula="of:=STDEV([.E65:.X65])" office:value-type="float" office:value="8.98386454179201" calcext:value-type="float">
            <text:p>8.983864541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.26999999999985" calcext:value-type="float">
            <text:p>9.27</text:p>
          </table:table-cell>
          <table:table-cell office:value-type="float" office:value="20.2900000000004" calcext:value-type="float">
            <text:p>20.29</text:p>
          </table:table-cell>
          <table:table-cell office:value-type="float" office:value="5.11999999999994" calcext:value-type="float">
            <text:p>5.12</text:p>
          </table:table-cell>
          <table:table-cell office:value-type="float" office:value="21.3300000000005" calcext:value-type="float">
            <text:p>21.33</text:p>
          </table:table-cell>
          <table:table-cell office:value-type="float" office:value="9.24999999999985" calcext:value-type="float">
            <text:p>9.25</text:p>
          </table:table-cell>
          <table:table-cell office:value-type="float" office:value="9.28999999999985" calcext:value-type="float">
            <text:p>9.29</text:p>
          </table:table-cell>
          <table:table-cell office:value-type="float" office:value="33.7800000000018" calcext:value-type="float">
            <text:p>33.78</text:p>
          </table:table-cell>
          <table:table-cell office:value-type="float" office:value="5.22999999999993" calcext:value-type="float">
            <text:p>5.23</text:p>
          </table:table-cell>
          <table:table-cell office:value-type="float" office:value="30.560000000002" calcext:value-type="float">
            <text:p>30.56</text:p>
          </table:table-cell>
          <table:table-cell office:value-type="float" office:value="32.3000000000021" calcext:value-type="float">
            <text:p>32.3</text:p>
          </table:table-cell>
          <table:table-cell office:value-type="float" office:value="18.12" calcext:value-type="float">
            <text:p>18.12</text:p>
          </table:table-cell>
          <table:table-cell office:value-type="float" office:value="14.5599999999997" calcext:value-type="float">
            <text:p>14.56</text:p>
          </table:table-cell>
          <table:table-cell office:value-type="float" office:value="6.7399999999999" calcext:value-type="float">
            <text:p>6.74</text:p>
          </table:table-cell>
          <table:table-cell office:value-type="float" office:value="7.89999999999988" calcext:value-type="float">
            <text:p>7.9</text:p>
          </table:table-cell>
          <table:table-cell office:value-type="float" office:value="8.47999999999986" calcext:value-type="float">
            <text:p>8.48</text:p>
          </table:table-cell>
          <table:table-cell office:value-type="float" office:value="19.0400000000002" calcext:value-type="float">
            <text:p>19.04</text:p>
          </table:table-cell>
          <table:table-cell office:value-type="float" office:value="6.6799999999999" calcext:value-type="float">
            <text:p>6.68</text:p>
          </table:table-cell>
          <table:table-cell office:value-type="float" office:value="23.5700000000009" calcext:value-type="float">
            <text:p>23.57</text:p>
          </table:table-cell>
          <table:table-cell office:value-type="float" office:value="17.2399999999999" calcext:value-type="float">
            <text:p>17.24</text:p>
          </table:table-cell>
          <table:table-cell office:value-type="float" office:value="5.03999999999994" calcext:value-type="float">
            <text:p>5.04</text:p>
          </table:table-cell>
          <table:table-cell table:formula="of:=AVERAGE([.E66:.X66])" office:value-type="float" office:value="15.1895000000003" calcext:value-type="float">
            <text:p>15.1895</text:p>
          </table:table-cell>
          <table:table-cell table:formula="of:=STDEV([.E66:.X66])" office:value-type="float" office:value="9.4235921606646" calcext:value-type="float">
            <text:p>9.423592160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.86999999999998" calcext:value-type="float">
            <text:p>2.87</text:p>
          </table:table-cell>
          <table:table-cell office:value-type="float" office:value="5.99999999999992" calcext:value-type="float">
            <text:p>6</text:p>
          </table:table-cell>
          <table:table-cell office:value-type="float" office:value="3.55999999999997" calcext:value-type="float">
            <text:p>3.56</text:p>
          </table:table-cell>
          <table:table-cell office:value-type="float" office:value="14.5999999999997" calcext:value-type="float">
            <text:p>14.6</text:p>
          </table:table-cell>
          <table:table-cell office:value-type="float" office:value="5.22999999999993" calcext:value-type="float">
            <text:p>5.23</text:p>
          </table:table-cell>
          <table:table-cell office:value-type="float" office:value="6.9599999999999" calcext:value-type="float">
            <text:p>6.96</text:p>
          </table:table-cell>
          <table:table-cell office:value-type="float" office:value="2.13" calcext:value-type="float">
            <text:p>2.13</text:p>
          </table:table-cell>
          <table:table-cell office:value-type="float" office:value="5.61999999999992" calcext:value-type="float">
            <text:p>5.62</text:p>
          </table:table-cell>
          <table:table-cell office:value-type="float" office:value="21.1200000000005" calcext:value-type="float">
            <text:p>21.12</text:p>
          </table:table-cell>
          <table:table-cell office:value-type="float" office:value="21.2900000000005" calcext:value-type="float">
            <text:p>21.29</text:p>
          </table:table-cell>
          <table:table-cell office:value-type="float" office:value="9.22999999999985" calcext:value-type="float">
            <text:p>9.23</text:p>
          </table:table-cell>
          <table:table-cell office:value-type="float" office:value="8.04999999999987" calcext:value-type="float">
            <text:p>8.05</text:p>
          </table:table-cell>
          <table:table-cell office:value-type="float" office:value="15.6199999999997" calcext:value-type="float">
            <text:p>15.62</text:p>
          </table:table-cell>
          <table:table-cell office:value-type="float" office:value="3.55999999999997" calcext:value-type="float">
            <text:p>3.56</text:p>
          </table:table-cell>
          <table:table-cell office:value-type="float" office:value="7.52999999999988" calcext:value-type="float">
            <text:p>7.53</text:p>
          </table:table-cell>
          <table:table-cell office:value-type="float" office:value="11.3299999999998" calcext:value-type="float">
            <text:p>11.33</text:p>
          </table:table-cell>
          <table:table-cell office:value-type="float" office:value="10.4399999999998" calcext:value-type="float">
            <text:p>10.44</text:p>
          </table:table-cell>
          <table:table-cell office:value-type="float" office:value="4.72999999999994" calcext:value-type="float">
            <text:p>4.73</text:p>
          </table:table-cell>
          <table:table-cell office:value-type="float" office:value="4.48999999999995" calcext:value-type="float">
            <text:p>4.49</text:p>
          </table:table-cell>
          <table:table-cell office:value-type="float" office:value="1.89" calcext:value-type="float">
            <text:p>1.89</text:p>
          </table:table-cell>
          <table:table-cell table:formula="of:=AVERAGE([.E67:.X67])" office:value-type="float" office:value="8.31249999999996" calcext:value-type="float">
            <text:p>8.3125</text:p>
          </table:table-cell>
          <table:table-cell table:formula="of:=STDEV([.E67:.X67])" office:value-type="float" office:value="5.83173520715034" calcext:value-type="float">
            <text:p>5.831735207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8.8700000000002" calcext:value-type="float">
            <text:p>18.87</text:p>
          </table:table-cell>
          <table:table-cell office:value-type="float" office:value="5.65999999999992" calcext:value-type="float">
            <text:p>5.66</text:p>
          </table:table-cell>
          <table:table-cell office:value-type="float" office:value="8.36999999999987" calcext:value-type="float">
            <text:p>8.37</text:p>
          </table:table-cell>
          <table:table-cell office:value-type="float" office:value="32.6700000000021" calcext:value-type="float">
            <text:p>32.67</text:p>
          </table:table-cell>
          <table:table-cell office:value-type="float" office:value="8.34999999999987" calcext:value-type="float">
            <text:p>8.35</text:p>
          </table:table-cell>
          <table:table-cell office:value-type="float" office:value="16.6299999999998" calcext:value-type="float">
            <text:p>16.63</text:p>
          </table:table-cell>
          <table:table-cell office:value-type="float" office:value="9.72999999999984" calcext:value-type="float">
            <text:p>9.73</text:p>
          </table:table-cell>
          <table:table-cell office:value-type="float" office:value="5.30999999999993" calcext:value-type="float">
            <text:p>5.31</text:p>
          </table:table-cell>
          <table:table-cell office:value-type="float" office:value="12.1599999999998" calcext:value-type="float">
            <text:p>12.16</text:p>
          </table:table-cell>
          <table:table-cell office:value-type="float" office:value="4.67999999999994" calcext:value-type="float">
            <text:p>4.68</text:p>
          </table:table-cell>
          <table:table-cell office:value-type="float" office:value="15.3599999999997" calcext:value-type="float">
            <text:p>15.36</text:p>
          </table:table-cell>
          <table:table-cell office:value-type="float" office:value="11.5799999999998" calcext:value-type="float">
            <text:p>11.58</text:p>
          </table:table-cell>
          <table:table-cell office:value-type="float" office:value="5.03999999999994" calcext:value-type="float">
            <text:p>5.04</text:p>
          </table:table-cell>
          <table:table-cell office:value-type="float" office:value="6.08999999999991" calcext:value-type="float">
            <text:p>6.09</text:p>
          </table:table-cell>
          <table:table-cell office:value-type="float" office:value="8.11999999999987" calcext:value-type="float">
            <text:p>8.12</text:p>
          </table:table-cell>
          <table:table-cell office:value-type="float" office:value="8.06999999999987" calcext:value-type="float">
            <text:p>8.07</text:p>
          </table:table-cell>
          <table:table-cell office:value-type="float" office:value="1.87" calcext:value-type="float">
            <text:p>1.87</text:p>
          </table:table-cell>
          <table:table-cell office:value-type="float" office:value="6.8899999999999" calcext:value-type="float">
            <text:p>6.89</text:p>
          </table:table-cell>
          <table:table-cell office:value-type="float" office:value="3.19999999999998" calcext:value-type="float">
            <text:p>3.2</text:p>
          </table:table-cell>
          <table:table-cell office:value-type="float" office:value="3.10999999999998" calcext:value-type="float">
            <text:p>3.11</text:p>
          </table:table-cell>
          <table:table-cell table:formula="of:=AVERAGE([.E68:.X68])" office:value-type="float" office:value="9.58800000000001" calcext:value-type="float">
            <text:p>9.588</text:p>
          </table:table-cell>
          <table:table-cell table:formula="of:=STDEV([.E68:.X68])" office:value-type="float" office:value="7.10920796536027" calcext:value-type="float">
            <text:p>7.109207965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8.1500000000016" calcext:value-type="float">
            <text:p>28.15</text:p>
          </table:table-cell>
          <table:table-cell office:value-type="float" office:value="23.5500000000009" calcext:value-type="float">
            <text:p>23.55</text:p>
          </table:table-cell>
          <table:table-cell office:value-type="float" office:value="8.58999999999986" calcext:value-type="float">
            <text:p>8.59</text:p>
          </table:table-cell>
          <table:table-cell office:value-type="float" office:value="2.99999999999998" calcext:value-type="float">
            <text:p>3</text:p>
          </table:table-cell>
          <table:table-cell office:value-type="float" office:value="10.2799999999998" calcext:value-type="float">
            <text:p>10.28</text:p>
          </table:table-cell>
          <table:table-cell office:value-type="float" office:value="19.7500000000003" calcext:value-type="float">
            <text:p>19.75</text:p>
          </table:table-cell>
          <table:table-cell office:value-type="float" office:value="5.96999999999992" calcext:value-type="float">
            <text:p>5.97</text:p>
          </table:table-cell>
          <table:table-cell office:value-type="float" office:value="4.90999999999994" calcext:value-type="float">
            <text:p>4.91</text:p>
          </table:table-cell>
          <table:table-cell office:value-type="float" office:value="4.91999999999994" calcext:value-type="float">
            <text:p>4.92</text:p>
          </table:table-cell>
          <table:table-cell office:value-type="float" office:value="10.0799999999998" calcext:value-type="float">
            <text:p>10.08</text:p>
          </table:table-cell>
          <table:table-cell office:value-type="float" office:value="1.63" calcext:value-type="float">
            <text:p>1.63</text:p>
          </table:table-cell>
          <table:table-cell office:value-type="float" office:value="4.06999999999996" calcext:value-type="float">
            <text:p>4.07</text:p>
          </table:table-cell>
          <table:table-cell office:value-type="float" office:value="11.9199999999998" calcext:value-type="float">
            <text:p>11.92</text:p>
          </table:table-cell>
          <table:table-cell office:value-type="float" office:value="10.5899999999998" calcext:value-type="float">
            <text:p>10.59</text:p>
          </table:table-cell>
          <table:table-cell office:value-type="float" office:value="26.3500000000013" calcext:value-type="float">
            <text:p>26.35</text:p>
          </table:table-cell>
          <table:table-cell office:value-type="float" office:value="8.43999999999986" calcext:value-type="float">
            <text:p>8.44</text:p>
          </table:table-cell>
          <table:table-cell office:value-type="float" office:value="8.90999999999985" calcext:value-type="float">
            <text:p>8.91</text:p>
          </table:table-cell>
          <table:table-cell office:value-type="float" office:value="3.88999999999996" calcext:value-type="float">
            <text:p>3.89</text:p>
          </table:table-cell>
          <table:table-cell office:value-type="float" office:value="1.62" calcext:value-type="float">
            <text:p>1.62</text:p>
          </table:table-cell>
          <table:table-cell office:value-type="float" office:value="19.2600000000002" calcext:value-type="float">
            <text:p>19.26</text:p>
          </table:table-cell>
          <table:table-cell table:formula="of:=AVERAGE([.E69:.X69])" office:value-type="float" office:value="10.7940000000001" calcext:value-type="float">
            <text:p>10.794</text:p>
          </table:table-cell>
          <table:table-cell table:formula="of:=STDEV([.E69:.X69])" office:value-type="float" office:value="8.23347365460409" calcext:value-type="float">
            <text:p>8.233473654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9.1100000000017" calcext:value-type="float">
            <text:p>29.11</text:p>
          </table:table-cell>
          <table:table-cell office:value-type="float" office:value="12.5899999999998" calcext:value-type="float">
            <text:p>12.59</text:p>
          </table:table-cell>
          <table:table-cell office:value-type="float" office:value="2.84999999999998" calcext:value-type="float">
            <text:p>2.85</text:p>
          </table:table-cell>
          <table:table-cell office:value-type="float" office:value="3.11999999999998" calcext:value-type="float">
            <text:p>3.12</text:p>
          </table:table-cell>
          <table:table-cell office:value-type="float" office:value="3.41999999999997" calcext:value-type="float">
            <text:p>3.42</text:p>
          </table:table-cell>
          <table:table-cell office:value-type="float" office:value="9.99999999999983" calcext:value-type="float">
            <text:p>10</text:p>
          </table:table-cell>
          <table:table-cell office:value-type="float" office:value="13.1999999999998" calcext:value-type="float">
            <text:p>13.2</text:p>
          </table:table-cell>
          <table:table-cell office:value-type="float" office:value="7.11999999999989" calcext:value-type="float">
            <text:p>7.12</text:p>
          </table:table-cell>
          <table:table-cell office:value-type="float" office:value="8.98999999999985" calcext:value-type="float">
            <text:p>8.99</text:p>
          </table:table-cell>
          <table:table-cell office:value-type="float" office:value="14.2499999999997" calcext:value-type="float">
            <text:p>14.25</text:p>
          </table:table-cell>
          <table:table-cell office:value-type="float" office:value="14.5199999999997" calcext:value-type="float">
            <text:p>14.52</text:p>
          </table:table-cell>
          <table:table-cell office:value-type="float" office:value="12.2999999999998" calcext:value-type="float">
            <text:p>12.3</text:p>
          </table:table-cell>
          <table:table-cell office:value-type="float" office:value="2.78999999999998" calcext:value-type="float">
            <text:p>2.79</text:p>
          </table:table-cell>
          <table:table-cell office:value-type="float" office:value="5.04999999999994" calcext:value-type="float">
            <text:p>5.05</text:p>
          </table:table-cell>
          <table:table-cell office:value-type="float" office:value="19.4700000000002" calcext:value-type="float">
            <text:p>19.47</text:p>
          </table:table-cell>
          <table:table-cell office:value-type="float" office:value="2.69999999999999" calcext:value-type="float">
            <text:p>2.7</text:p>
          </table:table-cell>
          <table:table-cell office:value-type="float" office:value="5.73999999999992" calcext:value-type="float">
            <text:p>5.74</text:p>
          </table:table-cell>
          <table:table-cell office:value-type="float" office:value="5.39999999999993" calcext:value-type="float">
            <text:p>5.4</text:p>
          </table:table-cell>
          <table:table-cell office:value-type="float" office:value="7.13999999999989" calcext:value-type="float">
            <text:p>7.14</text:p>
          </table:table-cell>
          <table:table-cell office:value-type="float" office:value="24.480000000001" calcext:value-type="float">
            <text:p>24.48</text:p>
          </table:table-cell>
          <table:table-cell table:formula="of:=AVERAGE([.E70:.X70])" office:value-type="float" office:value="10.2120000000001" calcext:value-type="float">
            <text:p>10.212</text:p>
          </table:table-cell>
          <table:table-cell table:formula="of:=STDEV([.E70:.X70])" office:value-type="float" office:value="7.44349634880961" calcext:value-type="float">
            <text:p>7.4434963488</text:p>
          </table:table-cell>
          <table:table-cell table:number-columns-repeated="25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.2500000000011" calcext:value-type="float">
            <text:p>25.25</text:p>
          </table:table-cell>
          <table:table-cell office:value-type="float" office:value="36.7100000000013" calcext:value-type="float">
            <text:p>36.71</text:p>
          </table:table-cell>
          <table:table-cell office:value-type="float" office:value="7.04999999999989" calcext:value-type="float">
            <text:p>7.05</text:p>
          </table:table-cell>
          <table:table-cell office:value-type="float" office:value="28.4700000000017" calcext:value-type="float">
            <text:p>28.47</text:p>
          </table:table-cell>
          <table:table-cell office:value-type="float" office:value="9.13999999999985" calcext:value-type="float">
            <text:p>9.14</text:p>
          </table:table-cell>
          <table:table-cell office:value-type="float" office:value="96.4000000000124" calcext:value-type="float">
            <text:p>96.4</text:p>
          </table:table-cell>
          <table:table-cell office:value-type="float" office:value="6.38999999999991" calcext:value-type="float">
            <text:p>6.39</text:p>
          </table:table-cell>
          <table:table-cell office:value-type="float" office:value="17.6" calcext:value-type="float">
            <text:p>17.6</text:p>
          </table:table-cell>
          <table:table-cell office:value-type="float" office:value="63.6799999999959" calcext:value-type="float">
            <text:p>63.68</text:p>
          </table:table-cell>
          <table:table-cell office:value-type="float" office:value="38.000000000001" calcext:value-type="float">
            <text:p>38</text:p>
          </table:table-cell>
          <table:table-cell office:value-type="float" office:value="104.400000000017" calcext:value-type="float">
            <text:p>104.4</text:p>
          </table:table-cell>
          <table:table-cell office:value-type="float" office:value="74.7100000000013" calcext:value-type="float">
            <text:p>74.71</text:p>
          </table:table-cell>
          <table:table-cell office:value-type="float" office:value="71.8599999999999" calcext:value-type="float">
            <text:p>71.86</text:p>
          </table:table-cell>
          <table:table-cell office:value-type="float" office:value="6.9999999999999" calcext:value-type="float">
            <text:p>7</text:p>
          </table:table-cell>
          <table:table-cell office:value-type="float" office:value="23.3400000000008" calcext:value-type="float">
            <text:p>23.34</text:p>
          </table:table-cell>
          <table:table-cell office:value-type="float" office:value="7.20999999999989" calcext:value-type="float">
            <text:p>7.21</text:p>
          </table:table-cell>
          <table:table-cell office:value-type="float" office:value="26.1400000000013" calcext:value-type="float">
            <text:p>26.14</text:p>
          </table:table-cell>
          <table:table-cell office:value-type="float" office:value="7.98999999999987" calcext:value-type="float">
            <text:p>7.99</text:p>
          </table:table-cell>
          <table:table-cell office:value-type="float" office:value="42.98" calcext:value-type="float">
            <text:p>42.98</text:p>
          </table:table-cell>
          <table:table-cell office:value-type="float" office:value="47.5899999999991" calcext:value-type="float">
            <text:p>47.59</text:p>
          </table:table-cell>
          <table:table-cell table:formula="of:=AVERAGE([.E75:.X75])" office:value-type="float" office:value="37.0955000000016" calcext:value-type="float">
            <text:p>37.0955</text:p>
          </table:table-cell>
          <table:table-cell table:formula="of:=STDEV([.E75:.X75])" office:value-type="float" office:value="30.5217034902633" calcext:value-type="float">
            <text:p>30.5217034903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71999999999992" calcext:value-type="float">
            <text:p>5.72</text:p>
          </table:table-cell>
          <table:table-cell office:value-type="float" office:value="7.84999999999988" calcext:value-type="float">
            <text:p>7.85</text:p>
          </table:table-cell>
          <table:table-cell office:value-type="float" office:value="14.7799999999997" calcext:value-type="float">
            <text:p>14.78</text:p>
          </table:table-cell>
          <table:table-cell office:value-type="float" office:value="50.0099999999986" calcext:value-type="float">
            <text:p>50.01</text:p>
          </table:table-cell>
          <table:table-cell office:value-type="float" office:value="17.0699999999999" calcext:value-type="float">
            <text:p>17.07</text:p>
          </table:table-cell>
          <table:table-cell office:value-type="float" office:value="13.8399999999998" calcext:value-type="float">
            <text:p>13.84</text:p>
          </table:table-cell>
          <table:table-cell office:value-type="float" office:value="68.149999999998" calcext:value-type="float">
            <text:p>68.15</text:p>
          </table:table-cell>
          <table:table-cell office:value-type="float" office:value="32.2800000000021" calcext:value-type="float">
            <text:p>32.28</text:p>
          </table:table-cell>
          <table:table-cell office:value-type="float" office:value="4.43999999999995" calcext:value-type="float">
            <text:p>4.44</text:p>
          </table:table-cell>
          <table:table-cell office:value-type="float" office:value="64.9299999999963" calcext:value-type="float">
            <text:p>64.93</text:p>
          </table:table-cell>
          <table:table-cell office:value-type="float" office:value="18.8700000000002" calcext:value-type="float">
            <text:p>18.87</text:p>
          </table:table-cell>
          <table:table-cell office:value-type="float" office:value="42.89" calcext:value-type="float">
            <text:p>42.89</text:p>
          </table:table-cell>
          <table:table-cell office:value-type="float" office:value="8.30999999999987" calcext:value-type="float">
            <text:p>8.31</text:p>
          </table:table-cell>
          <table:table-cell office:value-type="float" office:value="95.580000000012" calcext:value-type="float">
            <text:p>95.58</text:p>
          </table:table-cell>
          <table:table-cell office:value-type="float" office:value="10.3599999999998" calcext:value-type="float">
            <text:p>10.36</text:p>
          </table:table-cell>
          <table:table-cell office:value-type="float" office:value="12.0699999999998" calcext:value-type="float">
            <text:p>12.07</text:p>
          </table:table-cell>
          <table:table-cell office:value-type="float" office:value="23.5400000000009" calcext:value-type="float">
            <text:p>23.54</text:p>
          </table:table-cell>
          <table:table-cell office:value-type="float" office:value="35.5700000000015" calcext:value-type="float">
            <text:p>35.57</text:p>
          </table:table-cell>
          <table:table-cell office:value-type="float" office:value="4.65999999999995" calcext:value-type="float">
            <text:p>4.66</text:p>
          </table:table-cell>
          <table:table-cell office:value-type="float" office:value="28.0800000000016" calcext:value-type="float">
            <text:p>28.08</text:p>
          </table:table-cell>
          <table:table-cell table:formula="of:=AVERAGE([.E76:.X76])" office:value-type="float" office:value="27.9500000000005" calcext:value-type="float">
            <text:p>27.95</text:p>
          </table:table-cell>
          <table:table-cell table:formula="of:=STDEV([.E76:.X76])" office:value-type="float" office:value="25.0026354400378" calcext:value-type="float">
            <text:p>25.00263544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04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.6699999999999" calcext:value-type="float">
            <text:p>6.67</text:p>
          </table:table-cell>
          <table:table-cell office:value-type="float" office:value="14.9999999999997" calcext:value-type="float">
            <text:p>15</text:p>
          </table:table-cell>
          <table:table-cell office:value-type="float" office:value="14.2499999999997" calcext:value-type="float">
            <text:p>14.25</text:p>
          </table:table-cell>
          <table:table-cell office:value-type="float" office:value="38.250000000001" calcext:value-type="float">
            <text:p>38.25</text:p>
          </table:table-cell>
          <table:table-cell office:value-type="float" office:value="18.6400000000001" calcext:value-type="float">
            <text:p>18.64</text:p>
          </table:table-cell>
          <table:table-cell office:value-type="float" office:value="14.9599999999997" calcext:value-type="float">
            <text:p>14.96</text:p>
          </table:table-cell>
          <table:table-cell office:value-type="float" office:value="13.6499999999998" calcext:value-type="float">
            <text:p>13.65</text:p>
          </table:table-cell>
          <table:table-cell office:value-type="float" office:value="12.7199999999998" calcext:value-type="float">
            <text:p>12.72</text:p>
          </table:table-cell>
          <table:table-cell office:value-type="float" office:value="5.37999999999993" calcext:value-type="float">
            <text:p>5.38</text:p>
          </table:table-cell>
          <table:table-cell office:value-type="float" office:value="11.0499999999998" calcext:value-type="float">
            <text:p>11.05</text:p>
          </table:table-cell>
          <table:table-cell office:value-type="float" office:value="27.4500000000015" calcext:value-type="float">
            <text:p>27.45</text:p>
          </table:table-cell>
          <table:table-cell office:value-type="float" office:value="4.95999999999994" calcext:value-type="float">
            <text:p>4.96</text:p>
          </table:table-cell>
          <table:table-cell office:value-type="float" office:value="5.52999999999993" calcext:value-type="float">
            <text:p>5.53</text:p>
          </table:table-cell>
          <table:table-cell office:value-type="float" office:value="9.14999999999985" calcext:value-type="float">
            <text:p>9.15</text:p>
          </table:table-cell>
          <table:table-cell office:value-type="float" office:value="17.61" calcext:value-type="float">
            <text:p>17.61</text:p>
          </table:table-cell>
          <table:table-cell office:value-type="float" office:value="15.2899999999997" calcext:value-type="float">
            <text:p>15.29</text:p>
          </table:table-cell>
          <table:table-cell office:value-type="float" office:value="24.9700000000011" calcext:value-type="float">
            <text:p>24.97</text:p>
          </table:table-cell>
          <table:table-cell office:value-type="float" office:value="3.17999999999998" calcext:value-type="float">
            <text:p>3.18</text:p>
          </table:table-cell>
          <table:table-cell office:value-type="float" office:value="26.1200000000013" calcext:value-type="float">
            <text:p>26.12</text:p>
          </table:table-cell>
          <table:table-cell office:value-type="float" office:value="8.28999999999987" calcext:value-type="float">
            <text:p>8.29</text:p>
          </table:table-cell>
          <table:table-cell table:formula="of:=AVERAGE([.E77:.X77])" office:value-type="float" office:value="14.6560000000001" calcext:value-type="float">
            <text:p>14.656</text:p>
          </table:table-cell>
          <table:table-cell table:formula="of:=STDEV([.E77:.X77])" office:value-type="float" office:value="8.97646536930453" calcext:value-type="float">
            <text:p>8.9764653693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.5699999999997" calcext:value-type="float">
            <text:p>15.57</text:p>
          </table:table-cell>
          <table:table-cell office:value-type="float" office:value="8.08999999999987" calcext:value-type="float">
            <text:p>8.09</text:p>
          </table:table-cell>
          <table:table-cell office:value-type="float" office:value="10.3599999999998" calcext:value-type="float">
            <text:p>10.36</text:p>
          </table:table-cell>
          <table:table-cell office:value-type="float" office:value="3.46999999999997" calcext:value-type="float">
            <text:p>3.47</text:p>
          </table:table-cell>
          <table:table-cell office:value-type="float" office:value="6.51999999999991" calcext:value-type="float">
            <text:p>6.52</text:p>
          </table:table-cell>
          <table:table-cell office:value-type="float" office:value="12.0399999999998" calcext:value-type="float">
            <text:p>12.04</text:p>
          </table:table-cell>
          <table:table-cell office:value-type="float" office:value="1.45" calcext:value-type="float">
            <text:p>1.45</text:p>
          </table:table-cell>
          <table:table-cell office:value-type="float" office:value="13.0499999999998" calcext:value-type="float">
            <text:p>13.05</text:p>
          </table:table-cell>
          <table:table-cell office:value-type="float" office:value="35.9100000000014" calcext:value-type="float">
            <text:p>35.91</text:p>
          </table:table-cell>
          <table:table-cell office:value-type="float" office:value="4.33999999999995" calcext:value-type="float">
            <text:p>4.34</text:p>
          </table:table-cell>
          <table:table-cell office:value-type="float" office:value="32.3300000000021" calcext:value-type="float">
            <text:p>32.33</text:p>
          </table:table-cell>
          <table:table-cell office:value-type="float" office:value="12.8099999999998" calcext:value-type="float">
            <text:p>12.81</text:p>
          </table:table-cell>
          <table:table-cell office:value-type="float" office:value="24.9700000000011" calcext:value-type="float">
            <text:p>24.97</text:p>
          </table:table-cell>
          <table:table-cell office:value-type="float" office:value="13.0099999999998" calcext:value-type="float">
            <text:p>13.01</text:p>
          </table:table-cell>
          <table:table-cell office:value-type="float" office:value="23.1200000000008" calcext:value-type="float">
            <text:p>23.12</text:p>
          </table:table-cell>
          <table:table-cell office:value-type="float" office:value="21.7300000000006" calcext:value-type="float">
            <text:p>21.73</text:p>
          </table:table-cell>
          <table:table-cell office:value-type="float" office:value="8.45999999999986" calcext:value-type="float">
            <text:p>8.46</text:p>
          </table:table-cell>
          <table:table-cell office:value-type="float" office:value="2.49999999999999" calcext:value-type="float">
            <text:p>2.5</text:p>
          </table:table-cell>
          <table:table-cell office:value-type="float" office:value="12.6099999999998" calcext:value-type="float">
            <text:p>12.61</text:p>
          </table:table-cell>
          <table:table-cell office:value-type="float" office:value="7.55999999999988" calcext:value-type="float">
            <text:p>7.56</text:p>
          </table:table-cell>
          <table:table-cell table:formula="of:=AVERAGE([.E78:.X78])" office:value-type="float" office:value="13.4950000000002" calcext:value-type="float">
            <text:p>13.495</text:p>
          </table:table-cell>
          <table:table-cell table:formula="of:=STDEV([.E78:.X78])" office:value-type="float" office:value="9.61354389992578" calcext:value-type="float">
            <text:p>9.6135438999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7.28999999999989" calcext:value-type="float">
            <text:p>7.29</text:p>
          </table:table-cell>
          <table:table-cell office:value-type="float" office:value="19.7000000000003" calcext:value-type="float">
            <text:p>19.7</text:p>
          </table:table-cell>
          <table:table-cell office:value-type="float" office:value="4.31999999999995" calcext:value-type="float">
            <text:p>4.32</text:p>
          </table:table-cell>
          <table:table-cell office:value-type="float" office:value="7.18999999999989" calcext:value-type="float">
            <text:p>7.19</text:p>
          </table:table-cell>
          <table:table-cell office:value-type="float" office:value="5.91999999999992" calcext:value-type="float">
            <text:p>5.92</text:p>
          </table:table-cell>
          <table:table-cell office:value-type="float" office:value="29.4300000000018" calcext:value-type="float">
            <text:p>29.43</text:p>
          </table:table-cell>
          <table:table-cell office:value-type="float" office:value="12.9799999999998" calcext:value-type="float">
            <text:p>12.98</text:p>
          </table:table-cell>
          <table:table-cell office:value-type="float" office:value="30.950000000002" calcext:value-type="float">
            <text:p>30.95</text:p>
          </table:table-cell>
          <table:table-cell office:value-type="float" office:value="9.64999999999984" calcext:value-type="float">
            <text:p>9.65</text:p>
          </table:table-cell>
          <table:table-cell office:value-type="float" office:value="14.4299999999997" calcext:value-type="float">
            <text:p>14.43</text:p>
          </table:table-cell>
          <table:table-cell office:value-type="float" office:value="22.3300000000007" calcext:value-type="float">
            <text:p>22.33</text:p>
          </table:table-cell>
          <table:table-cell office:value-type="float" office:value="10.2499999999998" calcext:value-type="float">
            <text:p>10.25</text:p>
          </table:table-cell>
          <table:table-cell office:value-type="float" office:value="8.22999999999987" calcext:value-type="float">
            <text:p>8.23</text:p>
          </table:table-cell>
          <table:table-cell office:value-type="float" office:value="3.22999999999997" calcext:value-type="float">
            <text:p>3.23</text:p>
          </table:table-cell>
          <table:table-cell office:value-type="float" office:value="19.5500000000003" calcext:value-type="float">
            <text:p>19.55</text:p>
          </table:table-cell>
          <table:table-cell office:value-type="float" office:value="12.4599999999998" calcext:value-type="float">
            <text:p>12.46</text:p>
          </table:table-cell>
          <table:table-cell office:value-type="float" office:value="27.1400000000014" calcext:value-type="float">
            <text:p>27.14</text:p>
          </table:table-cell>
          <table:table-cell office:value-type="float" office:value="44.2999999999998" calcext:value-type="float">
            <text:p>44.3</text:p>
          </table:table-cell>
          <table:table-cell office:value-type="float" office:value="5.47999999999993" calcext:value-type="float">
            <text:p>5.48</text:p>
          </table:table-cell>
          <table:table-cell office:value-type="float" office:value="36.2400000000014" calcext:value-type="float">
            <text:p>36.24</text:p>
          </table:table-cell>
          <table:table-cell table:formula="of:=AVERAGE([.E79:.X79])" office:value-type="float" office:value="16.5535000000003" calcext:value-type="float">
            <text:p>16.5535</text:p>
          </table:table-cell>
          <table:table-cell table:formula="of:=STDEV([.E79:.X79])" office:value-type="float" office:value="11.7470620179108" calcext:value-type="float">
            <text:p>11.7470620179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5.56999999999993" calcext:value-type="float">
            <text:p>5.57</text:p>
          </table:table-cell>
          <table:table-cell office:value-type="float" office:value="16.5799999999998" calcext:value-type="float">
            <text:p>16.58</text:p>
          </table:table-cell>
          <table:table-cell office:value-type="float" office:value="1.05" calcext:value-type="float">
            <text:p>1.05</text:p>
          </table:table-cell>
          <table:table-cell office:value-type="float" office:value="11.8299999999998" calcext:value-type="float">
            <text:p>11.83</text:p>
          </table:table-cell>
          <table:table-cell office:value-type="float" office:value="32.5300000000021" calcext:value-type="float">
            <text:p>32.53</text:p>
          </table:table-cell>
          <table:table-cell office:value-type="float" office:value="26.4500000000013" calcext:value-type="float">
            <text:p>26.45</text:p>
          </table:table-cell>
          <table:table-cell office:value-type="float" office:value="28.8500000000017" calcext:value-type="float">
            <text:p>28.85</text:p>
          </table:table-cell>
          <table:table-cell office:value-type="float" office:value="6.53999999999991" calcext:value-type="float">
            <text:p>6.54</text:p>
          </table:table-cell>
          <table:table-cell office:value-type="float" office:value="5.74999999999992" calcext:value-type="float">
            <text:p>5.75</text:p>
          </table:table-cell>
          <table:table-cell office:value-type="float" office:value="5.21999999999993" calcext:value-type="float">
            <text:p>5.22</text:p>
          </table:table-cell>
          <table:table-cell office:value-type="float" office:value="8.46999999999986" calcext:value-type="float">
            <text:p>8.47</text:p>
          </table:table-cell>
          <table:table-cell office:value-type="float" office:value="4.11999999999996" calcext:value-type="float">
            <text:p>4.12</text:p>
          </table:table-cell>
          <table:table-cell office:value-type="float" office:value="4.90999999999994" calcext:value-type="float">
            <text:p>4.91</text:p>
          </table:table-cell>
          <table:table-cell office:value-type="float" office:value="32.4800000000021" calcext:value-type="float">
            <text:p>32.48</text:p>
          </table:table-cell>
          <table:table-cell office:value-type="float" office:value="34.5200000000017" calcext:value-type="float">
            <text:p>34.52</text:p>
          </table:table-cell>
          <table:table-cell office:value-type="float" office:value="14.3099999999997" calcext:value-type="float">
            <text:p>14.31</text:p>
          </table:table-cell>
          <table:table-cell office:value-type="float" office:value="19.5000000000002" calcext:value-type="float">
            <text:p>19.5</text:p>
          </table:table-cell>
          <table:table-cell office:value-type="float" office:value="30.2200000000019" calcext:value-type="float">
            <text:p>30.22</text:p>
          </table:table-cell>
          <table:table-cell office:value-type="float" office:value="14.2599999999997" calcext:value-type="float">
            <text:p>14.26</text:p>
          </table:table-cell>
          <table:table-cell office:value-type="float" office:value="6.41999999999991" calcext:value-type="float">
            <text:p>6.42</text:p>
          </table:table-cell>
          <table:table-cell table:formula="of:=AVERAGE([.E80:.X80])" office:value-type="float" office:value="15.4790000000005" calcext:value-type="float">
            <text:p>15.479</text:p>
          </table:table-cell>
          <table:table-cell table:formula="of:=STDEV([.E80:.X80])" office:value-type="float" office:value="11.3565074783263" calcext:value-type="float">
            <text:p>11.356507478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.1299999999997" calcext:value-type="float">
            <text:p>15.13</text:p>
          </table:table-cell>
          <table:table-cell office:value-type="float" office:value="7.44999999999989" calcext:value-type="float">
            <text:p>7.45</text:p>
          </table:table-cell>
          <table:table-cell office:value-type="float" office:value="14.5499999999997" calcext:value-type="float">
            <text:p>14.55</text:p>
          </table:table-cell>
          <table:table-cell office:value-type="float" office:value="53.6699999999979" calcext:value-type="float">
            <text:p>53.67</text:p>
          </table:table-cell>
          <table:table-cell office:value-type="float" office:value="38.000000000001" calcext:value-type="float">
            <text:p>38</text:p>
          </table:table-cell>
          <table:table-cell office:value-type="float" office:value="5.18999999999993" calcext:value-type="float">
            <text:p>5.19</text:p>
          </table:table-cell>
          <table:table-cell office:value-type="float" office:value="11.2099999999998" calcext:value-type="float">
            <text:p>11.21</text:p>
          </table:table-cell>
          <table:table-cell office:value-type="float" office:value="11.5899999999998" calcext:value-type="float">
            <text:p>11.59</text:p>
          </table:table-cell>
          <table:table-cell office:value-type="float" office:value="30.0400000000019" calcext:value-type="float">
            <text:p>30.04</text:p>
          </table:table-cell>
          <table:table-cell office:value-type="float" office:value="3.01999999999998" calcext:value-type="float">
            <text:p>3.02</text:p>
          </table:table-cell>
          <table:table-cell office:value-type="float" office:value="7.52999999999988" calcext:value-type="float">
            <text:p>7.53</text:p>
          </table:table-cell>
          <table:table-cell office:value-type="float" office:value="10.9599999999998" calcext:value-type="float">
            <text:p>10.96</text:p>
          </table:table-cell>
          <table:table-cell office:value-type="float" office:value="4.05999999999996" calcext:value-type="float">
            <text:p>4.06</text:p>
          </table:table-cell>
          <table:table-cell office:value-type="float" office:value="7.81999999999988" calcext:value-type="float">
            <text:p>7.82</text:p>
          </table:table-cell>
          <table:table-cell office:value-type="float" office:value="7.13999999999989" calcext:value-type="float">
            <text:p>7.14</text:p>
          </table:table-cell>
          <table:table-cell office:value-type="float" office:value="2.83999999999998" calcext:value-type="float">
            <text:p>2.84</text:p>
          </table:table-cell>
          <table:table-cell office:value-type="float" office:value="1.68" calcext:value-type="float">
            <text:p>1.68</text:p>
          </table:table-cell>
          <table:table-cell office:value-type="float" office:value="3.14999999999998" calcext:value-type="float">
            <text:p>3.15</text:p>
          </table:table-cell>
          <table:table-cell office:value-type="float" office:value="45.8099999999995" calcext:value-type="float">
            <text:p>45.81</text:p>
          </table:table-cell>
          <table:table-cell office:value-type="float" office:value="4.76999999999994" calcext:value-type="float">
            <text:p>4.77</text:p>
          </table:table-cell>
          <table:table-cell table:formula="of:=AVERAGE([.E81:.X81])" office:value-type="float" office:value="14.2804999999999" calcext:value-type="float">
            <text:p>14.2805</text:p>
          </table:table-cell>
          <table:table-cell table:formula="of:=STDEV([.E81:.X81])" office:value-type="float" office:value="15.1968575266141" calcext:value-type="float">
            <text:p>15.196857526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.22999999999991" calcext:value-type="float">
            <text:p>6.23</text:p>
          </table:table-cell>
          <table:table-cell office:value-type="float" office:value="9.26999999999985" calcext:value-type="float">
            <text:p>9.27</text:p>
          </table:table-cell>
          <table:table-cell office:value-type="float" office:value="43.6799999999999" calcext:value-type="float">
            <text:p>43.68</text:p>
          </table:table-cell>
          <table:table-cell office:value-type="float" office:value="3.90999999999996" calcext:value-type="float">
            <text:p>3.91</text:p>
          </table:table-cell>
          <table:table-cell office:value-type="float" office:value="12.8699999999998" calcext:value-type="float">
            <text:p>12.87</text:p>
          </table:table-cell>
          <table:table-cell office:value-type="float" office:value="9.81999999999984" calcext:value-type="float">
            <text:p>9.82</text:p>
          </table:table-cell>
          <table:table-cell office:value-type="float" office:value="13.4699999999998" calcext:value-type="float">
            <text:p>13.47</text:p>
          </table:table-cell>
          <table:table-cell office:value-type="float" office:value="5.68999999999992" calcext:value-type="float">
            <text:p>5.69</text:p>
          </table:table-cell>
          <table:table-cell office:value-type="float" office:value="8.46999999999986" calcext:value-type="float">
            <text:p>8.47</text:p>
          </table:table-cell>
          <table:table-cell office:value-type="float" office:value="5.53999999999993" calcext:value-type="float">
            <text:p>5.54</text:p>
          </table:table-cell>
          <table:table-cell office:value-type="float" office:value="15.2099999999997" calcext:value-type="float">
            <text:p>15.21</text:p>
          </table:table-cell>
          <table:table-cell office:value-type="float" office:value="5.08999999999994" calcext:value-type="float">
            <text:p>5.09</text:p>
          </table:table-cell>
          <table:table-cell office:value-type="float" office:value="8.04999999999987" calcext:value-type="float">
            <text:p>8.05</text:p>
          </table:table-cell>
          <table:table-cell office:value-type="float" office:value="5.02999999999994" calcext:value-type="float">
            <text:p>5.03</text:p>
          </table:table-cell>
          <table:table-cell office:value-type="float" office:value="59.6999999999967" calcext:value-type="float">
            <text:p>59.7</text:p>
          </table:table-cell>
          <table:table-cell office:value-type="float" office:value="2.57999999999999" calcext:value-type="float">
            <text:p>2.58</text:p>
          </table:table-cell>
          <table:table-cell office:value-type="float" office:value="6.43999999999991" calcext:value-type="float">
            <text:p>6.44</text:p>
          </table:table-cell>
          <table:table-cell office:value-type="float" office:value="11.0199999999998" calcext:value-type="float">
            <text:p>11.02</text:p>
          </table:table-cell>
          <table:table-cell office:value-type="float" office:value="14.0199999999997" calcext:value-type="float">
            <text:p>14.02</text:p>
          </table:table-cell>
          <table:table-cell office:value-type="float" office:value="10.8399999999998" calcext:value-type="float">
            <text:p>10.84</text:p>
          </table:table-cell>
          <table:table-cell table:formula="of:=AVERAGE([.E82:.X82])" office:value-type="float" office:value="12.8464999999997" calcext:value-type="float">
            <text:p>12.8465</text:p>
          </table:table-cell>
          <table:table-cell table:formula="of:=STDEV([.E82:.X82])" office:value-type="float" office:value="13.9938442387691" calcext:value-type="float">
            <text:p>13.993844238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.5399999999997" calcext:value-type="float">
            <text:p>14.54</text:p>
          </table:table-cell>
          <table:table-cell office:value-type="float" office:value="5.35999999999993" calcext:value-type="float">
            <text:p>5.36</text:p>
          </table:table-cell>
          <table:table-cell office:value-type="float" office:value="84.9900000000066" calcext:value-type="float">
            <text:p>84.99</text:p>
          </table:table-cell>
          <table:table-cell office:value-type="float" office:value="3.57999999999997" calcext:value-type="float">
            <text:p>3.58</text:p>
          </table:table-cell>
          <table:table-cell office:value-type="float" office:value="2.13" calcext:value-type="float">
            <text:p>2.13</text:p>
          </table:table-cell>
          <table:table-cell office:value-type="float" office:value="13.6699999999998" calcext:value-type="float">
            <text:p>13.67</text:p>
          </table:table-cell>
          <table:table-cell office:value-type="float" office:value="1.74" calcext:value-type="float">
            <text:p>1.74</text:p>
          </table:table-cell>
          <table:table-cell office:value-type="float" office:value="7.85999999999988" calcext:value-type="float">
            <text:p>7.86</text:p>
          </table:table-cell>
          <table:table-cell office:value-type="float" office:value="2.63999999999999" calcext:value-type="float">
            <text:p>2.64</text:p>
          </table:table-cell>
          <table:table-cell office:value-type="float" office:value="6.39999999999991" calcext:value-type="float">
            <text:p>6.4</text:p>
          </table:table-cell>
          <table:table-cell office:value-type="float" office:value="5.07999999999994" calcext:value-type="float">
            <text:p>5.08</text:p>
          </table:table-cell>
          <table:table-cell office:value-type="float" office:value="7.05999999999989" calcext:value-type="float">
            <text:p>7.06</text:p>
          </table:table-cell>
          <table:table-cell office:value-type="float" office:value="17.4899999999999" calcext:value-type="float">
            <text:p>17.49</text:p>
          </table:table-cell>
          <table:table-cell office:value-type="float" office:value="12.2399999999998" calcext:value-type="float">
            <text:p>12.24</text:p>
          </table:table-cell>
          <table:table-cell office:value-type="float" office:value="6.06999999999992" calcext:value-type="float">
            <text:p>6.07</text:p>
          </table:table-cell>
          <table:table-cell office:value-type="float" office:value="5.80999999999992" calcext:value-type="float">
            <text:p>5.81</text:p>
          </table:table-cell>
          <table:table-cell office:value-type="float" office:value="4.90999999999994" calcext:value-type="float">
            <text:p>4.91</text:p>
          </table:table-cell>
          <table:table-cell office:value-type="float" office:value="21.9400000000006" calcext:value-type="float">
            <text:p>21.94</text:p>
          </table:table-cell>
          <table:table-cell office:value-type="float" office:value="28.6900000000017" calcext:value-type="float">
            <text:p>28.69</text:p>
          </table:table-cell>
          <table:table-cell office:value-type="float" office:value="5.68999999999992" calcext:value-type="float">
            <text:p>5.69</text:p>
          </table:table-cell>
          <table:table-cell table:formula="of:=AVERAGE([.E83:.X83])" office:value-type="float" office:value="12.8945000000004" calcext:value-type="float">
            <text:p>12.8945</text:p>
          </table:table-cell>
          <table:table-cell table:formula="of:=STDEV([.E83:.X83])" office:value-type="float" office:value="18.379007325294" calcext:value-type="float">
            <text:p>18.379007325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.5399999999998" calcext:value-type="float">
            <text:p>10.54</text:p>
          </table:table-cell>
          <table:table-cell office:value-type="float" office:value="29.6000000000018" calcext:value-type="float">
            <text:p>29.6</text:p>
          </table:table-cell>
          <table:table-cell office:value-type="float" office:value="57.3399999999972" calcext:value-type="float">
            <text:p>57.34</text:p>
          </table:table-cell>
          <table:table-cell office:value-type="float" office:value="6.7799999999999" calcext:value-type="float">
            <text:p>6.78</text:p>
          </table:table-cell>
          <table:table-cell office:value-type="float" office:value="6.21999999999991" calcext:value-type="float">
            <text:p>6.22</text:p>
          </table:table-cell>
          <table:table-cell office:value-type="float" office:value="6.8399999999999" calcext:value-type="float">
            <text:p>6.84</text:p>
          </table:table-cell>
          <table:table-cell office:value-type="float" office:value="16.9899999999999" calcext:value-type="float">
            <text:p>16.99</text:p>
          </table:table-cell>
          <table:table-cell office:value-type="float" office:value="9.43999999999984" calcext:value-type="float">
            <text:p>9.44</text:p>
          </table:table-cell>
          <table:table-cell office:value-type="float" office:value="3.25999999999997" calcext:value-type="float">
            <text:p>3.26</text:p>
          </table:table-cell>
          <table:table-cell office:value-type="float" office:value="4.71999999999994" calcext:value-type="float">
            <text:p>4.72</text:p>
          </table:table-cell>
          <table:table-cell office:value-type="float" office:value="10.3899999999998" calcext:value-type="float">
            <text:p>10.39</text:p>
          </table:table-cell>
          <table:table-cell office:value-type="float" office:value="3.34999999999997" calcext:value-type="float">
            <text:p>3.35</text:p>
          </table:table-cell>
          <table:table-cell office:value-type="float" office:value="12.6599999999998" calcext:value-type="float">
            <text:p>12.66</text:p>
          </table:table-cell>
          <table:table-cell office:value-type="float" office:value="10.0899999999998" calcext:value-type="float">
            <text:p>10.09</text:p>
          </table:table-cell>
          <table:table-cell office:value-type="float" office:value="78.040000000003" calcext:value-type="float">
            <text:p>78.04</text:p>
          </table:table-cell>
          <table:table-cell office:value-type="float" office:value="11.1399999999998" calcext:value-type="float">
            <text:p>11.14</text:p>
          </table:table-cell>
          <table:table-cell office:value-type="float" office:value="4.85999999999994" calcext:value-type="float">
            <text:p>4.86</text:p>
          </table:table-cell>
          <table:table-cell office:value-type="float" office:value="39.2900000000008" calcext:value-type="float">
            <text:p>39.29</text:p>
          </table:table-cell>
          <table:table-cell office:value-type="float" office:value="37.960000000001" calcext:value-type="float">
            <text:p>37.96</text:p>
          </table:table-cell>
          <table:table-cell office:value-type="float" office:value="27.5800000000015" calcext:value-type="float">
            <text:p>27.58</text:p>
          </table:table-cell>
          <table:table-cell table:formula="of:=AVERAGE([.E84:.X84])" office:value-type="float" office:value="19.3545000000002" calcext:value-type="float">
            <text:p>19.3545</text:p>
          </table:table-cell>
          <table:table-cell table:formula="of:=STDEV([.E84:.X84])" office:value-type="float" office:value="20.117885594403" calcext:value-type="float">
            <text:p>20.117885594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2.6800000000007" calcext:value-type="float">
            <text:p>22.68</text:p>
          </table:table-cell>
          <table:table-cell office:value-type="float" office:value="4.10999999999996" calcext:value-type="float">
            <text:p>4.11</text:p>
          </table:table-cell>
          <table:table-cell office:value-type="float" office:value="37.840000000001" calcext:value-type="float">
            <text:p>37.84</text:p>
          </table:table-cell>
          <table:table-cell office:value-type="float" office:value="9.92999999999983" calcext:value-type="float">
            <text:p>9.93</text:p>
          </table:table-cell>
          <table:table-cell office:value-type="float" office:value="24.260000000001" calcext:value-type="float">
            <text:p>24.26</text:p>
          </table:table-cell>
          <table:table-cell office:value-type="float" office:value="5.75999999999992" calcext:value-type="float">
            <text:p>5.76</text:p>
          </table:table-cell>
          <table:table-cell office:value-type="float" office:value="3.16999999999998" calcext:value-type="float">
            <text:p>3.17</text:p>
          </table:table-cell>
          <table:table-cell office:value-type="float" office:value="14.0499999999997" calcext:value-type="float">
            <text:p>14.05</text:p>
          </table:table-cell>
          <table:table-cell office:value-type="float" office:value="5.50999999999993" calcext:value-type="float">
            <text:p>5.51</text:p>
          </table:table-cell>
          <table:table-cell office:value-type="float" office:value="4.87999999999994" calcext:value-type="float">
            <text:p>4.88</text:p>
          </table:table-cell>
          <table:table-cell office:value-type="float" office:value="1.5" calcext:value-type="float">
            <text:p>1.5</text:p>
          </table:table-cell>
          <table:table-cell office:value-type="float" office:value="10.8799999999998" calcext:value-type="float">
            <text:p>10.88</text:p>
          </table:table-cell>
          <table:table-cell office:value-type="float" office:value="6.54999999999991" calcext:value-type="float">
            <text:p>6.55</text:p>
          </table:table-cell>
          <table:table-cell office:value-type="float" office:value="10.2599999999998" calcext:value-type="float">
            <text:p>10.26</text:p>
          </table:table-cell>
          <table:table-cell office:value-type="float" office:value="28.9600000000017" calcext:value-type="float">
            <text:p>28.96</text:p>
          </table:table-cell>
          <table:table-cell office:value-type="float" office:value="19.9900000000003" calcext:value-type="float">
            <text:p>19.99</text:p>
          </table:table-cell>
          <table:table-cell office:value-type="float" office:value="16.3699999999998" calcext:value-type="float">
            <text:p>16.37</text:p>
          </table:table-cell>
          <table:table-cell office:value-type="float" office:value="4.55999999999995" calcext:value-type="float">
            <text:p>4.56</text:p>
          </table:table-cell>
          <table:table-cell office:value-type="float" office:value="7.63999999999988" calcext:value-type="float">
            <text:p>7.64</text:p>
          </table:table-cell>
          <table:table-cell office:value-type="float" office:value="28.4000000000016" calcext:value-type="float">
            <text:p>28.4</text:p>
          </table:table-cell>
          <table:table-cell table:formula="of:=AVERAGE([.E85:.X85])" office:value-type="float" office:value="13.3650000000002" calcext:value-type="float">
            <text:p>13.365</text:p>
          </table:table-cell>
          <table:table-cell table:formula="of:=STDEV([.E85:.X85])" office:value-type="float" office:value="10.3451180960424" calcext:value-type="float">
            <text:p>10.34511809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.32999999999993" calcext:value-type="float">
            <text:p>5.33</text:p>
          </table:table-cell>
          <table:table-cell office:value-type="float" office:value="8.85999999999986" calcext:value-type="float">
            <text:p>8.86</text:p>
          </table:table-cell>
          <table:table-cell office:value-type="float" office:value="32.0800000000022" calcext:value-type="float">
            <text:p>32.08</text:p>
          </table:table-cell>
          <table:table-cell office:value-type="float" office:value="2.23" calcext:value-type="float">
            <text:p>2.23</text:p>
          </table:table-cell>
          <table:table-cell office:value-type="float" office:value="1.64" calcext:value-type="float">
            <text:p>1.64</text:p>
          </table:table-cell>
          <table:table-cell office:value-type="float" office:value="4.29999999999995" calcext:value-type="float">
            <text:p>4.3</text:p>
          </table:table-cell>
          <table:table-cell office:value-type="float" office:value="6.9399999999999" calcext:value-type="float">
            <text:p>6.94</text:p>
          </table:table-cell>
          <table:table-cell office:value-type="float" office:value="2.06" calcext:value-type="float">
            <text:p>2.06</text:p>
          </table:table-cell>
          <table:table-cell office:value-type="float" office:value="2.77999999999998" calcext:value-type="float">
            <text:p>2.78</text:p>
          </table:table-cell>
          <table:table-cell office:value-type="float" office:value="25.8100000000012" calcext:value-type="float">
            <text:p>25.81</text:p>
          </table:table-cell>
          <table:table-cell office:value-type="float" office:value="6.7999999999999" calcext:value-type="float">
            <text:p>6.8</text:p>
          </table:table-cell>
          <table:table-cell office:value-type="float" office:value="9.07999999999985" calcext:value-type="float">
            <text:p>9.08</text:p>
          </table:table-cell>
          <table:table-cell office:value-type="float" office:value="21.0800000000005" calcext:value-type="float">
            <text:p>21.08</text:p>
          </table:table-cell>
          <table:table-cell office:value-type="float" office:value="4.94999999999994" calcext:value-type="float">
            <text:p>4.95</text:p>
          </table:table-cell>
          <table:table-cell office:value-type="float" office:value="19.8100000000003" calcext:value-type="float">
            <text:p>19.81</text:p>
          </table:table-cell>
          <table:table-cell office:value-type="float" office:value="21.2500000000005" calcext:value-type="float">
            <text:p>21.25</text:p>
          </table:table-cell>
          <table:table-cell office:value-type="float" office:value="26.0500000000013" calcext:value-type="float">
            <text:p>26.05</text:p>
          </table:table-cell>
          <table:table-cell office:value-type="float" office:value="20.3600000000004" calcext:value-type="float">
            <text:p>20.36</text:p>
          </table:table-cell>
          <table:table-cell office:value-type="float" office:value="4.01999999999996" calcext:value-type="float">
            <text:p>4.02</text:p>
          </table:table-cell>
          <table:table-cell office:value-type="float" office:value="12.3899999999998" calcext:value-type="float">
            <text:p>12.39</text:p>
          </table:table-cell>
          <table:table-cell table:formula="of:=AVERAGE([.E86:.X86])" office:value-type="float" office:value="11.8910000000003" calcext:value-type="float">
            <text:p>11.891</text:p>
          </table:table-cell>
          <table:table-cell table:formula="of:=STDEV([.E86:.X86])" office:value-type="float" office:value="9.6379730889419" calcext:value-type="float">
            <text:p>9.637973088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.20999999999995" calcext:value-type="float">
            <text:p>4.21</text:p>
          </table:table-cell>
          <table:table-cell office:value-type="float" office:value="5.54999999999993" calcext:value-type="float">
            <text:p>5.55</text:p>
          </table:table-cell>
          <table:table-cell office:value-type="float" office:value="4.33999999999995" calcext:value-type="float">
            <text:p>4.34</text:p>
          </table:table-cell>
          <table:table-cell office:value-type="float" office:value="6.5699999999999" calcext:value-type="float">
            <text:p>6.57</text:p>
          </table:table-cell>
          <table:table-cell office:value-type="float" office:value="1.66" calcext:value-type="float">
            <text:p>1.66</text:p>
          </table:table-cell>
          <table:table-cell office:value-type="float" office:value="8.51999999999986" calcext:value-type="float">
            <text:p>8.52</text:p>
          </table:table-cell>
          <table:table-cell office:value-type="float" office:value="25.0000000000011" calcext:value-type="float">
            <text:p>25</text:p>
          </table:table-cell>
          <table:table-cell office:value-type="float" office:value="5.93999999999992" calcext:value-type="float">
            <text:p>5.94</text:p>
          </table:table-cell>
          <table:table-cell office:value-type="float" office:value="3.32999999999997" calcext:value-type="float">
            <text:p>3.33</text:p>
          </table:table-cell>
          <table:table-cell office:value-type="float" office:value="14.5199999999997" calcext:value-type="float">
            <text:p>14.52</text:p>
          </table:table-cell>
          <table:table-cell office:value-type="float" office:value="1.71" calcext:value-type="float">
            <text:p>1.71</text:p>
          </table:table-cell>
          <table:table-cell office:value-type="float" office:value="6.8699999999999" calcext:value-type="float">
            <text:p>6.87</text:p>
          </table:table-cell>
          <table:table-cell office:value-type="float" office:value="4.68999999999994" calcext:value-type="float">
            <text:p>4.69</text:p>
          </table:table-cell>
          <table:table-cell office:value-type="float" office:value="8.10999999999987" calcext:value-type="float">
            <text:p>8.11</text:p>
          </table:table-cell>
          <table:table-cell office:value-type="float" office:value="4.34999999999995" calcext:value-type="float">
            <text:p>4.35</text:p>
          </table:table-cell>
          <table:table-cell office:value-type="float" office:value="8.24999999999987" calcext:value-type="float">
            <text:p>8.25</text:p>
          </table:table-cell>
          <table:table-cell office:value-type="float" office:value="9.39999999999984" calcext:value-type="float">
            <text:p>9.4</text:p>
          </table:table-cell>
          <table:table-cell office:value-type="float" office:value="13.6999999999998" calcext:value-type="float">
            <text:p>13.7</text:p>
          </table:table-cell>
          <table:table-cell office:value-type="float" office:value="29.5200000000018" calcext:value-type="float">
            <text:p>29.52</text:p>
          </table:table-cell>
          <table:table-cell office:value-type="float" office:value="6.7299999999999" calcext:value-type="float">
            <text:p>6.73</text:p>
          </table:table-cell>
          <table:table-cell table:formula="of:=AVERAGE([.E87:.X87])" office:value-type="float" office:value="8.64850000000006" calcext:value-type="float">
            <text:p>8.6485</text:p>
          </table:table-cell>
          <table:table-cell table:formula="of:=STDEV([.E87:.X87])" office:value-type="float" office:value="7.21764087059255" calcext:value-type="float">
            <text:p>7.217640870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.31999999999997" calcext:value-type="float">
            <text:p>3.32</text:p>
          </table:table-cell>
          <table:table-cell office:value-type="float" office:value="13.4499999999998" calcext:value-type="float">
            <text:p>13.45</text:p>
          </table:table-cell>
          <table:table-cell office:value-type="float" office:value="5.13999999999994" calcext:value-type="float">
            <text:p>5.14</text:p>
          </table:table-cell>
          <table:table-cell office:value-type="float" office:value="8.26999999999987" calcext:value-type="float">
            <text:p>8.27</text:p>
          </table:table-cell>
          <table:table-cell office:value-type="float" office:value="11.1199999999998" calcext:value-type="float">
            <text:p>11.12</text:p>
          </table:table-cell>
          <table:table-cell office:value-type="float" office:value="5.48999999999993" calcext:value-type="float">
            <text:p>5.49</text:p>
          </table:table-cell>
          <table:table-cell office:value-type="float" office:value="5.34999999999993" calcext:value-type="float">
            <text:p>5.35</text:p>
          </table:table-cell>
          <table:table-cell office:value-type="float" office:value="5.49999999999993" calcext:value-type="float">
            <text:p>5.5</text:p>
          </table:table-cell>
          <table:table-cell office:value-type="float" office:value="16.3599999999998" calcext:value-type="float">
            <text:p>16.36</text:p>
          </table:table-cell>
          <table:table-cell office:value-type="float" office:value="6.27999999999991" calcext:value-type="float">
            <text:p>6.28</text:p>
          </table:table-cell>
          <table:table-cell office:value-type="float" office:value="2.63999999999999" calcext:value-type="float">
            <text:p>2.64</text:p>
          </table:table-cell>
          <table:table-cell office:value-type="float" office:value="2.72999999999999" calcext:value-type="float">
            <text:p>2.73</text:p>
          </table:table-cell>
          <table:table-cell office:value-type="float" office:value="10.8399999999998" calcext:value-type="float">
            <text:p>10.84</text:p>
          </table:table-cell>
          <table:table-cell office:value-type="float" office:value="16.1699999999997" calcext:value-type="float">
            <text:p>16.17</text:p>
          </table:table-cell>
          <table:table-cell office:value-type="float" office:value="15.0399999999997" calcext:value-type="float">
            <text:p>15.04</text:p>
          </table:table-cell>
          <table:table-cell office:value-type="float" office:value="5.46999999999993" calcext:value-type="float">
            <text:p>5.47</text:p>
          </table:table-cell>
          <table:table-cell office:value-type="float" office:value="5.78999999999992" calcext:value-type="float">
            <text:p>5.79</text:p>
          </table:table-cell>
          <table:table-cell office:value-type="float" office:value="5.81999999999992" calcext:value-type="float">
            <text:p>5.82</text:p>
          </table:table-cell>
          <table:table-cell office:value-type="float" office:value="3.37999999999997" calcext:value-type="float">
            <text:p>3.38</text:p>
          </table:table-cell>
          <table:table-cell office:value-type="float" office:value="4.96999999999994" calcext:value-type="float">
            <text:p>4.97</text:p>
          </table:table-cell>
          <table:table-cell table:formula="of:=AVERAGE([.E88:.X88])" office:value-type="float" office:value="7.65649999999988" calcext:value-type="float">
            <text:p>7.6565</text:p>
          </table:table-cell>
          <table:table-cell table:formula="of:=STDEV([.E88:.X88])" office:value-type="float" office:value="4.5136859427161" calcext:value-type="float">
            <text:p>4.513685942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.98999999999983" calcext:value-type="float">
            <text:p>9.99</text:p>
          </table:table-cell>
          <table:table-cell office:value-type="float" office:value="8.29999999999987" calcext:value-type="float">
            <text:p>8.3</text:p>
          </table:table-cell>
          <table:table-cell office:value-type="float" office:value="34.2000000000018" calcext:value-type="float">
            <text:p>34.2</text:p>
          </table:table-cell>
          <table:table-cell office:value-type="float" office:value="10.5199999999998" calcext:value-type="float">
            <text:p>10.52</text:p>
          </table:table-cell>
          <table:table-cell office:value-type="float" office:value="9.52999999999984" calcext:value-type="float">
            <text:p>9.53</text:p>
          </table:table-cell>
          <table:table-cell office:value-type="float" office:value="1.09" calcext:value-type="float">
            <text:p>1.09</text:p>
          </table:table-cell>
          <table:table-cell office:value-type="float" office:value="5.19999999999993" calcext:value-type="float">
            <text:p>5.2</text:p>
          </table:table-cell>
          <table:table-cell office:value-type="float" office:value="9.34999999999985" calcext:value-type="float">
            <text:p>9.35</text:p>
          </table:table-cell>
          <table:table-cell office:value-type="float" office:value="4.99999999999994" calcext:value-type="float">
            <text:p>5</text:p>
          </table:table-cell>
          <table:table-cell office:value-type="float" office:value="5.39999999999993" calcext:value-type="float">
            <text:p>5.4</text:p>
          </table:table-cell>
          <table:table-cell office:value-type="float" office:value="11.6199999999998" calcext:value-type="float">
            <text:p>11.62</text:p>
          </table:table-cell>
          <table:table-cell office:value-type="float" office:value="18.9900000000002" calcext:value-type="float">
            <text:p>18.99</text:p>
          </table:table-cell>
          <table:table-cell office:value-type="float" office:value="7.94999999999988" calcext:value-type="float">
            <text:p>7.95</text:p>
          </table:table-cell>
          <table:table-cell office:value-type="float" office:value="14.2599999999997" calcext:value-type="float">
            <text:p>14.26</text:p>
          </table:table-cell>
          <table:table-cell office:value-type="float" office:value="27.9000000000016" calcext:value-type="float">
            <text:p>27.9</text:p>
          </table:table-cell>
          <table:table-cell office:value-type="float" office:value="2.37999999999999" calcext:value-type="float">
            <text:p>2.38</text:p>
          </table:table-cell>
          <table:table-cell office:value-type="float" office:value="4.37999999999995" calcext:value-type="float">
            <text:p>4.38</text:p>
          </table:table-cell>
          <table:table-cell office:value-type="float" office:value="17.63" calcext:value-type="float">
            <text:p>17.63</text:p>
          </table:table-cell>
          <table:table-cell office:value-type="float" office:value="1.63" calcext:value-type="float">
            <text:p>1.63</text:p>
          </table:table-cell>
          <table:table-cell office:value-type="float" office:value="16.6499999999998" calcext:value-type="float">
            <text:p>16.65</text:p>
          </table:table-cell>
          <table:table-cell table:formula="of:=AVERAGE([.E89:.X89])" office:value-type="float" office:value="11.0985000000001" calcext:value-type="float">
            <text:p>11.0985</text:p>
          </table:table-cell>
          <table:table-cell table:formula="of:=STDEV([.E89:.X89])" office:value-type="float" office:value="8.59083861784762" calcext:value-type="float">
            <text:p>8.590838617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9.7700000000003" calcext:value-type="float">
            <text:p>19.77</text:p>
          </table:table-cell>
          <table:table-cell office:value-type="float" office:value="5.10999999999994" calcext:value-type="float">
            <text:p>5.11</text:p>
          </table:table-cell>
          <table:table-cell office:value-type="float" office:value="5.63999999999992" calcext:value-type="float">
            <text:p>5.64</text:p>
          </table:table-cell>
          <table:table-cell office:value-type="float" office:value="8.10999999999987" calcext:value-type="float">
            <text:p>8.11</text:p>
          </table:table-cell>
          <table:table-cell office:value-type="float" office:value="15.8899999999997" calcext:value-type="float">
            <text:p>15.89</text:p>
          </table:table-cell>
          <table:table-cell office:value-type="float" office:value="7.54999999999988" calcext:value-type="float">
            <text:p>7.55</text:p>
          </table:table-cell>
          <table:table-cell office:value-type="float" office:value="4.58999999999995" calcext:value-type="float">
            <text:p>4.59</text:p>
          </table:table-cell>
          <table:table-cell office:value-type="float" office:value="9.31999999999985" calcext:value-type="float">
            <text:p>9.32</text:p>
          </table:table-cell>
          <table:table-cell office:value-type="float" office:value="7.07999999999989" calcext:value-type="float">
            <text:p>7.08</text:p>
          </table:table-cell>
          <table:table-cell office:value-type="float" office:value="2.43999999999999" calcext:value-type="float">
            <text:p>2.44</text:p>
          </table:table-cell>
          <table:table-cell office:value-type="float" office:value="40.8800000000004" calcext:value-type="float">
            <text:p>40.88</text:p>
          </table:table-cell>
          <table:table-cell office:value-type="float" office:value="3.76999999999996" calcext:value-type="float">
            <text:p>3.77</text:p>
          </table:table-cell>
          <table:table-cell office:value-type="float" office:value="17.95" calcext:value-type="float">
            <text:p>17.95</text:p>
          </table:table-cell>
          <table:table-cell office:value-type="float" office:value="12.5599999999998" calcext:value-type="float">
            <text:p>12.56</text:p>
          </table:table-cell>
          <table:table-cell office:value-type="float" office:value="8.84999999999986" calcext:value-type="float">
            <text:p>8.85</text:p>
          </table:table-cell>
          <table:table-cell office:value-type="float" office:value="2.07" calcext:value-type="float">
            <text:p>2.07</text:p>
          </table:table-cell>
          <table:table-cell office:value-type="float" office:value="11.1099999999998" calcext:value-type="float">
            <text:p>11.11</text:p>
          </table:table-cell>
          <table:table-cell office:value-type="float" office:value="1.95" calcext:value-type="float">
            <text:p>1.95</text:p>
          </table:table-cell>
          <table:table-cell office:value-type="float" office:value="3.18999999999998" calcext:value-type="float">
            <text:p>3.19</text:p>
          </table:table-cell>
          <table:table-cell office:value-type="float" office:value="23.5200000000009" calcext:value-type="float">
            <text:p>23.52</text:p>
          </table:table-cell>
          <table:table-cell table:formula="of:=AVERAGE([.E90:.X90])" office:value-type="float" office:value="10.5675" calcext:value-type="float">
            <text:p>10.5675</text:p>
          </table:table-cell>
          <table:table-cell table:formula="of:=STDEV([.E90:.X90])" office:value-type="float" office:value="9.44001163859691" calcext:value-type="float">
            <text:p>9.440011638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.62999999999984" calcext:value-type="float">
            <text:p>9.63</text:p>
          </table:table-cell>
          <table:table-cell office:value-type="float" office:value="25.1300000000011" calcext:value-type="float">
            <text:p>25.13</text:p>
          </table:table-cell>
          <table:table-cell office:value-type="float" office:value="7.50999999999988" calcext:value-type="float">
            <text:p>7.51</text:p>
          </table:table-cell>
          <table:table-cell office:value-type="float" office:value="25.1900000000011" calcext:value-type="float">
            <text:p>25.19</text:p>
          </table:table-cell>
          <table:table-cell office:value-type="float" office:value="5.06999999999994" calcext:value-type="float">
            <text:p>5.07</text:p>
          </table:table-cell>
          <table:table-cell office:value-type="float" office:value="25.1300000000011" calcext:value-type="float">
            <text:p>25.13</text:p>
          </table:table-cell>
          <table:table-cell office:value-type="float" office:value="13.0799999999998" calcext:value-type="float">
            <text:p>13.08</text:p>
          </table:table-cell>
          <table:table-cell office:value-type="float" office:value="6.7099999999999" calcext:value-type="float">
            <text:p>6.71</text:p>
          </table:table-cell>
          <table:table-cell office:value-type="float" office:value="18.3200000000001" calcext:value-type="float">
            <text:p>18.32</text:p>
          </table:table-cell>
          <table:table-cell office:value-type="float" office:value="8.79999999999986" calcext:value-type="float">
            <text:p>8.8</text:p>
          </table:table-cell>
          <table:table-cell office:value-type="float" office:value="5.92999999999992" calcext:value-type="float">
            <text:p>5.93</text:p>
          </table:table-cell>
          <table:table-cell office:value-type="float" office:value="16.9499999999999" calcext:value-type="float">
            <text:p>16.95</text:p>
          </table:table-cell>
          <table:table-cell office:value-type="float" office:value="4.77999999999994" calcext:value-type="float">
            <text:p>4.78</text:p>
          </table:table-cell>
          <table:table-cell office:value-type="float" office:value="40.5300000000005" calcext:value-type="float">
            <text:p>40.53</text:p>
          </table:table-cell>
          <table:table-cell office:value-type="float" office:value="27.5900000000015" calcext:value-type="float">
            <text:p>27.59</text:p>
          </table:table-cell>
          <table:table-cell office:value-type="float" office:value="6.24999999999991" calcext:value-type="float">
            <text:p>6.25</text:p>
          </table:table-cell>
          <table:table-cell office:value-type="float" office:value="32.2100000000022" calcext:value-type="float">
            <text:p>32.21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8.76999999999986" calcext:value-type="float">
            <text:p>8.77</text:p>
          </table:table-cell>
          <table:table-cell office:value-type="float" office:value="4.37999999999995" calcext:value-type="float">
            <text:p>4.38</text:p>
          </table:table-cell>
          <table:table-cell table:formula="of:=AVERAGE([.E91:.X91])" office:value-type="float" office:value="14.7725000000003" calcext:value-type="float">
            <text:p>14.7725</text:p>
          </table:table-cell>
          <table:table-cell table:formula="of:=STDEV([.E91:.X91])" office:value-type="float" office:value="10.9329977951834" calcext:value-type="float">
            <text:p>10.932997795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.55999999999993" calcext:value-type="float">
            <text:p>5.56</text:p>
          </table:table-cell>
          <table:table-cell office:value-type="float" office:value="7.15999999999989" calcext:value-type="float">
            <text:p>7.16</text:p>
          </table:table-cell>
          <table:table-cell office:value-type="float" office:value="38.4900000000009" calcext:value-type="float">
            <text:p>38.49</text:p>
          </table:table-cell>
          <table:table-cell office:value-type="float" office:value="5.79999999999992" calcext:value-type="float">
            <text:p>5.8</text:p>
          </table:table-cell>
          <table:table-cell office:value-type="float" office:value="14.5899999999997" calcext:value-type="float">
            <text:p>14.59</text:p>
          </table:table-cell>
          <table:table-cell office:value-type="float" office:value="4.99999999999994" calcext:value-type="float">
            <text:p>5</text:p>
          </table:table-cell>
          <table:table-cell office:value-type="float" office:value="31.8200000000022" calcext:value-type="float">
            <text:p>31.82</text:p>
          </table:table-cell>
          <table:table-cell office:value-type="float" office:value="1.86" calcext:value-type="float">
            <text:p>1.86</text:p>
          </table:table-cell>
          <table:table-cell office:value-type="float" office:value="5.33999999999993" calcext:value-type="float">
            <text:p>5.34</text:p>
          </table:table-cell>
          <table:table-cell office:value-type="float" office:value="4.38999999999995" calcext:value-type="float">
            <text:p>4.39</text:p>
          </table:table-cell>
          <table:table-cell office:value-type="float" office:value="5.70999999999992" calcext:value-type="float">
            <text:p>5.71</text:p>
          </table:table-cell>
          <table:table-cell office:value-type="float" office:value="10.3799999999998" calcext:value-type="float">
            <text:p>10.38</text:p>
          </table:table-cell>
          <table:table-cell office:value-type="float" office:value="5.95999999999992" calcext:value-type="float">
            <text:p>5.96</text:p>
          </table:table-cell>
          <table:table-cell office:value-type="float" office:value="13.7999999999998" calcext:value-type="float">
            <text:p>13.8</text:p>
          </table:table-cell>
          <table:table-cell office:value-type="float" office:value="21.3800000000005" calcext:value-type="float">
            <text:p>21.38</text:p>
          </table:table-cell>
          <table:table-cell office:value-type="float" office:value="2.15" calcext:value-type="float">
            <text:p>2.15</text:p>
          </table:table-cell>
          <table:table-cell office:value-type="float" office:value="7.36999999999989" calcext:value-type="float">
            <text:p>7.37</text:p>
          </table:table-cell>
          <table:table-cell office:value-type="float" office:value="6.7799999999999" calcext:value-type="float">
            <text:p>6.78</text:p>
          </table:table-cell>
          <table:table-cell office:value-type="float" office:value="22.4600000000007" calcext:value-type="float">
            <text:p>22.46</text:p>
          </table:table-cell>
          <table:table-cell office:value-type="float" office:value="8.42999999999987" calcext:value-type="float">
            <text:p>8.43</text:p>
          </table:table-cell>
          <table:table-cell table:formula="of:=AVERAGE([.E92:.X92])" office:value-type="float" office:value="11.2215000000001" calcext:value-type="float">
            <text:p>11.2215</text:p>
          </table:table-cell>
          <table:table-cell table:formula="of:=STDEV([.E92:.X92])" office:value-type="float" office:value="9.95866365744493" calcext:value-type="float">
            <text:p>9.958663657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6.35999999999991" calcext:value-type="float">
            <text:p>6.36</text:p>
          </table:table-cell>
          <table:table-cell office:value-type="float" office:value="6.10999999999991" calcext:value-type="float">
            <text:p>6.11</text:p>
          </table:table-cell>
          <table:table-cell office:value-type="float" office:value="3.77999999999996" calcext:value-type="float">
            <text:p>3.78</text:p>
          </table:table-cell>
          <table:table-cell office:value-type="float" office:value="16.8299999999998" calcext:value-type="float">
            <text:p>16.83</text:p>
          </table:table-cell>
          <table:table-cell office:value-type="float" office:value="11.7899999999998" calcext:value-type="float">
            <text:p>11.79</text:p>
          </table:table-cell>
          <table:table-cell office:value-type="float" office:value="2.65999999999999" calcext:value-type="float">
            <text:p>2.66</text:p>
          </table:table-cell>
          <table:table-cell office:value-type="float" office:value="4.93999999999994" calcext:value-type="float">
            <text:p>4.94</text:p>
          </table:table-cell>
          <table:table-cell office:value-type="float" office:value="5.00999999999994" calcext:value-type="float">
            <text:p>5.01</text:p>
          </table:table-cell>
          <table:table-cell office:value-type="float" office:value="3.51999999999997" calcext:value-type="float">
            <text:p>3.52</text:p>
          </table:table-cell>
          <table:table-cell office:value-type="float" office:value="8.21999999999987" calcext:value-type="float">
            <text:p>8.22</text:p>
          </table:table-cell>
          <table:table-cell office:value-type="float" office:value="5.00999999999994" calcext:value-type="float">
            <text:p>5.01</text:p>
          </table:table-cell>
          <table:table-cell office:value-type="float" office:value="3.25999999999997" calcext:value-type="float">
            <text:p>3.26</text:p>
          </table:table-cell>
          <table:table-cell office:value-type="float" office:value="8.14999999999987" calcext:value-type="float">
            <text:p>8.15</text:p>
          </table:table-cell>
          <table:table-cell office:value-type="float" office:value="10.4899999999998" calcext:value-type="float">
            <text:p>10.49</text:p>
          </table:table-cell>
          <table:table-cell office:value-type="float" office:value="22.5300000000007" calcext:value-type="float">
            <text:p>22.53</text:p>
          </table:table-cell>
          <table:table-cell office:value-type="float" office:value="4.90999999999994" calcext:value-type="float">
            <text:p>4.91</text:p>
          </table:table-cell>
          <table:table-cell office:value-type="float" office:value="4.77999999999994" calcext:value-type="float">
            <text:p>4.78</text:p>
          </table:table-cell>
          <table:table-cell office:value-type="float" office:value="6.51999999999991" calcext:value-type="float">
            <text:p>6.52</text:p>
          </table:table-cell>
          <table:table-cell office:value-type="float" office:value="6.7199999999999" calcext:value-type="float">
            <text:p>6.72</text:p>
          </table:table-cell>
          <table:table-cell office:value-type="float" office:value="7.64999999999988" calcext:value-type="float">
            <text:p>7.65</text:p>
          </table:table-cell>
          <table:table-cell table:formula="of:=AVERAGE([.E93:.X93])" office:value-type="float" office:value="7.46199999999995" calcext:value-type="float">
            <text:p>7.462</text:p>
          </table:table-cell>
          <table:table-cell table:formula="of:=STDEV([.E93:.X93])" office:value-type="float" office:value="4.86756893823005" calcext:value-type="float">
            <text:p>4.867568938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4.5399999999997" calcext:value-type="float">
            <text:p>14.54</text:p>
          </table:table-cell>
          <table:table-cell office:value-type="float" office:value="13.3199999999998" calcext:value-type="float">
            <text:p>13.32</text:p>
          </table:table-cell>
          <table:table-cell office:value-type="float" office:value="3.22999999999997" calcext:value-type="float">
            <text:p>3.23</text:p>
          </table:table-cell>
          <table:table-cell office:value-type="float" office:value="10.8899999999998" calcext:value-type="float">
            <text:p>10.89</text:p>
          </table:table-cell>
          <table:table-cell office:value-type="float" office:value="10.8699999999998" calcext:value-type="float">
            <text:p>10.87</text:p>
          </table:table-cell>
          <table:table-cell office:value-type="float" office:value="12.4399999999998" calcext:value-type="float">
            <text:p>12.44</text:p>
          </table:table-cell>
          <table:table-cell office:value-type="float" office:value="20.9400000000005" calcext:value-type="float">
            <text:p>20.94</text:p>
          </table:table-cell>
          <table:table-cell office:value-type="float" office:value="19.1800000000002" calcext:value-type="float">
            <text:p>19.18</text:p>
          </table:table-cell>
          <table:table-cell office:value-type="float" office:value="5.33999999999993" calcext:value-type="float">
            <text:p>5.34</text:p>
          </table:table-cell>
          <table:table-cell office:value-type="float" office:value="6.5699999999999" calcext:value-type="float">
            <text:p>6.57</text:p>
          </table:table-cell>
          <table:table-cell office:value-type="float" office:value="12.8299999999998" calcext:value-type="float">
            <text:p>12.83</text:p>
          </table:table-cell>
          <table:table-cell office:value-type="float" office:value="14.5099999999997" calcext:value-type="float">
            <text:p>14.51</text:p>
          </table:table-cell>
          <table:table-cell office:value-type="float" office:value="5.36999999999993" calcext:value-type="float">
            <text:p>5.37</text:p>
          </table:table-cell>
          <table:table-cell office:value-type="float" office:value="13.7499999999998" calcext:value-type="float">
            <text:p>13.75</text:p>
          </table:table-cell>
          <table:table-cell office:value-type="float" office:value="24.170000000001" calcext:value-type="float">
            <text:p>24.17</text:p>
          </table:table-cell>
          <table:table-cell office:value-type="float" office:value="27.4400000000015" calcext:value-type="float">
            <text:p>27.44</text:p>
          </table:table-cell>
          <table:table-cell office:value-type="float" office:value="3.05999999999998" calcext:value-type="float">
            <text:p>3.06</text:p>
          </table:table-cell>
          <table:table-cell office:value-type="float" office:value="20.8300000000005" calcext:value-type="float">
            <text:p>20.83</text:p>
          </table:table-cell>
          <table:table-cell office:value-type="float" office:value="4.22999999999995" calcext:value-type="float">
            <text:p>4.23</text:p>
          </table:table-cell>
          <table:table-cell office:value-type="float" office:value="9.47999999999984" calcext:value-type="float">
            <text:p>9.48</text:p>
          </table:table-cell>
          <table:table-cell table:formula="of:=AVERAGE([.E94:.X94])" office:value-type="float" office:value="12.6495000000001" calcext:value-type="float">
            <text:p>12.6495</text:p>
          </table:table-cell>
          <table:table-cell table:formula="of:=STDEV([.E94:.X94])" office:value-type="float" office:value="7.07038186640911" calcext:value-type="float">
            <text:p>7.0703818664</text:p>
          </table:table-cell>
          <table:table-cell table:number-columns-repeated="25"/>
        </table:table-row>
        <table:table-row table:style-name="ro1" table:number-rows-repeated="6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Eta=0.01</text:p>
          </table:table-cell>
          <table:table-cell table:style-name="Default" office:value-type="string" calcext:value-type="string">
            <text:p>Eta=0.1</text:p>
          </table:table-cell>
          <table:table-cell table:style-name="Default" office:value-type="string" calcext:value-type="string">
            <text:p>Eta=1</text:p>
          </table:table-cell>
          <table:table-cell office:value-type="string" calcext:value-type="string">
            <text:p>Eta=10</text:p>
          </table:table-cell>
          <table:table-cell/>
          <table:table-cell table:style-name="Default" table:number-columns-repeated="19"/>
          <table:table-cell office:value-type="string" calcext:value-type="string">
            <text:p>Eta=0.01</text:p>
          </table:table-cell>
          <table:table-cell office:value-type="string" calcext:value-type="string">
            <text:p>Eta=0.1</text:p>
          </table:table-cell>
          <table:table-cell office:value-type="string" calcext:value-type="string">
            <text:p>Eta=1</text:p>
          </table:table-cell>
          <table:table-cell office:value-type="string" calcext:value-type="string">
            <text:p>Eta=10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3]" office:value-type="float" office:value="31.4370000000019" calcext:value-type="float">
            <text:p>31.437</text:p>
          </table:table-cell>
          <table:table-cell table:style-name="Default" table:formula="of:=[.Y26]" office:value-type="float" office:value="43.3130000000015" calcext:value-type="float">
            <text:p>43.313</text:p>
          </table:table-cell>
          <table:table-cell table:style-name="Default" table:formula="of:=[.Y51]" office:value-type="float" office:value="29.7550000000011" calcext:value-type="float">
            <text:p>29.755</text:p>
          </table:table-cell>
          <table:table-cell table:formula="of:=[.Y75]" office:value-type="float" office:value="37.0955000000016" calcext:value-type="float">
            <text:p>37.0955</text:p>
          </table:table-cell>
          <table:table-cell/>
          <table:table-cell table:style-name="Default" table:number-columns-repeated="19"/>
          <table:table-cell office:value-type="float" office:value="32.3540000000003" calcext:value-type="float">
            <text:p>32.354</text:p>
          </table:table-cell>
          <table:table-cell office:value-type="float" office:value="25.4210000000003" calcext:value-type="float">
            <text:p>25.421</text:p>
          </table:table-cell>
          <table:table-cell office:value-type="float" office:value="29.1399999999998" calcext:value-type="float">
            <text:p>29.14</text:p>
          </table:table-cell>
          <table:table-cell office:value-type="float" office:value="22.8795000000002" calcext:value-type="float">
            <text:p>22.8795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4]" office:value-type="float" office:value="41.5770000000006" calcext:value-type="float">
            <text:p>41.577</text:p>
          </table:table-cell>
          <table:table-cell table:style-name="Default" table:formula="of:=[.Y27]" office:value-type="float" office:value="23.8969999999999" calcext:value-type="float">
            <text:p>23.897</text:p>
          </table:table-cell>
          <table:table-cell table:style-name="Default" table:formula="of:=[.Y52]" office:value-type="float" office:value="21.0505000000002" calcext:value-type="float">
            <text:p>21.0505</text:p>
          </table:table-cell>
          <table:table-cell table:formula="of:=[.Y76]" office:value-type="float" office:value="27.9500000000005" calcext:value-type="float">
            <text:p>27.95</text:p>
          </table:table-cell>
          <table:table-cell/>
          <table:table-cell table:style-name="Default" table:number-columns-repeated="19"/>
          <table:table-cell office:value-type="float" office:value="33.8015000000021" calcext:value-type="float">
            <text:p>33.8015</text:p>
          </table:table-cell>
          <table:table-cell office:value-type="float" office:value="21.8605000000006" calcext:value-type="float">
            <text:p>21.8605</text:p>
          </table:table-cell>
          <table:table-cell office:value-type="float" office:value="18.6755000000003" calcext:value-type="float">
            <text:p>18.6755</text:p>
          </table:table-cell>
          <table:table-cell office:value-type="float" office:value="13.6425" calcext:value-type="float">
            <text:p>13.6425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5]" office:value-type="float" office:value="24.6025000000014" calcext:value-type="float">
            <text:p>24.6025</text:p>
          </table:table-cell>
          <table:table-cell table:style-name="Default" table:formula="of:=[.Y28]" office:value-type="float" office:value="33.4270000000016" calcext:value-type="float">
            <text:p>33.427</text:p>
          </table:table-cell>
          <table:table-cell table:style-name="Default" table:formula="of:=[.Y53]" office:value-type="float" office:value="18.3535000000004" calcext:value-type="float">
            <text:p>18.3535</text:p>
          </table:table-cell>
          <table:table-cell table:formula="of:=[.Y77]" office:value-type="float" office:value="14.6560000000001" calcext:value-type="float">
            <text:p>14.656</text:p>
          </table:table-cell>
          <table:table-cell/>
          <table:table-cell table:style-name="Default" table:number-columns-repeated="19"/>
          <table:table-cell office:value-type="float" office:value="43.2165000000031" calcext:value-type="float">
            <text:p>43.2165</text:p>
          </table:table-cell>
          <table:table-cell office:value-type="float" office:value="14.2530000000002" calcext:value-type="float">
            <text:p>14.253</text:p>
          </table:table-cell>
          <table:table-cell office:value-type="float" office:value="13.823" calcext:value-type="float">
            <text:p>13.823</text:p>
          </table:table-cell>
          <table:table-cell office:value-type="float" office:value="14.6300000000002" calcext:value-type="float">
            <text:p>14.63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6]" office:value-type="float" office:value="24.7705" calcext:value-type="float">
            <text:p>24.7705</text:p>
          </table:table-cell>
          <table:table-cell table:style-name="Default" table:formula="of:=[.Y29]" office:value-type="float" office:value="39.6825000000013" calcext:value-type="float">
            <text:p>39.6825</text:p>
          </table:table-cell>
          <table:table-cell table:style-name="Default" table:formula="of:=[.Y54]" office:value-type="float" office:value="14.8120000000004" calcext:value-type="float">
            <text:p>14.812</text:p>
          </table:table-cell>
          <table:table-cell table:formula="of:=[.Y78]" office:value-type="float" office:value="13.4950000000002" calcext:value-type="float">
            <text:p>13.495</text:p>
          </table:table-cell>
          <table:table-cell/>
          <table:table-cell table:style-name="Default" table:number-columns-repeated="19"/>
          <table:table-cell office:value-type="float" office:value="29.5515000000009" calcext:value-type="float">
            <text:p>29.5515</text:p>
          </table:table-cell>
          <table:table-cell office:value-type="float" office:value="16.0190000000007" calcext:value-type="float">
            <text:p>16.019</text:p>
          </table:table-cell>
          <table:table-cell office:value-type="float" office:value="12.2080000000001" calcext:value-type="float">
            <text:p>12.208</text:p>
          </table:table-cell>
          <table:table-cell office:value-type="float" office:value="9.80950000000001" calcext:value-type="float">
            <text:p>9.8095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7]" office:value-type="float" office:value="30.8040000000016" calcext:value-type="float">
            <text:p>30.804</text:p>
          </table:table-cell>
          <table:table-cell table:style-name="Default" table:formula="of:=[.Y30]" office:value-type="float" office:value="22.5160000000003" calcext:value-type="float">
            <text:p>22.516</text:p>
          </table:table-cell>
          <table:table-cell table:style-name="Default" table:formula="of:=[.Y55]" office:value-type="float" office:value="17.2930000000003" calcext:value-type="float">
            <text:p>17.293</text:p>
          </table:table-cell>
          <table:table-cell table:formula="of:=[.Y79]" office:value-type="float" office:value="16.5535000000003" calcext:value-type="float">
            <text:p>16.5535</text:p>
          </table:table-cell>
          <table:table-cell/>
          <table:table-cell table:style-name="Default" table:number-columns-repeated="19"/>
          <table:table-cell office:value-type="float" office:value="27.8919999999995" calcext:value-type="float">
            <text:p>27.892</text:p>
          </table:table-cell>
          <table:table-cell office:value-type="float" office:value="13.9770000000001" calcext:value-type="float">
            <text:p>13.977</text:p>
          </table:table-cell>
          <table:table-cell office:value-type="float" office:value="8.29749999999988" calcext:value-type="float">
            <text:p>8.2975</text:p>
          </table:table-cell>
          <table:table-cell office:value-type="float" office:value="9.18049999999996" calcext:value-type="float">
            <text:p>9.1805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8]" office:value-type="float" office:value="34.1785000000013" calcext:value-type="float">
            <text:p>34.1785</text:p>
          </table:table-cell>
          <table:table-cell table:style-name="Default" table:formula="of:=[.Y31]" office:value-type="float" office:value="26.3320000000002" calcext:value-type="float">
            <text:p>26.332</text:p>
          </table:table-cell>
          <table:table-cell table:style-name="Default" table:formula="of:=[.Y56]" office:value-type="float" office:value="15.4080000000001" calcext:value-type="float">
            <text:p>15.408</text:p>
          </table:table-cell>
          <table:table-cell table:formula="of:=[.Y80]" office:value-type="float" office:value="15.4790000000005" calcext:value-type="float">
            <text:p>15.479</text:p>
          </table:table-cell>
          <table:table-cell/>
          <table:table-cell table:style-name="Default" table:number-columns-repeated="19"/>
          <table:table-cell office:value-type="float" office:value="18.6920000000003" calcext:value-type="float">
            <text:p>18.692</text:p>
          </table:table-cell>
          <table:table-cell office:value-type="float" office:value="8.97599999999988" calcext:value-type="float">
            <text:p>8.976</text:p>
          </table:table-cell>
          <table:table-cell office:value-type="float" office:value="6.21099999999991" calcext:value-type="float">
            <text:p>6.211</text:p>
          </table:table-cell>
          <table:table-cell office:value-type="float" office:value="7.81349999999987" calcext:value-type="float">
            <text:p>7.8135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9]" office:value-type="float" office:value="29.6505000000009" calcext:value-type="float">
            <text:p>29.6505</text:p>
          </table:table-cell>
          <table:table-cell table:style-name="Default" table:formula="of:=[.Y32]" office:value-type="float" office:value="17.4254999999997" calcext:value-type="float">
            <text:p>17.4255</text:p>
          </table:table-cell>
          <table:table-cell table:style-name="Default" table:formula="of:=[.Y57]" office:value-type="float" office:value="11.8384999999998" calcext:value-type="float">
            <text:p>11.8385</text:p>
          </table:table-cell>
          <table:table-cell table:formula="of:=[.Y81]" office:value-type="float" office:value="14.2804999999999" calcext:value-type="float">
            <text:p>14.2805</text:p>
          </table:table-cell>
          <table:table-cell/>
          <table:table-cell table:style-name="Default" table:number-columns-repeated="19"/>
          <table:table-cell office:value-type="float" office:value="36.5105000000025" calcext:value-type="float">
            <text:p>36.5105</text:p>
          </table:table-cell>
          <table:table-cell office:value-type="float" office:value="7.28749999999993" calcext:value-type="float">
            <text:p>7.2875</text:p>
          </table:table-cell>
          <table:table-cell office:value-type="float" office:value="5.72599999999992" calcext:value-type="float">
            <text:p>5.726</text:p>
          </table:table-cell>
          <table:table-cell office:value-type="float" office:value="6.14449999999991" calcext:value-type="float">
            <text:p>6.1445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10]" office:value-type="float" office:value="21.0515000000003" calcext:value-type="float">
            <text:p>21.0515</text:p>
          </table:table-cell>
          <table:table-cell table:style-name="Default" table:formula="of:=[.Y33]" office:value-type="float" office:value="18.1770000000004" calcext:value-type="float">
            <text:p>18.177</text:p>
          </table:table-cell>
          <table:table-cell table:style-name="Default" table:formula="of:=[.Y58]" office:value-type="float" office:value="14.9290000000003" calcext:value-type="float">
            <text:p>14.929</text:p>
          </table:table-cell>
          <table:table-cell table:formula="of:=[.Y82]" office:value-type="float" office:value="12.8464999999997" calcext:value-type="float">
            <text:p>12.8465</text:p>
          </table:table-cell>
          <table:table-cell/>
          <table:table-cell table:style-name="Default" table:number-columns-repeated="19"/>
          <table:table-cell office:value-type="float" office:value="38.3495000000021" calcext:value-type="float">
            <text:p>38.3495</text:p>
          </table:table-cell>
          <table:table-cell office:value-type="float" office:value="8.09149999999991" calcext:value-type="float">
            <text:p>8.0915</text:p>
          </table:table-cell>
          <table:table-cell office:value-type="float" office:value="4.80449999999994" calcext:value-type="float">
            <text:p>4.8045</text:p>
          </table:table-cell>
          <table:table-cell office:value-type="float" office:value="5.89449999999995" calcext:value-type="float">
            <text:p>5.8945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11]" office:value-type="float" office:value="34.3000000000019" calcext:value-type="float">
            <text:p>34.3</text:p>
          </table:table-cell>
          <table:table-cell table:style-name="Default" table:formula="of:=[.Y34]" office:value-type="float" office:value="18.8460000000003" calcext:value-type="float">
            <text:p>18.846</text:p>
          </table:table-cell>
          <table:table-cell table:style-name="Default" table:formula="of:=[.Y59]" office:value-type="float" office:value="14.3485000000001" calcext:value-type="float">
            <text:p>14.3485</text:p>
          </table:table-cell>
          <table:table-cell table:formula="of:=[.Y83]" office:value-type="float" office:value="12.8945000000004" calcext:value-type="float">
            <text:p>12.8945</text:p>
          </table:table-cell>
          <table:table-cell/>
          <table:table-cell table:style-name="Default" table:number-columns-repeated="19"/>
          <table:table-cell office:value-type="float" office:value="23.5270000000017" calcext:value-type="float">
            <text:p>23.527</text:p>
          </table:table-cell>
          <table:table-cell office:value-type="float" office:value="5.70599999999992" calcext:value-type="float">
            <text:p>5.706</text:p>
          </table:table-cell>
          <table:table-cell office:value-type="float" office:value="6.67049999999991" calcext:value-type="float">
            <text:p>6.6705</text:p>
          </table:table-cell>
          <table:table-cell office:value-type="float" office:value="8.44149999999998" calcext:value-type="float">
            <text:p>8.4415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12]" office:value-type="float" office:value="25.0080000000003" calcext:value-type="float">
            <text:p>25.008</text:p>
          </table:table-cell>
          <table:table-cell table:style-name="Default" table:formula="of:=[.Y35]" office:value-type="float" office:value="16.0710000000003" calcext:value-type="float">
            <text:p>16.071</text:p>
          </table:table-cell>
          <table:table-cell table:style-name="Default" table:formula="of:=[.Y60]" office:value-type="float" office:value="16.7525000000006" calcext:value-type="float">
            <text:p>16.7525</text:p>
          </table:table-cell>
          <table:table-cell table:formula="of:=[.Y84]" office:value-type="float" office:value="19.3545000000002" calcext:value-type="float">
            <text:p>19.3545</text:p>
          </table:table-cell>
          <table:table-cell/>
          <table:table-cell table:style-name="Default" table:number-columns-repeated="19"/>
          <table:table-cell office:value-type="float" office:value="17.6085000000002" calcext:value-type="float">
            <text:p>17.6085</text:p>
          </table:table-cell>
          <table:table-cell office:value-type="float" office:value="6.36499999999997" calcext:value-type="float">
            <text:p>6.365</text:p>
          </table:table-cell>
          <table:table-cell office:value-type="float" office:value="5.45849999999996" calcext:value-type="float">
            <text:p>5.4585</text:p>
          </table:table-cell>
          <table:table-cell office:value-type="float" office:value="6.3695" calcext:value-type="float">
            <text:p>6.3695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13]" office:value-type="float" office:value="21.9640000000017" calcext:value-type="float">
            <text:p>21.964</text:p>
          </table:table-cell>
          <table:table-cell table:style-name="Default" table:formula="of:=[.Y36]" office:value-type="float" office:value="21.8105" calcext:value-type="float">
            <text:p>21.8105</text:p>
          </table:table-cell>
          <table:table-cell table:style-name="Default" table:formula="of:=[.Y61]" office:value-type="float" office:value="15.5794999999998" calcext:value-type="float">
            <text:p>15.5795</text:p>
          </table:table-cell>
          <table:table-cell table:formula="of:=[.Y85]" office:value-type="float" office:value="13.3650000000002" calcext:value-type="float">
            <text:p>13.365</text:p>
          </table:table-cell>
          <table:table-cell/>
          <table:table-cell table:style-name="Default" table:number-columns-repeated="19"/>
          <table:table-cell office:value-type="float" office:value="33.6544999999997" calcext:value-type="float">
            <text:p>33.6545</text:p>
          </table:table-cell>
          <table:table-cell office:value-type="float" office:value="8.76599999999991" calcext:value-type="float">
            <text:p>8.766</text:p>
          </table:table-cell>
          <table:table-cell office:value-type="float" office:value="7.41349999999997" calcext:value-type="float">
            <text:p>7.4135</text:p>
          </table:table-cell>
          <table:table-cell office:value-type="float" office:value="7.22849999999991" calcext:value-type="float">
            <text:p>7.2285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14]" office:value-type="float" office:value="17.4090000000003" calcext:value-type="float">
            <text:p>17.409</text:p>
          </table:table-cell>
          <table:table-cell table:style-name="Default" table:formula="of:=[.Y37]" office:value-type="float" office:value="22.2340000000006" calcext:value-type="float">
            <text:p>22.234</text:p>
          </table:table-cell>
          <table:table-cell table:style-name="Default" table:formula="of:=[.Y62]" office:value-type="float" office:value="13.9085000000002" calcext:value-type="float">
            <text:p>13.9085</text:p>
          </table:table-cell>
          <table:table-cell table:formula="of:=[.Y86]" office:value-type="float" office:value="11.8910000000003" calcext:value-type="float">
            <text:p>11.891</text:p>
          </table:table-cell>
          <table:table-cell/>
          <table:table-cell table:style-name="Default" table:number-columns-repeated="19"/>
          <table:table-cell office:value-type="float" office:value="18.1890000000005" calcext:value-type="float">
            <text:p>18.189</text:p>
          </table:table-cell>
          <table:table-cell office:value-type="float" office:value="7.23699999999996" calcext:value-type="float">
            <text:p>7.237</text:p>
          </table:table-cell>
          <table:table-cell office:value-type="float" office:value="6.70600000000004" calcext:value-type="float">
            <text:p>6.706</text:p>
          </table:table-cell>
          <table:table-cell office:value-type="float" office:value="5.90549999999993" calcext:value-type="float">
            <text:p>5.9055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15]" office:value-type="float" office:value="35.7525000000016" calcext:value-type="float">
            <text:p>35.7525</text:p>
          </table:table-cell>
          <table:table-cell table:style-name="Default" table:formula="of:=[.Y38]" office:value-type="float" office:value="18.8670000000002" calcext:value-type="float">
            <text:p>18.867</text:p>
          </table:table-cell>
          <table:table-cell table:style-name="Default" table:formula="of:=[.Y63]" office:value-type="float" office:value="13.2540000000001" calcext:value-type="float">
            <text:p>13.254</text:p>
          </table:table-cell>
          <table:table-cell table:formula="of:=[.Y87]" office:value-type="float" office:value="8.64850000000006" calcext:value-type="float">
            <text:p>8.6485</text:p>
          </table:table-cell>
          <table:table-cell/>
          <table:table-cell table:style-name="Default" table:number-columns-repeated="19"/>
          <table:table-cell office:value-type="float" office:value="16.3525000000001" calcext:value-type="float">
            <text:p>16.3525</text:p>
          </table:table-cell>
          <table:table-cell office:value-type="float" office:value="8.17699999999997" calcext:value-type="float">
            <text:p>8.177</text:p>
          </table:table-cell>
          <table:table-cell office:value-type="float" office:value="6.76099999999992" calcext:value-type="float">
            <text:p>6.761</text:p>
          </table:table-cell>
          <table:table-cell office:value-type="float" office:value="6.6569999999999" calcext:value-type="float">
            <text:p>6.657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16]" office:value-type="float" office:value="15.8365000000002" calcext:value-type="float">
            <text:p>15.8365</text:p>
          </table:table-cell>
          <table:table-cell table:style-name="Default" table:formula="of:=[.Y39]" office:value-type="float" office:value="20.3410000000008" calcext:value-type="float">
            <text:p>20.341</text:p>
          </table:table-cell>
          <table:table-cell table:style-name="Default" table:formula="of:=[.Y64]" office:value-type="float" office:value="11.1925000000001" calcext:value-type="float">
            <text:p>11.1925</text:p>
          </table:table-cell>
          <table:table-cell table:formula="of:=[.Y88]" office:value-type="float" office:value="7.65649999999988" calcext:value-type="float">
            <text:p>7.6565</text:p>
          </table:table-cell>
          <table:table-cell/>
          <table:table-cell table:style-name="Default" table:number-columns-repeated="19"/>
          <table:table-cell office:value-type="float" office:value="19.0840000000004" calcext:value-type="float">
            <text:p>19.084</text:p>
          </table:table-cell>
          <table:table-cell office:value-type="float" office:value="5.54299999999992" calcext:value-type="float">
            <text:p>5.543</text:p>
          </table:table-cell>
          <table:table-cell office:value-type="float" office:value="6.23449999999999" calcext:value-type="float">
            <text:p>6.2345</text:p>
          </table:table-cell>
          <table:table-cell office:value-type="float" office:value="5.86299999999992" calcext:value-type="float">
            <text:p>5.863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17]" office:value-type="float" office:value="25.9915000000004" calcext:value-type="float">
            <text:p>25.9915</text:p>
          </table:table-cell>
          <table:table-cell table:style-name="Default" table:formula="of:=[.Y40]" office:value-type="float" office:value="17.2045000000004" calcext:value-type="float">
            <text:p>17.2045</text:p>
          </table:table-cell>
          <table:table-cell table:style-name="Default" table:formula="of:=[.Y65]" office:value-type="float" office:value="10.203" calcext:value-type="float">
            <text:p>10.203</text:p>
          </table:table-cell>
          <table:table-cell table:formula="of:=[.Y89]" office:value-type="float" office:value="11.0985000000001" calcext:value-type="float">
            <text:p>11.0985</text:p>
          </table:table-cell>
          <table:table-cell/>
          <table:table-cell table:style-name="Default" table:number-columns-repeated="19"/>
          <table:table-cell office:value-type="float" office:value="20.5155000000005" calcext:value-type="float">
            <text:p>20.5155</text:p>
          </table:table-cell>
          <table:table-cell office:value-type="float" office:value="5.63249999999992" calcext:value-type="float">
            <text:p>5.6325</text:p>
          </table:table-cell>
          <table:table-cell office:value-type="float" office:value="5.47249999999995" calcext:value-type="float">
            <text:p>5.4725</text:p>
          </table:table-cell>
          <table:table-cell office:value-type="float" office:value="6.23799999999991" calcext:value-type="float">
            <text:p>6.238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18]" office:value-type="float" office:value="34.724000000001" calcext:value-type="float">
            <text:p>34.724</text:p>
          </table:table-cell>
          <table:table-cell table:style-name="Default" table:formula="of:=[.Y41]" office:value-type="float" office:value="19.1585000000003" calcext:value-type="float">
            <text:p>19.1585</text:p>
          </table:table-cell>
          <table:table-cell table:style-name="Default" table:formula="of:=[.Y66]" office:value-type="float" office:value="15.1895000000003" calcext:value-type="float">
            <text:p>15.1895</text:p>
          </table:table-cell>
          <table:table-cell table:formula="of:=[.Y90]" office:value-type="float" office:value="10.5675" calcext:value-type="float">
            <text:p>10.5675</text:p>
          </table:table-cell>
          <table:table-cell/>
          <table:table-cell table:style-name="Default" table:number-columns-repeated="19"/>
          <table:table-cell office:value-type="float" office:value="23.8480000000009" calcext:value-type="float">
            <text:p>23.848</text:p>
          </table:table-cell>
          <table:table-cell office:value-type="float" office:value="4.09249999999996" calcext:value-type="float">
            <text:p>4.0925</text:p>
          </table:table-cell>
          <table:table-cell office:value-type="float" office:value="5.67799999999992" calcext:value-type="float">
            <text:p>5.678</text:p>
          </table:table-cell>
          <table:table-cell office:value-type="float" office:value="6.90499999999994" calcext:value-type="float">
            <text:p>6.905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19]" office:value-type="float" office:value="24.0355000000013" calcext:value-type="float">
            <text:p>24.0355</text:p>
          </table:table-cell>
          <table:table-cell table:style-name="Default" table:formula="of:=[.Y42]" office:value-type="float" office:value="14.013" calcext:value-type="float">
            <text:p>14.013</text:p>
          </table:table-cell>
          <table:table-cell table:style-name="Default" table:formula="of:=[.Y67]" office:value-type="float" office:value="8.31249999999996" calcext:value-type="float">
            <text:p>8.3125</text:p>
          </table:table-cell>
          <table:table-cell table:formula="of:=[.Y91]" office:value-type="float" office:value="14.7725000000003" calcext:value-type="float">
            <text:p>14.7725</text:p>
          </table:table-cell>
          <table:table-cell/>
          <table:table-cell table:style-name="Default" table:number-columns-repeated="19"/>
          <table:table-cell office:value-type="float" office:value="19.1170000000008" calcext:value-type="float">
            <text:p>19.117</text:p>
          </table:table-cell>
          <table:table-cell office:value-type="float" office:value="5.24449999999993" calcext:value-type="float">
            <text:p>5.2445</text:p>
          </table:table-cell>
          <table:table-cell office:value-type="float" office:value="5.53149999999992" calcext:value-type="float">
            <text:p>5.5315</text:p>
          </table:table-cell>
          <table:table-cell office:value-type="float" office:value="5.91349999999992" calcext:value-type="float">
            <text:p>5.9135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20]" office:value-type="float" office:value="22.5725" calcext:value-type="float">
            <text:p>22.5725</text:p>
          </table:table-cell>
          <table:table-cell table:style-name="Default" table:formula="of:=[.Y43]" office:value-type="float" office:value="25.4114999999997" calcext:value-type="float">
            <text:p>25.4115</text:p>
          </table:table-cell>
          <table:table-cell table:style-name="Default" table:formula="of:=[.Y68]" office:value-type="float" office:value="9.58800000000001" calcext:value-type="float">
            <text:p>9.588</text:p>
          </table:table-cell>
          <table:table-cell table:formula="of:=[.Y92]" office:value-type="float" office:value="11.2215000000001" calcext:value-type="float">
            <text:p>11.2215</text:p>
          </table:table-cell>
          <table:table-cell/>
          <table:table-cell table:style-name="Default" table:number-columns-repeated="19"/>
          <table:table-cell office:value-type="float" office:value="24.7730000000002" calcext:value-type="float">
            <text:p>24.773</text:p>
          </table:table-cell>
          <table:table-cell office:value-type="float" office:value="5.33999999999997" calcext:value-type="float">
            <text:p>5.34</text:p>
          </table:table-cell>
          <table:table-cell office:value-type="float" office:value="4.85349999999994" calcext:value-type="float">
            <text:p>4.8535</text:p>
          </table:table-cell>
          <table:table-cell office:value-type="float" office:value="5.64349999999996" calcext:value-type="float">
            <text:p>5.6435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21]" office:value-type="float" office:value="30.2340000000003" calcext:value-type="float">
            <text:p>30.234</text:p>
          </table:table-cell>
          <table:table-cell table:style-name="Default" table:formula="of:=[.Y44]" office:value-type="float" office:value="14.1594999999998" calcext:value-type="float">
            <text:p>14.1595</text:p>
          </table:table-cell>
          <table:table-cell table:style-name="Default" table:formula="of:=[.Y69]" office:value-type="float" office:value="10.7940000000001" calcext:value-type="float">
            <text:p>10.794</text:p>
          </table:table-cell>
          <table:table-cell table:formula="of:=[.Y93]" office:value-type="float" office:value="7.46199999999995" calcext:value-type="float">
            <text:p>7.462</text:p>
          </table:table-cell>
          <table:table-cell/>
          <table:table-cell table:style-name="Default" table:number-columns-repeated="19"/>
          <table:table-cell office:value-type="float" office:value="19.1355000000002" calcext:value-type="float">
            <text:p>19.1355</text:p>
          </table:table-cell>
          <table:table-cell office:value-type="float" office:value="4.95249999999994" calcext:value-type="float">
            <text:p>4.9525</text:p>
          </table:table-cell>
          <table:table-cell office:value-type="float" office:value="5.24299999999993" calcext:value-type="float">
            <text:p>5.243</text:p>
          </table:table-cell>
          <table:table-cell office:value-type="float" office:value="5.19999999999994" calcext:value-type="float">
            <text:p>5.2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22]" office:value-type="float" office:value="28.0755000000006" calcext:value-type="float">
            <text:p>28.0755</text:p>
          </table:table-cell>
          <table:table-cell table:style-name="Default" table:formula="of:=[.Y45]" office:value-type="float" office:value="17.1350000000001" calcext:value-type="float">
            <text:p>17.135</text:p>
          </table:table-cell>
          <table:table-cell table:style-name="Default" table:formula="of:=[.Y70]" office:value-type="float" office:value="10.2120000000001" calcext:value-type="float">
            <text:p>10.212</text:p>
          </table:table-cell>
          <table:table-cell table:formula="of:=[.Y94]" office:value-type="float" office:value="12.6495000000001" calcext:value-type="float">
            <text:p>12.6495</text:p>
          </table:table-cell>
          <table:table-cell/>
          <table:table-cell table:style-name="Default" table:number-columns-repeated="19"/>
          <table:table-cell office:value-type="float" office:value="19.075" calcext:value-type="float">
            <text:p>19.075</text:p>
          </table:table-cell>
          <table:table-cell office:value-type="float" office:value="5.15799999999993" calcext:value-type="float">
            <text:p>5.158</text:p>
          </table:table-cell>
          <table:table-cell office:value-type="float" office:value="5.16350000000001" calcext:value-type="float">
            <text:p>5.1635</text:p>
          </table:table-cell>
          <table:table-cell office:value-type="float" office:value="6.50049999999994" calcext:value-type="float">
            <text:p>6.5005</text:p>
          </table:table-cell>
          <table:table-cell table:number-columns-repeated="21"/>
        </table:table-row>
      </table:table>
      <table:table table:name="tau_elig = 0.2s" table:style-name="ta1">
        <table:shapes>
          <draw:frame draw:z-index="0" draw:style-name="gr1" draw:text-style-name="P1" svg:width="159.99mm" svg:height="89.99mm" svg:x="104.46mm" svg:y="460.9mm">
            <loext:p draw:notify-on-update-of-ranges="'tau_elig = 0.2s'.C101:'tau_elig = 0.2s'.C101 'tau_elig = 0.2s'.C102:'tau_elig = 0.2s'.C121 'tau_elig = 0.2s'.D101:'tau_elig = 0.2s'.D101 'tau_elig = 0.2s'.D102:'tau_elig = 0.2s'.D121 'tau_elig = 0.2s'.E101:'tau_elig = 0.2s'.E101 'tau_elig = 0.2s'.E102:'tau_elig = 0.2s'.E121 'tau_elig = 0.2s'.F101:'tau_elig = 0.2s'.F101 'tau_elig = 0.2s'.F102:'tau_elig = 0.2s'.F12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414.72mm" svg:y="453.57mm">
            <loext:p draw:notify-on-update-of-ranges="'tau_elig = 0.2s'.C101:'tau_elig = 0.2s'.C101 'tau_elig = 0.2s'.C102:'tau_elig = 0.2s'.C121 'tau_elig = 0.2s'.D101:'tau_elig = 0.2s'.D101 'tau_elig = 0.2s'.D102:'tau_elig = 0.2s'.D121 'tau_elig = 0.2s'.E101:'tau_elig = 0.2s'.E101 'tau_elig = 0.2s'.E102:'tau_elig = 0.2s'.E121 'tau_elig = 0.2s'.F101:'tau_elig = 0.2s'.F101 'tau_elig = 0.2s'.F102:'tau_elig = 0.2s'.F121 'tau_elig = 0.2s'.AA101:'tau_elig = 0.2s'.AA101 'tau_elig = 0.2s'.AA102:'tau_elig = 0.2s'.AA121 'tau_elig = 0.2s'.AB101:'tau_elig = 0.2s'.AB101 'tau_elig = 0.2s'.AB102:'tau_elig = 0.2s'.AB121 'tau_elig = 0.2s'.AC101:'tau_elig = 0.2s'.AC101 'tau_elig = 0.2s'.AC102:'tau_elig = 0.2s'.AC121 'tau_elig = 0.2s'.AD101:'tau_elig = 0.2s'.AD101 'tau_elig = 0.2s'.AD102:'tau_elig = 0.2s'.AD1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4" table:default-cell-style-name="ce2"/>
        <table:table-column table:style-name="co4" table:number-columns-repeated="2" table:default-cell-style-name="Default"/>
        <table:table-column table:style-name="co4" table:number-columns-repeated="17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8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number-columns-repeated="2" table:default-cell-style-name="Default"/>
        <table:table-column table:style-name="co4" table:number-columns-repeated="4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.7699999999998" calcext:value-type="float">
            <text:p>16.77</text:p>
          </table:table-cell>
          <table:table-cell office:value-type="float" office:value="33.2800000000019" calcext:value-type="float">
            <text:p>33.28</text:p>
          </table:table-cell>
          <table:table-cell office:value-type="float" office:value="11.6999999999998" calcext:value-type="float">
            <text:p>11.7</text:p>
          </table:table-cell>
          <table:table-cell office:value-type="float" office:value="14.5399999999997" calcext:value-type="float">
            <text:p>14.54</text:p>
          </table:table-cell>
          <table:table-cell office:value-type="float" office:value="26.7800000000014" calcext:value-type="float">
            <text:p>26.78</text:p>
          </table:table-cell>
          <table:table-cell office:value-type="float" office:value="14.8999999999997" calcext:value-type="float">
            <text:p>14.9</text:p>
          </table:table-cell>
          <table:table-cell office:value-type="float" office:value="36.2700000000014" calcext:value-type="float">
            <text:p>36.27</text:p>
          </table:table-cell>
          <table:table-cell office:value-type="float" office:value="7.02999999999989" calcext:value-type="float">
            <text:p>7.03</text:p>
          </table:table-cell>
          <table:table-cell office:value-type="float" office:value="32.1300000000022" calcext:value-type="float">
            <text:p>32.13</text:p>
          </table:table-cell>
          <table:table-cell office:value-type="float" office:value="26.2300000000013" calcext:value-type="float">
            <text:p>26.23</text:p>
          </table:table-cell>
          <table:table-cell office:value-type="float" office:value="6.21999999999991" calcext:value-type="float">
            <text:p>6.22</text:p>
          </table:table-cell>
          <table:table-cell office:value-type="float" office:value="27.4900000000015" calcext:value-type="float">
            <text:p>27.49</text:p>
          </table:table-cell>
          <table:table-cell office:value-type="float" office:value="7.54999999999988" calcext:value-type="float">
            <text:p>7.55</text:p>
          </table:table-cell>
          <table:table-cell office:value-type="float" office:value="38.5700000000009" calcext:value-type="float">
            <text:p>38.57</text:p>
          </table:table-cell>
          <table:table-cell office:value-type="float" office:value="25.0400000000011" calcext:value-type="float">
            <text:p>25.04</text:p>
          </table:table-cell>
          <table:table-cell office:value-type="float" office:value="7.27999999999989" calcext:value-type="float">
            <text:p>7.28</text:p>
          </table:table-cell>
          <table:table-cell office:value-type="float" office:value="39.2200000000008" calcext:value-type="float">
            <text:p>39.22</text:p>
          </table:table-cell>
          <table:table-cell office:value-type="float" office:value="8.91999999999985" calcext:value-type="float">
            <text:p>8.92</text:p>
          </table:table-cell>
          <table:table-cell office:value-type="float" office:value="29.5800000000018" calcext:value-type="float">
            <text:p>29.58</text:p>
          </table:table-cell>
          <table:table-cell office:value-type="float" office:value="150.260000000008" calcext:value-type="float">
            <text:p>150.26</text:p>
          </table:table-cell>
          <table:table-cell table:formula="of:=AVERAGE([.E3:.X3])" office:value-type="float" office:value="27.9880000000011" calcext:value-type="float">
            <text:p>27.988</text:p>
          </table:table-cell>
          <table:table-cell table:formula="of:=STDEV([.E3:.X3])" office:value-type="float" office:value="30.9369875034656" calcext:value-type="float">
            <text:p>30.9369875035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1" calcext:value-type="float">
            <text:p>0.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40999999999995" calcext:value-type="float">
            <text:p>4.41</text:p>
          </table:table-cell>
          <table:table-cell office:value-type="float" office:value="11.8399999999998" calcext:value-type="float">
            <text:p>11.84</text:p>
          </table:table-cell>
          <table:table-cell office:value-type="float" office:value="5.30999999999993" calcext:value-type="float">
            <text:p>5.31</text:p>
          </table:table-cell>
          <table:table-cell office:value-type="float" office:value="5.52999999999993" calcext:value-type="float">
            <text:p>5.53</text:p>
          </table:table-cell>
          <table:table-cell office:value-type="float" office:value="13.3199999999998" calcext:value-type="float">
            <text:p>13.32</text:p>
          </table:table-cell>
          <table:table-cell office:value-type="float" office:value="67.5299999999976" calcext:value-type="float">
            <text:p>67.53</text:p>
          </table:table-cell>
          <table:table-cell office:value-type="float" office:value="16.8499999999998" calcext:value-type="float">
            <text:p>16.85</text:p>
          </table:table-cell>
          <table:table-cell office:value-type="float" office:value="3.47999999999997" calcext:value-type="float">
            <text:p>3.48</text:p>
          </table:table-cell>
          <table:table-cell office:value-type="float" office:value="10.1199999999998" calcext:value-type="float">
            <text:p>10.12</text:p>
          </table:table-cell>
          <table:table-cell office:value-type="float" office:value="19.1300000000002" calcext:value-type="float">
            <text:p>19.13</text:p>
          </table:table-cell>
          <table:table-cell office:value-type="float" office:value="16.7099999999998" calcext:value-type="float">
            <text:p>16.71</text:p>
          </table:table-cell>
          <table:table-cell office:value-type="float" office:value="25.6000000000012" calcext:value-type="float">
            <text:p>25.6</text:p>
          </table:table-cell>
          <table:table-cell office:value-type="float" office:value="5.89999999999992" calcext:value-type="float">
            <text:p>5.9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2.52999999999999" calcext:value-type="float">
            <text:p>2.53</text:p>
          </table:table-cell>
          <table:table-cell office:value-type="float" office:value="28.3700000000016" calcext:value-type="float">
            <text:p>28.37</text:p>
          </table:table-cell>
          <table:table-cell office:value-type="float" office:value="19.6200000000003" calcext:value-type="float">
            <text:p>19.62</text:p>
          </table:table-cell>
          <table:table-cell office:value-type="float" office:value="72.4700000000002" calcext:value-type="float">
            <text:p>72.47</text:p>
          </table:table-cell>
          <table:table-cell office:value-type="float" office:value="33.9000000000018" calcext:value-type="float">
            <text:p>33.9</text:p>
          </table:table-cell>
          <table:table-cell office:value-type="float" office:value="13.2499999999998" calcext:value-type="float">
            <text:p>13.25</text:p>
          </table:table-cell>
          <table:table-cell table:formula="of:=AVERAGE([.E4:.X4])" office:value-type="float" office:value="18.9860000000001" calcext:value-type="float">
            <text:p>18.986</text:p>
          </table:table-cell>
          <table:table-cell table:formula="of:=STDEV([.E4:.X4])" office:value-type="float" office:value="19.5586385275823" calcext:value-type="float">
            <text:p>19.5586385276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2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21" calcext:value-type="float">
            <text:p>2.21</text:p>
          </table:table-cell>
          <table:table-cell office:value-type="float" office:value="107.290000000018" calcext:value-type="float">
            <text:p>107.29</text:p>
          </table:table-cell>
          <table:table-cell office:value-type="float" office:value="16.7399999999998" calcext:value-type="float">
            <text:p>16.74</text:p>
          </table:table-cell>
          <table:table-cell office:value-type="float" office:value="19.5300000000003" calcext:value-type="float">
            <text:p>19.53</text:p>
          </table:table-cell>
          <table:table-cell office:value-type="float" office:value="4.57999999999995" calcext:value-type="float">
            <text:p>4.58</text:p>
          </table:table-cell>
          <table:table-cell office:value-type="float" office:value="14.9399999999997" calcext:value-type="float">
            <text:p>14.94</text:p>
          </table:table-cell>
          <table:table-cell office:value-type="float" office:value="71.0799999999995" calcext:value-type="float">
            <text:p>71.08</text:p>
          </table:table-cell>
          <table:table-cell office:value-type="float" office:value="8.99999999999985" calcext:value-type="float">
            <text:p>9</text:p>
          </table:table-cell>
          <table:table-cell office:value-type="float" office:value="18.4400000000001" calcext:value-type="float">
            <text:p>18.44</text:p>
          </table:table-cell>
          <table:table-cell office:value-type="float" office:value="10.2499999999998" calcext:value-type="float">
            <text:p>10.25</text:p>
          </table:table-cell>
          <table:table-cell office:value-type="float" office:value="27.7100000000015" calcext:value-type="float">
            <text:p>27.71</text:p>
          </table:table-cell>
          <table:table-cell office:value-type="float" office:value="122.120000000026" calcext:value-type="float">
            <text:p>122.12</text:p>
          </table:table-cell>
          <table:table-cell office:value-type="float" office:value="47.0199999999992" calcext:value-type="float">
            <text:p>47.02</text:p>
          </table:table-cell>
          <table:table-cell office:value-type="float" office:value="19.1900000000002" calcext:value-type="float">
            <text:p>19.19</text:p>
          </table:table-cell>
          <table:table-cell office:value-type="float" office:value="48.159999999999" calcext:value-type="float">
            <text:p>48.16</text:p>
          </table:table-cell>
          <table:table-cell office:value-type="float" office:value="3.00999999999998" calcext:value-type="float">
            <text:p>3.01</text:p>
          </table:table-cell>
          <table:table-cell office:value-type="float" office:value="18.7200000000001" calcext:value-type="float">
            <text:p>18.72</text:p>
          </table:table-cell>
          <table:table-cell office:value-type="float" office:value="43.3" calcext:value-type="float">
            <text:p>43.3</text:p>
          </table:table-cell>
          <table:table-cell office:value-type="float" office:value="5.18999999999993" calcext:value-type="float">
            <text:p>5.19</text:p>
          </table:table-cell>
          <table:table-cell office:value-type="float" office:value="2.60999999999999" calcext:value-type="float">
            <text:p>2.61</text:p>
          </table:table-cell>
          <table:table-cell table:formula="of:=AVERAGE([.E5:.X5])" office:value-type="float" office:value="30.5545000000021" calcext:value-type="float">
            <text:p>30.5545</text:p>
          </table:table-cell>
          <table:table-cell table:formula="of:=STDEV([.E5:.X5])" office:value-type="float" office:value="34.1641294612126" calcext:value-type="float">
            <text:p>34.1641294612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4.4299999999977" calcext:value-type="float">
            <text:p>54.43</text:p>
          </table:table-cell>
          <table:table-cell office:value-type="float" office:value="1.96" calcext:value-type="float">
            <text:p>1.96</text:p>
          </table:table-cell>
          <table:table-cell office:value-type="float" office:value="40.0700000000006" calcext:value-type="float">
            <text:p>40.07</text:p>
          </table:table-cell>
          <table:table-cell office:value-type="float" office:value="18.5200000000001" calcext:value-type="float">
            <text:p>18.52</text:p>
          </table:table-cell>
          <table:table-cell office:value-type="float" office:value="44.1199999999998" calcext:value-type="float">
            <text:p>44.12</text:p>
          </table:table-cell>
          <table:table-cell office:value-type="float" office:value="5.39999999999993" calcext:value-type="float">
            <text:p>5.4</text:p>
          </table:table-cell>
          <table:table-cell office:value-type="float" office:value="35.0000000000016" calcext:value-type="float">
            <text:p>35</text:p>
          </table:table-cell>
          <table:table-cell office:value-type="float" office:value="12.9099999999998" calcext:value-type="float">
            <text:p>12.91</text:p>
          </table:table-cell>
          <table:table-cell office:value-type="float" office:value="42.4900000000001" calcext:value-type="float">
            <text:p>42.49</text:p>
          </table:table-cell>
          <table:table-cell office:value-type="float" office:value="6.9899999999999" calcext:value-type="float">
            <text:p>6.99</text:p>
          </table:table-cell>
          <table:table-cell office:value-type="float" office:value="11.3899999999998" calcext:value-type="float">
            <text:p>11.39</text:p>
          </table:table-cell>
          <table:table-cell office:value-type="float" office:value="10.2499999999998" calcext:value-type="float">
            <text:p>10.25</text:p>
          </table:table-cell>
          <table:table-cell office:value-type="float" office:value="8.64999999999986" calcext:value-type="float">
            <text:p>8.65</text:p>
          </table:table-cell>
          <table:table-cell office:value-type="float" office:value="10.5399999999998" calcext:value-type="float">
            <text:p>10.54</text:p>
          </table:table-cell>
          <table:table-cell office:value-type="float" office:value="50.8099999999985" calcext:value-type="float">
            <text:p>50.81</text:p>
          </table:table-cell>
          <table:table-cell office:value-type="float" office:value="43.4799999999999" calcext:value-type="float">
            <text:p>43.48</text:p>
          </table:table-cell>
          <table:table-cell office:value-type="float" office:value="29.7800000000019" calcext:value-type="float">
            <text:p>29.78</text:p>
          </table:table-cell>
          <table:table-cell office:value-type="float" office:value="97.4500000000129" calcext:value-type="float">
            <text:p>97.45</text:p>
          </table:table-cell>
          <table:table-cell office:value-type="float" office:value="4.40999999999995" calcext:value-type="float">
            <text:p>4.41</text:p>
          </table:table-cell>
          <table:table-cell office:value-type="float" office:value="7.27999999999989" calcext:value-type="float">
            <text:p>7.28</text:p>
          </table:table-cell>
          <table:table-cell table:formula="of:=AVERAGE([.E6:.X6])" office:value-type="float" office:value="26.7965000000006" calcext:value-type="float">
            <text:p>26.7965</text:p>
          </table:table-cell>
          <table:table-cell table:formula="of:=STDEV([.E6:.X6])" office:value-type="float" office:value="24.1969428854161" calcext:value-type="float">
            <text:p>24.1969428854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27.8300000000015" calcext:value-type="float">
            <text:p>27.83</text:p>
          </table:table-cell>
          <table:table-cell office:value-type="float" office:value="26.3900000000013" calcext:value-type="float">
            <text:p>26.39</text:p>
          </table:table-cell>
          <table:table-cell office:value-type="float" office:value="24.060000000001" calcext:value-type="float">
            <text:p>24.06</text:p>
          </table:table-cell>
          <table:table-cell office:value-type="float" office:value="28.6000000000017" calcext:value-type="float">
            <text:p>28.6</text:p>
          </table:table-cell>
          <table:table-cell office:value-type="float" office:value="6.06999999999992" calcext:value-type="float">
            <text:p>6.07</text:p>
          </table:table-cell>
          <table:table-cell office:value-type="float" office:value="24.6800000000011" calcext:value-type="float">
            <text:p>24.68</text:p>
          </table:table-cell>
          <table:table-cell office:value-type="float" office:value="25.0700000000011" calcext:value-type="float">
            <text:p>25.07</text:p>
          </table:table-cell>
          <table:table-cell office:value-type="float" office:value="2.17" calcext:value-type="float">
            <text:p>2.17</text:p>
          </table:table-cell>
          <table:table-cell office:value-type="float" office:value="57.999999999997" calcext:value-type="float">
            <text:p>58</text:p>
          </table:table-cell>
          <table:table-cell office:value-type="float" office:value="1.52" calcext:value-type="float">
            <text:p>1.52</text:p>
          </table:table-cell>
          <table:table-cell office:value-type="float" office:value="18.7100000000001" calcext:value-type="float">
            <text:p>18.71</text:p>
          </table:table-cell>
          <table:table-cell office:value-type="float" office:value="12.3199999999998" calcext:value-type="float">
            <text:p>12.32</text:p>
          </table:table-cell>
          <table:table-cell office:value-type="float" office:value="14.5099999999997" calcext:value-type="float">
            <text:p>14.51</text:p>
          </table:table-cell>
          <table:table-cell office:value-type="float" office:value="43.7699999999999" calcext:value-type="float">
            <text:p>43.77</text:p>
          </table:table-cell>
          <table:table-cell office:value-type="float" office:value="16.5599999999998" calcext:value-type="float">
            <text:p>16.56</text:p>
          </table:table-cell>
          <table:table-cell office:value-type="float" office:value="141.970000000016" calcext:value-type="float">
            <text:p>141.97</text:p>
          </table:table-cell>
          <table:table-cell office:value-type="float" office:value="4.89999999999994" calcext:value-type="float">
            <text:p>4.9</text:p>
          </table:table-cell>
          <table:table-cell office:value-type="float" office:value="87.9700000000081" calcext:value-type="float">
            <text:p>87.97</text:p>
          </table:table-cell>
          <table:table-cell office:value-type="float" office:value="3.81999999999996" calcext:value-type="float">
            <text:p>3.82</text:p>
          </table:table-cell>
          <table:table-cell office:value-type="float" office:value="18.7800000000001" calcext:value-type="float">
            <text:p>18.78</text:p>
          </table:table-cell>
          <table:table-cell table:formula="of:=AVERAGE([.E7:.X7])" office:value-type="float" office:value="29.3850000000014" calcext:value-type="float">
            <text:p>29.385</text:p>
          </table:table-cell>
          <table:table-cell table:formula="of:=STDEV([.E7:.X7])" office:value-type="float" office:value="33.5854113849297" calcext:value-type="float">
            <text:p>33.5854113849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8.39999999999987" calcext:value-type="float">
            <text:p>8.4</text:p>
          </table:table-cell>
          <table:table-cell office:value-type="float" office:value="13.9899999999997" calcext:value-type="float">
            <text:p>13.99</text:p>
          </table:table-cell>
          <table:table-cell office:value-type="float" office:value="13.4799999999998" calcext:value-type="float">
            <text:p>13.48</text:p>
          </table:table-cell>
          <table:table-cell office:value-type="float" office:value="49.0599999999988" calcext:value-type="float">
            <text:p>49.06</text:p>
          </table:table-cell>
          <table:table-cell office:value-type="float" office:value="18.6600000000001" calcext:value-type="float">
            <text:p>18.66</text:p>
          </table:table-cell>
          <table:table-cell office:value-type="float" office:value="9.43999999999984" calcext:value-type="float">
            <text:p>9.44</text:p>
          </table:table-cell>
          <table:table-cell office:value-type="float" office:value="2.88999999999998" calcext:value-type="float">
            <text:p>2.89</text:p>
          </table:table-cell>
          <table:table-cell office:value-type="float" office:value="6.00999999999992" calcext:value-type="float">
            <text:p>6.01</text:p>
          </table:table-cell>
          <table:table-cell office:value-type="float" office:value="16.3899999999998" calcext:value-type="float">
            <text:p>16.39</text:p>
          </table:table-cell>
          <table:table-cell office:value-type="float" office:value="20.9800000000005" calcext:value-type="float">
            <text:p>20.98</text:p>
          </table:table-cell>
          <table:table-cell office:value-type="float" office:value="51.0699999999984" calcext:value-type="float">
            <text:p>51.07</text:p>
          </table:table-cell>
          <table:table-cell office:value-type="float" office:value="21.4500000000006" calcext:value-type="float">
            <text:p>21.45</text:p>
          </table:table-cell>
          <table:table-cell office:value-type="float" office:value="8.55999999999986" calcext:value-type="float">
            <text:p>8.56</text:p>
          </table:table-cell>
          <table:table-cell office:value-type="float" office:value="27.5200000000015" calcext:value-type="float">
            <text:p>27.52</text:p>
          </table:table-cell>
          <table:table-cell office:value-type="float" office:value="75.8500000000019" calcext:value-type="float">
            <text:p>75.85</text:p>
          </table:table-cell>
          <table:table-cell office:value-type="float" office:value="15.7099999999997" calcext:value-type="float">
            <text:p>15.71</text:p>
          </table:table-cell>
          <table:table-cell office:value-type="float" office:value="22.4800000000007" calcext:value-type="float">
            <text:p>22.48</text:p>
          </table:table-cell>
          <table:table-cell office:value-type="float" office:value="5.33999999999993" calcext:value-type="float">
            <text:p>5.34</text:p>
          </table:table-cell>
          <table:table-cell office:value-type="float" office:value="4.75999999999994" calcext:value-type="float">
            <text:p>4.76</text:p>
          </table:table-cell>
          <table:table-cell office:value-type="float" office:value="4.03999999999996" calcext:value-type="float">
            <text:p>4.04</text:p>
          </table:table-cell>
          <table:table-cell table:formula="of:=AVERAGE([.E8:.X8])" office:value-type="float" office:value="19.804" calcext:value-type="float">
            <text:p>19.804</text:p>
          </table:table-cell>
          <table:table-cell table:formula="of:=STDEV([.E8:.X8])" office:value-type="float" office:value="18.7409246528049" calcext:value-type="float">
            <text:p>18.740924652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.9499999999999" calcext:value-type="float">
            <text:p>6.95</text:p>
          </table:table-cell>
          <table:table-cell office:value-type="float" office:value="12.4299999999998" calcext:value-type="float">
            <text:p>12.43</text:p>
          </table:table-cell>
          <table:table-cell office:value-type="float" office:value="31.6500000000021" calcext:value-type="float">
            <text:p>31.65</text:p>
          </table:table-cell>
          <table:table-cell office:value-type="float" office:value="29.4600000000018" calcext:value-type="float">
            <text:p>29.46</text:p>
          </table:table-cell>
          <table:table-cell office:value-type="float" office:value="16.3199999999998" calcext:value-type="float">
            <text:p>16.32</text:p>
          </table:table-cell>
          <table:table-cell office:value-type="float" office:value="28.4500000000016" calcext:value-type="float">
            <text:p>28.45</text:p>
          </table:table-cell>
          <table:table-cell office:value-type="float" office:value="4.51999999999995" calcext:value-type="float">
            <text:p>4.52</text:p>
          </table:table-cell>
          <table:table-cell office:value-type="float" office:value="14.5799999999997" calcext:value-type="float">
            <text:p>14.58</text:p>
          </table:table-cell>
          <table:table-cell office:value-type="float" office:value="51.0399999999984" calcext:value-type="float">
            <text:p>51.04</text:p>
          </table:table-cell>
          <table:table-cell office:value-type="float" office:value="10.2899999999998" calcext:value-type="float">
            <text:p>10.29</text:p>
          </table:table-cell>
          <table:table-cell office:value-type="float" office:value="28.2800000000016" calcext:value-type="float">
            <text:p>28.28</text:p>
          </table:table-cell>
          <table:table-cell office:value-type="float" office:value="22.7500000000008" calcext:value-type="float">
            <text:p>22.75</text:p>
          </table:table-cell>
          <table:table-cell office:value-type="float" office:value="55.6899999999975" calcext:value-type="float">
            <text:p>55.69</text:p>
          </table:table-cell>
          <table:table-cell office:value-type="float" office:value="32.5400000000021" calcext:value-type="float">
            <text:p>32.54</text:p>
          </table:table-cell>
          <table:table-cell office:value-type="float" office:value="7.72999999999988" calcext:value-type="float">
            <text:p>7.73</text:p>
          </table:table-cell>
          <table:table-cell office:value-type="float" office:value="7.25999999999989" calcext:value-type="float">
            <text:p>7.26</text:p>
          </table:table-cell>
          <table:table-cell office:value-type="float" office:value="24.8600000000011" calcext:value-type="float">
            <text:p>24.86</text:p>
          </table:table-cell>
          <table:table-cell office:value-type="float" office:value="6.6999999999999" calcext:value-type="float">
            <text:p>6.7</text:p>
          </table:table-cell>
          <table:table-cell office:value-type="float" office:value="12.4199999999998" calcext:value-type="float">
            <text:p>12.42</text:p>
          </table:table-cell>
          <table:table-cell office:value-type="float" office:value="16.3799999999998" calcext:value-type="float">
            <text:p>16.38</text:p>
          </table:table-cell>
          <table:table-cell table:formula="of:=AVERAGE([.E9:.X9])" office:value-type="float" office:value="21.0150000000003" calcext:value-type="float">
            <text:p>21.015</text:p>
          </table:table-cell>
          <table:table-cell table:formula="of:=STDEV([.E9:.X9])" office:value-type="float" office:value="14.3911776702548" calcext:value-type="float">
            <text:p>14.391177670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5.3300000000015" calcext:value-type="float">
            <text:p>35.33</text:p>
          </table:table-cell>
          <table:table-cell office:value-type="float" office:value="35.6900000000015" calcext:value-type="float">
            <text:p>35.69</text:p>
          </table:table-cell>
          <table:table-cell office:value-type="float" office:value="28.7000000000017" calcext:value-type="float">
            <text:p>28.7</text:p>
          </table:table-cell>
          <table:table-cell office:value-type="float" office:value="7.12999999999989" calcext:value-type="float">
            <text:p>7.13</text:p>
          </table:table-cell>
          <table:table-cell office:value-type="float" office:value="13.6099999999998" calcext:value-type="float">
            <text:p>13.61</text:p>
          </table:table-cell>
          <table:table-cell office:value-type="float" office:value="21.5000000000006" calcext:value-type="float">
            <text:p>21.5</text:p>
          </table:table-cell>
          <table:table-cell office:value-type="float" office:value="4.33999999999995" calcext:value-type="float">
            <text:p>4.34</text:p>
          </table:table-cell>
          <table:table-cell office:value-type="float" office:value="3.11999999999998" calcext:value-type="float">
            <text:p>3.12</text:p>
          </table:table-cell>
          <table:table-cell office:value-type="float" office:value="13.1299999999998" calcext:value-type="float">
            <text:p>13.13</text:p>
          </table:table-cell>
          <table:table-cell office:value-type="float" office:value="56.0499999999974" calcext:value-type="float">
            <text:p>56.05</text:p>
          </table:table-cell>
          <table:table-cell office:value-type="float" office:value="3.80999999999996" calcext:value-type="float">
            <text:p>3.81</text:p>
          </table:table-cell>
          <table:table-cell office:value-type="float" office:value="5.64999999999992" calcext:value-type="float">
            <text:p>5.65</text:p>
          </table:table-cell>
          <table:table-cell office:value-type="float" office:value="79.0000000000035" calcext:value-type="float">
            <text:p>79</text:p>
          </table:table-cell>
          <table:table-cell office:value-type="float" office:value="8.38999999999987" calcext:value-type="float">
            <text:p>8.39</text:p>
          </table:table-cell>
          <table:table-cell office:value-type="float" office:value="19.4700000000002" calcext:value-type="float">
            <text:p>19.47</text:p>
          </table:table-cell>
          <table:table-cell office:value-type="float" office:value="22.9100000000008" calcext:value-type="float">
            <text:p>22.91</text:p>
          </table:table-cell>
          <table:table-cell office:value-type="float" office:value="6.41999999999991" calcext:value-type="float">
            <text:p>6.42</text:p>
          </table:table-cell>
          <table:table-cell office:value-type="float" office:value="21.9600000000006" calcext:value-type="float">
            <text:p>21.96</text:p>
          </table:table-cell>
          <table:table-cell office:value-type="float" office:value="15.6299999999997" calcext:value-type="float">
            <text:p>15.63</text:p>
          </table:table-cell>
          <table:table-cell office:value-type="float" office:value="17.0499999999999" calcext:value-type="float">
            <text:p>17.05</text:p>
          </table:table-cell>
          <table:table-cell table:formula="of:=AVERAGE([.E10:.X10])" office:value-type="float" office:value="20.9445000000003" calcext:value-type="float">
            <text:p>20.9445</text:p>
          </table:table-cell>
          <table:table-cell table:formula="of:=STDEV([.E10:.X10])" office:value-type="float" office:value="19.1027125312781" calcext:value-type="float">
            <text:p>19.102712531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.46999999999993" calcext:value-type="float">
            <text:p>5.47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46.1599999999994" calcext:value-type="float">
            <text:p>46.16</text:p>
          </table:table-cell>
          <table:table-cell office:value-type="float" office:value="3.85999999999996" calcext:value-type="float">
            <text:p>3.86</text:p>
          </table:table-cell>
          <table:table-cell office:value-type="float" office:value="15.2599999999997" calcext:value-type="float">
            <text:p>15.26</text:p>
          </table:table-cell>
          <table:table-cell office:value-type="float" office:value="10.4999999999998" calcext:value-type="float">
            <text:p>10.5</text:p>
          </table:table-cell>
          <table:table-cell office:value-type="float" office:value="45.3099999999996" calcext:value-type="float">
            <text:p>45.31</text:p>
          </table:table-cell>
          <table:table-cell office:value-type="float" office:value="48.9099999999988" calcext:value-type="float">
            <text:p>48.91</text:p>
          </table:table-cell>
          <table:table-cell office:value-type="float" office:value="28.2900000000016" calcext:value-type="float">
            <text:p>28.29</text:p>
          </table:table-cell>
          <table:table-cell office:value-type="float" office:value="24.7600000000011" calcext:value-type="float">
            <text:p>24.76</text:p>
          </table:table-cell>
          <table:table-cell office:value-type="float" office:value="26.9900000000014" calcext:value-type="float">
            <text:p>26.99</text:p>
          </table:table-cell>
          <table:table-cell office:value-type="float" office:value="5.31999999999993" calcext:value-type="float">
            <text:p>5.32</text:p>
          </table:table-cell>
          <table:table-cell office:value-type="float" office:value="4.27999999999995" calcext:value-type="float">
            <text:p>4.28</text:p>
          </table:table-cell>
          <table:table-cell office:value-type="float" office:value="2.73999999999999" calcext:value-type="float">
            <text:p>2.74</text:p>
          </table:table-cell>
          <table:table-cell office:value-type="float" office:value="31.2300000000021" calcext:value-type="float">
            <text:p>31.23</text:p>
          </table:table-cell>
          <table:table-cell office:value-type="float" office:value="3.01999999999998" calcext:value-type="float">
            <text:p>3.02</text:p>
          </table:table-cell>
          <table:table-cell office:value-type="float" office:value="11.0799999999998" calcext:value-type="float">
            <text:p>11.08</text:p>
          </table:table-cell>
          <table:table-cell office:value-type="float" office:value="4.76999999999994" calcext:value-type="float">
            <text:p>4.77</text:p>
          </table:table-cell>
          <table:table-cell office:value-type="float" office:value="6.53999999999991" calcext:value-type="float">
            <text:p>6.54</text:p>
          </table:table-cell>
          <table:table-cell office:value-type="float" office:value="51.5599999999983" calcext:value-type="float">
            <text:p>51.56</text:p>
          </table:table-cell>
          <table:table-cell table:formula="of:=AVERAGE([.E11:.X11])" office:value-type="float" office:value="19.0180000000001" calcext:value-type="float">
            <text:p>19.018</text:p>
          </table:table-cell>
          <table:table-cell table:formula="of:=STDEV([.E11:.X11])" office:value-type="float" office:value="17.4354229870352" calcext:value-type="float">
            <text:p>17.43542298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.55999999999999" calcext:value-type="float">
            <text:p>2.56</text:p>
          </table:table-cell>
          <table:table-cell office:value-type="float" office:value="10.9599999999998" calcext:value-type="float">
            <text:p>10.96</text:p>
          </table:table-cell>
          <table:table-cell office:value-type="float" office:value="7.45999999999989" calcext:value-type="float">
            <text:p>7.46</text:p>
          </table:table-cell>
          <table:table-cell office:value-type="float" office:value="12.0899999999998" calcext:value-type="float">
            <text:p>12.09</text:p>
          </table:table-cell>
          <table:table-cell office:value-type="float" office:value="9.08999999999985" calcext:value-type="float">
            <text:p>9.09</text:p>
          </table:table-cell>
          <table:table-cell office:value-type="float" office:value="23.9900000000009" calcext:value-type="float">
            <text:p>23.99</text:p>
          </table:table-cell>
          <table:table-cell office:value-type="float" office:value="10.1499999999998" calcext:value-type="float">
            <text:p>10.15</text:p>
          </table:table-cell>
          <table:table-cell office:value-type="float" office:value="46.6699999999993" calcext:value-type="float">
            <text:p>46.67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5.70999999999992" calcext:value-type="float">
            <text:p>5.71</text:p>
          </table:table-cell>
          <table:table-cell office:value-type="float" office:value="4.07999999999996" calcext:value-type="float">
            <text:p>4.08</text:p>
          </table:table-cell>
          <table:table-cell office:value-type="float" office:value="2.74999999999999" calcext:value-type="float">
            <text:p>2.75</text:p>
          </table:table-cell>
          <table:table-cell office:value-type="float" office:value="55.3799999999976" calcext:value-type="float">
            <text:p>55.38</text:p>
          </table:table-cell>
          <table:table-cell office:value-type="float" office:value="51.5999999999983" calcext:value-type="float">
            <text:p>51.6</text:p>
          </table:table-cell>
          <table:table-cell office:value-type="float" office:value="33.4500000000019" calcext:value-type="float">
            <text:p>33.45</text:p>
          </table:table-cell>
          <table:table-cell office:value-type="float" office:value="21.2600000000005" calcext:value-type="float">
            <text:p>21.26</text:p>
          </table:table-cell>
          <table:table-cell office:value-type="float" office:value="44.0799999999998" calcext:value-type="float">
            <text:p>44.08</text:p>
          </table:table-cell>
          <table:table-cell office:value-type="float" office:value="22.9300000000008" calcext:value-type="float">
            <text:p>22.93</text:p>
          </table:table-cell>
          <table:table-cell office:value-type="float" office:value="8.84999999999986" calcext:value-type="float">
            <text:p>8.85</text:p>
          </table:table-cell>
          <table:table-cell office:value-type="float" office:value="19.6600000000003" calcext:value-type="float">
            <text:p>19.66</text:p>
          </table:table-cell>
          <table:table-cell table:formula="of:=AVERAGE([.E12:.X12])" office:value-type="float" office:value="19.8429999999999" calcext:value-type="float">
            <text:p>19.843</text:p>
          </table:table-cell>
          <table:table-cell table:formula="of:=STDEV([.E12:.X12])" office:value-type="float" office:value="17.3218420376972" calcext:value-type="float">
            <text:p>17.321842037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1.1900000000005" calcext:value-type="float">
            <text:p>21.19</text:p>
          </table:table-cell>
          <table:table-cell office:value-type="float" office:value="3.54999999999997" calcext:value-type="float">
            <text:p>3.55</text:p>
          </table:table-cell>
          <table:table-cell office:value-type="float" office:value="7.24999999999989" calcext:value-type="float">
            <text:p>7.25</text:p>
          </table:table-cell>
          <table:table-cell office:value-type="float" office:value="10.9799999999998" calcext:value-type="float">
            <text:p>10.98</text:p>
          </table:table-cell>
          <table:table-cell office:value-type="float" office:value="2.14" calcext:value-type="float">
            <text:p>2.14</text:p>
          </table:table-cell>
          <table:table-cell office:value-type="float" office:value="6.6999999999999" calcext:value-type="float">
            <text:p>6.7</text:p>
          </table:table-cell>
          <table:table-cell office:value-type="float" office:value="6.52999999999991" calcext:value-type="float">
            <text:p>6.53</text:p>
          </table:table-cell>
          <table:table-cell office:value-type="float" office:value="39.1300000000008" calcext:value-type="float">
            <text:p>39.13</text:p>
          </table:table-cell>
          <table:table-cell office:value-type="float" office:value="7.71999999999988" calcext:value-type="float">
            <text:p>7.72</text:p>
          </table:table-cell>
          <table:table-cell office:value-type="float" office:value="4.12999999999996" calcext:value-type="float">
            <text:p>4.13</text:p>
          </table:table-cell>
          <table:table-cell office:value-type="float" office:value="23.3500000000009" calcext:value-type="float">
            <text:p>23.35</text:p>
          </table:table-cell>
          <table:table-cell office:value-type="float" office:value="8.21999999999987" calcext:value-type="float">
            <text:p>8.22</text:p>
          </table:table-cell>
          <table:table-cell office:value-type="float" office:value="22.3000000000007" calcext:value-type="float">
            <text:p>22.3</text:p>
          </table:table-cell>
          <table:table-cell office:value-type="float" office:value="18.9400000000002" calcext:value-type="float">
            <text:p>18.94</text:p>
          </table:table-cell>
          <table:table-cell office:value-type="float" office:value="2.04" calcext:value-type="float">
            <text:p>2.04</text:p>
          </table:table-cell>
          <table:table-cell office:value-type="float" office:value="17.2399999999999" calcext:value-type="float">
            <text:p>17.24</text:p>
          </table:table-cell>
          <table:table-cell office:value-type="float" office:value="14.4199999999997" calcext:value-type="float">
            <text:p>14.42</text:p>
          </table:table-cell>
          <table:table-cell office:value-type="float" office:value="49.5599999999987" calcext:value-type="float">
            <text:p>49.56</text:p>
          </table:table-cell>
          <table:table-cell office:value-type="float" office:value="15.4499999999997" calcext:value-type="float">
            <text:p>15.45</text:p>
          </table:table-cell>
          <table:table-cell office:value-type="float" office:value="24.090000000001" calcext:value-type="float">
            <text:p>24.09</text:p>
          </table:table-cell>
          <table:table-cell table:formula="of:=AVERAGE([.E13:.X13])" office:value-type="float" office:value="15.2465000000001" calcext:value-type="float">
            <text:p>15.2465</text:p>
          </table:table-cell>
          <table:table-cell table:formula="of:=STDEV([.E13:.X13])" office:value-type="float" office:value="12.4369848584141" calcext:value-type="float">
            <text:p>12.436984858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.4200000000013" calcext:value-type="float">
            <text:p>26.42</text:p>
          </table:table-cell>
          <table:table-cell office:value-type="float" office:value="2.84999999999998" calcext:value-type="float">
            <text:p>2.85</text:p>
          </table:table-cell>
          <table:table-cell office:value-type="float" office:value="1.53" calcext:value-type="float">
            <text:p>1.53</text:p>
          </table:table-cell>
          <table:table-cell office:value-type="float" office:value="6.7599999999999" calcext:value-type="float">
            <text:p>6.76</text:p>
          </table:table-cell>
          <table:table-cell office:value-type="float" office:value="7.54999999999988" calcext:value-type="float">
            <text:p>7.55</text:p>
          </table:table-cell>
          <table:table-cell office:value-type="float" office:value="12.2599999999998" calcext:value-type="float">
            <text:p>12.26</text:p>
          </table:table-cell>
          <table:table-cell office:value-type="float" office:value="18.2900000000001" calcext:value-type="float">
            <text:p>18.29</text:p>
          </table:table-cell>
          <table:table-cell office:value-type="float" office:value="59.2299999999968" calcext:value-type="float">
            <text:p>59.23</text:p>
          </table:table-cell>
          <table:table-cell office:value-type="float" office:value="5.85999999999992" calcext:value-type="float">
            <text:p>5.86</text:p>
          </table:table-cell>
          <table:table-cell office:value-type="float" office:value="4.87999999999994" calcext:value-type="float">
            <text:p>4.88</text:p>
          </table:table-cell>
          <table:table-cell office:value-type="float" office:value="8.12999999999987" calcext:value-type="float">
            <text:p>8.13</text:p>
          </table:table-cell>
          <table:table-cell office:value-type="float" office:value="4.63999999999995" calcext:value-type="float">
            <text:p>4.64</text:p>
          </table:table-cell>
          <table:table-cell office:value-type="float" office:value="55.9499999999974" calcext:value-type="float">
            <text:p>55.95</text:p>
          </table:table-cell>
          <table:table-cell office:value-type="float" office:value="7.17999999999989" calcext:value-type="float">
            <text:p>7.18</text:p>
          </table:table-cell>
          <table:table-cell office:value-type="float" office:value="15.3699999999997" calcext:value-type="float">
            <text:p>15.37</text:p>
          </table:table-cell>
          <table:table-cell office:value-type="float" office:value="4.38999999999995" calcext:value-type="float">
            <text:p>4.39</text:p>
          </table:table-cell>
          <table:table-cell office:value-type="float" office:value="4.89999999999994" calcext:value-type="float">
            <text:p>4.9</text:p>
          </table:table-cell>
          <table:table-cell office:value-type="float" office:value="9.74999999999984" calcext:value-type="float">
            <text:p>9.75</text:p>
          </table:table-cell>
          <table:table-cell office:value-type="float" office:value="1.89" calcext:value-type="float">
            <text:p>1.89</text:p>
          </table:table-cell>
          <table:table-cell office:value-type="float" office:value="14.8199999999997" calcext:value-type="float">
            <text:p>14.82</text:p>
          </table:table-cell>
          <table:table-cell table:formula="of:=AVERAGE([.E14:.X14])" office:value-type="float" office:value="13.6324999999997" calcext:value-type="float">
            <text:p>13.6325</text:p>
          </table:table-cell>
          <table:table-cell table:formula="of:=STDEV([.E14:.X14])" office:value-type="float" office:value="16.2429333217468" calcext:value-type="float">
            <text:p>16.242933321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.54999999999986" calcext:value-type="float">
            <text:p>8.55</text:p>
          </table:table-cell>
          <table:table-cell office:value-type="float" office:value="11.6499999999998" calcext:value-type="float">
            <text:p>11.65</text:p>
          </table:table-cell>
          <table:table-cell office:value-type="float" office:value="9.16999999999985" calcext:value-type="float">
            <text:p>9.17</text:p>
          </table:table-cell>
          <table:table-cell office:value-type="float" office:value="8.30999999999987" calcext:value-type="float">
            <text:p>8.31</text:p>
          </table:table-cell>
          <table:table-cell office:value-type="float" office:value="8.38999999999987" calcext:value-type="float">
            <text:p>8.39</text:p>
          </table:table-cell>
          <table:table-cell office:value-type="float" office:value="5.01999999999994" calcext:value-type="float">
            <text:p>5.02</text:p>
          </table:table-cell>
          <table:table-cell office:value-type="float" office:value="7.04999999999989" calcext:value-type="float">
            <text:p>7.05</text:p>
          </table:table-cell>
          <table:table-cell office:value-type="float" office:value="15.8099999999997" calcext:value-type="float">
            <text:p>15.81</text:p>
          </table:table-cell>
          <table:table-cell office:value-type="float" office:value="4.72999999999994" calcext:value-type="float">
            <text:p>4.73</text:p>
          </table:table-cell>
          <table:table-cell office:value-type="float" office:value="8.14999999999987" calcext:value-type="float">
            <text:p>8.15</text:p>
          </table:table-cell>
          <table:table-cell office:value-type="float" office:value="20.5600000000004" calcext:value-type="float">
            <text:p>20.56</text:p>
          </table:table-cell>
          <table:table-cell office:value-type="float" office:value="23.2800000000008" calcext:value-type="float">
            <text:p>23.28</text:p>
          </table:table-cell>
          <table:table-cell office:value-type="float" office:value="21.1900000000005" calcext:value-type="float">
            <text:p>21.19</text:p>
          </table:table-cell>
          <table:table-cell office:value-type="float" office:value="13.6999999999998" calcext:value-type="float">
            <text:p>13.7</text:p>
          </table:table-cell>
          <table:table-cell office:value-type="float" office:value="6.6799999999999" calcext:value-type="float">
            <text:p>6.68</text:p>
          </table:table-cell>
          <table:table-cell office:value-type="float" office:value="25.3600000000012" calcext:value-type="float">
            <text:p>25.36</text:p>
          </table:table-cell>
          <table:table-cell office:value-type="float" office:value="28.6300000000017" calcext:value-type="float">
            <text:p>28.63</text:p>
          </table:table-cell>
          <table:table-cell office:value-type="float" office:value="18.2900000000001" calcext:value-type="float">
            <text:p>18.29</text:p>
          </table:table-cell>
          <table:table-cell office:value-type="float" office:value="9.16999999999985" calcext:value-type="float">
            <text:p>9.17</text:p>
          </table:table-cell>
          <table:table-cell office:value-type="float" office:value="5.45999999999993" calcext:value-type="float">
            <text:p>5.46</text:p>
          </table:table-cell>
          <table:table-cell table:formula="of:=AVERAGE([.E15:.X15])" office:value-type="float" office:value="12.9575000000001" calcext:value-type="float">
            <text:p>12.9575</text:p>
          </table:table-cell>
          <table:table-cell table:formula="of:=STDEV([.E15:.X15])" office:value-type="float" office:value="7.41730542291799" calcext:value-type="float">
            <text:p>7.417305422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.99999999999985" calcext:value-type="float">
            <text:p>9</text:p>
          </table:table-cell>
          <table:table-cell office:value-type="float" office:value="9.98999999999983" calcext:value-type="float">
            <text:p>9.99</text:p>
          </table:table-cell>
          <table:table-cell office:value-type="float" office:value="16.1299999999997" calcext:value-type="float">
            <text:p>16.13</text:p>
          </table:table-cell>
          <table:table-cell office:value-type="float" office:value="8.13999999999987" calcext:value-type="float">
            <text:p>8.14</text:p>
          </table:table-cell>
          <table:table-cell office:value-type="float" office:value="21.1800000000005" calcext:value-type="float">
            <text:p>21.18</text:p>
          </table:table-cell>
          <table:table-cell office:value-type="float" office:value="4.96999999999994" calcext:value-type="float">
            <text:p>4.97</text:p>
          </table:table-cell>
          <table:table-cell office:value-type="float" office:value="13.3499999999998" calcext:value-type="float">
            <text:p>13.35</text:p>
          </table:table-cell>
          <table:table-cell office:value-type="float" office:value="29.9100000000019" calcext:value-type="float">
            <text:p>29.91</text:p>
          </table:table-cell>
          <table:table-cell office:value-type="float" office:value="25.6900000000012" calcext:value-type="float">
            <text:p>25.69</text:p>
          </table:table-cell>
          <table:table-cell office:value-type="float" office:value="2.94999999999998" calcext:value-type="float">
            <text:p>2.95</text:p>
          </table:table-cell>
          <table:table-cell office:value-type="float" office:value="7.19999999999989" calcext:value-type="float">
            <text:p>7.2</text:p>
          </table:table-cell>
          <table:table-cell office:value-type="float" office:value="3.67999999999997" calcext:value-type="float">
            <text:p>3.68</text:p>
          </table:table-cell>
          <table:table-cell office:value-type="float" office:value="16.9299999999998" calcext:value-type="float">
            <text:p>16.93</text:p>
          </table:table-cell>
          <table:table-cell office:value-type="float" office:value="4.63999999999995" calcext:value-type="float">
            <text:p>4.64</text:p>
          </table:table-cell>
          <table:table-cell office:value-type="float" office:value="13.3399999999998" calcext:value-type="float">
            <text:p>13.34</text:p>
          </table:table-cell>
          <table:table-cell office:value-type="float" office:value="4.72999999999994" calcext:value-type="float">
            <text:p>4.73</text:p>
          </table:table-cell>
          <table:table-cell office:value-type="float" office:value="58.4399999999969" calcext:value-type="float">
            <text:p>58.44</text:p>
          </table:table-cell>
          <table:table-cell office:value-type="float" office:value="18.6800000000001" calcext:value-type="float">
            <text:p>18.68</text:p>
          </table:table-cell>
          <table:table-cell office:value-type="float" office:value="16.1799999999997" calcext:value-type="float">
            <text:p>16.18</text:p>
          </table:table-cell>
          <table:table-cell office:value-type="float" office:value="7.17999999999989" calcext:value-type="float">
            <text:p>7.18</text:p>
          </table:table-cell>
          <table:table-cell table:formula="of:=AVERAGE([.E16:.X16])" office:value-type="float" office:value="14.6154999999999" calcext:value-type="float">
            <text:p>14.6155</text:p>
          </table:table-cell>
          <table:table-cell table:formula="of:=STDEV([.E16:.X16])" office:value-type="float" office:value="12.7757345962444" calcext:value-type="float">
            <text:p>12.775734596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.36999999999995" calcext:value-type="float">
            <text:p>4.37</text:p>
          </table:table-cell>
          <table:table-cell office:value-type="float" office:value="2.58999999999999" calcext:value-type="float">
            <text:p>2.59</text:p>
          </table:table-cell>
          <table:table-cell office:value-type="float" office:value="16.8499999999998" calcext:value-type="float">
            <text:p>16.85</text:p>
          </table:table-cell>
          <table:table-cell office:value-type="float" office:value="32.2300000000022" calcext:value-type="float">
            <text:p>32.23</text:p>
          </table:table-cell>
          <table:table-cell office:value-type="float" office:value="22.1100000000007" calcext:value-type="float">
            <text:p>22.11</text:p>
          </table:table-cell>
          <table:table-cell office:value-type="float" office:value="3.98999999999996" calcext:value-type="float">
            <text:p>3.99</text:p>
          </table:table-cell>
          <table:table-cell office:value-type="float" office:value="29.7200000000018" calcext:value-type="float">
            <text:p>29.72</text:p>
          </table:table-cell>
          <table:table-cell office:value-type="float" office:value="35.3000000000015" calcext:value-type="float">
            <text:p>35.3</text:p>
          </table:table-cell>
          <table:table-cell office:value-type="float" office:value="13.9899999999997" calcext:value-type="float">
            <text:p>13.99</text:p>
          </table:table-cell>
          <table:table-cell office:value-type="float" office:value="53.4499999999979" calcext:value-type="float">
            <text:p>53.45</text:p>
          </table:table-cell>
          <table:table-cell office:value-type="float" office:value="30.960000000002" calcext:value-type="float">
            <text:p>30.96</text:p>
          </table:table-cell>
          <table:table-cell office:value-type="float" office:value="2.44999999999999" calcext:value-type="float">
            <text:p>2.45</text:p>
          </table:table-cell>
          <table:table-cell office:value-type="float" office:value="13.5299999999998" calcext:value-type="float">
            <text:p>13.53</text:p>
          </table:table-cell>
          <table:table-cell office:value-type="float" office:value="5.81999999999992" calcext:value-type="float">
            <text:p>5.82</text:p>
          </table:table-cell>
          <table:table-cell office:value-type="float" office:value="22.9200000000008" calcext:value-type="float">
            <text:p>22.92</text:p>
          </table:table-cell>
          <table:table-cell office:value-type="float" office:value="4.97999999999994" calcext:value-type="float">
            <text:p>4.98</text:p>
          </table:table-cell>
          <table:table-cell office:value-type="float" office:value="43.9999999999998" calcext:value-type="float">
            <text:p>44</text:p>
          </table:table-cell>
          <table:table-cell office:value-type="float" office:value="11.3399999999998" calcext:value-type="float">
            <text:p>11.34</text:p>
          </table:table-cell>
          <table:table-cell office:value-type="float" office:value="10.9899999999998" calcext:value-type="float">
            <text:p>10.99</text:p>
          </table:table-cell>
          <table:table-cell office:value-type="float" office:value="11.9099999999998" calcext:value-type="float">
            <text:p>11.91</text:p>
          </table:table-cell>
          <table:table-cell table:formula="of:=AVERAGE([.E17:.X17])" office:value-type="float" office:value="18.6750000000003" calcext:value-type="float">
            <text:p>18.675</text:p>
          </table:table-cell>
          <table:table-cell table:formula="of:=STDEV([.E17:.X17])" office:value-type="float" office:value="14.7236992991787" calcext:value-type="float">
            <text:p>14.723699299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.62999999999999" calcext:value-type="float">
            <text:p>2.63</text:p>
          </table:table-cell>
          <table:table-cell office:value-type="float" office:value="1.06" calcext:value-type="float">
            <text:p>1.06</text:p>
          </table:table-cell>
          <table:table-cell office:value-type="float" office:value="21.5000000000006" calcext:value-type="float">
            <text:p>21.5</text:p>
          </table:table-cell>
          <table:table-cell office:value-type="float" office:value="1.98" calcext:value-type="float">
            <text:p>1.98</text:p>
          </table:table-cell>
          <table:table-cell office:value-type="float" office:value="10.2499999999998" calcext:value-type="float">
            <text:p>10.25</text:p>
          </table:table-cell>
          <table:table-cell office:value-type="float" office:value="14.9199999999997" calcext:value-type="float">
            <text:p>14.92</text:p>
          </table:table-cell>
          <table:table-cell office:value-type="float" office:value="10.7499999999998" calcext:value-type="float">
            <text:p>10.75</text:p>
          </table:table-cell>
          <table:table-cell office:value-type="float" office:value="43.5899999999999" calcext:value-type="float">
            <text:p>43.59</text:p>
          </table:table-cell>
          <table:table-cell office:value-type="float" office:value="6.6599999999999" calcext:value-type="float">
            <text:p>6.66</text:p>
          </table:table-cell>
          <table:table-cell office:value-type="float" office:value="8.54999999999986" calcext:value-type="float">
            <text:p>8.55</text:p>
          </table:table-cell>
          <table:table-cell office:value-type="float" office:value="3.38999999999997" calcext:value-type="float">
            <text:p>3.39</text:p>
          </table:table-cell>
          <table:table-cell office:value-type="float" office:value="6.6799999999999" calcext:value-type="float">
            <text:p>6.68</text:p>
          </table:table-cell>
          <table:table-cell office:value-type="float" office:value="8.29999999999987" calcext:value-type="float">
            <text:p>8.3</text:p>
          </table:table-cell>
          <table:table-cell office:value-type="float" office:value="17.2799999999999" calcext:value-type="float">
            <text:p>17.28</text:p>
          </table:table-cell>
          <table:table-cell office:value-type="float" office:value="5.23999999999993" calcext:value-type="float">
            <text:p>5.24</text:p>
          </table:table-cell>
          <table:table-cell office:value-type="float" office:value="11.1999999999998" calcext:value-type="float">
            <text:p>11.2</text:p>
          </table:table-cell>
          <table:table-cell office:value-type="float" office:value="2.47999999999999" calcext:value-type="float">
            <text:p>2.48</text:p>
          </table:table-cell>
          <table:table-cell office:value-type="float" office:value="18.6700000000001" calcext:value-type="float">
            <text:p>18.67</text:p>
          </table:table-cell>
          <table:table-cell office:value-type="float" office:value="7.95999999999988" calcext:value-type="float">
            <text:p>7.96</text:p>
          </table:table-cell>
          <table:table-cell office:value-type="float" office:value="11.9299999999998" calcext:value-type="float">
            <text:p>11.93</text:p>
          </table:table-cell>
          <table:table-cell table:formula="of:=AVERAGE([.E18:.X18])" office:value-type="float" office:value="10.7509999999999" calcext:value-type="float">
            <text:p>10.751</text:p>
          </table:table-cell>
          <table:table-cell table:formula="of:=STDEV([.E18:.X18])" office:value-type="float" office:value="9.6251173061888" calcext:value-type="float">
            <text:p>9.625117306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.24999999999989" calcext:value-type="float">
            <text:p>7.25</text:p>
          </table:table-cell>
          <table:table-cell office:value-type="float" office:value="1.81" calcext:value-type="float">
            <text:p>1.81</text:p>
          </table:table-cell>
          <table:table-cell office:value-type="float" office:value="37.0600000000012" calcext:value-type="float">
            <text:p>37.06</text:p>
          </table:table-cell>
          <table:table-cell office:value-type="float" office:value="2.96999999999998" calcext:value-type="float">
            <text:p>2.97</text:p>
          </table:table-cell>
          <table:table-cell office:value-type="float" office:value="7.51999999999988" calcext:value-type="float">
            <text:p>7.52</text:p>
          </table:table-cell>
          <table:table-cell office:value-type="float" office:value="32.6000000000021" calcext:value-type="float">
            <text:p>32.6</text:p>
          </table:table-cell>
          <table:table-cell office:value-type="float" office:value="53.369999999998" calcext:value-type="float">
            <text:p>53.37</text:p>
          </table:table-cell>
          <table:table-cell office:value-type="float" office:value="1.44" calcext:value-type="float">
            <text:p>1.44</text:p>
          </table:table-cell>
          <table:table-cell office:value-type="float" office:value="19.5900000000003" calcext:value-type="float">
            <text:p>19.59</text:p>
          </table:table-cell>
          <table:table-cell office:value-type="float" office:value="19.6200000000003" calcext:value-type="float">
            <text:p>19.62</text:p>
          </table:table-cell>
          <table:table-cell office:value-type="float" office:value="4.50999999999995" calcext:value-type="float">
            <text:p>4.51</text:p>
          </table:table-cell>
          <table:table-cell office:value-type="float" office:value="5.99999999999992" calcext:value-type="float">
            <text:p>6</text:p>
          </table:table-cell>
          <table:table-cell office:value-type="float" office:value="20.9400000000005" calcext:value-type="float">
            <text:p>20.94</text:p>
          </table:table-cell>
          <table:table-cell office:value-type="float" office:value="6.07999999999992" calcext:value-type="float">
            <text:p>6.08</text:p>
          </table:table-cell>
          <table:table-cell office:value-type="float" office:value="13.6199999999998" calcext:value-type="float">
            <text:p>13.62</text:p>
          </table:table-cell>
          <table:table-cell office:value-type="float" office:value="25.6800000000012" calcext:value-type="float">
            <text:p>25.68</text:p>
          </table:table-cell>
          <table:table-cell office:value-type="float" office:value="31.000000000002" calcext:value-type="float">
            <text:p>31</text:p>
          </table:table-cell>
          <table:table-cell office:value-type="float" office:value="46.0199999999994" calcext:value-type="float">
            <text:p>46.02</text:p>
          </table:table-cell>
          <table:table-cell office:value-type="float" office:value="6.8299999999999" calcext:value-type="float">
            <text:p>6.83</text:p>
          </table:table-cell>
          <table:table-cell office:value-type="float" office:value="17.98" calcext:value-type="float">
            <text:p>17.98</text:p>
          </table:table-cell>
          <table:table-cell table:formula="of:=AVERAGE([.E19:.X19])" office:value-type="float" office:value="18.0945000000002" calcext:value-type="float">
            <text:p>18.0945</text:p>
          </table:table-cell>
          <table:table-cell table:formula="of:=STDEV([.E19:.X19])" office:value-type="float" office:value="15.3105819872882" calcext:value-type="float">
            <text:p>15.310581987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.58999999999993" calcext:value-type="float">
            <text:p>5.59</text:p>
          </table:table-cell>
          <table:table-cell office:value-type="float" office:value="6.22999999999991" calcext:value-type="float">
            <text:p>6.23</text:p>
          </table:table-cell>
          <table:table-cell office:value-type="float" office:value="9.60999999999984" calcext:value-type="float">
            <text:p>9.61</text:p>
          </table:table-cell>
          <table:table-cell office:value-type="float" office:value="2.17" calcext:value-type="float">
            <text:p>2.17</text:p>
          </table:table-cell>
          <table:table-cell office:value-type="float" office:value="5.50999999999993" calcext:value-type="float">
            <text:p>5.51</text:p>
          </table:table-cell>
          <table:table-cell office:value-type="float" office:value="13.4099999999998" calcext:value-type="float">
            <text:p>13.41</text:p>
          </table:table-cell>
          <table:table-cell office:value-type="float" office:value="11.3299999999998" calcext:value-type="float">
            <text:p>11.33</text:p>
          </table:table-cell>
          <table:table-cell office:value-type="float" office:value="16.4599999999998" calcext:value-type="float">
            <text:p>16.46</text:p>
          </table:table-cell>
          <table:table-cell office:value-type="float" office:value="12.9699999999998" calcext:value-type="float">
            <text:p>12.97</text:p>
          </table:table-cell>
          <table:table-cell office:value-type="float" office:value="14.6299999999997" calcext:value-type="float">
            <text:p>14.63</text:p>
          </table:table-cell>
          <table:table-cell office:value-type="float" office:value="24.230000000001" calcext:value-type="float">
            <text:p>24.23</text:p>
          </table:table-cell>
          <table:table-cell office:value-type="float" office:value="2.65999999999999" calcext:value-type="float">
            <text:p>2.66</text:p>
          </table:table-cell>
          <table:table-cell office:value-type="float" office:value="20.8000000000005" calcext:value-type="float">
            <text:p>20.8</text:p>
          </table:table-cell>
          <table:table-cell office:value-type="float" office:value="56.8399999999973" calcext:value-type="float">
            <text:p>56.84</text:p>
          </table:table-cell>
          <table:table-cell office:value-type="float" office:value="17.1099999999999" calcext:value-type="float">
            <text:p>17.11</text:p>
          </table:table-cell>
          <table:table-cell office:value-type="float" office:value="14.0399999999997" calcext:value-type="float">
            <text:p>14.04</text:p>
          </table:table-cell>
          <table:table-cell office:value-type="float" office:value="18.2700000000001" calcext:value-type="float">
            <text:p>18.27</text:p>
          </table:table-cell>
          <table:table-cell office:value-type="float" office:value="3.14999999999998" calcext:value-type="float">
            <text:p>3.15</text:p>
          </table:table-cell>
          <table:table-cell office:value-type="float" office:value="4.73999999999994" calcext:value-type="float">
            <text:p>4.74</text:p>
          </table:table-cell>
          <table:table-cell office:value-type="float" office:value="9.12999999999985" calcext:value-type="float">
            <text:p>9.13</text:p>
          </table:table-cell>
          <table:table-cell table:formula="of:=AVERAGE([.E20:.X20])" office:value-type="float" office:value="13.4439999999998" calcext:value-type="float">
            <text:p>13.444</text:p>
          </table:table-cell>
          <table:table-cell table:formula="of:=STDEV([.E20:.X20])" office:value-type="float" office:value="12.0110770804107" calcext:value-type="float">
            <text:p>12.011077080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4.47999999999995" calcext:value-type="float">
            <text:p>4.48</text:p>
          </table:table-cell>
          <table:table-cell office:value-type="float" office:value="8.41999999999987" calcext:value-type="float">
            <text:p>8.42</text:p>
          </table:table-cell>
          <table:table-cell office:value-type="float" office:value="5.25999999999993" calcext:value-type="float">
            <text:p>5.26</text:p>
          </table:table-cell>
          <table:table-cell office:value-type="float" office:value="7.30999999999989" calcext:value-type="float">
            <text:p>7.31</text:p>
          </table:table-cell>
          <table:table-cell office:value-type="float" office:value="6.47999999999991" calcext:value-type="float">
            <text:p>6.48</text:p>
          </table:table-cell>
          <table:table-cell office:value-type="float" office:value="14.5899999999997" calcext:value-type="float">
            <text:p>14.59</text:p>
          </table:table-cell>
          <table:table-cell office:value-type="float" office:value="14.2599999999997" calcext:value-type="float">
            <text:p>14.26</text:p>
          </table:table-cell>
          <table:table-cell office:value-type="float" office:value="22.7200000000008" calcext:value-type="float">
            <text:p>22.72</text:p>
          </table:table-cell>
          <table:table-cell office:value-type="float" office:value="10.5199999999998" calcext:value-type="float">
            <text:p>10.52</text:p>
          </table:table-cell>
          <table:table-cell office:value-type="float" office:value="5.55999999999993" calcext:value-type="float">
            <text:p>5.56</text:p>
          </table:table-cell>
          <table:table-cell office:value-type="float" office:value="1.72" calcext:value-type="float">
            <text:p>1.72</text:p>
          </table:table-cell>
          <table:table-cell office:value-type="float" office:value="20.2400000000004" calcext:value-type="float">
            <text:p>20.24</text:p>
          </table:table-cell>
          <table:table-cell office:value-type="float" office:value="17.61" calcext:value-type="float">
            <text:p>17.61</text:p>
          </table:table-cell>
          <table:table-cell office:value-type="float" office:value="7.72999999999988" calcext:value-type="float">
            <text:p>7.73</text:p>
          </table:table-cell>
          <table:table-cell office:value-type="float" office:value="11.8499999999998" calcext:value-type="float">
            <text:p>11.85</text:p>
          </table:table-cell>
          <table:table-cell office:value-type="float" office:value="5.37999999999993" calcext:value-type="float">
            <text:p>5.38</text:p>
          </table:table-cell>
          <table:table-cell office:value-type="float" office:value="5.41999999999993" calcext:value-type="float">
            <text:p>5.42</text:p>
          </table:table-cell>
          <table:table-cell office:value-type="float" office:value="11.6899999999998" calcext:value-type="float">
            <text:p>11.69</text:p>
          </table:table-cell>
          <table:table-cell office:value-type="float" office:value="6.41999999999991" calcext:value-type="float">
            <text:p>6.42</text:p>
          </table:table-cell>
          <table:table-cell office:value-type="float" office:value="4.43999999999995" calcext:value-type="float">
            <text:p>4.44</text:p>
          </table:table-cell>
          <table:table-cell table:formula="of:=AVERAGE([.E21:.X21])" office:value-type="float" office:value="9.60499999999995" calcext:value-type="float">
            <text:p>9.605</text:p>
          </table:table-cell>
          <table:table-cell table:formula="of:=STDEV([.E21:.X21])" office:value-type="float" office:value="5.72045682754365" calcext:value-type="float">
            <text:p>5.720456827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6.7099999999999" calcext:value-type="float">
            <text:p>6.71</text:p>
          </table:table-cell>
          <table:table-cell office:value-type="float" office:value="9.49999999999984" calcext:value-type="float">
            <text:p>9.5</text:p>
          </table:table-cell>
          <table:table-cell office:value-type="float" office:value="12.3599999999998" calcext:value-type="float">
            <text:p>12.36</text:p>
          </table:table-cell>
          <table:table-cell office:value-type="float" office:value="39.6900000000007" calcext:value-type="float">
            <text:p>39.69</text:p>
          </table:table-cell>
          <table:table-cell office:value-type="float" office:value="44.3699999999997" calcext:value-type="float">
            <text:p>44.37</text:p>
          </table:table-cell>
          <table:table-cell office:value-type="float" office:value="13.8599999999997" calcext:value-type="float">
            <text:p>13.86</text:p>
          </table:table-cell>
          <table:table-cell office:value-type="float" office:value="38.240000000001" calcext:value-type="float">
            <text:p>38.24</text:p>
          </table:table-cell>
          <table:table-cell office:value-type="float" office:value="4.38999999999995" calcext:value-type="float">
            <text:p>4.39</text:p>
          </table:table-cell>
          <table:table-cell office:value-type="float" office:value="4.86999999999994" calcext:value-type="float">
            <text:p>4.87</text:p>
          </table:table-cell>
          <table:table-cell office:value-type="float" office:value="1.83" calcext:value-type="float">
            <text:p>1.83</text:p>
          </table:table-cell>
          <table:table-cell office:value-type="float" office:value="9.58999999999984" calcext:value-type="float">
            <text:p>9.59</text:p>
          </table:table-cell>
          <table:table-cell office:value-type="float" office:value="17.84" calcext:value-type="float">
            <text:p>17.84</text:p>
          </table:table-cell>
          <table:table-cell office:value-type="float" office:value="3.58999999999997" calcext:value-type="float">
            <text:p>3.59</text:p>
          </table:table-cell>
          <table:table-cell office:value-type="float" office:value="21.1800000000005" calcext:value-type="float">
            <text:p>21.18</text:p>
          </table:table-cell>
          <table:table-cell office:value-type="float" office:value="16.3999999999998" calcext:value-type="float">
            <text:p>16.4</text:p>
          </table:table-cell>
          <table:table-cell office:value-type="float" office:value="2.53999999999999" calcext:value-type="float">
            <text:p>2.54</text:p>
          </table:table-cell>
          <table:table-cell office:value-type="float" office:value="17.67" calcext:value-type="float">
            <text:p>17.67</text:p>
          </table:table-cell>
          <table:table-cell office:value-type="float" office:value="4.49999999999995" calcext:value-type="float">
            <text:p>4.5</text:p>
          </table:table-cell>
          <table:table-cell office:value-type="float" office:value="5.41999999999993" calcext:value-type="float">
            <text:p>5.42</text:p>
          </table:table-cell>
          <table:table-cell office:value-type="float" office:value="6.49999999999991" calcext:value-type="float">
            <text:p>6.5</text:p>
          </table:table-cell>
          <table:table-cell table:formula="of:=AVERAGE([.E22:.X22])" office:value-type="float" office:value="14.0525" calcext:value-type="float">
            <text:p>14.0525</text:p>
          </table:table-cell>
          <table:table-cell table:formula="of:=STDEV([.E22:.X22])" office:value-type="float" office:value="12.8443060802916" calcext:value-type="float">
            <text:p>12.8443060803</text:p>
          </table:table-cell>
          <table:table-cell table:number-columns-repeated="25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.2499999999997" calcext:value-type="float">
            <text:p>14.25</text:p>
          </table:table-cell>
          <table:table-cell office:value-type="float" office:value="28.4300000000016" calcext:value-type="float">
            <text:p>28.43</text:p>
          </table:table-cell>
          <table:table-cell office:value-type="float" office:value="24.290000000001" calcext:value-type="float">
            <text:p>24.29</text:p>
          </table:table-cell>
          <table:table-cell office:value-type="float" office:value="6.29999999999991" calcext:value-type="float">
            <text:p>6.3</text:p>
          </table:table-cell>
          <table:table-cell office:value-type="float" office:value="17.5199999999999" calcext:value-type="float">
            <text:p>17.52</text:p>
          </table:table-cell>
          <table:table-cell office:value-type="float" office:value="26.7400000000014" calcext:value-type="float">
            <text:p>26.74</text:p>
          </table:table-cell>
          <table:table-cell office:value-type="float" office:value="12.5199999999998" calcext:value-type="float">
            <text:p>12.52</text:p>
          </table:table-cell>
          <table:table-cell office:value-type="float" office:value="20.7100000000004" calcext:value-type="float">
            <text:p>20.71</text:p>
          </table:table-cell>
          <table:table-cell office:value-type="float" office:value="8.08999999999987" calcext:value-type="float">
            <text:p>8.09</text:p>
          </table:table-cell>
          <table:table-cell office:value-type="float" office:value="35.6500000000015" calcext:value-type="float">
            <text:p>35.65</text:p>
          </table:table-cell>
          <table:table-cell office:value-type="float" office:value="15.9399999999997" calcext:value-type="float">
            <text:p>15.94</text:p>
          </table:table-cell>
          <table:table-cell office:value-type="float" office:value="74.9100000000014" calcext:value-type="float">
            <text:p>74.91</text:p>
          </table:table-cell>
          <table:table-cell office:value-type="float" office:value="69.5399999999987" calcext:value-type="float">
            <text:p>69.54</text:p>
          </table:table-cell>
          <table:table-cell office:value-type="float" office:value="31.8200000000022" calcext:value-type="float">
            <text:p>31.82</text:p>
          </table:table-cell>
          <table:table-cell office:value-type="float" office:value="17.8" calcext:value-type="float">
            <text:p>17.8</text:p>
          </table:table-cell>
          <table:table-cell office:value-type="float" office:value="15.1299999999997" calcext:value-type="float">
            <text:p>15.13</text:p>
          </table:table-cell>
          <table:table-cell office:value-type="float" office:value="19.7300000000003" calcext:value-type="float">
            <text:p>19.73</text:p>
          </table:table-cell>
          <table:table-cell office:value-type="float" office:value="33.7700000000018" calcext:value-type="float">
            <text:p>33.77</text:p>
          </table:table-cell>
          <table:table-cell office:value-type="float" office:value="6.07999999999992" calcext:value-type="float">
            <text:p>6.08</text:p>
          </table:table-cell>
          <table:table-cell office:value-type="float" office:value="6.44999999999991" calcext:value-type="float">
            <text:p>6.45</text:p>
          </table:table-cell>
          <table:table-cell table:formula="of:=AVERAGE([.E26:.X26])" office:value-type="float" office:value="24.2835000000004" calcext:value-type="float">
            <text:p>24.2835</text:p>
          </table:table-cell>
          <table:table-cell table:formula="of:=STDEV([.E26:.X26])" office:value-type="float" office:value="18.7212016806729" calcext:value-type="float">
            <text:p>18.7212016807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1999999999997" calcext:value-type="float">
            <text:p>3.52</text:p>
          </table:table-cell>
          <table:table-cell office:value-type="float" office:value="32.910000000002" calcext:value-type="float">
            <text:p>32.91</text:p>
          </table:table-cell>
          <table:table-cell office:value-type="float" office:value="2.21" calcext:value-type="float">
            <text:p>2.21</text:p>
          </table:table-cell>
          <table:table-cell office:value-type="float" office:value="5.31999999999993" calcext:value-type="float">
            <text:p>5.32</text:p>
          </table:table-cell>
          <table:table-cell office:value-type="float" office:value="16.0099999999997" calcext:value-type="float">
            <text:p>16.01</text:p>
          </table:table-cell>
          <table:table-cell office:value-type="float" office:value="12.2199999999998" calcext:value-type="float">
            <text:p>12.22</text:p>
          </table:table-cell>
          <table:table-cell office:value-type="float" office:value="16.4299999999998" calcext:value-type="float">
            <text:p>16.43</text:p>
          </table:table-cell>
          <table:table-cell office:value-type="float" office:value="35.4200000000015" calcext:value-type="float">
            <text:p>35.42</text:p>
          </table:table-cell>
          <table:table-cell office:value-type="float" office:value="58.8199999999969" calcext:value-type="float">
            <text:p>58.82</text:p>
          </table:table-cell>
          <table:table-cell office:value-type="float" office:value="31.4800000000021" calcext:value-type="float">
            <text:p>31.48</text:p>
          </table:table-cell>
          <table:table-cell office:value-type="float" office:value="35.0600000000016" calcext:value-type="float">
            <text:p>35.06</text:p>
          </table:table-cell>
          <table:table-cell office:value-type="float" office:value="46.1199999999994" calcext:value-type="float">
            <text:p>46.12</text:p>
          </table:table-cell>
          <table:table-cell office:value-type="float" office:value="4.60999999999995" calcext:value-type="float">
            <text:p>4.61</text:p>
          </table:table-cell>
          <table:table-cell office:value-type="float" office:value="23.9400000000009" calcext:value-type="float">
            <text:p>23.94</text:p>
          </table:table-cell>
          <table:table-cell office:value-type="float" office:value="69.9599999999989" calcext:value-type="float">
            <text:p>69.96</text:p>
          </table:table-cell>
          <table:table-cell office:value-type="float" office:value="55.3899999999975" calcext:value-type="float">
            <text:p>55.39</text:p>
          </table:table-cell>
          <table:table-cell office:value-type="float" office:value="2.67999999999999" calcext:value-type="float">
            <text:p>2.68</text:p>
          </table:table-cell>
          <table:table-cell office:value-type="float" office:value="18.3500000000001" calcext:value-type="float">
            <text:p>18.35</text:p>
          </table:table-cell>
          <table:table-cell office:value-type="float" office:value="2.65999999999999" calcext:value-type="float">
            <text:p>2.66</text:p>
          </table:table-cell>
          <table:table-cell office:value-type="float" office:value="30.690000000002" calcext:value-type="float">
            <text:p>30.69</text:p>
          </table:table-cell>
          <table:table-cell table:formula="of:=AVERAGE([.E27:.X27])" office:value-type="float" office:value="25.1900000000001" calcext:value-type="float">
            <text:p>25.19</text:p>
          </table:table-cell>
          <table:table-cell table:formula="of:=STDEV([.E27:.X27])" office:value-type="float" office:value="20.5513728572028" calcext:value-type="float">
            <text:p>20.5513728572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2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.8800000000017" calcext:value-type="float">
            <text:p>28.88</text:p>
          </table:table-cell>
          <table:table-cell office:value-type="float" office:value="4.40999999999995" calcext:value-type="float">
            <text:p>4.41</text:p>
          </table:table-cell>
          <table:table-cell office:value-type="float" office:value="6.9399999999999" calcext:value-type="float">
            <text:p>6.94</text:p>
          </table:table-cell>
          <table:table-cell office:value-type="float" office:value="29.8900000000019" calcext:value-type="float">
            <text:p>29.89</text:p>
          </table:table-cell>
          <table:table-cell office:value-type="float" office:value="11.2899999999998" calcext:value-type="float">
            <text:p>11.29</text:p>
          </table:table-cell>
          <table:table-cell office:value-type="float" office:value="2.26" calcext:value-type="float">
            <text:p>2.26</text:p>
          </table:table-cell>
          <table:table-cell office:value-type="float" office:value="5.38999999999993" calcext:value-type="float">
            <text:p>5.39</text:p>
          </table:table-cell>
          <table:table-cell office:value-type="float" office:value="4.86999999999994" calcext:value-type="float">
            <text:p>4.87</text:p>
          </table:table-cell>
          <table:table-cell office:value-type="float" office:value="10.8099999999998" calcext:value-type="float">
            <text:p>10.81</text:p>
          </table:table-cell>
          <table:table-cell office:value-type="float" office:value="7.84999999999988" calcext:value-type="float">
            <text:p>7.85</text:p>
          </table:table-cell>
          <table:table-cell office:value-type="float" office:value="21.7600000000006" calcext:value-type="float">
            <text:p>21.76</text:p>
          </table:table-cell>
          <table:table-cell office:value-type="float" office:value="22.5700000000007" calcext:value-type="float">
            <text:p>22.57</text:p>
          </table:table-cell>
          <table:table-cell office:value-type="float" office:value="2.11" calcext:value-type="float">
            <text:p>2.11</text:p>
          </table:table-cell>
          <table:table-cell office:value-type="float" office:value="5.80999999999992" calcext:value-type="float">
            <text:p>5.81</text:p>
          </table:table-cell>
          <table:table-cell office:value-type="float" office:value="12.8399999999998" calcext:value-type="float">
            <text:p>12.84</text:p>
          </table:table-cell>
          <table:table-cell office:value-type="float" office:value="1.22" calcext:value-type="float">
            <text:p>1.22</text:p>
          </table:table-cell>
          <table:table-cell office:value-type="float" office:value="7.50999999999988" calcext:value-type="float">
            <text:p>7.51</text:p>
          </table:table-cell>
          <table:table-cell office:value-type="float" office:value="23.2300000000008" calcext:value-type="float">
            <text:p>23.23</text:p>
          </table:table-cell>
          <table:table-cell office:value-type="float" office:value="48.259999999999" calcext:value-type="float">
            <text:p>48.26</text:p>
          </table:table-cell>
          <table:table-cell office:value-type="float" office:value="4.95999999999994" calcext:value-type="float">
            <text:p>4.96</text:p>
          </table:table-cell>
          <table:table-cell table:formula="of:=AVERAGE([.E28:.X28])" office:value-type="float" office:value="13.1430000000002" calcext:value-type="float">
            <text:p>13.143</text:p>
          </table:table-cell>
          <table:table-cell table:formula="of:=STDEV([.E28:.X28])" office:value-type="float" office:value="12.2286450168191" calcext:value-type="float">
            <text:p>12.2286450168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.36999999999985" calcext:value-type="float">
            <text:p>9.37</text:p>
          </table:table-cell>
          <table:table-cell office:value-type="float" office:value="19.1700000000002" calcext:value-type="float">
            <text:p>19.17</text:p>
          </table:table-cell>
          <table:table-cell office:value-type="float" office:value="3.08999999999998" calcext:value-type="float">
            <text:p>3.09</text:p>
          </table:table-cell>
          <table:table-cell office:value-type="float" office:value="21.5900000000006" calcext:value-type="float">
            <text:p>21.59</text:p>
          </table:table-cell>
          <table:table-cell office:value-type="float" office:value="2.05" calcext:value-type="float">
            <text:p>2.05</text:p>
          </table:table-cell>
          <table:table-cell office:value-type="float" office:value="42.3700000000001" calcext:value-type="float">
            <text:p>42.37</text:p>
          </table:table-cell>
          <table:table-cell office:value-type="float" office:value="59.4699999999967" calcext:value-type="float">
            <text:p>59.47</text:p>
          </table:table-cell>
          <table:table-cell office:value-type="float" office:value="6.5999999999999" calcext:value-type="float">
            <text:p>6.6</text:p>
          </table:table-cell>
          <table:table-cell office:value-type="float" office:value="3.39999999999997" calcext:value-type="float">
            <text:p>3.4</text:p>
          </table:table-cell>
          <table:table-cell office:value-type="float" office:value="31.1000000000021" calcext:value-type="float">
            <text:p>31.1</text:p>
          </table:table-cell>
          <table:table-cell office:value-type="float" office:value="15.1599999999997" calcext:value-type="float">
            <text:p>15.16</text:p>
          </table:table-cell>
          <table:table-cell office:value-type="float" office:value="2.1" calcext:value-type="float">
            <text:p>2.1</text:p>
          </table:table-cell>
          <table:table-cell office:value-type="float" office:value="9.41999999999984" calcext:value-type="float">
            <text:p>9.42</text:p>
          </table:table-cell>
          <table:table-cell office:value-type="float" office:value="1.99" calcext:value-type="float">
            <text:p>1.99</text:p>
          </table:table-cell>
          <table:table-cell office:value-type="float" office:value="2.41999999999999" calcext:value-type="float">
            <text:p>2.42</text:p>
          </table:table-cell>
          <table:table-cell office:value-type="float" office:value="9.00999999999985" calcext:value-type="float">
            <text:p>9.01</text:p>
          </table:table-cell>
          <table:table-cell office:value-type="float" office:value="12.5799999999998" calcext:value-type="float">
            <text:p>12.58</text:p>
          </table:table-cell>
          <table:table-cell office:value-type="float" office:value="4.80999999999994" calcext:value-type="float">
            <text:p>4.81</text:p>
          </table:table-cell>
          <table:table-cell office:value-type="float" office:value="4.66999999999995" calcext:value-type="float">
            <text:p>4.67</text:p>
          </table:table-cell>
          <table:table-cell office:value-type="float" office:value="5.78999999999992" calcext:value-type="float">
            <text:p>5.79</text:p>
          </table:table-cell>
          <table:table-cell table:formula="of:=AVERAGE([.E29:.X29])" office:value-type="float" office:value="13.3079999999999" calcext:value-type="float">
            <text:p>13.308</text:p>
          </table:table-cell>
          <table:table-cell table:formula="of:=STDEV([.E29:.X29])" office:value-type="float" office:value="15.2143096078033" calcext:value-type="float">
            <text:p>15.2143096078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13.0399999999998" calcext:value-type="float">
            <text:p>13.04</text:p>
          </table:table-cell>
          <table:table-cell office:value-type="float" office:value="14.4299999999997" calcext:value-type="float">
            <text:p>14.43</text:p>
          </table:table-cell>
          <table:table-cell office:value-type="float" office:value="21.2200000000005" calcext:value-type="float">
            <text:p>21.22</text:p>
          </table:table-cell>
          <table:table-cell office:value-type="float" office:value="23.1700000000008" calcext:value-type="float">
            <text:p>23.17</text:p>
          </table:table-cell>
          <table:table-cell office:value-type="float" office:value="5.41999999999993" calcext:value-type="float">
            <text:p>5.42</text:p>
          </table:table-cell>
          <table:table-cell office:value-type="float" office:value="6.13999999999991" calcext:value-type="float">
            <text:p>6.14</text:p>
          </table:table-cell>
          <table:table-cell office:value-type="float" office:value="16.6199999999998" calcext:value-type="float">
            <text:p>16.62</text:p>
          </table:table-cell>
          <table:table-cell office:value-type="float" office:value="7.43999999999989" calcext:value-type="float">
            <text:p>7.44</text:p>
          </table:table-cell>
          <table:table-cell office:value-type="float" office:value="8.58999999999986" calcext:value-type="float">
            <text:p>8.59</text:p>
          </table:table-cell>
          <table:table-cell office:value-type="float" office:value="6.25999999999991" calcext:value-type="float">
            <text:p>6.26</text:p>
          </table:table-cell>
          <table:table-cell office:value-type="float" office:value="13.5199999999998" calcext:value-type="float">
            <text:p>13.52</text:p>
          </table:table-cell>
          <table:table-cell office:value-type="float" office:value="3.16999999999998" calcext:value-type="float">
            <text:p>3.17</text:p>
          </table:table-cell>
          <table:table-cell office:value-type="float" office:value="33.5900000000019" calcext:value-type="float">
            <text:p>33.59</text:p>
          </table:table-cell>
          <table:table-cell office:value-type="float" office:value="23.0000000000008" calcext:value-type="float">
            <text:p>23</text:p>
          </table:table-cell>
          <table:table-cell office:value-type="float" office:value="3.17999999999998" calcext:value-type="float">
            <text:p>3.18</text:p>
          </table:table-cell>
          <table:table-cell office:value-type="float" office:value="1.83" calcext:value-type="float">
            <text:p>1.83</text:p>
          </table:table-cell>
          <table:table-cell office:value-type="float" office:value="5.33999999999993" calcext:value-type="float">
            <text:p>5.34</text:p>
          </table:table-cell>
          <table:table-cell office:value-type="float" office:value="3.01999999999998" calcext:value-type="float">
            <text:p>3.02</text:p>
          </table:table-cell>
          <table:table-cell office:value-type="float" office:value="26.8500000000014" calcext:value-type="float">
            <text:p>26.85</text:p>
          </table:table-cell>
          <table:table-cell office:value-type="float" office:value="20.4700000000004" calcext:value-type="float">
            <text:p>20.47</text:p>
          </table:table-cell>
          <table:table-cell table:formula="of:=AVERAGE([.E30:.X30])" office:value-type="float" office:value="12.8150000000002" calcext:value-type="float">
            <text:p>12.815</text:p>
          </table:table-cell>
          <table:table-cell table:formula="of:=STDEV([.E30:.X30])" office:value-type="float" office:value="9.27281567412643" calcext:value-type="float">
            <text:p>9.2728156741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40.0500000000006" calcext:value-type="float">
            <text:p>40.05</text:p>
          </table:table-cell>
          <table:table-cell office:value-type="float" office:value="8.70999999999986" calcext:value-type="float">
            <text:p>8.71</text:p>
          </table:table-cell>
          <table:table-cell office:value-type="float" office:value="4.89999999999994" calcext:value-type="float">
            <text:p>4.9</text:p>
          </table:table-cell>
          <table:table-cell office:value-type="float" office:value="3.79999999999996" calcext:value-type="float">
            <text:p>3.8</text:p>
          </table:table-cell>
          <table:table-cell office:value-type="float" office:value="4.03999999999996" calcext:value-type="float">
            <text:p>4.04</text:p>
          </table:table-cell>
          <table:table-cell office:value-type="float" office:value="5.90999999999992" calcext:value-type="float">
            <text:p>5.91</text:p>
          </table:table-cell>
          <table:table-cell office:value-type="float" office:value="48.8599999999988" calcext:value-type="float">
            <text:p>48.86</text:p>
          </table:table-cell>
          <table:table-cell office:value-type="float" office:value="24.110000000001" calcext:value-type="float">
            <text:p>24.11</text:p>
          </table:table-cell>
          <table:table-cell office:value-type="float" office:value="4.33999999999995" calcext:value-type="float">
            <text:p>4.34</text:p>
          </table:table-cell>
          <table:table-cell office:value-type="float" office:value="11.4699999999998" calcext:value-type="float">
            <text:p>11.47</text:p>
          </table:table-cell>
          <table:table-cell office:value-type="float" office:value="12.1899999999998" calcext:value-type="float">
            <text:p>12.19</text:p>
          </table:table-cell>
          <table:table-cell office:value-type="float" office:value="4.21999999999995" calcext:value-type="float">
            <text:p>4.22</text:p>
          </table:table-cell>
          <table:table-cell office:value-type="float" office:value="16.5299999999998" calcext:value-type="float">
            <text:p>16.53</text:p>
          </table:table-cell>
          <table:table-cell office:value-type="float" office:value="17.2899999999999" calcext:value-type="float">
            <text:p>17.29</text:p>
          </table:table-cell>
          <table:table-cell office:value-type="float" office:value="7.27999999999989" calcext:value-type="float">
            <text:p>7.28</text:p>
          </table:table-cell>
          <table:table-cell office:value-type="float" office:value="8.14999999999987" calcext:value-type="float">
            <text:p>8.15</text:p>
          </table:table-cell>
          <table:table-cell office:value-type="float" office:value="5.94999999999992" calcext:value-type="float">
            <text:p>5.95</text:p>
          </table:table-cell>
          <table:table-cell office:value-type="float" office:value="5.37999999999993" calcext:value-type="float">
            <text:p>5.38</text:p>
          </table:table-cell>
          <table:table-cell office:value-type="float" office:value="3.86999999999996" calcext:value-type="float">
            <text:p>3.87</text:p>
          </table:table-cell>
          <table:table-cell office:value-type="float" office:value="6.6499999999999" calcext:value-type="float">
            <text:p>6.65</text:p>
          </table:table-cell>
          <table:table-cell table:formula="of:=AVERAGE([.E31:.X31])" office:value-type="float" office:value="12.1849999999999" calcext:value-type="float">
            <text:p>12.185</text:p>
          </table:table-cell>
          <table:table-cell table:formula="of:=STDEV([.E31:.X31])" office:value-type="float" office:value="12.3557502061952" calcext:value-type="float">
            <text:p>12.355750206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.94999999999992" calcext:value-type="float">
            <text:p>5.95</text:p>
          </table:table-cell>
          <table:table-cell office:value-type="float" office:value="25.6400000000012" calcext:value-type="float">
            <text:p>25.64</text:p>
          </table:table-cell>
          <table:table-cell office:value-type="float" office:value="15.5399999999997" calcext:value-type="float">
            <text:p>15.54</text:p>
          </table:table-cell>
          <table:table-cell office:value-type="float" office:value="15.1399999999997" calcext:value-type="float">
            <text:p>15.14</text:p>
          </table:table-cell>
          <table:table-cell office:value-type="float" office:value="4.09999999999996" calcext:value-type="float">
            <text:p>4.1</text:p>
          </table:table-cell>
          <table:table-cell office:value-type="float" office:value="23.7200000000009" calcext:value-type="float">
            <text:p>23.72</text:p>
          </table:table-cell>
          <table:table-cell office:value-type="float" office:value="6.33999999999991" calcext:value-type="float">
            <text:p>6.34</text:p>
          </table:table-cell>
          <table:table-cell office:value-type="float" office:value="25.0200000000011" calcext:value-type="float">
            <text:p>25.02</text:p>
          </table:table-cell>
          <table:table-cell office:value-type="float" office:value="11.3699999999998" calcext:value-type="float">
            <text:p>11.37</text:p>
          </table:table-cell>
          <table:table-cell office:value-type="float" office:value="4.88999999999994" calcext:value-type="float">
            <text:p>4.89</text:p>
          </table:table-cell>
          <table:table-cell office:value-type="float" office:value="19.4500000000002" calcext:value-type="float">
            <text:p>19.45</text:p>
          </table:table-cell>
          <table:table-cell office:value-type="float" office:value="22.9100000000008" calcext:value-type="float">
            <text:p>22.91</text:p>
          </table:table-cell>
          <table:table-cell office:value-type="float" office:value="5.51999999999993" calcext:value-type="float">
            <text:p>5.52</text:p>
          </table:table-cell>
          <table:table-cell office:value-type="float" office:value="33.180000000002" calcext:value-type="float">
            <text:p>33.18</text:p>
          </table:table-cell>
          <table:table-cell office:value-type="float" office:value="5.90999999999992" calcext:value-type="float">
            <text:p>5.91</text:p>
          </table:table-cell>
          <table:table-cell office:value-type="float" office:value="6.7999999999999" calcext:value-type="float">
            <text:p>6.8</text:p>
          </table:table-cell>
          <table:table-cell office:value-type="float" office:value="5.15999999999993" calcext:value-type="float">
            <text:p>5.16</text:p>
          </table:table-cell>
          <table:table-cell office:value-type="float" office:value="24.250000000001" calcext:value-type="float">
            <text:p>24.25</text:p>
          </table:table-cell>
          <table:table-cell office:value-type="float" office:value="3.63999999999997" calcext:value-type="float">
            <text:p>3.64</text:p>
          </table:table-cell>
          <table:table-cell office:value-type="float" office:value="6.8499999999999" calcext:value-type="float">
            <text:p>6.85</text:p>
          </table:table-cell>
          <table:table-cell table:formula="of:=AVERAGE([.E32:.X32])" office:value-type="float" office:value="13.5690000000003" calcext:value-type="float">
            <text:p>13.569</text:p>
          </table:table-cell>
          <table:table-cell table:formula="of:=STDEV([.E32:.X32])" office:value-type="float" office:value="9.37685611099617" calcext:value-type="float">
            <text:p>9.37685611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.5899999999998" calcext:value-type="float">
            <text:p>12.59</text:p>
          </table:table-cell>
          <table:table-cell office:value-type="float" office:value="2.90999999999998" calcext:value-type="float">
            <text:p>2.91</text:p>
          </table:table-cell>
          <table:table-cell office:value-type="float" office:value="3.41999999999997" calcext:value-type="float">
            <text:p>3.42</text:p>
          </table:table-cell>
          <table:table-cell office:value-type="float" office:value="9.27999999999985" calcext:value-type="float">
            <text:p>9.28</text:p>
          </table:table-cell>
          <table:table-cell office:value-type="float" office:value="2.64999999999999" calcext:value-type="float">
            <text:p>2.65</text:p>
          </table:table-cell>
          <table:table-cell office:value-type="float" office:value="66.9799999999974" calcext:value-type="float">
            <text:p>66.98</text:p>
          </table:table-cell>
          <table:table-cell office:value-type="float" office:value="16.4399999999998" calcext:value-type="float">
            <text:p>16.44</text:p>
          </table:table-cell>
          <table:table-cell office:value-type="float" office:value="12.2099999999998" calcext:value-type="float">
            <text:p>12.21</text:p>
          </table:table-cell>
          <table:table-cell office:value-type="float" office:value="7.13999999999989" calcext:value-type="float">
            <text:p>7.14</text:p>
          </table:table-cell>
          <table:table-cell office:value-type="float" office:value="13.9599999999997" calcext:value-type="float">
            <text:p>13.96</text:p>
          </table:table-cell>
          <table:table-cell office:value-type="float" office:value="8.94999999999985" calcext:value-type="float">
            <text:p>8.95</text:p>
          </table:table-cell>
          <table:table-cell office:value-type="float" office:value="2.38999999999999" calcext:value-type="float">
            <text:p>2.39</text:p>
          </table:table-cell>
          <table:table-cell office:value-type="float" office:value="4.46999999999995" calcext:value-type="float">
            <text:p>4.47</text:p>
          </table:table-cell>
          <table:table-cell office:value-type="float" office:value="7.39999999999989" calcext:value-type="float">
            <text:p>7.4</text:p>
          </table:table-cell>
          <table:table-cell office:value-type="float" office:value="9.79999999999984" calcext:value-type="float">
            <text:p>9.8</text:p>
          </table:table-cell>
          <table:table-cell office:value-type="float" office:value="8.42999999999987" calcext:value-type="float">
            <text:p>8.43</text:p>
          </table:table-cell>
          <table:table-cell office:value-type="float" office:value="7.11999999999989" calcext:value-type="float">
            <text:p>7.12</text:p>
          </table:table-cell>
          <table:table-cell office:value-type="float" office:value="7.38999999999989" calcext:value-type="float">
            <text:p>7.39</text:p>
          </table:table-cell>
          <table:table-cell office:value-type="float" office:value="4.58999999999995" calcext:value-type="float">
            <text:p>4.59</text:p>
          </table:table-cell>
          <table:table-cell office:value-type="float" office:value="1.49" calcext:value-type="float">
            <text:p>1.49</text:p>
          </table:table-cell>
          <table:table-cell table:formula="of:=AVERAGE([.E33:.X33])" office:value-type="float" office:value="10.4804999999998" calcext:value-type="float">
            <text:p>10.4805</text:p>
          </table:table-cell>
          <table:table-cell table:formula="of:=STDEV([.E33:.X33])" office:value-type="float" office:value="13.9223226567222" calcext:value-type="float">
            <text:p>13.922322656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.93999999999994" calcext:value-type="float">
            <text:p>4.94</text:p>
          </table:table-cell>
          <table:table-cell office:value-type="float" office:value="1.87" calcext:value-type="float">
            <text:p>1.87</text:p>
          </table:table-cell>
          <table:table-cell office:value-type="float" office:value="5.34999999999993" calcext:value-type="float">
            <text:p>5.35</text:p>
          </table:table-cell>
          <table:table-cell office:value-type="float" office:value="46.5899999999993" calcext:value-type="float">
            <text:p>46.59</text:p>
          </table:table-cell>
          <table:table-cell office:value-type="float" office:value="10.6799999999998" calcext:value-type="float">
            <text:p>10.68</text:p>
          </table:table-cell>
          <table:table-cell office:value-type="float" office:value="6.9399999999999" calcext:value-type="float">
            <text:p>6.94</text:p>
          </table:table-cell>
          <table:table-cell office:value-type="float" office:value="26.9200000000014" calcext:value-type="float">
            <text:p>26.92</text:p>
          </table:table-cell>
          <table:table-cell office:value-type="float" office:value="30.0400000000019" calcext:value-type="float">
            <text:p>30.04</text:p>
          </table:table-cell>
          <table:table-cell office:value-type="float" office:value="5.52999999999993" calcext:value-type="float">
            <text:p>5.53</text:p>
          </table:table-cell>
          <table:table-cell office:value-type="float" office:value="5.44999999999993" calcext:value-type="float">
            <text:p>5.45</text:p>
          </table:table-cell>
          <table:table-cell office:value-type="float" office:value="26.6000000000014" calcext:value-type="float">
            <text:p>26.6</text:p>
          </table:table-cell>
          <table:table-cell office:value-type="float" office:value="6.33999999999991" calcext:value-type="float">
            <text:p>6.34</text:p>
          </table:table-cell>
          <table:table-cell office:value-type="float" office:value="20.1200000000003" calcext:value-type="float">
            <text:p>20.12</text:p>
          </table:table-cell>
          <table:table-cell office:value-type="float" office:value="13.5999999999998" calcext:value-type="float">
            <text:p>13.6</text:p>
          </table:table-cell>
          <table:table-cell office:value-type="float" office:value="16.3199999999998" calcext:value-type="float">
            <text:p>16.32</text:p>
          </table:table-cell>
          <table:table-cell office:value-type="float" office:value="12.0299999999998" calcext:value-type="float">
            <text:p>12.03</text:p>
          </table:table-cell>
          <table:table-cell office:value-type="float" office:value="7.59999999999988" calcext:value-type="float">
            <text:p>7.6</text:p>
          </table:table-cell>
          <table:table-cell office:value-type="float" office:value="12.1499999999998" calcext:value-type="float">
            <text:p>12.15</text:p>
          </table:table-cell>
          <table:table-cell office:value-type="float" office:value="8.12999999999987" calcext:value-type="float">
            <text:p>8.13</text:p>
          </table:table-cell>
          <table:table-cell office:value-type="float" office:value="7.75999999999988" calcext:value-type="float">
            <text:p>7.76</text:p>
          </table:table-cell>
          <table:table-cell table:formula="of:=AVERAGE([.E34:.X34])" office:value-type="float" office:value="13.7480000000001" calcext:value-type="float">
            <text:p>13.748</text:p>
          </table:table-cell>
          <table:table-cell table:formula="of:=STDEV([.E34:.X34])" office:value-type="float" office:value="11.1847845896018" calcext:value-type="float">
            <text:p>11.184784589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.51999999999995" calcext:value-type="float">
            <text:p>4.52</text:p>
          </table:table-cell>
          <table:table-cell office:value-type="float" office:value="9.04999999999985" calcext:value-type="float">
            <text:p>9.05</text:p>
          </table:table-cell>
          <table:table-cell office:value-type="float" office:value="13.3099999999998" calcext:value-type="float">
            <text:p>13.31</text:p>
          </table:table-cell>
          <table:table-cell office:value-type="float" office:value="5.92999999999992" calcext:value-type="float">
            <text:p>5.93</text:p>
          </table:table-cell>
          <table:table-cell office:value-type="float" office:value="31.3200000000021" calcext:value-type="float">
            <text:p>31.32</text:p>
          </table:table-cell>
          <table:table-cell office:value-type="float" office:value="4.89999999999994" calcext:value-type="float">
            <text:p>4.9</text:p>
          </table:table-cell>
          <table:table-cell office:value-type="float" office:value="7.75999999999988" calcext:value-type="float">
            <text:p>7.76</text:p>
          </table:table-cell>
          <table:table-cell office:value-type="float" office:value="4.71999999999994" calcext:value-type="float">
            <text:p>4.72</text:p>
          </table:table-cell>
          <table:table-cell office:value-type="float" office:value="34.3900000000017" calcext:value-type="float">
            <text:p>34.39</text:p>
          </table:table-cell>
          <table:table-cell office:value-type="float" office:value="11.8899999999998" calcext:value-type="float">
            <text:p>11.89</text:p>
          </table:table-cell>
          <table:table-cell office:value-type="float" office:value="1.3" calcext:value-type="float">
            <text:p>1.3</text:p>
          </table:table-cell>
          <table:table-cell office:value-type="float" office:value="3.70999999999997" calcext:value-type="float">
            <text:p>3.71</text:p>
          </table:table-cell>
          <table:table-cell office:value-type="float" office:value="3.08999999999998" calcext:value-type="float">
            <text:p>3.09</text:p>
          </table:table-cell>
          <table:table-cell office:value-type="float" office:value="14.4399999999997" calcext:value-type="float">
            <text:p>14.44</text:p>
          </table:table-cell>
          <table:table-cell office:value-type="float" office:value="9.62999999999984" calcext:value-type="float">
            <text:p>9.63</text:p>
          </table:table-cell>
          <table:table-cell office:value-type="float" office:value="27.4400000000015" calcext:value-type="float">
            <text:p>27.44</text:p>
          </table:table-cell>
          <table:table-cell office:value-type="float" office:value="7.58999999999988" calcext:value-type="float">
            <text:p>7.59</text:p>
          </table:table-cell>
          <table:table-cell office:value-type="float" office:value="4.62999999999995" calcext:value-type="float">
            <text:p>4.63</text:p>
          </table:table-cell>
          <table:table-cell office:value-type="float" office:value="11.9999999999998" calcext:value-type="float">
            <text:p>12</text:p>
          </table:table-cell>
          <table:table-cell office:value-type="float" office:value="10.6699999999998" calcext:value-type="float">
            <text:p>10.67</text:p>
          </table:table-cell>
          <table:table-cell table:formula="of:=AVERAGE([.E35:.X35])" office:value-type="float" office:value="11.1145000000002" calcext:value-type="float">
            <text:p>11.1145</text:p>
          </table:table-cell>
          <table:table-cell table:formula="of:=STDEV([.E35:.X35])" office:value-type="float" office:value="9.3797219546946" calcext:value-type="float">
            <text:p>9.379721954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.18" calcext:value-type="float">
            <text:p>2.18</text:p>
          </table:table-cell>
          <table:table-cell office:value-type="float" office:value="21.3200000000005" calcext:value-type="float">
            <text:p>21.32</text:p>
          </table:table-cell>
          <table:table-cell office:value-type="float" office:value="6.42999999999991" calcext:value-type="float">
            <text:p>6.43</text:p>
          </table:table-cell>
          <table:table-cell office:value-type="float" office:value="7.59999999999988" calcext:value-type="float">
            <text:p>7.6</text:p>
          </table:table-cell>
          <table:table-cell office:value-type="float" office:value="7.74999999999988" calcext:value-type="float">
            <text:p>7.75</text:p>
          </table:table-cell>
          <table:table-cell office:value-type="float" office:value="20.1300000000003" calcext:value-type="float">
            <text:p>20.13</text:p>
          </table:table-cell>
          <table:table-cell office:value-type="float" office:value="21.3000000000005" calcext:value-type="float">
            <text:p>21.3</text:p>
          </table:table-cell>
          <table:table-cell office:value-type="float" office:value="7.27999999999989" calcext:value-type="float">
            <text:p>7.28</text:p>
          </table:table-cell>
          <table:table-cell office:value-type="float" office:value="3.33999999999997" calcext:value-type="float">
            <text:p>3.34</text:p>
          </table:table-cell>
          <table:table-cell office:value-type="float" office:value="11.2199999999998" calcext:value-type="float">
            <text:p>11.22</text:p>
          </table:table-cell>
          <table:table-cell office:value-type="float" office:value="6.12999999999991" calcext:value-type="float">
            <text:p>6.13</text:p>
          </table:table-cell>
          <table:table-cell office:value-type="float" office:value="7.27999999999989" calcext:value-type="float">
            <text:p>7.28</text:p>
          </table:table-cell>
          <table:table-cell office:value-type="float" office:value="5.21999999999993" calcext:value-type="float">
            <text:p>5.22</text:p>
          </table:table-cell>
          <table:table-cell office:value-type="float" office:value="6.7299999999999" calcext:value-type="float">
            <text:p>6.73</text:p>
          </table:table-cell>
          <table:table-cell office:value-type="float" office:value="9.20999999999985" calcext:value-type="float">
            <text:p>9.21</text:p>
          </table:table-cell>
          <table:table-cell office:value-type="float" office:value="9.86999999999983" calcext:value-type="float">
            <text:p>9.87</text:p>
          </table:table-cell>
          <table:table-cell office:value-type="float" office:value="7.59999999999988" calcext:value-type="float">
            <text:p>7.6</text:p>
          </table:table-cell>
          <table:table-cell office:value-type="float" office:value="18.8100000000001" calcext:value-type="float">
            <text:p>18.81</text:p>
          </table:table-cell>
          <table:table-cell office:value-type="float" office:value="2.74999999999999" calcext:value-type="float">
            <text:p>2.75</text:p>
          </table:table-cell>
          <table:table-cell office:value-type="float" office:value="10.5999999999998" calcext:value-type="float">
            <text:p>10.6</text:p>
          </table:table-cell>
          <table:table-cell table:formula="of:=AVERAGE([.E36:.X36])" office:value-type="float" office:value="9.63749999999999" calcext:value-type="float">
            <text:p>9.6375</text:p>
          </table:table-cell>
          <table:table-cell table:formula="of:=STDEV([.E36:.X36])" office:value-type="float" office:value="6.011565935761" calcext:value-type="float">
            <text:p>6.011565935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.15999999999996" calcext:value-type="float">
            <text:p>4.16</text:p>
          </table:table-cell>
          <table:table-cell office:value-type="float" office:value="4.49999999999995" calcext:value-type="float">
            <text:p>4.5</text:p>
          </table:table-cell>
          <table:table-cell office:value-type="float" office:value="42.6200000000001" calcext:value-type="float">
            <text:p>42.62</text:p>
          </table:table-cell>
          <table:table-cell office:value-type="float" office:value="3.55999999999997" calcext:value-type="float">
            <text:p>3.56</text:p>
          </table:table-cell>
          <table:table-cell office:value-type="float" office:value="31.2100000000021" calcext:value-type="float">
            <text:p>31.21</text:p>
          </table:table-cell>
          <table:table-cell office:value-type="float" office:value="7.89999999999988" calcext:value-type="float">
            <text:p>7.9</text:p>
          </table:table-cell>
          <table:table-cell office:value-type="float" office:value="11.8999999999998" calcext:value-type="float">
            <text:p>11.9</text:p>
          </table:table-cell>
          <table:table-cell office:value-type="float" office:value="13.3099999999998" calcext:value-type="float">
            <text:p>13.31</text:p>
          </table:table-cell>
          <table:table-cell office:value-type="float" office:value="17.0299999999999" calcext:value-type="float">
            <text:p>17.03</text:p>
          </table:table-cell>
          <table:table-cell office:value-type="float" office:value="3.13999999999998" calcext:value-type="float">
            <text:p>3.14</text:p>
          </table:table-cell>
          <table:table-cell office:value-type="float" office:value="12.7599999999998" calcext:value-type="float">
            <text:p>12.76</text:p>
          </table:table-cell>
          <table:table-cell office:value-type="float" office:value="18.2700000000001" calcext:value-type="float">
            <text:p>18.27</text:p>
          </table:table-cell>
          <table:table-cell office:value-type="float" office:value="2.2" calcext:value-type="float">
            <text:p>2.2</text:p>
          </table:table-cell>
          <table:table-cell office:value-type="float" office:value="13.6599999999998" calcext:value-type="float">
            <text:p>13.66</text:p>
          </table:table-cell>
          <table:table-cell office:value-type="float" office:value="9.71999999999984" calcext:value-type="float">
            <text:p>9.72</text:p>
          </table:table-cell>
          <table:table-cell office:value-type="float" office:value="1.59" calcext:value-type="float">
            <text:p>1.59</text:p>
          </table:table-cell>
          <table:table-cell office:value-type="float" office:value="6.9599999999999" calcext:value-type="float">
            <text:p>6.96</text:p>
          </table:table-cell>
          <table:table-cell office:value-type="float" office:value="6.5599999999999" calcext:value-type="float">
            <text:p>6.56</text:p>
          </table:table-cell>
          <table:table-cell office:value-type="float" office:value="2.41999999999999" calcext:value-type="float">
            <text:p>2.42</text:p>
          </table:table-cell>
          <table:table-cell office:value-type="float" office:value="2.17" calcext:value-type="float">
            <text:p>2.17</text:p>
          </table:table-cell>
          <table:table-cell table:formula="of:=AVERAGE([.E37:.X37])" office:value-type="float" office:value="10.782" calcext:value-type="float">
            <text:p>10.782</text:p>
          </table:table-cell>
          <table:table-cell table:formula="of:=STDEV([.E37:.X37])" office:value-type="float" office:value="10.4727137185919" calcext:value-type="float">
            <text:p>10.472713718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.8599999999999" calcext:value-type="float">
            <text:p>6.86</text:p>
          </table:table-cell>
          <table:table-cell office:value-type="float" office:value="18.5600000000001" calcext:value-type="float">
            <text:p>18.56</text:p>
          </table:table-cell>
          <table:table-cell office:value-type="float" office:value="9.18999999999985" calcext:value-type="float">
            <text:p>9.19</text:p>
          </table:table-cell>
          <table:table-cell office:value-type="float" office:value="6.13999999999991" calcext:value-type="float">
            <text:p>6.14</text:p>
          </table:table-cell>
          <table:table-cell office:value-type="float" office:value="4.99999999999994" calcext:value-type="float">
            <text:p>5</text:p>
          </table:table-cell>
          <table:table-cell office:value-type="float" office:value="4.07999999999996" calcext:value-type="float">
            <text:p>4.08</text:p>
          </table:table-cell>
          <table:table-cell office:value-type="float" office:value="27.0200000000014" calcext:value-type="float">
            <text:p>27.02</text:p>
          </table:table-cell>
          <table:table-cell office:value-type="float" office:value="19.0400000000002" calcext:value-type="float">
            <text:p>19.04</text:p>
          </table:table-cell>
          <table:table-cell office:value-type="float" office:value="5.96999999999992" calcext:value-type="float">
            <text:p>5.97</text:p>
          </table:table-cell>
          <table:table-cell office:value-type="float" office:value="5.23999999999993" calcext:value-type="float">
            <text:p>5.24</text:p>
          </table:table-cell>
          <table:table-cell office:value-type="float" office:value="11.5199999999998" calcext:value-type="float">
            <text:p>11.52</text:p>
          </table:table-cell>
          <table:table-cell office:value-type="float" office:value="2.57999999999999" calcext:value-type="float">
            <text:p>2.58</text:p>
          </table:table-cell>
          <table:table-cell office:value-type="float" office:value="9.60999999999984" calcext:value-type="float">
            <text:p>9.61</text:p>
          </table:table-cell>
          <table:table-cell office:value-type="float" office:value="5.24999999999993" calcext:value-type="float">
            <text:p>5.25</text:p>
          </table:table-cell>
          <table:table-cell office:value-type="float" office:value="3.74999999999996" calcext:value-type="float">
            <text:p>3.75</text:p>
          </table:table-cell>
          <table:table-cell office:value-type="float" office:value="6.32999999999991" calcext:value-type="float">
            <text:p>6.33</text:p>
          </table:table-cell>
          <table:table-cell office:value-type="float" office:value="1.38" calcext:value-type="float">
            <text:p>1.38</text:p>
          </table:table-cell>
          <table:table-cell office:value-type="float" office:value="1.89" calcext:value-type="float">
            <text:p>1.89</text:p>
          </table:table-cell>
          <table:table-cell office:value-type="float" office:value="3.56999999999997" calcext:value-type="float">
            <text:p>3.57</text:p>
          </table:table-cell>
          <table:table-cell office:value-type="float" office:value="6.7599999999999" calcext:value-type="float">
            <text:p>6.76</text:p>
          </table:table-cell>
          <table:table-cell table:formula="of:=AVERAGE([.E38:.X38])" office:value-type="float" office:value="7.98700000000002" calcext:value-type="float">
            <text:p>7.987</text:p>
          </table:table-cell>
          <table:table-cell table:formula="of:=STDEV([.E38:.X38])" office:value-type="float" office:value="6.53945201309576" calcext:value-type="float">
            <text:p>6.539452013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.9299999999999" calcext:value-type="float">
            <text:p>6.93</text:p>
          </table:table-cell>
          <table:table-cell office:value-type="float" office:value="2.07" calcext:value-type="float">
            <text:p>2.07</text:p>
          </table:table-cell>
          <table:table-cell office:value-type="float" office:value="11.6299999999998" calcext:value-type="float">
            <text:p>11.63</text:p>
          </table:table-cell>
          <table:table-cell office:value-type="float" office:value="11.8699999999998" calcext:value-type="float">
            <text:p>11.87</text:p>
          </table:table-cell>
          <table:table-cell office:value-type="float" office:value="4.64999999999995" calcext:value-type="float">
            <text:p>4.65</text:p>
          </table:table-cell>
          <table:table-cell office:value-type="float" office:value="10.5199999999998" calcext:value-type="float">
            <text:p>10.52</text:p>
          </table:table-cell>
          <table:table-cell office:value-type="float" office:value="6.54999999999991" calcext:value-type="float">
            <text:p>6.55</text:p>
          </table:table-cell>
          <table:table-cell office:value-type="float" office:value="2.44999999999999" calcext:value-type="float">
            <text:p>2.45</text:p>
          </table:table-cell>
          <table:table-cell office:value-type="float" office:value="14.4799999999997" calcext:value-type="float">
            <text:p>14.48</text:p>
          </table:table-cell>
          <table:table-cell office:value-type="float" office:value="2.25" calcext:value-type="float">
            <text:p>2.25</text:p>
          </table:table-cell>
          <table:table-cell office:value-type="float" office:value="24.9600000000011" calcext:value-type="float">
            <text:p>24.96</text:p>
          </table:table-cell>
          <table:table-cell office:value-type="float" office:value="2.45999999999999" calcext:value-type="float">
            <text:p>2.46</text:p>
          </table:table-cell>
          <table:table-cell office:value-type="float" office:value="5.04999999999994" calcext:value-type="float">
            <text:p>5.05</text:p>
          </table:table-cell>
          <table:table-cell office:value-type="float" office:value="4.20999999999995" calcext:value-type="float">
            <text:p>4.21</text:p>
          </table:table-cell>
          <table:table-cell office:value-type="float" office:value="4.73999999999994" calcext:value-type="float">
            <text:p>4.74</text:p>
          </table:table-cell>
          <table:table-cell office:value-type="float" office:value="6.40999999999991" calcext:value-type="float">
            <text:p>6.41</text:p>
          </table:table-cell>
          <table:table-cell office:value-type="float" office:value="1.73" calcext:value-type="float">
            <text:p>1.73</text:p>
          </table:table-cell>
          <table:table-cell office:value-type="float" office:value="4.44999999999995" calcext:value-type="float">
            <text:p>4.45</text:p>
          </table:table-cell>
          <table:table-cell office:value-type="float" office:value="3.71999999999996" calcext:value-type="float">
            <text:p>3.72</text:p>
          </table:table-cell>
          <table:table-cell office:value-type="float" office:value="4.62999999999995" calcext:value-type="float">
            <text:p>4.63</text:p>
          </table:table-cell>
          <table:table-cell table:formula="of:=AVERAGE([.E39:.X39])" office:value-type="float" office:value="6.78799999999998" calcext:value-type="float">
            <text:p>6.788</text:p>
          </table:table-cell>
          <table:table-cell table:formula="of:=STDEV([.E39:.X39])" office:value-type="float" office:value="5.60432971718733" calcext:value-type="float">
            <text:p>5.604329717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.26999999999991" calcext:value-type="float">
            <text:p>6.27</text:p>
          </table:table-cell>
          <table:table-cell office:value-type="float" office:value="26.3200000000013" calcext:value-type="float">
            <text:p>26.32</text:p>
          </table:table-cell>
          <table:table-cell office:value-type="float" office:value="1.42" calcext:value-type="float">
            <text:p>1.42</text:p>
          </table:table-cell>
          <table:table-cell office:value-type="float" office:value="7.82999999999988" calcext:value-type="float">
            <text:p>7.83</text:p>
          </table:table-cell>
          <table:table-cell office:value-type="float" office:value="5.36999999999993" calcext:value-type="float">
            <text:p>5.37</text:p>
          </table:table-cell>
          <table:table-cell office:value-type="float" office:value="2.34999999999999" calcext:value-type="float">
            <text:p>2.35</text:p>
          </table:table-cell>
          <table:table-cell office:value-type="float" office:value="5.12999999999994" calcext:value-type="float">
            <text:p>5.13</text:p>
          </table:table-cell>
          <table:table-cell office:value-type="float" office:value="31.5400000000021" calcext:value-type="float">
            <text:p>31.54</text:p>
          </table:table-cell>
          <table:table-cell office:value-type="float" office:value="4.59999999999995" calcext:value-type="float">
            <text:p>4.6</text:p>
          </table:table-cell>
          <table:table-cell office:value-type="float" office:value="5.47999999999993" calcext:value-type="float">
            <text:p>5.48</text:p>
          </table:table-cell>
          <table:table-cell office:value-type="float" office:value="6.8299999999999" calcext:value-type="float">
            <text:p>6.83</text:p>
          </table:table-cell>
          <table:table-cell office:value-type="float" office:value="1.88" calcext:value-type="float">
            <text:p>1.88</text:p>
          </table:table-cell>
          <table:table-cell office:value-type="float" office:value="4.59999999999995" calcext:value-type="float">
            <text:p>4.6</text:p>
          </table:table-cell>
          <table:table-cell office:value-type="float" office:value="8.46999999999986" calcext:value-type="float">
            <text:p>8.47</text:p>
          </table:table-cell>
          <table:table-cell office:value-type="float" office:value="4.84999999999994" calcext:value-type="float">
            <text:p>4.85</text:p>
          </table:table-cell>
          <table:table-cell office:value-type="float" office:value="16.1699999999997" calcext:value-type="float">
            <text:p>16.17</text:p>
          </table:table-cell>
          <table:table-cell office:value-type="float" office:value="3.19999999999998" calcext:value-type="float">
            <text:p>3.2</text:p>
          </table:table-cell>
          <table:table-cell office:value-type="float" office:value="14.1099999999997" calcext:value-type="float">
            <text:p>14.11</text:p>
          </table:table-cell>
          <table:table-cell office:value-type="float" office:value="2.23" calcext:value-type="float">
            <text:p>2.23</text:p>
          </table:table-cell>
          <table:table-cell office:value-type="float" office:value="2" calcext:value-type="float">
            <text:p>2</text:p>
          </table:table-cell>
          <table:table-cell table:formula="of:=AVERAGE([.E40:.X40])" office:value-type="float" office:value="8.0325000000001" calcext:value-type="float">
            <text:p>8.0325</text:p>
          </table:table-cell>
          <table:table-cell table:formula="of:=STDEV([.E40:.X40])" office:value-type="float" office:value="8.13691514997559" calcext:value-type="float">
            <text:p>8.1369151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.62999999999999" calcext:value-type="float">
            <text:p>2.63</text:p>
          </table:table-cell>
          <table:table-cell office:value-type="float" office:value="19.7700000000003" calcext:value-type="float">
            <text:p>19.77</text:p>
          </table:table-cell>
          <table:table-cell office:value-type="float" office:value="7.69999999999988" calcext:value-type="float">
            <text:p>7.7</text:p>
          </table:table-cell>
          <table:table-cell office:value-type="float" office:value="14.0299999999997" calcext:value-type="float">
            <text:p>14.03</text:p>
          </table:table-cell>
          <table:table-cell office:value-type="float" office:value="6.45999999999991" calcext:value-type="float">
            <text:p>6.46</text:p>
          </table:table-cell>
          <table:table-cell office:value-type="float" office:value="6.7599999999999" calcext:value-type="float">
            <text:p>6.76</text:p>
          </table:table-cell>
          <table:table-cell office:value-type="float" office:value="5.10999999999994" calcext:value-type="float">
            <text:p>5.11</text:p>
          </table:table-cell>
          <table:table-cell office:value-type="float" office:value="7.45999999999989" calcext:value-type="float">
            <text:p>7.46</text:p>
          </table:table-cell>
          <table:table-cell office:value-type="float" office:value="6.23999999999991" calcext:value-type="float">
            <text:p>6.24</text:p>
          </table:table-cell>
          <table:table-cell office:value-type="float" office:value="4.05999999999996" calcext:value-type="float">
            <text:p>4.06</text:p>
          </table:table-cell>
          <table:table-cell office:value-type="float" office:value="5.49999999999993" calcext:value-type="float">
            <text:p>5.5</text:p>
          </table:table-cell>
          <table:table-cell office:value-type="float" office:value="23.0000000000008" calcext:value-type="float">
            <text:p>23</text:p>
          </table:table-cell>
          <table:table-cell office:value-type="float" office:value="4.38999999999995" calcext:value-type="float">
            <text:p>4.39</text:p>
          </table:table-cell>
          <table:table-cell office:value-type="float" office:value="2.81999999999998" calcext:value-type="float">
            <text:p>2.82</text:p>
          </table:table-cell>
          <table:table-cell office:value-type="float" office:value="28.6400000000017" calcext:value-type="float">
            <text:p>28.64</text:p>
          </table:table-cell>
          <table:table-cell office:value-type="float" office:value="7.90999999999988" calcext:value-type="float">
            <text:p>7.91</text:p>
          </table:table-cell>
          <table:table-cell office:value-type="float" office:value="7.38999999999989" calcext:value-type="float">
            <text:p>7.39</text:p>
          </table:table-cell>
          <table:table-cell office:value-type="float" office:value="8.15999999999987" calcext:value-type="float">
            <text:p>8.16</text:p>
          </table:table-cell>
          <table:table-cell office:value-type="float" office:value="6.9399999999999" calcext:value-type="float">
            <text:p>6.94</text:p>
          </table:table-cell>
          <table:table-cell office:value-type="float" office:value="6.15999999999991" calcext:value-type="float">
            <text:p>6.16</text:p>
          </table:table-cell>
          <table:table-cell table:formula="of:=AVERAGE([.E41:.X41])" office:value-type="float" office:value="9.05650000000006" calcext:value-type="float">
            <text:p>9.0565</text:p>
          </table:table-cell>
          <table:table-cell table:formula="of:=STDEV([.E41:.X41])" office:value-type="float" office:value="6.93848935098191" calcext:value-type="float">
            <text:p>6.93848935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6.3499999999998" calcext:value-type="float">
            <text:p>16.35</text:p>
          </table:table-cell>
          <table:table-cell office:value-type="float" office:value="8.22999999999987" calcext:value-type="float">
            <text:p>8.23</text:p>
          </table:table-cell>
          <table:table-cell office:value-type="float" office:value="3.16999999999998" calcext:value-type="float">
            <text:p>3.17</text:p>
          </table:table-cell>
          <table:table-cell office:value-type="float" office:value="2.68999999999999" calcext:value-type="float">
            <text:p>2.69</text:p>
          </table:table-cell>
          <table:table-cell office:value-type="float" office:value="30.410000000002" calcext:value-type="float">
            <text:p>30.41</text:p>
          </table:table-cell>
          <table:table-cell office:value-type="float" office:value="6.34999999999991" calcext:value-type="float">
            <text:p>6.35</text:p>
          </table:table-cell>
          <table:table-cell office:value-type="float" office:value="4.20999999999995" calcext:value-type="float">
            <text:p>4.21</text:p>
          </table:table-cell>
          <table:table-cell office:value-type="float" office:value="1.89" calcext:value-type="float">
            <text:p>1.89</text:p>
          </table:table-cell>
          <table:table-cell office:value-type="float" office:value="3.93999999999996" calcext:value-type="float">
            <text:p>3.94</text:p>
          </table:table-cell>
          <table:table-cell office:value-type="float" office:value="4.64999999999995" calcext:value-type="float">
            <text:p>4.65</text:p>
          </table:table-cell>
          <table:table-cell office:value-type="float" office:value="11.4599999999998" calcext:value-type="float">
            <text:p>11.46</text:p>
          </table:table-cell>
          <table:table-cell office:value-type="float" office:value="8.45999999999986" calcext:value-type="float">
            <text:p>8.46</text:p>
          </table:table-cell>
          <table:table-cell office:value-type="float" office:value="4.94999999999994" calcext:value-type="float">
            <text:p>4.95</text:p>
          </table:table-cell>
          <table:table-cell office:value-type="float" office:value="5.55999999999993" calcext:value-type="float">
            <text:p>5.56</text:p>
          </table:table-cell>
          <table:table-cell office:value-type="float" office:value="6.7199999999999" calcext:value-type="float">
            <text:p>6.72</text:p>
          </table:table-cell>
          <table:table-cell office:value-type="float" office:value="1.44" calcext:value-type="float">
            <text:p>1.44</text:p>
          </table:table-cell>
          <table:table-cell office:value-type="float" office:value="5.16999999999993" calcext:value-type="float">
            <text:p>5.17</text:p>
          </table:table-cell>
          <table:table-cell office:value-type="float" office:value="10.1199999999998" calcext:value-type="float">
            <text:p>10.12</text:p>
          </table:table-cell>
          <table:table-cell office:value-type="float" office:value="9.61999999999984" calcext:value-type="float">
            <text:p>9.62</text:p>
          </table:table-cell>
          <table:table-cell office:value-type="float" office:value="4.94999999999994" calcext:value-type="float">
            <text:p>4.95</text:p>
          </table:table-cell>
          <table:table-cell table:formula="of:=AVERAGE([.E42:.X42])" office:value-type="float" office:value="7.51700000000001" calcext:value-type="float">
            <text:p>7.517</text:p>
          </table:table-cell>
          <table:table-cell table:formula="of:=STDEV([.E42:.X42])" office:value-type="float" office:value="6.47874671116049" calcext:value-type="float">
            <text:p>6.478746711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.78999999999992" calcext:value-type="float">
            <text:p>5.79</text:p>
          </table:table-cell>
          <table:table-cell office:value-type="float" office:value="2.29" calcext:value-type="float">
            <text:p>2.29</text:p>
          </table:table-cell>
          <table:table-cell office:value-type="float" office:value="12.4899999999998" calcext:value-type="float">
            <text:p>12.49</text:p>
          </table:table-cell>
          <table:table-cell office:value-type="float" office:value="10.4899999999998" calcext:value-type="float">
            <text:p>10.49</text:p>
          </table:table-cell>
          <table:table-cell office:value-type="float" office:value="9.98999999999983" calcext:value-type="float">
            <text:p>9.99</text:p>
          </table:table-cell>
          <table:table-cell office:value-type="float" office:value="17.63" calcext:value-type="float">
            <text:p>17.63</text:p>
          </table:table-cell>
          <table:table-cell office:value-type="float" office:value="4.61999999999995" calcext:value-type="float">
            <text:p>4.62</text:p>
          </table:table-cell>
          <table:table-cell office:value-type="float" office:value="15.8299999999997" calcext:value-type="float">
            <text:p>15.83</text:p>
          </table:table-cell>
          <table:table-cell office:value-type="float" office:value="7.72999999999988" calcext:value-type="float">
            <text:p>7.73</text:p>
          </table:table-cell>
          <table:table-cell office:value-type="float" office:value="3.95999999999996" calcext:value-type="float">
            <text:p>3.96</text:p>
          </table:table-cell>
          <table:table-cell office:value-type="float" office:value="2.54999999999999" calcext:value-type="float">
            <text:p>2.55</text:p>
          </table:table-cell>
          <table:table-cell office:value-type="float" office:value="2.53999999999999" calcext:value-type="float">
            <text:p>2.54</text:p>
          </table:table-cell>
          <table:table-cell office:value-type="float" office:value="3.61999999999997" calcext:value-type="float">
            <text:p>3.62</text:p>
          </table:table-cell>
          <table:table-cell office:value-type="float" office:value="11.3299999999998" calcext:value-type="float">
            <text:p>11.33</text:p>
          </table:table-cell>
          <table:table-cell office:value-type="float" office:value="4.80999999999994" calcext:value-type="float">
            <text:p>4.81</text:p>
          </table:table-cell>
          <table:table-cell office:value-type="float" office:value="16.1399999999997" calcext:value-type="float">
            <text:p>16.14</text:p>
          </table:table-cell>
          <table:table-cell office:value-type="float" office:value="4.22999999999995" calcext:value-type="float">
            <text:p>4.23</text:p>
          </table:table-cell>
          <table:table-cell office:value-type="float" office:value="7.38999999999989" calcext:value-type="float">
            <text:p>7.39</text:p>
          </table:table-cell>
          <table:table-cell office:value-type="float" office:value="3.49999999999997" calcext:value-type="float">
            <text:p>3.5</text:p>
          </table:table-cell>
          <table:table-cell office:value-type="float" office:value="3.75999999999996" calcext:value-type="float">
            <text:p>3.76</text:p>
          </table:table-cell>
          <table:table-cell table:formula="of:=AVERAGE([.E43:.X43])" office:value-type="float" office:value="7.5344999999999" calcext:value-type="float">
            <text:p>7.5345</text:p>
          </table:table-cell>
          <table:table-cell table:formula="of:=STDEV([.E43:.X43])" office:value-type="float" office:value="4.94376318948263" calcext:value-type="float">
            <text:p>4.943763189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3.68999999999997" calcext:value-type="float">
            <text:p>3.69</text:p>
          </table:table-cell>
          <table:table-cell office:value-type="float" office:value="11.9199999999998" calcext:value-type="float">
            <text:p>11.92</text:p>
          </table:table-cell>
          <table:table-cell office:value-type="float" office:value="16.2899999999997" calcext:value-type="float">
            <text:p>16.29</text:p>
          </table:table-cell>
          <table:table-cell office:value-type="float" office:value="9.08999999999985" calcext:value-type="float">
            <text:p>9.09</text:p>
          </table:table-cell>
          <table:table-cell office:value-type="float" office:value="7.94999999999988" calcext:value-type="float">
            <text:p>7.95</text:p>
          </table:table-cell>
          <table:table-cell office:value-type="float" office:value="8.17999999999987" calcext:value-type="float">
            <text:p>8.18</text:p>
          </table:table-cell>
          <table:table-cell office:value-type="float" office:value="7.22999999999989" calcext:value-type="float">
            <text:p>7.23</text:p>
          </table:table-cell>
          <table:table-cell office:value-type="float" office:value="35.4600000000015" calcext:value-type="float">
            <text:p>35.46</text:p>
          </table:table-cell>
          <table:table-cell office:value-type="float" office:value="10.9299999999998" calcext:value-type="float">
            <text:p>10.93</text:p>
          </table:table-cell>
          <table:table-cell office:value-type="float" office:value="10.9999999999998" calcext:value-type="float">
            <text:p>11</text:p>
          </table:table-cell>
          <table:table-cell office:value-type="float" office:value="6.7099999999999" calcext:value-type="float">
            <text:p>6.71</text:p>
          </table:table-cell>
          <table:table-cell office:value-type="float" office:value="5.28999999999993" calcext:value-type="float">
            <text:p>5.29</text:p>
          </table:table-cell>
          <table:table-cell office:value-type="float" office:value="2.71999999999999" calcext:value-type="float">
            <text:p>2.72</text:p>
          </table:table-cell>
          <table:table-cell office:value-type="float" office:value="17.1799999999999" calcext:value-type="float">
            <text:p>17.18</text:p>
          </table:table-cell>
          <table:table-cell office:value-type="float" office:value="10.4299999999998" calcext:value-type="float">
            <text:p>10.43</text:p>
          </table:table-cell>
          <table:table-cell office:value-type="float" office:value="3.60999999999997" calcext:value-type="float">
            <text:p>3.61</text:p>
          </table:table-cell>
          <table:table-cell office:value-type="float" office:value="5.02999999999994" calcext:value-type="float">
            <text:p>5.03</text:p>
          </table:table-cell>
          <table:table-cell office:value-type="float" office:value="13.4499999999998" calcext:value-type="float">
            <text:p>13.45</text:p>
          </table:table-cell>
          <table:table-cell office:value-type="float" office:value="4.40999999999995" calcext:value-type="float">
            <text:p>4.41</text:p>
          </table:table-cell>
          <table:table-cell office:value-type="float" office:value="12.2199999999998" calcext:value-type="float">
            <text:p>12.22</text:p>
          </table:table-cell>
          <table:table-cell table:formula="of:=AVERAGE([.E44:.X44])" office:value-type="float" office:value="10.1395" calcext:value-type="float">
            <text:p>10.1395</text:p>
          </table:table-cell>
          <table:table-cell table:formula="of:=STDEV([.E44:.X44])" office:value-type="float" office:value="7.25521843046011" calcext:value-type="float">
            <text:p>7.255218430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7.08999999999989" calcext:value-type="float">
            <text:p>7.09</text:p>
          </table:table-cell>
          <table:table-cell office:value-type="float" office:value="4.17999999999996" calcext:value-type="float">
            <text:p>4.18</text:p>
          </table:table-cell>
          <table:table-cell office:value-type="float" office:value="10.8699999999998" calcext:value-type="float">
            <text:p>10.87</text:p>
          </table:table-cell>
          <table:table-cell office:value-type="float" office:value="2.1" calcext:value-type="float">
            <text:p>2.1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2.66999999999999" calcext:value-type="float">
            <text:p>2.67</text:p>
          </table:table-cell>
          <table:table-cell office:value-type="float" office:value="4.64999999999995" calcext:value-type="float">
            <text:p>4.65</text:p>
          </table:table-cell>
          <table:table-cell office:value-type="float" office:value="6.17999999999991" calcext:value-type="float">
            <text:p>6.18</text:p>
          </table:table-cell>
          <table:table-cell office:value-type="float" office:value="2.60999999999999" calcext:value-type="float">
            <text:p>2.61</text:p>
          </table:table-cell>
          <table:table-cell office:value-type="float" office:value="10.7599999999998" calcext:value-type="float">
            <text:p>10.76</text:p>
          </table:table-cell>
          <table:table-cell office:value-type="float" office:value="6.44999999999991" calcext:value-type="float">
            <text:p>6.45</text:p>
          </table:table-cell>
          <table:table-cell office:value-type="float" office:value="4.89999999999994" calcext:value-type="float">
            <text:p>4.9</text:p>
          </table:table-cell>
          <table:table-cell office:value-type="float" office:value="6.5999999999999" calcext:value-type="float">
            <text:p>6.6</text:p>
          </table:table-cell>
          <table:table-cell office:value-type="float" office:value="5.47999999999993" calcext:value-type="float">
            <text:p>5.48</text:p>
          </table:table-cell>
          <table:table-cell office:value-type="float" office:value="7.08999999999989" calcext:value-type="float">
            <text:p>7.09</text:p>
          </table:table-cell>
          <table:table-cell office:value-type="float" office:value="5.05999999999994" calcext:value-type="float">
            <text:p>5.06</text:p>
          </table:table-cell>
          <table:table-cell office:value-type="float" office:value="7.83999999999988" calcext:value-type="float">
            <text:p>7.84</text:p>
          </table:table-cell>
          <table:table-cell office:value-type="float" office:value="8.26999999999987" calcext:value-type="float">
            <text:p>8.27</text:p>
          </table:table-cell>
          <table:table-cell office:value-type="float" office:value="5.49999999999993" calcext:value-type="float">
            <text:p>5.5</text:p>
          </table:table-cell>
          <table:table-cell office:value-type="float" office:value="6.24999999999991" calcext:value-type="float">
            <text:p>6.25</text:p>
          </table:table-cell>
          <table:table-cell table:formula="of:=AVERAGE([.E45:.X45])" office:value-type="float" office:value="5.90199999999992" calcext:value-type="float">
            <text:p>5.902</text:p>
          </table:table-cell>
          <table:table-cell table:formula="of:=STDEV([.E45:.X45])" office:value-type="float" office:value="2.40169370061603" calcext:value-type="float">
            <text:p>2.4016937006</text:p>
          </table:table-cell>
          <table:table-cell table:number-columns-repeated="25"/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0"/>
          <table:table-cell table:formula="of:=AVERAGE([.E51:.X51])" office:value-type="string" office:string-value="" calcext:value-type="error">
            <text:p>#DIV/0!</text:p>
          </table:table-cell>
          <table:table-cell table:formula="of:=STDEV([.E51:.X51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formula="of:=AVERAGE([.E52:.X52])" office:value-type="string" office:string-value="" calcext:value-type="error">
            <text:p>#DIV/0!</text:p>
          </table:table-cell>
          <table:table-cell table:formula="of:=STDEV([.E52:.X52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2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table:formula="of:=AVERAGE([.E53:.X53])" office:value-type="string" office:string-value="" calcext:value-type="error">
            <text:p>#DIV/0!</text:p>
          </table:table-cell>
          <table:table-cell table:formula="of:=STDEV([.E53:.X53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0"/>
          <table:table-cell table:formula="of:=AVERAGE([.E54:.X54])" office:value-type="string" office:string-value="" calcext:value-type="error">
            <text:p>#DIV/0!</text:p>
          </table:table-cell>
          <table:table-cell table:formula="of:=STDEV([.E54:.X54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table:number-columns-repeated="20"/>
          <table:table-cell table:formula="of:=AVERAGE([.E55:.X55])" office:value-type="string" office:string-value="" calcext:value-type="error">
            <text:p>#DIV/0!</text:p>
          </table:table-cell>
          <table:table-cell table:formula="of:=STDEV([.E55:.X55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table:number-columns-repeated="20"/>
          <table:table-cell table:formula="of:=AVERAGE([.E56:.X56])" office:value-type="string" office:string-value="" calcext:value-type="error">
            <text:p>#DIV/0!</text:p>
          </table:table-cell>
          <table:table-cell table:formula="of:=STDEV([.E56:.X56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0"/>
          <table:table-cell table:formula="of:=AVERAGE([.E57:.X57])" office:value-type="string" office:string-value="" calcext:value-type="error">
            <text:p>#DIV/0!</text:p>
          </table:table-cell>
          <table:table-cell table:formula="of:=STDEV([.E57:.X57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0"/>
          <table:table-cell table:formula="of:=AVERAGE([.E58:.X58])" office:value-type="string" office:string-value="" calcext:value-type="error">
            <text:p>#DIV/0!</text:p>
          </table:table-cell>
          <table:table-cell table:formula="of:=STDEV([.E58:.X58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0"/>
          <table:table-cell table:formula="of:=AVERAGE([.E59:.X59])" office:value-type="string" office:string-value="" calcext:value-type="error">
            <text:p>#DIV/0!</text:p>
          </table:table-cell>
          <table:table-cell table:formula="of:=STDEV([.E59:.X59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0"/>
          <table:table-cell table:formula="of:=AVERAGE([.E60:.X60])" office:value-type="string" office:string-value="" calcext:value-type="error">
            <text:p>#DIV/0!</text:p>
          </table:table-cell>
          <table:table-cell table:formula="of:=STDEV([.E60:.X60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0"/>
          <table:table-cell table:formula="of:=AVERAGE([.E61:.X61])" office:value-type="string" office:string-value="" calcext:value-type="error">
            <text:p>#DIV/0!</text:p>
          </table:table-cell>
          <table:table-cell table:formula="of:=STDEV([.E61:.X61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0"/>
          <table:table-cell table:formula="of:=AVERAGE([.E62:.X62])" office:value-type="string" office:string-value="" calcext:value-type="error">
            <text:p>#DIV/0!</text:p>
          </table:table-cell>
          <table:table-cell table:formula="of:=STDEV([.E62:.X62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0"/>
          <table:table-cell table:formula="of:=AVERAGE([.E63:.X63])" office:value-type="string" office:string-value="" calcext:value-type="error">
            <text:p>#DIV/0!</text:p>
          </table:table-cell>
          <table:table-cell table:formula="of:=STDEV([.E63:.X63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0"/>
          <table:table-cell table:formula="of:=AVERAGE([.E64:.X64])" office:value-type="string" office:string-value="" calcext:value-type="error">
            <text:p>#DIV/0!</text:p>
          </table:table-cell>
          <table:table-cell table:formula="of:=STDEV([.E64:.X64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0"/>
          <table:table-cell table:formula="of:=AVERAGE([.E65:.X65])" office:value-type="string" office:string-value="" calcext:value-type="error">
            <text:p>#DIV/0!</text:p>
          </table:table-cell>
          <table:table-cell table:formula="of:=STDEV([.E65:.X65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0"/>
          <table:table-cell table:formula="of:=AVERAGE([.E66:.X66])" office:value-type="string" office:string-value="" calcext:value-type="error">
            <text:p>#DIV/0!</text:p>
          </table:table-cell>
          <table:table-cell table:formula="of:=STDEV([.E66:.X66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0"/>
          <table:table-cell table:formula="of:=AVERAGE([.E67:.X67])" office:value-type="string" office:string-value="" calcext:value-type="error">
            <text:p>#DIV/0!</text:p>
          </table:table-cell>
          <table:table-cell table:formula="of:=STDEV([.E67:.X67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0"/>
          <table:table-cell table:formula="of:=AVERAGE([.E68:.X68])" office:value-type="string" office:string-value="" calcext:value-type="error">
            <text:p>#DIV/0!</text:p>
          </table:table-cell>
          <table:table-cell table:formula="of:=STDEV([.E68:.X68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0"/>
          <table:table-cell table:formula="of:=AVERAGE([.E69:.X69])" office:value-type="string" office:string-value="" calcext:value-type="error">
            <text:p>#DIV/0!</text:p>
          </table:table-cell>
          <table:table-cell table:formula="of:=STDEV([.E69:.X69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0"/>
          <table:table-cell table:formula="of:=AVERAGE([.E70:.X70])" office:value-type="string" office:string-value="" calcext:value-type="error">
            <text:p>#DIV/0!</text:p>
          </table:table-cell>
          <table:table-cell table:formula="of:=STDEV([.E70:.X70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41999999999991" calcext:value-type="float">
            <text:p>6.42</text:p>
          </table:table-cell>
          <table:table-cell office:value-type="float" office:value="24.150000000001" calcext:value-type="float">
            <text:p>24.15</text:p>
          </table:table-cell>
          <table:table-cell table:number-columns-repeated="18"/>
          <table:table-cell table:formula="of:=AVERAGE([.E75:.X75])" office:value-type="float" office:value="15.2850000000004" calcext:value-type="float">
            <text:p>15.285</text:p>
          </table:table-cell>
          <table:table-cell table:formula="of:=STDEV([.E75:.X75])" office:value-type="float" office:value="12.5370032304382" calcext:value-type="float">
            <text:p>12.5370032304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.67999999999986" calcext:value-type="float">
            <text:p>8.68</text:p>
          </table:table-cell>
          <table:table-cell office:value-type="float" office:value="84.0300000000061" calcext:value-type="float">
            <text:p>84.03</text:p>
          </table:table-cell>
          <table:table-cell table:number-columns-repeated="18"/>
          <table:table-cell table:formula="of:=AVERAGE([.E76:.X76])" office:value-type="float" office:value="46.355000000003" calcext:value-type="float">
            <text:p>46.355</text:p>
          </table:table-cell>
          <table:table-cell table:formula="of:=STDEV([.E76:.X76])" office:value-type="float" office:value="53.2804959624108" calcext:value-type="float">
            <text:p>53.2804959624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2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90999999999994" calcext:value-type="float">
            <text:p>4.91</text:p>
          </table:table-cell>
          <table:table-cell office:value-type="float" office:value="8.23999999999987" calcext:value-type="float">
            <text:p>8.24</text:p>
          </table:table-cell>
          <table:table-cell table:number-columns-repeated="18"/>
          <table:table-cell table:formula="of:=AVERAGE([.E77:.X77])" office:value-type="float" office:value="6.5749999999999" calcext:value-type="float">
            <text:p>6.575</text:p>
          </table:table-cell>
          <table:table-cell table:formula="of:=STDEV([.E77:.X77])" office:value-type="float" office:value="2.35466558135115" calcext:value-type="float">
            <text:p>2.3546655814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45" calcext:value-type="float">
            <text:p>1.45</text:p>
          </table:table-cell>
          <table:table-cell office:value-type="float" office:value="26.8000000000014" calcext:value-type="float">
            <text:p>26.8</text:p>
          </table:table-cell>
          <table:table-cell table:number-columns-repeated="18"/>
          <table:table-cell table:formula="of:=AVERAGE([.E78:.X78])" office:value-type="float" office:value="14.1250000000007" calcext:value-type="float">
            <text:p>14.125</text:p>
          </table:table-cell>
          <table:table-cell table:formula="of:=STDEV([.E78:.X78])" office:value-type="float" office:value="17.92515690308" calcext:value-type="float">
            <text:p>17.9251569031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6.5899999999999" calcext:value-type="float">
            <text:p>6.59</text:p>
          </table:table-cell>
          <table:table-cell office:value-type="float" office:value="18.8200000000001" calcext:value-type="float">
            <text:p>18.82</text:p>
          </table:table-cell>
          <table:table-cell table:number-columns-repeated="18"/>
          <table:table-cell table:formula="of:=AVERAGE([.E79:.X79])" office:value-type="float" office:value="12.705" calcext:value-type="float">
            <text:p>12.705</text:p>
          </table:table-cell>
          <table:table-cell table:formula="of:=STDEV([.E79:.X79])" office:value-type="float" office:value="8.64791593391164" calcext:value-type="float">
            <text:p>8.6479159339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2.18" calcext:value-type="float">
            <text:p>2.18</text:p>
          </table:table-cell>
          <table:table-cell office:value-type="float" office:value="7.0199999999999" calcext:value-type="float">
            <text:p>7.02</text:p>
          </table:table-cell>
          <table:table-cell table:number-columns-repeated="18"/>
          <table:table-cell table:formula="of:=AVERAGE([.E80:.X80])" office:value-type="float" office:value="4.59999999999995" calcext:value-type="float">
            <text:p>4.6</text:p>
          </table:table-cell>
          <table:table-cell table:formula="of:=STDEV([.E80:.X80])" office:value-type="float" office:value="3.42239682094282" calcext:value-type="float">
            <text:p>3.422396820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.5299999999997" calcext:value-type="float">
            <text:p>14.53</text:p>
          </table:table-cell>
          <table:table-cell office:value-type="float" office:value="3.66999999999997" calcext:value-type="float">
            <text:p>3.67</text:p>
          </table:table-cell>
          <table:table-cell table:number-columns-repeated="18"/>
          <table:table-cell table:formula="of:=AVERAGE([.E81:.X81])" office:value-type="float" office:value="9.09999999999985" calcext:value-type="float">
            <text:p>9.1</text:p>
          </table:table-cell>
          <table:table-cell table:formula="of:=STDEV([.E81:.X81])" office:value-type="float" office:value="7.67917964368574" calcext:value-type="float">
            <text:p>7.679179643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.44999999999997" calcext:value-type="float">
            <text:p>3.45</text:p>
          </table:table-cell>
          <table:table-cell office:value-type="float" office:value="4.12999999999996" calcext:value-type="float">
            <text:p>4.13</text:p>
          </table:table-cell>
          <table:table-cell table:number-columns-repeated="18"/>
          <table:table-cell table:formula="of:=AVERAGE([.E82:.X82])" office:value-type="float" office:value="3.78999999999996" calcext:value-type="float">
            <text:p>3.79</text:p>
          </table:table-cell>
          <table:table-cell table:formula="of:=STDEV([.E82:.X82])" office:value-type="float" office:value="0.480832611206842" calcext:value-type="float">
            <text:p>0.480832611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.0299999999998" calcext:value-type="float">
            <text:p>10.03</text:p>
          </table:table-cell>
          <table:table-cell office:value-type="float" office:value="3.83999999999996" calcext:value-type="float">
            <text:p>3.84</text:p>
          </table:table-cell>
          <table:table-cell table:number-columns-repeated="18"/>
          <table:table-cell table:formula="of:=AVERAGE([.E83:.X83])" office:value-type="float" office:value="6.9349999999999" calcext:value-type="float">
            <text:p>6.935</text:p>
          </table:table-cell>
          <table:table-cell table:formula="of:=STDEV([.E83:.X83])" office:value-type="float" office:value="4.37699097554464" calcext:value-type="float">
            <text:p>4.376990975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.29999999999999" calcext:value-type="float">
            <text:p>2.3</text:p>
          </table:table-cell>
          <table:table-cell office:value-type="float" office:value="10.0099999999998" calcext:value-type="float">
            <text:p>10.01</text:p>
          </table:table-cell>
          <table:table-cell table:number-columns-repeated="18"/>
          <table:table-cell table:formula="of:=AVERAGE([.E84:.X84])" office:value-type="float" office:value="6.15499999999991" calcext:value-type="float">
            <text:p>6.155</text:p>
          </table:table-cell>
          <table:table-cell table:formula="of:=STDEV([.E84:.X84])" office:value-type="float" office:value="5.45179328294817" calcext:value-type="float">
            <text:p>5.451793282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.8299999999998" calcext:value-type="float">
            <text:p>12.83</text:p>
          </table:table-cell>
          <table:table-cell office:value-type="float" office:value="2.44999999999999" calcext:value-type="float">
            <text:p>2.45</text:p>
          </table:table-cell>
          <table:table-cell table:number-columns-repeated="18"/>
          <table:table-cell table:formula="of:=AVERAGE([.E85:.X85])" office:value-type="float" office:value="7.63999999999988" calcext:value-type="float">
            <text:p>7.64</text:p>
          </table:table-cell>
          <table:table-cell table:formula="of:=STDEV([.E85:.X85])" office:value-type="float" office:value="7.33976838871621" calcext:value-type="float">
            <text:p>7.339768388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.58" calcext:value-type="float">
            <text:p>1.58</text:p>
          </table:table-cell>
          <table:table-cell office:value-type="float" office:value="5.99999999999992" calcext:value-type="float">
            <text:p>6</text:p>
          </table:table-cell>
          <table:table-cell table:number-columns-repeated="18"/>
          <table:table-cell table:formula="of:=AVERAGE([.E86:.X86])" office:value-type="float" office:value="3.78999999999996" calcext:value-type="float">
            <text:p>3.79</text:p>
          </table:table-cell>
          <table:table-cell table:formula="of:=STDEV([.E86:.X86])" office:value-type="float" office:value="3.12541197284448" calcext:value-type="float">
            <text:p>3.125411972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.08999999999994" calcext:value-type="float">
            <text:p>5.09</text:p>
          </table:table-cell>
          <table:table-cell office:value-type="float" office:value="4.84999999999994" calcext:value-type="float">
            <text:p>4.85</text:p>
          </table:table-cell>
          <table:table-cell table:number-columns-repeated="18"/>
          <table:table-cell table:formula="of:=AVERAGE([.E87:.X87])" office:value-type="float" office:value="4.96999999999994" calcext:value-type="float">
            <text:p>4.97</text:p>
          </table:table-cell>
          <table:table-cell table:formula="of:=STDEV([.E87:.X87])" office:value-type="float" office:value="0.169705627484768" calcext:value-type="float">
            <text:p>0.169705627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.53999999999997" calcext:value-type="float">
            <text:p>3.54</text:p>
          </table:table-cell>
          <table:table-cell office:value-type="float" office:value="6.45999999999991" calcext:value-type="float">
            <text:p>6.46</text:p>
          </table:table-cell>
          <table:table-cell table:number-columns-repeated="18"/>
          <table:table-cell table:formula="of:=AVERAGE([.E88:.X88])" office:value-type="float" office:value="4.99999999999994" calcext:value-type="float">
            <text:p>5</text:p>
          </table:table-cell>
          <table:table-cell table:formula="of:=STDEV([.E88:.X88])" office:value-type="float" office:value="2.06475180106468" calcext:value-type="float">
            <text:p>2.064751801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.09999999999996" calcext:value-type="float">
            <text:p>4.1</text:p>
          </table:table-cell>
          <table:table-cell office:value-type="float" office:value="11.3499999999998" calcext:value-type="float">
            <text:p>11.35</text:p>
          </table:table-cell>
          <table:table-cell table:number-columns-repeated="18"/>
          <table:table-cell table:formula="of:=AVERAGE([.E89:.X89])" office:value-type="float" office:value="7.72499999999988" calcext:value-type="float">
            <text:p>7.725</text:p>
          </table:table-cell>
          <table:table-cell table:formula="of:=STDEV([.E89:.X89])" office:value-type="float" office:value="5.12652416360236" calcext:value-type="float">
            <text:p>5.126524163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.74999999999999" calcext:value-type="float">
            <text:p>2.75</text:p>
          </table:table-cell>
          <table:table-cell office:value-type="float" office:value="5.35999999999993" calcext:value-type="float">
            <text:p>5.36</text:p>
          </table:table-cell>
          <table:table-cell table:number-columns-repeated="18"/>
          <table:table-cell table:formula="of:=AVERAGE([.E90:.X90])" office:value-type="float" office:value="4.05499999999996" calcext:value-type="float">
            <text:p>4.055</text:p>
          </table:table-cell>
          <table:table-cell table:formula="of:=STDEV([.E90:.X90])" office:value-type="float" office:value="1.84554869889685" calcext:value-type="float">
            <text:p>1.845548698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.52999999999988" calcext:value-type="float">
            <text:p>7.53</text:p>
          </table:table-cell>
          <table:table-cell office:value-type="float" office:value="9.22999999999985" calcext:value-type="float">
            <text:p>9.23</text:p>
          </table:table-cell>
          <table:table-cell table:number-columns-repeated="18"/>
          <table:table-cell table:formula="of:=AVERAGE([.E91:.X91])" office:value-type="float" office:value="8.37999999999987" calcext:value-type="float">
            <text:p>8.38</text:p>
          </table:table-cell>
          <table:table-cell table:formula="of:=STDEV([.E91:.X91])" office:value-type="float" office:value="1.20208152801711" calcext:value-type="float">
            <text:p>1.20208152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.79999999999996" calcext:value-type="float">
            <text:p>3.8</text:p>
          </table:table-cell>
          <table:table-cell office:value-type="float" office:value="4.42999999999995" calcext:value-type="float">
            <text:p>4.43</text:p>
          </table:table-cell>
          <table:table-cell table:number-columns-repeated="18"/>
          <table:table-cell table:formula="of:=AVERAGE([.E92:.X92])" office:value-type="float" office:value="4.11499999999996" calcext:value-type="float">
            <text:p>4.115</text:p>
          </table:table-cell>
          <table:table-cell table:formula="of:=STDEV([.E92:.X92])" office:value-type="float" office:value="0.445477272147516" calcext:value-type="float">
            <text:p>0.445477272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4.53999999999995" calcext:value-type="float">
            <text:p>4.54</text:p>
          </table:table-cell>
          <table:table-cell office:value-type="float" office:value="1.99" calcext:value-type="float">
            <text:p>1.99</text:p>
          </table:table-cell>
          <table:table-cell table:number-columns-repeated="18"/>
          <table:table-cell table:formula="of:=AVERAGE([.E93:.X93])" office:value-type="float" office:value="3.26499999999997" calcext:value-type="float">
            <text:p>3.265</text:p>
          </table:table-cell>
          <table:table-cell table:formula="of:=STDEV([.E93:.X93])" office:value-type="float" office:value="1.80312229202566" calcext:value-type="float">
            <text:p>1.80312229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.52999999999997" calcext:value-type="float">
            <text:p>3.53</text:p>
          </table:table-cell>
          <table:table-cell office:value-type="float" office:value="2.93999999999998" calcext:value-type="float">
            <text:p>2.94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9"/>
          <table:table-cell table:formula="of:=AVERAGE([.E94:.X94])" office:value-type="float" office:value="3.23499999999997" calcext:value-type="float">
            <text:p>3.235</text:p>
          </table:table-cell>
          <table:table-cell table:formula="of:=STDEV([.E94:.X94])" office:value-type="float" office:value="0.417193000900054" calcext:value-type="float">
            <text:p>0.4171930009</text:p>
          </table:table-cell>
          <table:table-cell table:number-columns-repeated="25"/>
        </table:table-row>
        <table:table-row table:style-name="ro1" table:number-rows-repeated="6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Eta=0.01</text:p>
          </table:table-cell>
          <table:table-cell table:style-name="Default" office:value-type="string" calcext:value-type="string">
            <text:p>Eta=0.1</text:p>
          </table:table-cell>
          <table:table-cell table:style-name="Default" office:value-type="string" calcext:value-type="string">
            <text:p>Eta=1</text:p>
          </table:table-cell>
          <table:table-cell office:value-type="string" calcext:value-type="string">
            <text:p>Eta=10</text:p>
          </table:table-cell>
          <table:table-cell/>
          <table:table-cell table:style-name="Default" table:number-columns-repeated="19"/>
          <table:table-cell office:value-type="string" calcext:value-type="string">
            <text:p>Eta=0.01</text:p>
          </table:table-cell>
          <table:table-cell office:value-type="string" calcext:value-type="string">
            <text:p>Eta=0.1</text:p>
          </table:table-cell>
          <table:table-cell office:value-type="string" calcext:value-type="string">
            <text:p>Eta=1</text:p>
          </table:table-cell>
          <table:table-cell office:value-type="string" calcext:value-type="string">
            <text:p>Eta=10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3]" office:value-type="float" office:value="27.9880000000011" calcext:value-type="float">
            <text:p>27.988</text:p>
          </table:table-cell>
          <table:table-cell table:style-name="Default" table:formula="of:=[.Y26]" office:value-type="float" office:value="24.2835000000004" calcext:value-type="float">
            <text:p>24.2835</text:p>
          </table:table-cell>
          <table:table-cell table:style-name="Default" table:formula="of:=[.Y51]" office:value-type="string" office:string-value="" calcext:value-type="error">
            <text:p>#DIV/0!</text:p>
          </table:table-cell>
          <table:table-cell table:formula="of:=[.Y75]" office:value-type="float" office:value="15.2850000000004" calcext:value-type="float">
            <text:p>15.285</text:p>
          </table:table-cell>
          <table:table-cell/>
          <table:table-cell table:style-name="Default" table:number-columns-repeated="19"/>
          <table:table-cell office:value-type="float" office:value="26.4285000000008" calcext:value-type="float">
            <text:p>26.4285</text:p>
          </table:table-cell>
          <table:table-cell office:value-type="float" office:value="31.5245000000003" calcext:value-type="float">
            <text:p>31.5245</text:p>
          </table:table-cell>
          <table:table-cell office:value-type="float" office:value="26.551" calcext:value-type="float">
            <text:p>26.551</text:p>
          </table:table-cell>
          <table:table-cell office:value-type="float" office:value="33.9225000000019" calcext:value-type="float">
            <text:p>33.9225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4]" office:value-type="float" office:value="18.9860000000001" calcext:value-type="float">
            <text:p>18.986</text:p>
          </table:table-cell>
          <table:table-cell table:style-name="Default" table:formula="of:=[.Y27]" office:value-type="float" office:value="25.1900000000001" calcext:value-type="float">
            <text:p>25.19</text:p>
          </table:table-cell>
          <table:table-cell table:style-name="Default" table:formula="of:=[.Y52]" office:value-type="string" office:string-value="" calcext:value-type="error">
            <text:p>#DIV/0!</text:p>
          </table:table-cell>
          <table:table-cell table:formula="of:=[.Y76]" office:value-type="float" office:value="46.355000000003" calcext:value-type="float">
            <text:p>46.355</text:p>
          </table:table-cell>
          <table:table-cell/>
          <table:table-cell table:style-name="Default" table:number-columns-repeated="19"/>
          <table:table-cell office:value-type="float" office:value="25.4554999999996" calcext:value-type="float">
            <text:p>25.4555</text:p>
          </table:table-cell>
          <table:table-cell office:value-type="float" office:value="12.5070000000001" calcext:value-type="float">
            <text:p>12.507</text:p>
          </table:table-cell>
          <table:table-cell office:value-type="float" office:value="17.7885" calcext:value-type="float">
            <text:p>17.7885</text:p>
          </table:table-cell>
          <table:table-cell office:value-type="float" office:value="12.603" calcext:value-type="float">
            <text:p>12.603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5]" office:value-type="float" office:value="30.5545000000021" calcext:value-type="float">
            <text:p>30.5545</text:p>
          </table:table-cell>
          <table:table-cell table:style-name="Default" table:formula="of:=[.Y28]" office:value-type="float" office:value="13.1430000000002" calcext:value-type="float">
            <text:p>13.143</text:p>
          </table:table-cell>
          <table:table-cell table:style-name="Default" table:formula="of:=[.Y53]" office:value-type="string" office:string-value="" calcext:value-type="error">
            <text:p>#DIV/0!</text:p>
          </table:table-cell>
          <table:table-cell table:formula="of:=[.Y77]" office:value-type="float" office:value="6.5749999999999" calcext:value-type="float">
            <text:p>6.575</text:p>
          </table:table-cell>
          <table:table-cell/>
          <table:table-cell table:style-name="Default" table:number-columns-repeated="19"/>
          <table:table-cell office:value-type="float" office:value="21.2515000000011" calcext:value-type="float">
            <text:p>21.2515</text:p>
          </table:table-cell>
          <table:table-cell office:value-type="float" office:value="6.5949999999999" calcext:value-type="float">
            <text:p>6.595</text:p>
          </table:table-cell>
          <table:table-cell office:value-type="float" office:value="9.46299999999985" calcext:value-type="float">
            <text:p>9.463</text:p>
          </table:table-cell>
          <table:table-cell office:value-type="float" office:value="13.8280000000001" calcext:value-type="float">
            <text:p>13.828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6]" office:value-type="float" office:value="26.7965000000006" calcext:value-type="float">
            <text:p>26.7965</text:p>
          </table:table-cell>
          <table:table-cell table:style-name="Default" table:formula="of:=[.Y29]" office:value-type="float" office:value="13.3079999999999" calcext:value-type="float">
            <text:p>13.308</text:p>
          </table:table-cell>
          <table:table-cell table:style-name="Default" table:formula="of:=[.Y54]" office:value-type="string" office:string-value="" calcext:value-type="error">
            <text:p>#DIV/0!</text:p>
          </table:table-cell>
          <table:table-cell table:formula="of:=[.Y78]" office:value-type="float" office:value="14.1250000000007" calcext:value-type="float">
            <text:p>14.125</text:p>
          </table:table-cell>
          <table:table-cell/>
          <table:table-cell table:style-name="Default" table:number-columns-repeated="19"/>
          <table:table-cell office:value-type="float" office:value="10.463" calcext:value-type="float">
            <text:p>10.463</text:p>
          </table:table-cell>
          <table:table-cell office:value-type="float" office:value="7.35350000000004" calcext:value-type="float">
            <text:p>7.3535</text:p>
          </table:table-cell>
          <table:table-cell office:value-type="float" office:value="8.9924999999999" calcext:value-type="float">
            <text:p>8.9925</text:p>
          </table:table-cell>
          <table:table-cell office:value-type="float" office:value="9.48999999999999" calcext:value-type="float">
            <text:p>9.49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7]" office:value-type="float" office:value="29.3850000000014" calcext:value-type="float">
            <text:p>29.385</text:p>
          </table:table-cell>
          <table:table-cell table:style-name="Default" table:formula="of:=[.Y30]" office:value-type="float" office:value="12.8150000000002" calcext:value-type="float">
            <text:p>12.815</text:p>
          </table:table-cell>
          <table:table-cell table:style-name="Default" table:formula="of:=[.Y55]" office:value-type="string" office:string-value="" calcext:value-type="error">
            <text:p>#DIV/0!</text:p>
          </table:table-cell>
          <table:table-cell table:formula="of:=[.Y79]" office:value-type="float" office:value="12.705" calcext:value-type="float">
            <text:p>12.705</text:p>
          </table:table-cell>
          <table:table-cell/>
          <table:table-cell table:style-name="Default" table:number-columns-repeated="19"/>
          <table:table-cell office:value-type="float" office:value="17.2425" calcext:value-type="float">
            <text:p>17.2425</text:p>
          </table:table-cell>
          <table:table-cell office:value-type="float" office:value="5.66699999999992" calcext:value-type="float">
            <text:p>5.667</text:p>
          </table:table-cell>
          <table:table-cell office:value-type="float" office:value="5.87949999999995" calcext:value-type="float">
            <text:p>5.8795</text:p>
          </table:table-cell>
          <table:table-cell office:value-type="float" office:value="10.7090000000003" calcext:value-type="float">
            <text:p>10.709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8]" office:value-type="float" office:value="19.804" calcext:value-type="float">
            <text:p>19.804</text:p>
          </table:table-cell>
          <table:table-cell table:style-name="Default" table:formula="of:=[.Y31]" office:value-type="float" office:value="12.1849999999999" calcext:value-type="float">
            <text:p>12.185</text:p>
          </table:table-cell>
          <table:table-cell table:style-name="Default" table:formula="of:=[.Y56]" office:value-type="string" office:string-value="" calcext:value-type="error">
            <text:p>#DIV/0!</text:p>
          </table:table-cell>
          <table:table-cell table:formula="of:=[.Y80]" office:value-type="float" office:value="4.59999999999995" calcext:value-type="float">
            <text:p>4.6</text:p>
          </table:table-cell>
          <table:table-cell/>
          <table:table-cell table:style-name="Default" table:number-columns-repeated="19"/>
          <table:table-cell office:value-type="float" office:value="8.33999999999997" calcext:value-type="float">
            <text:p>8.34</text:p>
          </table:table-cell>
          <table:table-cell office:value-type="float" office:value="8.30999999999994" calcext:value-type="float">
            <text:p>8.31</text:p>
          </table:table-cell>
          <table:table-cell office:value-type="float" office:value="5.74799999999992" calcext:value-type="float">
            <text:p>5.748</text:p>
          </table:table-cell>
          <table:table-cell office:value-type="float" office:value="8.82850000000002" calcext:value-type="float">
            <text:p>8.8285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9]" office:value-type="float" office:value="21.0150000000003" calcext:value-type="float">
            <text:p>21.015</text:p>
          </table:table-cell>
          <table:table-cell table:style-name="Default" table:formula="of:=[.Y32]" office:value-type="float" office:value="13.5690000000003" calcext:value-type="float">
            <text:p>13.569</text:p>
          </table:table-cell>
          <table:table-cell table:style-name="Default" table:formula="of:=[.Y57]" office:value-type="string" office:string-value="" calcext:value-type="error">
            <text:p>#DIV/0!</text:p>
          </table:table-cell>
          <table:table-cell table:formula="of:=[.Y81]" office:value-type="float" office:value="9.09999999999985" calcext:value-type="float">
            <text:p>9.1</text:p>
          </table:table-cell>
          <table:table-cell/>
          <table:table-cell table:style-name="Default" table:number-columns-repeated="19"/>
          <table:table-cell office:value-type="float" office:value="14.0255" calcext:value-type="float">
            <text:p>14.0255</text:p>
          </table:table-cell>
          <table:table-cell office:value-type="float" office:value="5.86199999999994" calcext:value-type="float">
            <text:p>5.862</text:p>
          </table:table-cell>
          <table:table-cell office:value-type="float" office:value="6.00799999999992" calcext:value-type="float">
            <text:p>6.008</text:p>
          </table:table-cell>
          <table:table-cell office:value-type="float" office:value="7.64950000000002" calcext:value-type="float">
            <text:p>7.6495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10]" office:value-type="float" office:value="20.9445000000003" calcext:value-type="float">
            <text:p>20.9445</text:p>
          </table:table-cell>
          <table:table-cell table:style-name="Default" table:formula="of:=[.Y33]" office:value-type="float" office:value="10.4804999999998" calcext:value-type="float">
            <text:p>10.4805</text:p>
          </table:table-cell>
          <table:table-cell table:style-name="Default" table:formula="of:=[.Y58]" office:value-type="string" office:string-value="" calcext:value-type="error">
            <text:p>#DIV/0!</text:p>
          </table:table-cell>
          <table:table-cell table:formula="of:=[.Y82]" office:value-type="float" office:value="3.78999999999996" calcext:value-type="float">
            <text:p>3.79</text:p>
          </table:table-cell>
          <table:table-cell/>
          <table:table-cell table:style-name="Default" table:number-columns-repeated="19"/>
          <table:table-cell office:value-type="float" office:value="11.5709999999999" calcext:value-type="float">
            <text:p>11.571</text:p>
          </table:table-cell>
          <table:table-cell office:value-type="float" office:value="6.12399999999991" calcext:value-type="float">
            <text:p>6.124</text:p>
          </table:table-cell>
          <table:table-cell office:value-type="float" office:value="9.70700000000027" calcext:value-type="float">
            <text:p>9.707</text:p>
          </table:table-cell>
          <table:table-cell office:value-type="float" office:value="6.54299999999992" calcext:value-type="float">
            <text:p>6.543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11]" office:value-type="float" office:value="19.0180000000001" calcext:value-type="float">
            <text:p>19.018</text:p>
          </table:table-cell>
          <table:table-cell table:style-name="Default" table:formula="of:=[.Y34]" office:value-type="float" office:value="13.7480000000001" calcext:value-type="float">
            <text:p>13.748</text:p>
          </table:table-cell>
          <table:table-cell table:style-name="Default" table:formula="of:=[.Y59]" office:value-type="string" office:string-value="" calcext:value-type="error">
            <text:p>#DIV/0!</text:p>
          </table:table-cell>
          <table:table-cell table:formula="of:=[.Y83]" office:value-type="float" office:value="6.9349999999999" calcext:value-type="float">
            <text:p>6.935</text:p>
          </table:table-cell>
          <table:table-cell/>
          <table:table-cell table:style-name="Default" table:number-columns-repeated="19"/>
          <table:table-cell office:value-type="float" office:value="8.27450000000009" calcext:value-type="float">
            <text:p>8.2745</text:p>
          </table:table-cell>
          <table:table-cell office:value-type="float" office:value="7.70850000000005" calcext:value-type="float">
            <text:p>7.7085</text:p>
          </table:table-cell>
          <table:table-cell office:value-type="float" office:value="5.38449999999999" calcext:value-type="float">
            <text:p>5.3845</text:p>
          </table:table-cell>
          <table:table-cell office:value-type="float" office:value="6.13199999999999" calcext:value-type="float">
            <text:p>6.132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12]" office:value-type="float" office:value="19.8429999999999" calcext:value-type="float">
            <text:p>19.843</text:p>
          </table:table-cell>
          <table:table-cell table:style-name="Default" table:formula="of:=[.Y35]" office:value-type="float" office:value="11.1145000000002" calcext:value-type="float">
            <text:p>11.1145</text:p>
          </table:table-cell>
          <table:table-cell table:style-name="Default" table:formula="of:=[.Y60]" office:value-type="string" office:string-value="" calcext:value-type="error">
            <text:p>#DIV/0!</text:p>
          </table:table-cell>
          <table:table-cell table:formula="of:=[.Y84]" office:value-type="float" office:value="6.15499999999991" calcext:value-type="float">
            <text:p>6.155</text:p>
          </table:table-cell>
          <table:table-cell/>
          <table:table-cell table:style-name="Default" table:number-columns-repeated="19"/>
          <table:table-cell office:value-type="float" office:value="9.33949999999995" calcext:value-type="float">
            <text:p>9.3395</text:p>
          </table:table-cell>
          <table:table-cell office:value-type="float" office:value="6.50199999999991" calcext:value-type="float">
            <text:p>6.502</text:p>
          </table:table-cell>
          <table:table-cell office:value-type="float" office:value="5.77199999999998" calcext:value-type="float">
            <text:p>5.772</text:p>
          </table:table-cell>
          <table:table-cell office:value-type="float" office:value="5.84699999999992" calcext:value-type="float">
            <text:p>5.847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13]" office:value-type="float" office:value="15.2465000000001" calcext:value-type="float">
            <text:p>15.2465</text:p>
          </table:table-cell>
          <table:table-cell table:style-name="Default" table:formula="of:=[.Y36]" office:value-type="float" office:value="9.63749999999999" calcext:value-type="float">
            <text:p>9.6375</text:p>
          </table:table-cell>
          <table:table-cell table:style-name="Default" table:formula="of:=[.Y61]" office:value-type="string" office:string-value="" calcext:value-type="error">
            <text:p>#DIV/0!</text:p>
          </table:table-cell>
          <table:table-cell table:formula="of:=[.Y85]" office:value-type="float" office:value="7.63999999999988" calcext:value-type="float">
            <text:p>7.64</text:p>
          </table:table-cell>
          <table:table-cell/>
          <table:table-cell table:style-name="Default" table:number-columns-repeated="19"/>
          <table:table-cell office:value-type="float" office:value="7.4215" calcext:value-type="float">
            <text:p>7.4215</text:p>
          </table:table-cell>
          <table:table-cell office:value-type="float" office:value="6.41999999999996" calcext:value-type="float">
            <text:p>6.42</text:p>
          </table:table-cell>
          <table:table-cell office:value-type="float" office:value="5.56399999999993" calcext:value-type="float">
            <text:p>5.564</text:p>
          </table:table-cell>
          <table:table-cell office:value-type="float" office:value="6.39149999999993" calcext:value-type="float">
            <text:p>6.3915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14]" office:value-type="float" office:value="13.6324999999997" calcext:value-type="float">
            <text:p>13.6325</text:p>
          </table:table-cell>
          <table:table-cell table:style-name="Default" table:formula="of:=[.Y37]" office:value-type="float" office:value="10.782" calcext:value-type="float">
            <text:p>10.782</text:p>
          </table:table-cell>
          <table:table-cell table:style-name="Default" table:formula="of:=[.Y62]" office:value-type="string" office:string-value="" calcext:value-type="error">
            <text:p>#DIV/0!</text:p>
          </table:table-cell>
          <table:table-cell table:formula="of:=[.Y86]" office:value-type="float" office:value="3.78999999999996" calcext:value-type="float">
            <text:p>3.79</text:p>
          </table:table-cell>
          <table:table-cell/>
          <table:table-cell table:style-name="Default" table:number-columns-repeated="19"/>
          <table:table-cell office:value-type="float" office:value="7.55450000000006" calcext:value-type="float">
            <text:p>7.5545</text:p>
          </table:table-cell>
          <table:table-cell office:value-type="float" office:value="5.89599999999992" calcext:value-type="float">
            <text:p>5.896</text:p>
          </table:table-cell>
          <table:table-cell office:value-type="float" office:value="5.06599999999994" calcext:value-type="float">
            <text:p>5.066</text:p>
          </table:table-cell>
          <table:table-cell office:value-type="float" office:value="5.03249999999994" calcext:value-type="float">
            <text:p>5.0325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15]" office:value-type="float" office:value="12.9575000000001" calcext:value-type="float">
            <text:p>12.9575</text:p>
          </table:table-cell>
          <table:table-cell table:style-name="Default" table:formula="of:=[.Y38]" office:value-type="float" office:value="7.98700000000002" calcext:value-type="float">
            <text:p>7.987</text:p>
          </table:table-cell>
          <table:table-cell table:style-name="Default" table:formula="of:=[.Y63]" office:value-type="string" office:string-value="" calcext:value-type="error">
            <text:p>#DIV/0!</text:p>
          </table:table-cell>
          <table:table-cell table:formula="of:=[.Y87]" office:value-type="float" office:value="4.96999999999994" calcext:value-type="float">
            <text:p>4.97</text:p>
          </table:table-cell>
          <table:table-cell/>
          <table:table-cell table:style-name="Default" table:number-columns-repeated="19"/>
          <table:table-cell office:value-type="float" office:value="4.52599999999995" calcext:value-type="float">
            <text:p>4.526</text:p>
          </table:table-cell>
          <table:table-cell office:value-type="float" office:value="4.77949999999994" calcext:value-type="float">
            <text:p>4.7795</text:p>
          </table:table-cell>
          <table:table-cell office:value-type="float" office:value="6.5864999999999" calcext:value-type="float">
            <text:p>6.5865</text:p>
          </table:table-cell>
          <table:table-cell office:value-type="float" office:value="7.90200000000003" calcext:value-type="float">
            <text:p>7.902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16]" office:value-type="float" office:value="14.6154999999999" calcext:value-type="float">
            <text:p>14.6155</text:p>
          </table:table-cell>
          <table:table-cell table:style-name="Default" table:formula="of:=[.Y39]" office:value-type="float" office:value="6.78799999999998" calcext:value-type="float">
            <text:p>6.788</text:p>
          </table:table-cell>
          <table:table-cell table:style-name="Default" table:formula="of:=[.Y64]" office:value-type="string" office:string-value="" calcext:value-type="error">
            <text:p>#DIV/0!</text:p>
          </table:table-cell>
          <table:table-cell table:formula="of:=[.Y88]" office:value-type="float" office:value="4.99999999999994" calcext:value-type="float">
            <text:p>5</text:p>
          </table:table-cell>
          <table:table-cell/>
          <table:table-cell table:style-name="Default" table:number-columns-repeated="19"/>
          <table:table-cell office:value-type="float" office:value="6.88399999999989" calcext:value-type="float">
            <text:p>6.884</text:p>
          </table:table-cell>
          <table:table-cell office:value-type="float" office:value="4.79499999999994" calcext:value-type="float">
            <text:p>4.795</text:p>
          </table:table-cell>
          <table:table-cell office:value-type="float" office:value="4.70749999999994" calcext:value-type="float">
            <text:p>4.7075</text:p>
          </table:table-cell>
          <table:table-cell office:value-type="float" office:value="5.37749999999995" calcext:value-type="float">
            <text:p>5.3775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17]" office:value-type="float" office:value="18.6750000000003" calcext:value-type="float">
            <text:p>18.675</text:p>
          </table:table-cell>
          <table:table-cell table:style-name="Default" table:formula="of:=[.Y40]" office:value-type="float" office:value="8.0325000000001" calcext:value-type="float">
            <text:p>8.0325</text:p>
          </table:table-cell>
          <table:table-cell table:style-name="Default" table:formula="of:=[.Y65]" office:value-type="string" office:string-value="" calcext:value-type="error">
            <text:p>#DIV/0!</text:p>
          </table:table-cell>
          <table:table-cell table:formula="of:=[.Y89]" office:value-type="float" office:value="7.72499999999988" calcext:value-type="float">
            <text:p>7.725</text:p>
          </table:table-cell>
          <table:table-cell/>
          <table:table-cell table:style-name="Default" table:number-columns-repeated="19"/>
          <table:table-cell office:value-type="float" office:value="6.13299999999993" calcext:value-type="float">
            <text:p>6.133</text:p>
          </table:table-cell>
          <table:table-cell office:value-type="float" office:value="3.86899999999996" calcext:value-type="float">
            <text:p>3.869</text:p>
          </table:table-cell>
          <table:table-cell office:value-type="float" office:value="4.87750000000003" calcext:value-type="float">
            <text:p>4.8775</text:p>
          </table:table-cell>
          <table:table-cell office:value-type="float" office:value="6.16300000000001" calcext:value-type="float">
            <text:p>6.163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18]" office:value-type="float" office:value="10.7509999999999" calcext:value-type="float">
            <text:p>10.751</text:p>
          </table:table-cell>
          <table:table-cell table:style-name="Default" table:formula="of:=[.Y41]" office:value-type="float" office:value="9.05650000000006" calcext:value-type="float">
            <text:p>9.0565</text:p>
          </table:table-cell>
          <table:table-cell table:style-name="Default" table:formula="of:=[.Y66]" office:value-type="string" office:string-value="" calcext:value-type="error">
            <text:p>#DIV/0!</text:p>
          </table:table-cell>
          <table:table-cell table:formula="of:=[.Y90]" office:value-type="float" office:value="4.05499999999996" calcext:value-type="float">
            <text:p>4.055</text:p>
          </table:table-cell>
          <table:table-cell/>
          <table:table-cell table:style-name="Default" table:number-columns-repeated="19"/>
          <table:table-cell office:value-type="float" office:value="5.76549999999992" calcext:value-type="float">
            <text:p>5.7655</text:p>
          </table:table-cell>
          <table:table-cell office:value-type="float" office:value="5.45999999999996" calcext:value-type="float">
            <text:p>5.46</text:p>
          </table:table-cell>
          <table:table-cell office:value-type="float" office:value="4.40399999999995" calcext:value-type="float">
            <text:p>4.404</text:p>
          </table:table-cell>
          <table:table-cell office:value-type="float" office:value="7.02550000000001" calcext:value-type="float">
            <text:p>7.0255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19]" office:value-type="float" office:value="18.0945000000002" calcext:value-type="float">
            <text:p>18.0945</text:p>
          </table:table-cell>
          <table:table-cell table:style-name="Default" table:formula="of:=[.Y42]" office:value-type="float" office:value="7.51700000000001" calcext:value-type="float">
            <text:p>7.517</text:p>
          </table:table-cell>
          <table:table-cell table:style-name="Default" table:formula="of:=[.Y67]" office:value-type="string" office:string-value="" calcext:value-type="error">
            <text:p>#DIV/0!</text:p>
          </table:table-cell>
          <table:table-cell table:formula="of:=[.Y91]" office:value-type="float" office:value="8.37999999999987" calcext:value-type="float">
            <text:p>8.38</text:p>
          </table:table-cell>
          <table:table-cell/>
          <table:table-cell table:style-name="Default" table:number-columns-repeated="19"/>
          <table:table-cell office:value-type="float" office:value="5.13349999999993" calcext:value-type="float">
            <text:p>5.1335</text:p>
          </table:table-cell>
          <table:table-cell office:value-type="float" office:value="5.16894736842107" calcext:value-type="float">
            <text:p>5.1689473684</text:p>
          </table:table-cell>
          <table:table-cell office:value-type="float" office:value="4.64249999999995" calcext:value-type="float">
            <text:p>4.6425</text:p>
          </table:table-cell>
          <table:table-cell office:value-type="float" office:value="8.14750000000008" calcext:value-type="float">
            <text:p>8.1475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20]" office:value-type="float" office:value="13.4439999999998" calcext:value-type="float">
            <text:p>13.444</text:p>
          </table:table-cell>
          <table:table-cell table:style-name="Default" table:formula="of:=[.Y43]" office:value-type="float" office:value="7.5344999999999" calcext:value-type="float">
            <text:p>7.5345</text:p>
          </table:table-cell>
          <table:table-cell table:style-name="Default" table:formula="of:=[.Y68]" office:value-type="string" office:string-value="" calcext:value-type="error">
            <text:p>#DIV/0!</text:p>
          </table:table-cell>
          <table:table-cell table:formula="of:=[.Y92]" office:value-type="float" office:value="4.11499999999996" calcext:value-type="float">
            <text:p>4.115</text:p>
          </table:table-cell>
          <table:table-cell/>
          <table:table-cell table:style-name="Default" table:number-columns-repeated="19"/>
          <table:table-cell office:value-type="float" office:value="5.36849999999993" calcext:value-type="float">
            <text:p>5.3685</text:p>
          </table:table-cell>
          <table:table-cell office:value-type="float" office:value="4.53149999999995" calcext:value-type="float">
            <text:p>4.5315</text:p>
          </table:table-cell>
          <table:table-cell office:value-type="float" office:value="5.30549999999993" calcext:value-type="float">
            <text:p>5.3055</text:p>
          </table:table-cell>
          <table:table-cell office:value-type="float" office:value="5.297" calcext:value-type="float">
            <text:p>5.297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21]" office:value-type="float" office:value="9.60499999999995" calcext:value-type="float">
            <text:p>9.605</text:p>
          </table:table-cell>
          <table:table-cell table:style-name="Default" table:formula="of:=[.Y44]" office:value-type="float" office:value="10.1395" calcext:value-type="float">
            <text:p>10.1395</text:p>
          </table:table-cell>
          <table:table-cell table:style-name="Default" table:formula="of:=[.Y69]" office:value-type="string" office:string-value="" calcext:value-type="error">
            <text:p>#DIV/0!</text:p>
          </table:table-cell>
          <table:table-cell table:formula="of:=[.Y93]" office:value-type="float" office:value="3.26499999999997" calcext:value-type="float">
            <text:p>3.265</text:p>
          </table:table-cell>
          <table:table-cell/>
          <table:table-cell table:style-name="Default" table:number-columns-repeated="19"/>
          <table:table-cell office:value-type="float" office:value="4.66749999999994" calcext:value-type="float">
            <text:p>4.6675</text:p>
          </table:table-cell>
          <table:table-cell office:value-type="float" office:value="4.08799999999996" calcext:value-type="float">
            <text:p>4.088</text:p>
          </table:table-cell>
          <table:table-cell office:value-type="float" office:value="5.12549999999993" calcext:value-type="float">
            <text:p>5.1255</text:p>
          </table:table-cell>
          <table:table-cell office:value-type="float" office:value="5.84899999999992" calcext:value-type="float">
            <text:p>5.849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Y22]" office:value-type="float" office:value="14.0525" calcext:value-type="float">
            <text:p>14.0525</text:p>
          </table:table-cell>
          <table:table-cell table:style-name="Default" table:formula="of:=[.Y45]" office:value-type="float" office:value="5.90199999999992" calcext:value-type="float">
            <text:p>5.902</text:p>
          </table:table-cell>
          <table:table-cell table:style-name="Default" table:formula="of:=[.Y70]" office:value-type="string" office:string-value="" calcext:value-type="error">
            <text:p>#DIV/0!</text:p>
          </table:table-cell>
          <table:table-cell table:formula="of:=[.Y94]" office:value-type="float" office:value="3.23499999999997" calcext:value-type="float">
            <text:p>3.235</text:p>
          </table:table-cell>
          <table:table-cell/>
          <table:table-cell table:style-name="Default" table:number-columns-repeated="19"/>
          <table:table-cell office:value-type="float" office:value="5.48499999999994" calcext:value-type="float">
            <text:p>5.485</text:p>
          </table:table-cell>
          <table:table-cell office:value-type="float" office:value="5.44999999999993" calcext:value-type="float">
            <text:p>5.45</text:p>
          </table:table-cell>
          <table:table-cell office:value-type="float" office:value="3.68499999999996" calcext:value-type="float">
            <text:p>3.685</text:p>
          </table:table-cell>
          <table:table-cell office:value-type="float" office:value="7.04149999999996" calcext:value-type="float">
            <text:p>7.0415</text:p>
          </table:table-cell>
          <table:table-cell table:number-columns-repeated="21"/>
        </table:table-row>
      </table:table>
      <table:table table:name="tau_elig = 1s" table:style-name="ta1">
        <table:shapes>
          <draw:frame draw:z-index="0" draw:style-name="gr1" draw:text-style-name="P1" svg:width="159.99mm" svg:height="89.99mm" svg:x="111.22mm" svg:y="460.29mm">
            <loext:p draw:notify-on-update-of-ranges="'tau_elig = 1s'.C101:'tau_elig = 1s'.C101 'tau_elig = 1s'.C102:'tau_elig = 1s'.C121 'tau_elig = 1s'.D101:'tau_elig = 1s'.D101 'tau_elig = 1s'.D102:'tau_elig = 1s'.D121 'tau_elig = 1s'.E101:'tau_elig = 1s'.E101 'tau_elig = 1s'.E102:'tau_elig = 1s'.E121 'tau_elig = 1s'.F101:'tau_elig = 1s'.F101 'tau_elig = 1s'.F102:'tau_elig = 1s'.F12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4" table:default-cell-style-name="ce2"/>
        <table:table-column table:style-name="co4" table:number-columns-repeated="2" table:default-cell-style-name="Default"/>
        <table:table-column table:style-name="co4" table:number-columns-repeated="17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8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number-columns-repeated="2" table:default-cell-style-name="Default"/>
        <table:table-column table:style-name="co4" table:number-columns-repeated="4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0"/>
          <table:table-cell table:formula="of:=AVERAGE([.E3:.X3])" office:value-type="string" office:string-value="" calcext:value-type="error">
            <text:p>#DIV/0!</text:p>
          </table:table-cell>
          <table:table-cell table:formula="of:=STDEV([.E3:.X3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1" calcext:value-type="float">
            <text:p>0.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formula="of:=AVERAGE([.E4:.X4])" office:value-type="string" office:string-value="" calcext:value-type="error">
            <text:p>#DIV/0!</text:p>
          </table:table-cell>
          <table:table-cell table:formula="of:=STDEV([.E4:.X4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1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table:formula="of:=AVERAGE([.E5:.X5])" office:value-type="string" office:string-value="" calcext:value-type="error">
            <text:p>#DIV/0!</text:p>
          </table:table-cell>
          <table:table-cell table:formula="of:=STDEV([.E5:.X5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0"/>
          <table:table-cell table:formula="of:=AVERAGE([.E6:.X6])" office:value-type="string" office:string-value="" calcext:value-type="error">
            <text:p>#DIV/0!</text:p>
          </table:table-cell>
          <table:table-cell table:formula="of:=STDEV([.E6:.X6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table:number-columns-repeated="20"/>
          <table:table-cell table:formula="of:=AVERAGE([.E7:.X7])" office:value-type="string" office:string-value="" calcext:value-type="error">
            <text:p>#DIV/0!</text:p>
          </table:table-cell>
          <table:table-cell table:formula="of:=STDEV([.E7:.X7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table:number-columns-repeated="20"/>
          <table:table-cell table:formula="of:=AVERAGE([.E8:.X8])" office:value-type="string" office:string-value="" calcext:value-type="error">
            <text:p>#DIV/0!</text:p>
          </table:table-cell>
          <table:table-cell table:formula="of:=STDEV([.E8:.X8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0"/>
          <table:table-cell table:formula="of:=AVERAGE([.E9:.X9])" office:value-type="string" office:string-value="" calcext:value-type="error">
            <text:p>#DIV/0!</text:p>
          </table:table-cell>
          <table:table-cell table:formula="of:=STDEV([.E9:.X9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0"/>
          <table:table-cell table:formula="of:=AVERAGE([.E10:.X10])" office:value-type="string" office:string-value="" calcext:value-type="error">
            <text:p>#DIV/0!</text:p>
          </table:table-cell>
          <table:table-cell table:formula="of:=STDEV([.E10:.X10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0"/>
          <table:table-cell table:formula="of:=AVERAGE([.E11:.X11])" office:value-type="string" office:string-value="" calcext:value-type="error">
            <text:p>#DIV/0!</text:p>
          </table:table-cell>
          <table:table-cell table:formula="of:=STDEV([.E11:.X11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0"/>
          <table:table-cell table:formula="of:=AVERAGE([.E12:.X12])" office:value-type="string" office:string-value="" calcext:value-type="error">
            <text:p>#DIV/0!</text:p>
          </table:table-cell>
          <table:table-cell table:formula="of:=STDEV([.E12:.X12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0"/>
          <table:table-cell table:formula="of:=AVERAGE([.E13:.X13])" office:value-type="string" office:string-value="" calcext:value-type="error">
            <text:p>#DIV/0!</text:p>
          </table:table-cell>
          <table:table-cell table:formula="of:=STDEV([.E13:.X13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0"/>
          <table:table-cell table:formula="of:=AVERAGE([.E14:.X14])" office:value-type="string" office:string-value="" calcext:value-type="error">
            <text:p>#DIV/0!</text:p>
          </table:table-cell>
          <table:table-cell table:formula="of:=STDEV([.E14:.X14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0"/>
          <table:table-cell table:formula="of:=AVERAGE([.E15:.X15])" office:value-type="string" office:string-value="" calcext:value-type="error">
            <text:p>#DIV/0!</text:p>
          </table:table-cell>
          <table:table-cell table:formula="of:=STDEV([.E15:.X15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0"/>
          <table:table-cell table:formula="of:=AVERAGE([.E16:.X16])" office:value-type="string" office:string-value="" calcext:value-type="error">
            <text:p>#DIV/0!</text:p>
          </table:table-cell>
          <table:table-cell table:formula="of:=STDEV([.E16:.X16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0"/>
          <table:table-cell table:formula="of:=AVERAGE([.E17:.X17])" office:value-type="string" office:string-value="" calcext:value-type="error">
            <text:p>#DIV/0!</text:p>
          </table:table-cell>
          <table:table-cell table:formula="of:=STDEV([.E17:.X17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0"/>
          <table:table-cell table:formula="of:=AVERAGE([.E18:.X18])" office:value-type="string" office:string-value="" calcext:value-type="error">
            <text:p>#DIV/0!</text:p>
          </table:table-cell>
          <table:table-cell table:formula="of:=STDEV([.E18:.X18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0"/>
          <table:table-cell table:formula="of:=AVERAGE([.E19:.X19])" office:value-type="string" office:string-value="" calcext:value-type="error">
            <text:p>#DIV/0!</text:p>
          </table:table-cell>
          <table:table-cell table:formula="of:=STDEV([.E19:.X19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0"/>
          <table:table-cell table:formula="of:=AVERAGE([.E20:.X20])" office:value-type="string" office:string-value="" calcext:value-type="error">
            <text:p>#DIV/0!</text:p>
          </table:table-cell>
          <table:table-cell table:formula="of:=STDEV([.E20:.X20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0"/>
          <table:table-cell table:formula="of:=AVERAGE([.E21:.X21])" office:value-type="string" office:string-value="" calcext:value-type="error">
            <text:p>#DIV/0!</text:p>
          </table:table-cell>
          <table:table-cell table:formula="of:=STDEV([.E21:.X21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0"/>
          <table:table-cell table:formula="of:=AVERAGE([.E22:.X22])" office:value-type="string" office:string-value="" calcext:value-type="error">
            <text:p>#DIV/0!</text:p>
          </table:table-cell>
          <table:table-cell table:formula="of:=STDEV([.E22:.X22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0"/>
          <table:table-cell table:formula="of:=AVERAGE([.E26:.X26])" office:value-type="string" office:string-value="" calcext:value-type="error">
            <text:p>#DIV/0!</text:p>
          </table:table-cell>
          <table:table-cell table:formula="of:=STDEV([.E26:.X26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formula="of:=AVERAGE([.E27:.X27])" office:value-type="string" office:string-value="" calcext:value-type="error">
            <text:p>#DIV/0!</text:p>
          </table:table-cell>
          <table:table-cell table:formula="of:=STDEV([.E27:.X27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1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table:formula="of:=AVERAGE([.E28:.X28])" office:value-type="string" office:string-value="" calcext:value-type="error">
            <text:p>#DIV/0!</text:p>
          </table:table-cell>
          <table:table-cell table:formula="of:=STDEV([.E28:.X28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0"/>
          <table:table-cell table:formula="of:=AVERAGE([.E29:.X29])" office:value-type="string" office:string-value="" calcext:value-type="error">
            <text:p>#DIV/0!</text:p>
          </table:table-cell>
          <table:table-cell table:formula="of:=STDEV([.E29:.X29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table:number-columns-repeated="20"/>
          <table:table-cell table:formula="of:=AVERAGE([.E30:.X30])" office:value-type="string" office:string-value="" calcext:value-type="error">
            <text:p>#DIV/0!</text:p>
          </table:table-cell>
          <table:table-cell table:formula="of:=STDEV([.E30:.X30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table:number-columns-repeated="20"/>
          <table:table-cell table:formula="of:=AVERAGE([.E31:.X31])" office:value-type="string" office:string-value="" calcext:value-type="error">
            <text:p>#DIV/0!</text:p>
          </table:table-cell>
          <table:table-cell table:formula="of:=STDEV([.E31:.X31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0"/>
          <table:table-cell table:formula="of:=AVERAGE([.E32:.X32])" office:value-type="string" office:string-value="" calcext:value-type="error">
            <text:p>#DIV/0!</text:p>
          </table:table-cell>
          <table:table-cell table:formula="of:=STDEV([.E32:.X32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0"/>
          <table:table-cell table:formula="of:=AVERAGE([.E33:.X33])" office:value-type="string" office:string-value="" calcext:value-type="error">
            <text:p>#DIV/0!</text:p>
          </table:table-cell>
          <table:table-cell table:formula="of:=STDEV([.E33:.X33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0"/>
          <table:table-cell table:formula="of:=AVERAGE([.E34:.X34])" office:value-type="string" office:string-value="" calcext:value-type="error">
            <text:p>#DIV/0!</text:p>
          </table:table-cell>
          <table:table-cell table:formula="of:=STDEV([.E34:.X34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0"/>
          <table:table-cell table:formula="of:=AVERAGE([.E35:.X35])" office:value-type="string" office:string-value="" calcext:value-type="error">
            <text:p>#DIV/0!</text:p>
          </table:table-cell>
          <table:table-cell table:formula="of:=STDEV([.E35:.X35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0"/>
          <table:table-cell table:formula="of:=AVERAGE([.E36:.X36])" office:value-type="string" office:string-value="" calcext:value-type="error">
            <text:p>#DIV/0!</text:p>
          </table:table-cell>
          <table:table-cell table:formula="of:=STDEV([.E36:.X36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0"/>
          <table:table-cell table:formula="of:=AVERAGE([.E37:.X37])" office:value-type="string" office:string-value="" calcext:value-type="error">
            <text:p>#DIV/0!</text:p>
          </table:table-cell>
          <table:table-cell table:formula="of:=STDEV([.E37:.X37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0"/>
          <table:table-cell table:formula="of:=AVERAGE([.E38:.X38])" office:value-type="string" office:string-value="" calcext:value-type="error">
            <text:p>#DIV/0!</text:p>
          </table:table-cell>
          <table:table-cell table:formula="of:=STDEV([.E38:.X38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0"/>
          <table:table-cell table:formula="of:=AVERAGE([.E39:.X39])" office:value-type="string" office:string-value="" calcext:value-type="error">
            <text:p>#DIV/0!</text:p>
          </table:table-cell>
          <table:table-cell table:formula="of:=STDEV([.E39:.X39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0"/>
          <table:table-cell table:formula="of:=AVERAGE([.E40:.X40])" office:value-type="string" office:string-value="" calcext:value-type="error">
            <text:p>#DIV/0!</text:p>
          </table:table-cell>
          <table:table-cell table:formula="of:=STDEV([.E40:.X40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0"/>
          <table:table-cell table:formula="of:=AVERAGE([.E41:.X41])" office:value-type="string" office:string-value="" calcext:value-type="error">
            <text:p>#DIV/0!</text:p>
          </table:table-cell>
          <table:table-cell table:formula="of:=STDEV([.E41:.X41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0"/>
          <table:table-cell table:formula="of:=AVERAGE([.E42:.X42])" office:value-type="string" office:string-value="" calcext:value-type="error">
            <text:p>#DIV/0!</text:p>
          </table:table-cell>
          <table:table-cell table:formula="of:=STDEV([.E42:.X42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0"/>
          <table:table-cell table:formula="of:=AVERAGE([.E43:.X43])" office:value-type="string" office:string-value="" calcext:value-type="error">
            <text:p>#DIV/0!</text:p>
          </table:table-cell>
          <table:table-cell table:formula="of:=STDEV([.E43:.X43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0"/>
          <table:table-cell table:formula="of:=AVERAGE([.E44:.X44])" office:value-type="string" office:string-value="" calcext:value-type="error">
            <text:p>#DIV/0!</text:p>
          </table:table-cell>
          <table:table-cell table:formula="of:=STDEV([.E44:.X44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0"/>
          <table:table-cell table:formula="of:=AVERAGE([.E45:.X45])" office:value-type="string" office:string-value="" calcext:value-type="error">
            <text:p>#DIV/0!</text:p>
          </table:table-cell>
          <table:table-cell table:formula="of:=STDEV([.E45:.X45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0"/>
          <table:table-cell table:formula="of:=AVERAGE([.E51:.X51])" office:value-type="string" office:string-value="" calcext:value-type="error">
            <text:p>#DIV/0!</text:p>
          </table:table-cell>
          <table:table-cell table:formula="of:=STDEV([.E51:.X51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formula="of:=AVERAGE([.E52:.X52])" office:value-type="string" office:string-value="" calcext:value-type="error">
            <text:p>#DIV/0!</text:p>
          </table:table-cell>
          <table:table-cell table:formula="of:=STDEV([.E52:.X52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1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table:formula="of:=AVERAGE([.E53:.X53])" office:value-type="string" office:string-value="" calcext:value-type="error">
            <text:p>#DIV/0!</text:p>
          </table:table-cell>
          <table:table-cell table:formula="of:=STDEV([.E53:.X53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0"/>
          <table:table-cell table:formula="of:=AVERAGE([.E54:.X54])" office:value-type="string" office:string-value="" calcext:value-type="error">
            <text:p>#DIV/0!</text:p>
          </table:table-cell>
          <table:table-cell table:formula="of:=STDEV([.E54:.X54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table:number-columns-repeated="20"/>
          <table:table-cell table:formula="of:=AVERAGE([.E55:.X55])" office:value-type="string" office:string-value="" calcext:value-type="error">
            <text:p>#DIV/0!</text:p>
          </table:table-cell>
          <table:table-cell table:formula="of:=STDEV([.E55:.X55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table:number-columns-repeated="20"/>
          <table:table-cell table:formula="of:=AVERAGE([.E56:.X56])" office:value-type="string" office:string-value="" calcext:value-type="error">
            <text:p>#DIV/0!</text:p>
          </table:table-cell>
          <table:table-cell table:formula="of:=STDEV([.E56:.X56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0"/>
          <table:table-cell table:formula="of:=AVERAGE([.E57:.X57])" office:value-type="string" office:string-value="" calcext:value-type="error">
            <text:p>#DIV/0!</text:p>
          </table:table-cell>
          <table:table-cell table:formula="of:=STDEV([.E57:.X57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0"/>
          <table:table-cell table:formula="of:=AVERAGE([.E58:.X58])" office:value-type="string" office:string-value="" calcext:value-type="error">
            <text:p>#DIV/0!</text:p>
          </table:table-cell>
          <table:table-cell table:formula="of:=STDEV([.E58:.X58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0"/>
          <table:table-cell table:formula="of:=AVERAGE([.E59:.X59])" office:value-type="string" office:string-value="" calcext:value-type="error">
            <text:p>#DIV/0!</text:p>
          </table:table-cell>
          <table:table-cell table:formula="of:=STDEV([.E59:.X59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0"/>
          <table:table-cell table:formula="of:=AVERAGE([.E60:.X60])" office:value-type="string" office:string-value="" calcext:value-type="error">
            <text:p>#DIV/0!</text:p>
          </table:table-cell>
          <table:table-cell table:formula="of:=STDEV([.E60:.X60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0"/>
          <table:table-cell table:formula="of:=AVERAGE([.E61:.X61])" office:value-type="string" office:string-value="" calcext:value-type="error">
            <text:p>#DIV/0!</text:p>
          </table:table-cell>
          <table:table-cell table:formula="of:=STDEV([.E61:.X61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0"/>
          <table:table-cell table:formula="of:=AVERAGE([.E62:.X62])" office:value-type="string" office:string-value="" calcext:value-type="error">
            <text:p>#DIV/0!</text:p>
          </table:table-cell>
          <table:table-cell table:formula="of:=STDEV([.E62:.X62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0"/>
          <table:table-cell table:formula="of:=AVERAGE([.E63:.X63])" office:value-type="string" office:string-value="" calcext:value-type="error">
            <text:p>#DIV/0!</text:p>
          </table:table-cell>
          <table:table-cell table:formula="of:=STDEV([.E63:.X63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0"/>
          <table:table-cell table:formula="of:=AVERAGE([.E64:.X64])" office:value-type="string" office:string-value="" calcext:value-type="error">
            <text:p>#DIV/0!</text:p>
          </table:table-cell>
          <table:table-cell table:formula="of:=STDEV([.E64:.X64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0"/>
          <table:table-cell table:formula="of:=AVERAGE([.E65:.X65])" office:value-type="string" office:string-value="" calcext:value-type="error">
            <text:p>#DIV/0!</text:p>
          </table:table-cell>
          <table:table-cell table:formula="of:=STDEV([.E65:.X65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0"/>
          <table:table-cell table:formula="of:=AVERAGE([.E66:.X66])" office:value-type="string" office:string-value="" calcext:value-type="error">
            <text:p>#DIV/0!</text:p>
          </table:table-cell>
          <table:table-cell table:formula="of:=STDEV([.E66:.X66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0"/>
          <table:table-cell table:formula="of:=AVERAGE([.E67:.X67])" office:value-type="string" office:string-value="" calcext:value-type="error">
            <text:p>#DIV/0!</text:p>
          </table:table-cell>
          <table:table-cell table:formula="of:=STDEV([.E67:.X67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0"/>
          <table:table-cell table:formula="of:=AVERAGE([.E68:.X68])" office:value-type="string" office:string-value="" calcext:value-type="error">
            <text:p>#DIV/0!</text:p>
          </table:table-cell>
          <table:table-cell table:formula="of:=STDEV([.E68:.X68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0"/>
          <table:table-cell table:formula="of:=AVERAGE([.E69:.X69])" office:value-type="string" office:string-value="" calcext:value-type="error">
            <text:p>#DIV/0!</text:p>
          </table:table-cell>
          <table:table-cell table:formula="of:=STDEV([.E69:.X69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0"/>
          <table:table-cell table:formula="of:=AVERAGE([.E70:.X70])" office:value-type="string" office:string-value="" calcext:value-type="error">
            <text:p>#DIV/0!</text:p>
          </table:table-cell>
          <table:table-cell table:formula="of:=STDEV([.E70:.X70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0"/>
          <table:table-cell table:formula="of:=AVERAGE([.E75:.X75])" office:value-type="string" office:string-value="" calcext:value-type="error">
            <text:p>#DIV/0!</text:p>
          </table:table-cell>
          <table:table-cell table:formula="of:=STDEV([.E75:.X75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formula="of:=AVERAGE([.E76:.X76])" office:value-type="string" office:string-value="" calcext:value-type="error">
            <text:p>#DIV/0!</text:p>
          </table:table-cell>
          <table:table-cell table:formula="of:=STDEV([.E76:.X76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1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table:formula="of:=AVERAGE([.E77:.X77])" office:value-type="string" office:string-value="" calcext:value-type="error">
            <text:p>#DIV/0!</text:p>
          </table:table-cell>
          <table:table-cell table:formula="of:=STDEV([.E77:.X77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0"/>
          <table:table-cell table:formula="of:=AVERAGE([.E78:.X78])" office:value-type="string" office:string-value="" calcext:value-type="error">
            <text:p>#DIV/0!</text:p>
          </table:table-cell>
          <table:table-cell table:formula="of:=STDEV([.E78:.X78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table:number-columns-repeated="20"/>
          <table:table-cell table:formula="of:=AVERAGE([.E79:.X79])" office:value-type="string" office:string-value="" calcext:value-type="error">
            <text:p>#DIV/0!</text:p>
          </table:table-cell>
          <table:table-cell table:formula="of:=STDEV([.E79:.X79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table:number-columns-repeated="20"/>
          <table:table-cell table:formula="of:=AVERAGE([.E80:.X80])" office:value-type="string" office:string-value="" calcext:value-type="error">
            <text:p>#DIV/0!</text:p>
          </table:table-cell>
          <table:table-cell table:formula="of:=STDEV([.E80:.X80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0"/>
          <table:table-cell table:formula="of:=AVERAGE([.E81:.X81])" office:value-type="string" office:string-value="" calcext:value-type="error">
            <text:p>#DIV/0!</text:p>
          </table:table-cell>
          <table:table-cell table:formula="of:=STDEV([.E81:.X81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0"/>
          <table:table-cell table:formula="of:=AVERAGE([.E82:.X82])" office:value-type="string" office:string-value="" calcext:value-type="error">
            <text:p>#DIV/0!</text:p>
          </table:table-cell>
          <table:table-cell table:formula="of:=STDEV([.E82:.X82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0"/>
          <table:table-cell table:formula="of:=AVERAGE([.E83:.X83])" office:value-type="string" office:string-value="" calcext:value-type="error">
            <text:p>#DIV/0!</text:p>
          </table:table-cell>
          <table:table-cell table:formula="of:=STDEV([.E83:.X83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0"/>
          <table:table-cell table:formula="of:=AVERAGE([.E84:.X84])" office:value-type="string" office:string-value="" calcext:value-type="error">
            <text:p>#DIV/0!</text:p>
          </table:table-cell>
          <table:table-cell table:formula="of:=STDEV([.E84:.X84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0"/>
          <table:table-cell table:formula="of:=AVERAGE([.E85:.X85])" office:value-type="string" office:string-value="" calcext:value-type="error">
            <text:p>#DIV/0!</text:p>
          </table:table-cell>
          <table:table-cell table:formula="of:=STDEV([.E85:.X85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0"/>
          <table:table-cell table:formula="of:=AVERAGE([.E86:.X86])" office:value-type="string" office:string-value="" calcext:value-type="error">
            <text:p>#DIV/0!</text:p>
          </table:table-cell>
          <table:table-cell table:formula="of:=STDEV([.E86:.X86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0"/>
          <table:table-cell table:formula="of:=AVERAGE([.E87:.X87])" office:value-type="string" office:string-value="" calcext:value-type="error">
            <text:p>#DIV/0!</text:p>
          </table:table-cell>
          <table:table-cell table:formula="of:=STDEV([.E87:.X87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0"/>
          <table:table-cell table:formula="of:=AVERAGE([.E88:.X88])" office:value-type="string" office:string-value="" calcext:value-type="error">
            <text:p>#DIV/0!</text:p>
          </table:table-cell>
          <table:table-cell table:formula="of:=STDEV([.E88:.X88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0"/>
          <table:table-cell table:formula="of:=AVERAGE([.E89:.X89])" office:value-type="string" office:string-value="" calcext:value-type="error">
            <text:p>#DIV/0!</text:p>
          </table:table-cell>
          <table:table-cell table:formula="of:=STDEV([.E89:.X89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0"/>
          <table:table-cell table:formula="of:=AVERAGE([.E90:.X90])" office:value-type="string" office:string-value="" calcext:value-type="error">
            <text:p>#DIV/0!</text:p>
          </table:table-cell>
          <table:table-cell table:formula="of:=STDEV([.E90:.X90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0"/>
          <table:table-cell table:formula="of:=AVERAGE([.E91:.X91])" office:value-type="string" office:string-value="" calcext:value-type="error">
            <text:p>#DIV/0!</text:p>
          </table:table-cell>
          <table:table-cell table:formula="of:=STDEV([.E91:.X91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0"/>
          <table:table-cell table:formula="of:=AVERAGE([.E92:.X92])" office:value-type="string" office:string-value="" calcext:value-type="error">
            <text:p>#DIV/0!</text:p>
          </table:table-cell>
          <table:table-cell table:formula="of:=STDEV([.E92:.X92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0"/>
          <table:table-cell table:formula="of:=AVERAGE([.E93:.X93])" office:value-type="string" office:string-value="" calcext:value-type="error">
            <text:p>#DIV/0!</text:p>
          </table:table-cell>
          <table:table-cell table:formula="of:=STDEV([.E93:.X93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0"/>
          <table:table-cell table:formula="of:=AVERAGE([.E94:.X94])" office:value-type="string" office:string-value="" calcext:value-type="error">
            <text:p>#DIV/0!</text:p>
          </table:table-cell>
          <table:table-cell table:formula="of:=STDEV([.E94:.X94])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 table:number-rows-repeated="6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Eta=0.01</text:p>
          </table:table-cell>
          <table:table-cell table:style-name="Default" office:value-type="string" calcext:value-type="string">
            <text:p>Eta=0.1</text:p>
          </table:table-cell>
          <table:table-cell table:style-name="Default" office:value-type="string" calcext:value-type="string">
            <text:p>Eta=1</text:p>
          </table:table-cell>
          <table:table-cell office:value-type="string" calcext:value-type="string">
            <text:p>Eta=10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3]" office:value-type="string" office:string-value="" calcext:value-type="error">
            <text:p>#DIV/0!</text:p>
          </table:table-cell>
          <table:table-cell table:style-name="Default" table:formula="of:=[.Y26]" office:value-type="string" office:string-value="" calcext:value-type="error">
            <text:p>#DIV/0!</text:p>
          </table:table-cell>
          <table:table-cell table:style-name="Default" table:formula="of:=[.Y51]" office:value-type="string" office:string-value="" calcext:value-type="error">
            <text:p>#DIV/0!</text:p>
          </table:table-cell>
          <table:table-cell table:formula="of:=[.Y75]" office:value-type="string" office:string-value="" calcext:value-type="error">
            <text:p>#DIV/0!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4]" office:value-type="string" office:string-value="" calcext:value-type="error">
            <text:p>#DIV/0!</text:p>
          </table:table-cell>
          <table:table-cell table:style-name="Default" table:formula="of:=[.Y27]" office:value-type="string" office:string-value="" calcext:value-type="error">
            <text:p>#DIV/0!</text:p>
          </table:table-cell>
          <table:table-cell table:style-name="Default" table:formula="of:=[.Y52]" office:value-type="string" office:string-value="" calcext:value-type="error">
            <text:p>#DIV/0!</text:p>
          </table:table-cell>
          <table:table-cell table:formula="of:=[.Y76]" office:value-type="string" office:string-value="" calcext:value-type="error">
            <text:p>#DIV/0!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5]" office:value-type="string" office:string-value="" calcext:value-type="error">
            <text:p>#DIV/0!</text:p>
          </table:table-cell>
          <table:table-cell table:style-name="Default" table:formula="of:=[.Y28]" office:value-type="string" office:string-value="" calcext:value-type="error">
            <text:p>#DIV/0!</text:p>
          </table:table-cell>
          <table:table-cell table:style-name="Default" table:formula="of:=[.Y53]" office:value-type="string" office:string-value="" calcext:value-type="error">
            <text:p>#DIV/0!</text:p>
          </table:table-cell>
          <table:table-cell table:formula="of:=[.Y77]" office:value-type="string" office:string-value="" calcext:value-type="error">
            <text:p>#DIV/0!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6]" office:value-type="string" office:string-value="" calcext:value-type="error">
            <text:p>#DIV/0!</text:p>
          </table:table-cell>
          <table:table-cell table:style-name="Default" table:formula="of:=[.Y29]" office:value-type="string" office:string-value="" calcext:value-type="error">
            <text:p>#DIV/0!</text:p>
          </table:table-cell>
          <table:table-cell table:style-name="Default" table:formula="of:=[.Y54]" office:value-type="string" office:string-value="" calcext:value-type="error">
            <text:p>#DIV/0!</text:p>
          </table:table-cell>
          <table:table-cell table:formula="of:=[.Y78]" office:value-type="string" office:string-value="" calcext:value-type="error">
            <text:p>#DIV/0!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7]" office:value-type="string" office:string-value="" calcext:value-type="error">
            <text:p>#DIV/0!</text:p>
          </table:table-cell>
          <table:table-cell table:style-name="Default" table:formula="of:=[.Y30]" office:value-type="string" office:string-value="" calcext:value-type="error">
            <text:p>#DIV/0!</text:p>
          </table:table-cell>
          <table:table-cell table:style-name="Default" table:formula="of:=[.Y55]" office:value-type="string" office:string-value="" calcext:value-type="error">
            <text:p>#DIV/0!</text:p>
          </table:table-cell>
          <table:table-cell table:formula="of:=[.Y79]" office:value-type="string" office:string-value="" calcext:value-type="error">
            <text:p>#DIV/0!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8]" office:value-type="string" office:string-value="" calcext:value-type="error">
            <text:p>#DIV/0!</text:p>
          </table:table-cell>
          <table:table-cell table:style-name="Default" table:formula="of:=[.Y31]" office:value-type="string" office:string-value="" calcext:value-type="error">
            <text:p>#DIV/0!</text:p>
          </table:table-cell>
          <table:table-cell table:style-name="Default" table:formula="of:=[.Y56]" office:value-type="string" office:string-value="" calcext:value-type="error">
            <text:p>#DIV/0!</text:p>
          </table:table-cell>
          <table:table-cell table:formula="of:=[.Y80]" office:value-type="string" office:string-value="" calcext:value-type="error">
            <text:p>#DIV/0!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9]" office:value-type="string" office:string-value="" calcext:value-type="error">
            <text:p>#DIV/0!</text:p>
          </table:table-cell>
          <table:table-cell table:style-name="Default" table:formula="of:=[.Y32]" office:value-type="string" office:string-value="" calcext:value-type="error">
            <text:p>#DIV/0!</text:p>
          </table:table-cell>
          <table:table-cell table:style-name="Default" table:formula="of:=[.Y57]" office:value-type="string" office:string-value="" calcext:value-type="error">
            <text:p>#DIV/0!</text:p>
          </table:table-cell>
          <table:table-cell table:formula="of:=[.Y81]" office:value-type="string" office:string-value="" calcext:value-type="error">
            <text:p>#DIV/0!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0]" office:value-type="string" office:string-value="" calcext:value-type="error">
            <text:p>#DIV/0!</text:p>
          </table:table-cell>
          <table:table-cell table:style-name="Default" table:formula="of:=[.Y33]" office:value-type="string" office:string-value="" calcext:value-type="error">
            <text:p>#DIV/0!</text:p>
          </table:table-cell>
          <table:table-cell table:style-name="Default" table:formula="of:=[.Y58]" office:value-type="string" office:string-value="" calcext:value-type="error">
            <text:p>#DIV/0!</text:p>
          </table:table-cell>
          <table:table-cell table:formula="of:=[.Y82]" office:value-type="string" office:string-value="" calcext:value-type="error">
            <text:p>#DIV/0!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1]" office:value-type="string" office:string-value="" calcext:value-type="error">
            <text:p>#DIV/0!</text:p>
          </table:table-cell>
          <table:table-cell table:style-name="Default" table:formula="of:=[.Y34]" office:value-type="string" office:string-value="" calcext:value-type="error">
            <text:p>#DIV/0!</text:p>
          </table:table-cell>
          <table:table-cell table:style-name="Default" table:formula="of:=[.Y59]" office:value-type="string" office:string-value="" calcext:value-type="error">
            <text:p>#DIV/0!</text:p>
          </table:table-cell>
          <table:table-cell table:formula="of:=[.Y83]" office:value-type="string" office:string-value="" calcext:value-type="error">
            <text:p>#DIV/0!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2]" office:value-type="string" office:string-value="" calcext:value-type="error">
            <text:p>#DIV/0!</text:p>
          </table:table-cell>
          <table:table-cell table:style-name="Default" table:formula="of:=[.Y35]" office:value-type="string" office:string-value="" calcext:value-type="error">
            <text:p>#DIV/0!</text:p>
          </table:table-cell>
          <table:table-cell table:style-name="Default" table:formula="of:=[.Y60]" office:value-type="string" office:string-value="" calcext:value-type="error">
            <text:p>#DIV/0!</text:p>
          </table:table-cell>
          <table:table-cell table:formula="of:=[.Y84]" office:value-type="string" office:string-value="" calcext:value-type="error">
            <text:p>#DIV/0!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3]" office:value-type="string" office:string-value="" calcext:value-type="error">
            <text:p>#DIV/0!</text:p>
          </table:table-cell>
          <table:table-cell table:style-name="Default" table:formula="of:=[.Y36]" office:value-type="string" office:string-value="" calcext:value-type="error">
            <text:p>#DIV/0!</text:p>
          </table:table-cell>
          <table:table-cell table:style-name="Default" table:formula="of:=[.Y61]" office:value-type="string" office:string-value="" calcext:value-type="error">
            <text:p>#DIV/0!</text:p>
          </table:table-cell>
          <table:table-cell table:formula="of:=[.Y85]" office:value-type="string" office:string-value="" calcext:value-type="error">
            <text:p>#DIV/0!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4]" office:value-type="string" office:string-value="" calcext:value-type="error">
            <text:p>#DIV/0!</text:p>
          </table:table-cell>
          <table:table-cell table:style-name="Default" table:formula="of:=[.Y37]" office:value-type="string" office:string-value="" calcext:value-type="error">
            <text:p>#DIV/0!</text:p>
          </table:table-cell>
          <table:table-cell table:style-name="Default" table:formula="of:=[.Y62]" office:value-type="string" office:string-value="" calcext:value-type="error">
            <text:p>#DIV/0!</text:p>
          </table:table-cell>
          <table:table-cell table:formula="of:=[.Y86]" office:value-type="string" office:string-value="" calcext:value-type="error">
            <text:p>#DIV/0!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5]" office:value-type="string" office:string-value="" calcext:value-type="error">
            <text:p>#DIV/0!</text:p>
          </table:table-cell>
          <table:table-cell table:style-name="Default" table:formula="of:=[.Y38]" office:value-type="string" office:string-value="" calcext:value-type="error">
            <text:p>#DIV/0!</text:p>
          </table:table-cell>
          <table:table-cell table:style-name="Default" table:formula="of:=[.Y63]" office:value-type="string" office:string-value="" calcext:value-type="error">
            <text:p>#DIV/0!</text:p>
          </table:table-cell>
          <table:table-cell table:formula="of:=[.Y87]" office:value-type="string" office:string-value="" calcext:value-type="error">
            <text:p>#DIV/0!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6]" office:value-type="string" office:string-value="" calcext:value-type="error">
            <text:p>#DIV/0!</text:p>
          </table:table-cell>
          <table:table-cell table:style-name="Default" table:formula="of:=[.Y39]" office:value-type="string" office:string-value="" calcext:value-type="error">
            <text:p>#DIV/0!</text:p>
          </table:table-cell>
          <table:table-cell table:style-name="Default" table:formula="of:=[.Y64]" office:value-type="string" office:string-value="" calcext:value-type="error">
            <text:p>#DIV/0!</text:p>
          </table:table-cell>
          <table:table-cell table:formula="of:=[.Y88]" office:value-type="string" office:string-value="" calcext:value-type="error">
            <text:p>#DIV/0!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7]" office:value-type="string" office:string-value="" calcext:value-type="error">
            <text:p>#DIV/0!</text:p>
          </table:table-cell>
          <table:table-cell table:style-name="Default" table:formula="of:=[.Y40]" office:value-type="string" office:string-value="" calcext:value-type="error">
            <text:p>#DIV/0!</text:p>
          </table:table-cell>
          <table:table-cell table:style-name="Default" table:formula="of:=[.Y65]" office:value-type="string" office:string-value="" calcext:value-type="error">
            <text:p>#DIV/0!</text:p>
          </table:table-cell>
          <table:table-cell table:formula="of:=[.Y89]" office:value-type="string" office:string-value="" calcext:value-type="error">
            <text:p>#DIV/0!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8]" office:value-type="string" office:string-value="" calcext:value-type="error">
            <text:p>#DIV/0!</text:p>
          </table:table-cell>
          <table:table-cell table:style-name="Default" table:formula="of:=[.Y41]" office:value-type="string" office:string-value="" calcext:value-type="error">
            <text:p>#DIV/0!</text:p>
          </table:table-cell>
          <table:table-cell table:style-name="Default" table:formula="of:=[.Y66]" office:value-type="string" office:string-value="" calcext:value-type="error">
            <text:p>#DIV/0!</text:p>
          </table:table-cell>
          <table:table-cell table:formula="of:=[.Y90]" office:value-type="string" office:string-value="" calcext:value-type="error">
            <text:p>#DIV/0!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9]" office:value-type="string" office:string-value="" calcext:value-type="error">
            <text:p>#DIV/0!</text:p>
          </table:table-cell>
          <table:table-cell table:style-name="Default" table:formula="of:=[.Y42]" office:value-type="string" office:string-value="" calcext:value-type="error">
            <text:p>#DIV/0!</text:p>
          </table:table-cell>
          <table:table-cell table:style-name="Default" table:formula="of:=[.Y67]" office:value-type="string" office:string-value="" calcext:value-type="error">
            <text:p>#DIV/0!</text:p>
          </table:table-cell>
          <table:table-cell table:formula="of:=[.Y91]" office:value-type="string" office:string-value="" calcext:value-type="error">
            <text:p>#DIV/0!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20]" office:value-type="string" office:string-value="" calcext:value-type="error">
            <text:p>#DIV/0!</text:p>
          </table:table-cell>
          <table:table-cell table:style-name="Default" table:formula="of:=[.Y43]" office:value-type="string" office:string-value="" calcext:value-type="error">
            <text:p>#DIV/0!</text:p>
          </table:table-cell>
          <table:table-cell table:style-name="Default" table:formula="of:=[.Y68]" office:value-type="string" office:string-value="" calcext:value-type="error">
            <text:p>#DIV/0!</text:p>
          </table:table-cell>
          <table:table-cell table:formula="of:=[.Y92]" office:value-type="string" office:string-value="" calcext:value-type="error">
            <text:p>#DIV/0!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21]" office:value-type="string" office:string-value="" calcext:value-type="error">
            <text:p>#DIV/0!</text:p>
          </table:table-cell>
          <table:table-cell table:style-name="Default" table:formula="of:=[.Y44]" office:value-type="string" office:string-value="" calcext:value-type="error">
            <text:p>#DIV/0!</text:p>
          </table:table-cell>
          <table:table-cell table:style-name="Default" table:formula="of:=[.Y69]" office:value-type="string" office:string-value="" calcext:value-type="error">
            <text:p>#DIV/0!</text:p>
          </table:table-cell>
          <table:table-cell table:formula="of:=[.Y93]" office:value-type="string" office:string-value="" calcext:value-type="error">
            <text:p>#DIV/0!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22]" office:value-type="string" office:string-value="" calcext:value-type="error">
            <text:p>#DIV/0!</text:p>
          </table:table-cell>
          <table:table-cell table:style-name="Default" table:formula="of:=[.Y45]" office:value-type="string" office:string-value="" calcext:value-type="error">
            <text:p>#DIV/0!</text:p>
          </table:table-cell>
          <table:table-cell table:style-name="Default" table:formula="of:=[.Y70]" office:value-type="string" office:string-value="" calcext:value-type="error">
            <text:p>#DIV/0!</text:p>
          </table:table-cell>
          <table:table-cell table:formula="of:=[.Y94]" office:value-type="string" office:string-value="" calcext:value-type="error">
            <text:p>#DIV/0!</text:p>
          </table:table-cell>
          <table:table-cell/>
          <table:table-cell table:style-name="Default" table:number-columns-repeated="19"/>
          <table:table-cell table:number-columns-repeated="25"/>
        </table:table-row>
      </table:table>
      <table:table table:name="tau_elig = 5s" table:style-name="ta1">
        <table:table-column table:style-name="co10" table:number-columns-repeated="3" table:default-cell-style-name="Default"/>
        <table:table-column table:style-name="co10" table:default-cell-style-name="ce4"/>
        <table:table-column table:style-name="co10" table:default-cell-style-name="ce2"/>
        <table:table-column table:style-name="co10" table:number-columns-repeated="2" table:default-cell-style-name="Default"/>
        <table:table-column table:style-name="co10" table:number-columns-repeated="19" table:default-cell-style-name="ce2"/>
        <table:table-row table:style-name="ro1">
          <table:table-cell table:style-name="ce1" table:number-columns-repeated="2"/>
          <table:table-cell/>
          <table:table-cell table:style-name="ce3"/>
          <table:table-cell table:style-name="ce1" table:number-columns-repeated="22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0"/>
          <table:table-cell table:formula="of:=AVERAGE([.E3:.X3])" office:value-type="string" office:string-value="" calcext:value-type="error">
            <text:p>#DIV/0!</text:p>
          </table:table-cell>
          <table:table-cell table:formula="of:=STDEV([.E3:.X3])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1" calcext:value-type="float">
            <text:p>0.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formula="of:=AVERAGE([.E4:.X4])" office:value-type="string" office:string-value="" calcext:value-type="error">
            <text:p>#DIV/0!</text:p>
          </table:table-cell>
          <table:table-cell table:formula="of:=STDEV([.E4:.X4])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5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table:formula="of:=AVERAGE([.E5:.X5])" office:value-type="string" office:string-value="" calcext:value-type="error">
            <text:p>#DIV/0!</text:p>
          </table:table-cell>
          <table:table-cell table:formula="of:=STDEV([.E5:.X5])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0"/>
          <table:table-cell table:formula="of:=AVERAGE([.E6:.X6])" office:value-type="string" office:string-value="" calcext:value-type="error">
            <text:p>#DIV/0!</text:p>
          </table:table-cell>
          <table:table-cell table:formula="of:=STDEV([.E6:.X6])" office:value-type="string" office:string-value="" calcext:value-type="error">
            <text:p>#DIV/0!</text:p>
          </table:table-cell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table:number-columns-repeated="20"/>
          <table:table-cell table:formula="of:=AVERAGE([.E7:.X7])" office:value-type="string" office:string-value="" calcext:value-type="error">
            <text:p>#DIV/0!</text:p>
          </table:table-cell>
          <table:table-cell table:formula="of:=STDEV([.E7:.X7])" office:value-type="string" office:string-value="" calcext:value-type="error">
            <text:p>#DIV/0!</text:p>
          </table:table-cell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table:number-columns-repeated="20"/>
          <table:table-cell table:formula="of:=AVERAGE([.E8:.X8])" office:value-type="string" office:string-value="" calcext:value-type="error">
            <text:p>#DIV/0!</text:p>
          </table:table-cell>
          <table:table-cell table:formula="of:=STDEV([.E8:.X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0"/>
          <table:table-cell table:formula="of:=AVERAGE([.E9:.X9])" office:value-type="string" office:string-value="" calcext:value-type="error">
            <text:p>#DIV/0!</text:p>
          </table:table-cell>
          <table:table-cell table:formula="of:=STDEV([.E9:.X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0"/>
          <table:table-cell table:formula="of:=AVERAGE([.E10:.X10])" office:value-type="string" office:string-value="" calcext:value-type="error">
            <text:p>#DIV/0!</text:p>
          </table:table-cell>
          <table:table-cell table:formula="of:=STDEV([.E10:.X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0"/>
          <table:table-cell table:formula="of:=AVERAGE([.E11:.X11])" office:value-type="string" office:string-value="" calcext:value-type="error">
            <text:p>#DIV/0!</text:p>
          </table:table-cell>
          <table:table-cell table:formula="of:=STDEV([.E11:.X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0"/>
          <table:table-cell table:formula="of:=AVERAGE([.E12:.X12])" office:value-type="string" office:string-value="" calcext:value-type="error">
            <text:p>#DIV/0!</text:p>
          </table:table-cell>
          <table:table-cell table:formula="of:=STDEV([.E12:.X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0"/>
          <table:table-cell table:formula="of:=AVERAGE([.E13:.X13])" office:value-type="string" office:string-value="" calcext:value-type="error">
            <text:p>#DIV/0!</text:p>
          </table:table-cell>
          <table:table-cell table:formula="of:=STDEV([.E13:.X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0"/>
          <table:table-cell table:formula="of:=AVERAGE([.E14:.X14])" office:value-type="string" office:string-value="" calcext:value-type="error">
            <text:p>#DIV/0!</text:p>
          </table:table-cell>
          <table:table-cell table:formula="of:=STDEV([.E14:.X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0"/>
          <table:table-cell table:formula="of:=AVERAGE([.E15:.X15])" office:value-type="string" office:string-value="" calcext:value-type="error">
            <text:p>#DIV/0!</text:p>
          </table:table-cell>
          <table:table-cell table:formula="of:=STDEV([.E15:.X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0"/>
          <table:table-cell table:formula="of:=AVERAGE([.E16:.X16])" office:value-type="string" office:string-value="" calcext:value-type="error">
            <text:p>#DIV/0!</text:p>
          </table:table-cell>
          <table:table-cell table:formula="of:=STDEV([.E16:.X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0"/>
          <table:table-cell table:formula="of:=AVERAGE([.E17:.X17])" office:value-type="string" office:string-value="" calcext:value-type="error">
            <text:p>#DIV/0!</text:p>
          </table:table-cell>
          <table:table-cell table:formula="of:=STDEV([.E17:.X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0"/>
          <table:table-cell table:formula="of:=AVERAGE([.E18:.X18])" office:value-type="string" office:string-value="" calcext:value-type="error">
            <text:p>#DIV/0!</text:p>
          </table:table-cell>
          <table:table-cell table:formula="of:=STDEV([.E18:.X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0"/>
          <table:table-cell table:formula="of:=AVERAGE([.E19:.X19])" office:value-type="string" office:string-value="" calcext:value-type="error">
            <text:p>#DIV/0!</text:p>
          </table:table-cell>
          <table:table-cell table:formula="of:=STDEV([.E19:.X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0"/>
          <table:table-cell table:formula="of:=AVERAGE([.E20:.X20])" office:value-type="string" office:string-value="" calcext:value-type="error">
            <text:p>#DIV/0!</text:p>
          </table:table-cell>
          <table:table-cell table:formula="of:=STDEV([.E20:.X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0"/>
          <table:table-cell table:formula="of:=AVERAGE([.E21:.X21])" office:value-type="string" office:string-value="" calcext:value-type="error">
            <text:p>#DIV/0!</text:p>
          </table:table-cell>
          <table:table-cell table:formula="of:=STDEV([.E21:.X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0"/>
          <table:table-cell table:formula="of:=AVERAGE([.E22:.X22])" office:value-type="string" office:string-value="" calcext:value-type="error">
            <text:p>#DIV/0!</text:p>
          </table:table-cell>
          <table:table-cell table:formula="of:=STDEV([.E22:.X22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0"/>
          <table:table-cell table:formula="of:=AVERAGE([.E26:.X26])" office:value-type="string" office:string-value="" calcext:value-type="error">
            <text:p>#DIV/0!</text:p>
          </table:table-cell>
          <table:table-cell table:formula="of:=STDEV([.E26:.X26])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formula="of:=AVERAGE([.E27:.X27])" office:value-type="string" office:string-value="" calcext:value-type="error">
            <text:p>#DIV/0!</text:p>
          </table:table-cell>
          <table:table-cell table:formula="of:=STDEV([.E27:.X27])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5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table:formula="of:=AVERAGE([.E28:.X28])" office:value-type="string" office:string-value="" calcext:value-type="error">
            <text:p>#DIV/0!</text:p>
          </table:table-cell>
          <table:table-cell table:formula="of:=STDEV([.E28:.X28])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0"/>
          <table:table-cell table:formula="of:=AVERAGE([.E29:.X29])" office:value-type="string" office:string-value="" calcext:value-type="error">
            <text:p>#DIV/0!</text:p>
          </table:table-cell>
          <table:table-cell table:formula="of:=STDEV([.E29:.X29])" office:value-type="string" office:string-value="" calcext:value-type="error">
            <text:p>#DIV/0!</text:p>
          </table:table-cell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table:number-columns-repeated="20"/>
          <table:table-cell table:formula="of:=AVERAGE([.E30:.X30])" office:value-type="string" office:string-value="" calcext:value-type="error">
            <text:p>#DIV/0!</text:p>
          </table:table-cell>
          <table:table-cell table:formula="of:=STDEV([.E30:.X30])" office:value-type="string" office:string-value="" calcext:value-type="error">
            <text:p>#DIV/0!</text:p>
          </table:table-cell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table:number-columns-repeated="20"/>
          <table:table-cell table:formula="of:=AVERAGE([.E31:.X31])" office:value-type="string" office:string-value="" calcext:value-type="error">
            <text:p>#DIV/0!</text:p>
          </table:table-cell>
          <table:table-cell table:formula="of:=STDEV([.E31:.X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0"/>
          <table:table-cell table:formula="of:=AVERAGE([.E32:.X32])" office:value-type="string" office:string-value="" calcext:value-type="error">
            <text:p>#DIV/0!</text:p>
          </table:table-cell>
          <table:table-cell table:formula="of:=STDEV([.E32:.X3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0"/>
          <table:table-cell table:formula="of:=AVERAGE([.E33:.X33])" office:value-type="string" office:string-value="" calcext:value-type="error">
            <text:p>#DIV/0!</text:p>
          </table:table-cell>
          <table:table-cell table:formula="of:=STDEV([.E33:.X3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0"/>
          <table:table-cell table:formula="of:=AVERAGE([.E34:.X34])" office:value-type="string" office:string-value="" calcext:value-type="error">
            <text:p>#DIV/0!</text:p>
          </table:table-cell>
          <table:table-cell table:formula="of:=STDEV([.E34:.X3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0"/>
          <table:table-cell table:formula="of:=AVERAGE([.E35:.X35])" office:value-type="string" office:string-value="" calcext:value-type="error">
            <text:p>#DIV/0!</text:p>
          </table:table-cell>
          <table:table-cell table:formula="of:=STDEV([.E35:.X3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0"/>
          <table:table-cell table:formula="of:=AVERAGE([.E36:.X36])" office:value-type="string" office:string-value="" calcext:value-type="error">
            <text:p>#DIV/0!</text:p>
          </table:table-cell>
          <table:table-cell table:formula="of:=STDEV([.E36:.X3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0"/>
          <table:table-cell table:formula="of:=AVERAGE([.E37:.X37])" office:value-type="string" office:string-value="" calcext:value-type="error">
            <text:p>#DIV/0!</text:p>
          </table:table-cell>
          <table:table-cell table:formula="of:=STDEV([.E37:.X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0"/>
          <table:table-cell table:formula="of:=AVERAGE([.E38:.X38])" office:value-type="string" office:string-value="" calcext:value-type="error">
            <text:p>#DIV/0!</text:p>
          </table:table-cell>
          <table:table-cell table:formula="of:=STDEV([.E38:.X3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0"/>
          <table:table-cell table:formula="of:=AVERAGE([.E39:.X39])" office:value-type="string" office:string-value="" calcext:value-type="error">
            <text:p>#DIV/0!</text:p>
          </table:table-cell>
          <table:table-cell table:formula="of:=STDEV([.E39:.X3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0"/>
          <table:table-cell table:formula="of:=AVERAGE([.E40:.X40])" office:value-type="string" office:string-value="" calcext:value-type="error">
            <text:p>#DIV/0!</text:p>
          </table:table-cell>
          <table:table-cell table:formula="of:=STDEV([.E40:.X4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0"/>
          <table:table-cell table:formula="of:=AVERAGE([.E41:.X41])" office:value-type="string" office:string-value="" calcext:value-type="error">
            <text:p>#DIV/0!</text:p>
          </table:table-cell>
          <table:table-cell table:formula="of:=STDEV([.E41:.X4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0"/>
          <table:table-cell table:formula="of:=AVERAGE([.E42:.X42])" office:value-type="string" office:string-value="" calcext:value-type="error">
            <text:p>#DIV/0!</text:p>
          </table:table-cell>
          <table:table-cell table:formula="of:=STDEV([.E42:.X4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0"/>
          <table:table-cell table:formula="of:=AVERAGE([.E43:.X43])" office:value-type="string" office:string-value="" calcext:value-type="error">
            <text:p>#DIV/0!</text:p>
          </table:table-cell>
          <table:table-cell table:formula="of:=STDEV([.E43:.X4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0"/>
          <table:table-cell table:formula="of:=AVERAGE([.E44:.X44])" office:value-type="string" office:string-value="" calcext:value-type="error">
            <text:p>#DIV/0!</text:p>
          </table:table-cell>
          <table:table-cell table:formula="of:=STDEV([.E44:.X4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0"/>
          <table:table-cell table:formula="of:=AVERAGE([.E45:.X45])" office:value-type="string" office:string-value="" calcext:value-type="error">
            <text:p>#DIV/0!</text:p>
          </table:table-cell>
          <table:table-cell table:formula="of:=STDEV([.E45:.X45])" office:value-type="string" office:string-value="" calcext:value-type="error">
            <text:p>#DIV/0!</text:p>
          </table:table-cell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0"/>
          <table:table-cell table:formula="of:=AVERAGE([.E51:.X51])" office:value-type="string" office:string-value="" calcext:value-type="error">
            <text:p>#DIV/0!</text:p>
          </table:table-cell>
          <table:table-cell table:formula="of:=STDEV([.E51:.X51])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formula="of:=AVERAGE([.E52:.X52])" office:value-type="string" office:string-value="" calcext:value-type="error">
            <text:p>#DIV/0!</text:p>
          </table:table-cell>
          <table:table-cell table:formula="of:=STDEV([.E52:.X52])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5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table:formula="of:=AVERAGE([.E53:.X53])" office:value-type="string" office:string-value="" calcext:value-type="error">
            <text:p>#DIV/0!</text:p>
          </table:table-cell>
          <table:table-cell table:formula="of:=STDEV([.E53:.X53])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0"/>
          <table:table-cell table:formula="of:=AVERAGE([.E54:.X54])" office:value-type="string" office:string-value="" calcext:value-type="error">
            <text:p>#DIV/0!</text:p>
          </table:table-cell>
          <table:table-cell table:formula="of:=STDEV([.E54:.X54])" office:value-type="string" office:string-value="" calcext:value-type="error">
            <text:p>#DIV/0!</text:p>
          </table:table-cell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table:number-columns-repeated="20"/>
          <table:table-cell table:formula="of:=AVERAGE([.E55:.X55])" office:value-type="string" office:string-value="" calcext:value-type="error">
            <text:p>#DIV/0!</text:p>
          </table:table-cell>
          <table:table-cell table:formula="of:=STDEV([.E55:.X55])" office:value-type="string" office:string-value="" calcext:value-type="error">
            <text:p>#DIV/0!</text:p>
          </table:table-cell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table:number-columns-repeated="20"/>
          <table:table-cell table:formula="of:=AVERAGE([.E56:.X56])" office:value-type="string" office:string-value="" calcext:value-type="error">
            <text:p>#DIV/0!</text:p>
          </table:table-cell>
          <table:table-cell table:formula="of:=STDEV([.E56:.X5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0"/>
          <table:table-cell table:formula="of:=AVERAGE([.E57:.X57])" office:value-type="string" office:string-value="" calcext:value-type="error">
            <text:p>#DIV/0!</text:p>
          </table:table-cell>
          <table:table-cell table:formula="of:=STDEV([.E57:.X5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0"/>
          <table:table-cell table:formula="of:=AVERAGE([.E58:.X58])" office:value-type="string" office:string-value="" calcext:value-type="error">
            <text:p>#DIV/0!</text:p>
          </table:table-cell>
          <table:table-cell table:formula="of:=STDEV([.E58:.X5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0"/>
          <table:table-cell table:formula="of:=AVERAGE([.E59:.X59])" office:value-type="string" office:string-value="" calcext:value-type="error">
            <text:p>#DIV/0!</text:p>
          </table:table-cell>
          <table:table-cell table:formula="of:=STDEV([.E59:.X5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0"/>
          <table:table-cell table:formula="of:=AVERAGE([.E60:.X60])" office:value-type="string" office:string-value="" calcext:value-type="error">
            <text:p>#DIV/0!</text:p>
          </table:table-cell>
          <table:table-cell table:formula="of:=STDEV([.E60:.X6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0"/>
          <table:table-cell table:formula="of:=AVERAGE([.E61:.X61])" office:value-type="string" office:string-value="" calcext:value-type="error">
            <text:p>#DIV/0!</text:p>
          </table:table-cell>
          <table:table-cell table:formula="of:=STDEV([.E61:.X6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0"/>
          <table:table-cell table:formula="of:=AVERAGE([.E62:.X62])" office:value-type="string" office:string-value="" calcext:value-type="error">
            <text:p>#DIV/0!</text:p>
          </table:table-cell>
          <table:table-cell table:formula="of:=STDEV([.E62:.X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0"/>
          <table:table-cell table:formula="of:=AVERAGE([.E63:.X63])" office:value-type="string" office:string-value="" calcext:value-type="error">
            <text:p>#DIV/0!</text:p>
          </table:table-cell>
          <table:table-cell table:formula="of:=STDEV([.E63:.X6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0"/>
          <table:table-cell table:formula="of:=AVERAGE([.E64:.X64])" office:value-type="string" office:string-value="" calcext:value-type="error">
            <text:p>#DIV/0!</text:p>
          </table:table-cell>
          <table:table-cell table:formula="of:=STDEV([.E64:.X6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0"/>
          <table:table-cell table:formula="of:=AVERAGE([.E65:.X65])" office:value-type="string" office:string-value="" calcext:value-type="error">
            <text:p>#DIV/0!</text:p>
          </table:table-cell>
          <table:table-cell table:formula="of:=STDEV([.E65:.X6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0"/>
          <table:table-cell table:formula="of:=AVERAGE([.E66:.X66])" office:value-type="string" office:string-value="" calcext:value-type="error">
            <text:p>#DIV/0!</text:p>
          </table:table-cell>
          <table:table-cell table:formula="of:=STDEV([.E66:.X6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0"/>
          <table:table-cell table:formula="of:=AVERAGE([.E67:.X67])" office:value-type="string" office:string-value="" calcext:value-type="error">
            <text:p>#DIV/0!</text:p>
          </table:table-cell>
          <table:table-cell table:formula="of:=STDEV([.E67:.X6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0"/>
          <table:table-cell table:formula="of:=AVERAGE([.E68:.X68])" office:value-type="string" office:string-value="" calcext:value-type="error">
            <text:p>#DIV/0!</text:p>
          </table:table-cell>
          <table:table-cell table:formula="of:=STDEV([.E68:.X6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0"/>
          <table:table-cell table:formula="of:=AVERAGE([.E69:.X69])" office:value-type="string" office:string-value="" calcext:value-type="error">
            <text:p>#DIV/0!</text:p>
          </table:table-cell>
          <table:table-cell table:formula="of:=STDEV([.E69:.X6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0"/>
          <table:table-cell table:formula="of:=AVERAGE([.E70:.X70])" office:value-type="string" office:string-value="" calcext:value-type="error">
            <text:p>#DIV/0!</text:p>
          </table:table-cell>
          <table:table-cell table:formula="of:=STDEV([.E70:.X70])" office:value-type="string" office:string-value="" calcext:value-type="error">
            <text:p>#DIV/0!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0"/>
          <table:table-cell table:formula="of:=AVERAGE([.E75:.X75])" office:value-type="string" office:string-value="" calcext:value-type="error">
            <text:p>#DIV/0!</text:p>
          </table:table-cell>
          <table:table-cell table:formula="of:=STDEV([.E75:.X75])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formula="of:=AVERAGE([.E76:.X76])" office:value-type="string" office:string-value="" calcext:value-type="error">
            <text:p>#DIV/0!</text:p>
          </table:table-cell>
          <table:table-cell table:formula="of:=STDEV([.E76:.X76])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5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table:formula="of:=AVERAGE([.E77:.X77])" office:value-type="string" office:string-value="" calcext:value-type="error">
            <text:p>#DIV/0!</text:p>
          </table:table-cell>
          <table:table-cell table:formula="of:=STDEV([.E77:.X77])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0"/>
          <table:table-cell table:formula="of:=AVERAGE([.E78:.X78])" office:value-type="string" office:string-value="" calcext:value-type="error">
            <text:p>#DIV/0!</text:p>
          </table:table-cell>
          <table:table-cell table:formula="of:=STDEV([.E78:.X78])" office:value-type="string" office:string-value="" calcext:value-type="error">
            <text:p>#DIV/0!</text:p>
          </table:table-cell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table:number-columns-repeated="20"/>
          <table:table-cell table:formula="of:=AVERAGE([.E79:.X79])" office:value-type="string" office:string-value="" calcext:value-type="error">
            <text:p>#DIV/0!</text:p>
          </table:table-cell>
          <table:table-cell table:formula="of:=STDEV([.E79:.X79])" office:value-type="string" office:string-value="" calcext:value-type="error">
            <text:p>#DIV/0!</text:p>
          </table:table-cell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table:number-columns-repeated="20"/>
          <table:table-cell table:formula="of:=AVERAGE([.E80:.X80])" office:value-type="string" office:string-value="" calcext:value-type="error">
            <text:p>#DIV/0!</text:p>
          </table:table-cell>
          <table:table-cell table:formula="of:=STDEV([.E80:.X8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0"/>
          <table:table-cell table:formula="of:=AVERAGE([.E81:.X81])" office:value-type="string" office:string-value="" calcext:value-type="error">
            <text:p>#DIV/0!</text:p>
          </table:table-cell>
          <table:table-cell table:formula="of:=STDEV([.E81:.X8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0"/>
          <table:table-cell table:formula="of:=AVERAGE([.E82:.X82])" office:value-type="string" office:string-value="" calcext:value-type="error">
            <text:p>#DIV/0!</text:p>
          </table:table-cell>
          <table:table-cell table:formula="of:=STDEV([.E82:.X8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0"/>
          <table:table-cell table:formula="of:=AVERAGE([.E83:.X83])" office:value-type="string" office:string-value="" calcext:value-type="error">
            <text:p>#DIV/0!</text:p>
          </table:table-cell>
          <table:table-cell table:formula="of:=STDEV([.E83:.X8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0"/>
          <table:table-cell table:formula="of:=AVERAGE([.E84:.X84])" office:value-type="string" office:string-value="" calcext:value-type="error">
            <text:p>#DIV/0!</text:p>
          </table:table-cell>
          <table:table-cell table:formula="of:=STDEV([.E84:.X8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0"/>
          <table:table-cell table:formula="of:=AVERAGE([.E85:.X85])" office:value-type="string" office:string-value="" calcext:value-type="error">
            <text:p>#DIV/0!</text:p>
          </table:table-cell>
          <table:table-cell table:formula="of:=STDEV([.E85:.X8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0"/>
          <table:table-cell table:formula="of:=AVERAGE([.E86:.X86])" office:value-type="string" office:string-value="" calcext:value-type="error">
            <text:p>#DIV/0!</text:p>
          </table:table-cell>
          <table:table-cell table:formula="of:=STDEV([.E86:.X8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0"/>
          <table:table-cell table:formula="of:=AVERAGE([.E87:.X87])" office:value-type="string" office:string-value="" calcext:value-type="error">
            <text:p>#DIV/0!</text:p>
          </table:table-cell>
          <table:table-cell table:formula="of:=STDEV([.E87:.X8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0"/>
          <table:table-cell table:formula="of:=AVERAGE([.E88:.X88])" office:value-type="string" office:string-value="" calcext:value-type="error">
            <text:p>#DIV/0!</text:p>
          </table:table-cell>
          <table:table-cell table:formula="of:=STDEV([.E88:.X8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0"/>
          <table:table-cell table:formula="of:=AVERAGE([.E89:.X89])" office:value-type="string" office:string-value="" calcext:value-type="error">
            <text:p>#DIV/0!</text:p>
          </table:table-cell>
          <table:table-cell table:formula="of:=STDEV([.E89:.X8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0"/>
          <table:table-cell table:formula="of:=AVERAGE([.E90:.X90])" office:value-type="string" office:string-value="" calcext:value-type="error">
            <text:p>#DIV/0!</text:p>
          </table:table-cell>
          <table:table-cell table:formula="of:=STDEV([.E90:.X9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0"/>
          <table:table-cell table:formula="of:=AVERAGE([.E91:.X91])" office:value-type="string" office:string-value="" calcext:value-type="error">
            <text:p>#DIV/0!</text:p>
          </table:table-cell>
          <table:table-cell table:formula="of:=STDEV([.E91:.X9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0"/>
          <table:table-cell table:formula="of:=AVERAGE([.E92:.X92])" office:value-type="string" office:string-value="" calcext:value-type="error">
            <text:p>#DIV/0!</text:p>
          </table:table-cell>
          <table:table-cell table:formula="of:=STDEV([.E92:.X9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0"/>
          <table:table-cell table:formula="of:=AVERAGE([.E93:.X93])" office:value-type="string" office:string-value="" calcext:value-type="error">
            <text:p>#DIV/0!</text:p>
          </table:table-cell>
          <table:table-cell table:formula="of:=STDEV([.E93:.X9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0"/>
          <table:table-cell table:formula="of:=AVERAGE([.E94:.X94])" office:value-type="string" office:string-value="" calcext:value-type="error">
            <text:p>#DIV/0!</text:p>
          </table:table-cell>
          <table:table-cell table:formula="of:=STDEV([.E94:.X94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9">00/00/0000</text:date>, <text:time style:data-style-name="N2" text:time-value="17:49:07.3841561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9T17:30:47.787395248</dc:date>
    <meta:editing-duration>P6DT4H24M9S</meta:editing-duration>
    <meta:editing-cycles>99</meta:editing-cycles>
    <meta:generator>LibreOffice/5.1.6.2$Linux_X86_64 LibreOffice_project/10m0$Build-2</meta:generator>
    <meta:document-statistic meta:table-count="4" meta:cell-count="434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2.458cm" style:legend-expansion="high" chart:style-name="ch2"/>
        <chart:plot-area chart:style-name="ch3" table:cell-range-address="'tau_elig = 0.04s'.C101:'tau_elig = 0.04s'.F121 'tau_elig = 0.04s'.AA101:'tau_elig = 0.04s'.AD121" chart:data-source-has-labels="row" svg:x="0.32cm" svg:y="0.18cm" svg:width="12.614cm" svg:height="8.64cm">
          <chartooo:coordinate-region svg:x="0.941cm" svg:y="0.379cm" svg:width="11.80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au_elig = 0.04s'.C102:'tau_elig = 0.04s'.C121" chart:label-cell-address="'tau_elig = 0.04s'.C101:'tau_elig = 0.04s'.C101" chart:class="chart:line">
            <chart:data-point chart:repeated="20"/>
          </chart:series>
          <chart:series chart:style-name="ch7" chart:values-cell-range-address="'tau_elig = 0.04s'.D102:'tau_elig = 0.04s'.D121" chart:label-cell-address="'tau_elig = 0.04s'.D101:'tau_elig = 0.04s'.D101" chart:class="chart:line">
            <chart:data-point chart:repeated="20"/>
          </chart:series>
          <chart:series chart:style-name="ch8" chart:values-cell-range-address="'tau_elig = 0.04s'.E102:'tau_elig = 0.04s'.E121" chart:label-cell-address="'tau_elig = 0.04s'.E101:'tau_elig = 0.04s'.E101" chart:class="chart:line">
            <chart:data-point chart:repeated="20"/>
          </chart:series>
          <chart:series chart:style-name="ch9" chart:values-cell-range-address="'tau_elig = 0.04s'.F102:'tau_elig = 0.04s'.F121" chart:label-cell-address="'tau_elig = 0.04s'.F101:'tau_elig = 0.04s'.F101" chart:class="chart:line">
            <chart:data-point chart:repeated="20"/>
          </chart:series>
          <chart:series chart:style-name="ch10" chart:values-cell-range-address="'tau_elig = 0.04s'.AA102:'tau_elig = 0.04s'.AA121" chart:label-cell-address="'tau_elig = 0.04s'.AA101:'tau_elig = 0.04s'.AA101" chart:class="chart:line">
            <chart:data-point chart:repeated="20"/>
          </chart:series>
          <chart:series chart:style-name="ch11" chart:values-cell-range-address="'tau_elig = 0.04s'.AB102:'tau_elig = 0.04s'.AB121" chart:label-cell-address="'tau_elig = 0.04s'.AB101:'tau_elig = 0.04s'.AB101" chart:class="chart:line">
            <chart:data-point chart:repeated="20"/>
          </chart:series>
          <chart:series chart:style-name="ch12" chart:values-cell-range-address="'tau_elig = 0.04s'.AC102:'tau_elig = 0.04s'.AC121" chart:label-cell-address="'tau_elig = 0.04s'.AC101:'tau_elig = 0.04s'.AC101" chart:class="chart:line">
            <chart:data-point chart:repeated="20"/>
          </chart:series>
          <chart:series chart:style-name="ch13" chart:values-cell-range-address="'tau_elig = 0.04s'.AD102:'tau_elig = 0.04s'.AD121" chart:label-cell-address="'tau_elig = 0.04s'.AD101:'tau_elig = 0.04s'.AD101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a=0.01</text:p>
                <draw:g>
                  <svg:desc>'tau_elig = 0.04s'.C101:'tau_elig = 0.04s'.C101</svg:desc>
                </draw:g>
              </table:table-cell>
              <table:table-cell office:value-type="string">
                <text:p>Eta=0.1</text:p>
                <draw:g>
                  <svg:desc>'tau_elig = 0.04s'.D101:'tau_elig = 0.04s'.D101</svg:desc>
                </draw:g>
              </table:table-cell>
              <table:table-cell office:value-type="string">
                <text:p>Eta=1</text:p>
                <draw:g>
                  <svg:desc>'tau_elig = 0.04s'.E101:'tau_elig = 0.04s'.E101</svg:desc>
                </draw:g>
              </table:table-cell>
              <table:table-cell office:value-type="string">
                <text:p>Eta=10</text:p>
                <draw:g>
                  <svg:desc>'tau_elig = 0.04s'.F101:'tau_elig = 0.04s'.F101</svg:desc>
                </draw:g>
              </table:table-cell>
              <table:table-cell office:value-type="string">
                <text:p>Eta=0.01</text:p>
                <draw:g>
                  <svg:desc>'tau_elig = 0.04s'.AA101:'tau_elig = 0.04s'.AA101</svg:desc>
                </draw:g>
              </table:table-cell>
              <table:table-cell office:value-type="string">
                <text:p>Eta=0.1</text:p>
                <draw:g>
                  <svg:desc>'tau_elig = 0.04s'.AB101:'tau_elig = 0.04s'.AB101</svg:desc>
                </draw:g>
              </table:table-cell>
              <table:table-cell office:value-type="string">
                <text:p>Eta=1</text:p>
                <draw:g>
                  <svg:desc>'tau_elig = 0.04s'.AC101:'tau_elig = 0.04s'.AC101</svg:desc>
                </draw:g>
              </table:table-cell>
              <table:table-cell office:value-type="string">
                <text:p>Eta=10</text:p>
                <draw:g>
                  <svg:desc>'tau_elig = 0.04s'.AD101:'tau_elig = 0.04s'.AD1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4370000000019">
                <text:p>31.4370000000019</text:p>
                <draw:g>
                  <svg:desc>'tau_elig = 0.04s'.C102:'tau_elig = 0.04s'.C121</svg:desc>
                </draw:g>
              </table:table-cell>
              <table:table-cell office:value-type="float" office:value="43.3130000000015">
                <text:p>43.3130000000015</text:p>
                <draw:g>
                  <svg:desc>'tau_elig = 0.04s'.D102:'tau_elig = 0.04s'.D121</svg:desc>
                </draw:g>
              </table:table-cell>
              <table:table-cell office:value-type="float" office:value="29.7550000000011">
                <text:p>29.7550000000011</text:p>
                <draw:g>
                  <svg:desc>'tau_elig = 0.04s'.E102:'tau_elig = 0.04s'.E121</svg:desc>
                </draw:g>
              </table:table-cell>
              <table:table-cell office:value-type="float" office:value="37.0955000000016">
                <text:p>37.0955000000016</text:p>
                <draw:g>
                  <svg:desc>'tau_elig = 0.04s'.F102:'tau_elig = 0.04s'.F121</svg:desc>
                </draw:g>
              </table:table-cell>
              <table:table-cell office:value-type="float" office:value="32.3540000000003">
                <text:p>32.3540000000003</text:p>
                <draw:g>
                  <svg:desc>'tau_elig = 0.04s'.AA102:'tau_elig = 0.04s'.AA121</svg:desc>
                </draw:g>
              </table:table-cell>
              <table:table-cell office:value-type="float" office:value="25.4210000000003">
                <text:p>25.4210000000003</text:p>
                <draw:g>
                  <svg:desc>'tau_elig = 0.04s'.AB102:'tau_elig = 0.04s'.AB121</svg:desc>
                </draw:g>
              </table:table-cell>
              <table:table-cell office:value-type="float" office:value="29.1399999999998">
                <text:p>29.1399999999998</text:p>
                <draw:g>
                  <svg:desc>'tau_elig = 0.04s'.AC102:'tau_elig = 0.04s'.AC121</svg:desc>
                </draw:g>
              </table:table-cell>
              <table:table-cell office:value-type="float" office:value="22.8795000000002">
                <text:p>22.8795000000002</text:p>
                <draw:g>
                  <svg:desc>'tau_elig = 0.04s'.AD102:'tau_elig = 0.04s'.AD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.5770000000006">
                <text:p>41.5770000000006</text:p>
              </table:table-cell>
              <table:table-cell office:value-type="float" office:value="23.8969999999999">
                <text:p>23.8969999999999</text:p>
              </table:table-cell>
              <table:table-cell office:value-type="float" office:value="21.0505000000002">
                <text:p>21.0505000000002</text:p>
              </table:table-cell>
              <table:table-cell office:value-type="float" office:value="27.9500000000005">
                <text:p>27.9500000000005</text:p>
              </table:table-cell>
              <table:table-cell office:value-type="float" office:value="33.8015000000021">
                <text:p>33.8015000000021</text:p>
              </table:table-cell>
              <table:table-cell office:value-type="float" office:value="21.8605000000006">
                <text:p>21.8605000000006</text:p>
              </table:table-cell>
              <table:table-cell office:value-type="float" office:value="18.6755000000003">
                <text:p>18.6755000000003</text:p>
              </table:table-cell>
              <table:table-cell office:value-type="float" office:value="13.6425">
                <text:p>13.6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6025000000014">
                <text:p>24.6025000000014</text:p>
              </table:table-cell>
              <table:table-cell office:value-type="float" office:value="33.4270000000016">
                <text:p>33.4270000000016</text:p>
              </table:table-cell>
              <table:table-cell office:value-type="float" office:value="18.3535000000004">
                <text:p>18.3535000000004</text:p>
              </table:table-cell>
              <table:table-cell office:value-type="float" office:value="14.6560000000001">
                <text:p>14.6560000000001</text:p>
              </table:table-cell>
              <table:table-cell office:value-type="float" office:value="43.2165000000031">
                <text:p>43.2165000000031</text:p>
              </table:table-cell>
              <table:table-cell office:value-type="float" office:value="14.2530000000002">
                <text:p>14.2530000000002</text:p>
              </table:table-cell>
              <table:table-cell office:value-type="float" office:value="13.823">
                <text:p>13.823</text:p>
              </table:table-cell>
              <table:table-cell office:value-type="float" office:value="14.6300000000002">
                <text:p>14.6300000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7705">
                <text:p>24.7705</text:p>
              </table:table-cell>
              <table:table-cell office:value-type="float" office:value="39.6825000000013">
                <text:p>39.6825000000013</text:p>
              </table:table-cell>
              <table:table-cell office:value-type="float" office:value="14.8120000000004">
                <text:p>14.8120000000004</text:p>
              </table:table-cell>
              <table:table-cell office:value-type="float" office:value="13.4950000000002">
                <text:p>13.4950000000002</text:p>
              </table:table-cell>
              <table:table-cell office:value-type="float" office:value="29.5515000000009">
                <text:p>29.5515000000009</text:p>
              </table:table-cell>
              <table:table-cell office:value-type="float" office:value="16.0190000000007">
                <text:p>16.0190000000007</text:p>
              </table:table-cell>
              <table:table-cell office:value-type="float" office:value="12.2080000000001">
                <text:p>12.2080000000001</text:p>
              </table:table-cell>
              <table:table-cell office:value-type="float" office:value="9.80950000000001">
                <text:p>9.8095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8040000000016">
                <text:p>30.8040000000016</text:p>
              </table:table-cell>
              <table:table-cell office:value-type="float" office:value="22.5160000000003">
                <text:p>22.5160000000003</text:p>
              </table:table-cell>
              <table:table-cell office:value-type="float" office:value="17.2930000000003">
                <text:p>17.2930000000003</text:p>
              </table:table-cell>
              <table:table-cell office:value-type="float" office:value="16.5535000000003">
                <text:p>16.5535000000003</text:p>
              </table:table-cell>
              <table:table-cell office:value-type="float" office:value="27.8919999999995">
                <text:p>27.8919999999995</text:p>
              </table:table-cell>
              <table:table-cell office:value-type="float" office:value="13.9770000000001">
                <text:p>13.9770000000001</text:p>
              </table:table-cell>
              <table:table-cell office:value-type="float" office:value="8.29749999999988">
                <text:p>8.29749999999988</text:p>
              </table:table-cell>
              <table:table-cell office:value-type="float" office:value="9.18049999999996">
                <text:p>9.18049999999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1785000000013">
                <text:p>34.1785000000013</text:p>
              </table:table-cell>
              <table:table-cell office:value-type="float" office:value="26.3320000000002">
                <text:p>26.3320000000002</text:p>
              </table:table-cell>
              <table:table-cell office:value-type="float" office:value="15.4080000000001">
                <text:p>15.4080000000001</text:p>
              </table:table-cell>
              <table:table-cell office:value-type="float" office:value="15.4790000000005">
                <text:p>15.4790000000005</text:p>
              </table:table-cell>
              <table:table-cell office:value-type="float" office:value="18.6920000000003">
                <text:p>18.6920000000003</text:p>
              </table:table-cell>
              <table:table-cell office:value-type="float" office:value="8.97599999999988">
                <text:p>8.97599999999988</text:p>
              </table:table-cell>
              <table:table-cell office:value-type="float" office:value="6.21099999999991">
                <text:p>6.21099999999991</text:p>
              </table:table-cell>
              <table:table-cell office:value-type="float" office:value="7.81349999999987">
                <text:p>7.813499999999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6505000000009">
                <text:p>29.6505000000009</text:p>
              </table:table-cell>
              <table:table-cell office:value-type="float" office:value="17.4254999999997">
                <text:p>17.4254999999997</text:p>
              </table:table-cell>
              <table:table-cell office:value-type="float" office:value="11.8384999999998">
                <text:p>11.8384999999998</text:p>
              </table:table-cell>
              <table:table-cell office:value-type="float" office:value="14.2804999999999">
                <text:p>14.2804999999999</text:p>
              </table:table-cell>
              <table:table-cell office:value-type="float" office:value="36.5105000000025">
                <text:p>36.5105000000025</text:p>
              </table:table-cell>
              <table:table-cell office:value-type="float" office:value="7.28749999999993">
                <text:p>7.28749999999993</text:p>
              </table:table-cell>
              <table:table-cell office:value-type="float" office:value="5.72599999999992">
                <text:p>5.72599999999992</text:p>
              </table:table-cell>
              <table:table-cell office:value-type="float" office:value="6.14449999999991">
                <text:p>6.144499999999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0515000000003">
                <text:p>21.0515000000003</text:p>
              </table:table-cell>
              <table:table-cell office:value-type="float" office:value="18.1770000000004">
                <text:p>18.1770000000004</text:p>
              </table:table-cell>
              <table:table-cell office:value-type="float" office:value="14.9290000000003">
                <text:p>14.9290000000003</text:p>
              </table:table-cell>
              <table:table-cell office:value-type="float" office:value="12.8464999999997">
                <text:p>12.8464999999997</text:p>
              </table:table-cell>
              <table:table-cell office:value-type="float" office:value="38.3495000000021">
                <text:p>38.3495000000021</text:p>
              </table:table-cell>
              <table:table-cell office:value-type="float" office:value="8.09149999999991">
                <text:p>8.09149999999991</text:p>
              </table:table-cell>
              <table:table-cell office:value-type="float" office:value="4.80449999999994">
                <text:p>4.80449999999994</text:p>
              </table:table-cell>
              <table:table-cell office:value-type="float" office:value="5.89449999999995">
                <text:p>5.89449999999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.3000000000019">
                <text:p>34.3000000000019</text:p>
              </table:table-cell>
              <table:table-cell office:value-type="float" office:value="18.8460000000003">
                <text:p>18.8460000000003</text:p>
              </table:table-cell>
              <table:table-cell office:value-type="float" office:value="14.3485000000001">
                <text:p>14.3485000000001</text:p>
              </table:table-cell>
              <table:table-cell office:value-type="float" office:value="12.8945000000004">
                <text:p>12.8945000000004</text:p>
              </table:table-cell>
              <table:table-cell office:value-type="float" office:value="23.5270000000017">
                <text:p>23.5270000000017</text:p>
              </table:table-cell>
              <table:table-cell office:value-type="float" office:value="5.70599999999992">
                <text:p>5.70599999999992</text:p>
              </table:table-cell>
              <table:table-cell office:value-type="float" office:value="6.67049999999991">
                <text:p>6.67049999999991</text:p>
              </table:table-cell>
              <table:table-cell office:value-type="float" office:value="8.44149999999998">
                <text:p>8.44149999999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0080000000003">
                <text:p>25.0080000000003</text:p>
              </table:table-cell>
              <table:table-cell office:value-type="float" office:value="16.0710000000003">
                <text:p>16.0710000000003</text:p>
              </table:table-cell>
              <table:table-cell office:value-type="float" office:value="16.7525000000006">
                <text:p>16.7525000000006</text:p>
              </table:table-cell>
              <table:table-cell office:value-type="float" office:value="19.3545000000002">
                <text:p>19.3545000000002</text:p>
              </table:table-cell>
              <table:table-cell office:value-type="float" office:value="17.6085000000002">
                <text:p>17.6085000000002</text:p>
              </table:table-cell>
              <table:table-cell office:value-type="float" office:value="6.36499999999997">
                <text:p>6.36499999999997</text:p>
              </table:table-cell>
              <table:table-cell office:value-type="float" office:value="5.45849999999996">
                <text:p>5.45849999999996</text:p>
              </table:table-cell>
              <table:table-cell office:value-type="float" office:value="6.3695">
                <text:p>6.36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.9640000000017">
                <text:p>21.9640000000017</text:p>
              </table:table-cell>
              <table:table-cell office:value-type="float" office:value="21.8105">
                <text:p>21.8105</text:p>
              </table:table-cell>
              <table:table-cell office:value-type="float" office:value="15.5794999999998">
                <text:p>15.5794999999998</text:p>
              </table:table-cell>
              <table:table-cell office:value-type="float" office:value="13.3650000000002">
                <text:p>13.3650000000002</text:p>
              </table:table-cell>
              <table:table-cell office:value-type="float" office:value="33.6544999999997">
                <text:p>33.6544999999997</text:p>
              </table:table-cell>
              <table:table-cell office:value-type="float" office:value="8.76599999999991">
                <text:p>8.76599999999991</text:p>
              </table:table-cell>
              <table:table-cell office:value-type="float" office:value="7.41349999999997">
                <text:p>7.41349999999997</text:p>
              </table:table-cell>
              <table:table-cell office:value-type="float" office:value="7.22849999999991">
                <text:p>7.22849999999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.4090000000003">
                <text:p>17.4090000000003</text:p>
              </table:table-cell>
              <table:table-cell office:value-type="float" office:value="22.2340000000006">
                <text:p>22.2340000000006</text:p>
              </table:table-cell>
              <table:table-cell office:value-type="float" office:value="13.9085000000002">
                <text:p>13.9085000000002</text:p>
              </table:table-cell>
              <table:table-cell office:value-type="float" office:value="11.8910000000003">
                <text:p>11.8910000000003</text:p>
              </table:table-cell>
              <table:table-cell office:value-type="float" office:value="18.1890000000005">
                <text:p>18.1890000000005</text:p>
              </table:table-cell>
              <table:table-cell office:value-type="float" office:value="7.23699999999996">
                <text:p>7.23699999999996</text:p>
              </table:table-cell>
              <table:table-cell office:value-type="float" office:value="6.70600000000004">
                <text:p>6.70600000000004</text:p>
              </table:table-cell>
              <table:table-cell office:value-type="float" office:value="5.90549999999993">
                <text:p>5.90549999999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.7525000000016">
                <text:p>35.7525000000016</text:p>
              </table:table-cell>
              <table:table-cell office:value-type="float" office:value="18.8670000000002">
                <text:p>18.8670000000002</text:p>
              </table:table-cell>
              <table:table-cell office:value-type="float" office:value="13.2540000000001">
                <text:p>13.2540000000001</text:p>
              </table:table-cell>
              <table:table-cell office:value-type="float" office:value="8.64850000000006">
                <text:p>8.64850000000006</text:p>
              </table:table-cell>
              <table:table-cell office:value-type="float" office:value="16.3525000000001">
                <text:p>16.3525000000001</text:p>
              </table:table-cell>
              <table:table-cell office:value-type="float" office:value="8.17699999999997">
                <text:p>8.17699999999997</text:p>
              </table:table-cell>
              <table:table-cell office:value-type="float" office:value="6.76099999999992">
                <text:p>6.76099999999992</text:p>
              </table:table-cell>
              <table:table-cell office:value-type="float" office:value="6.6569999999999">
                <text:p>6.656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8365000000002">
                <text:p>15.8365000000002</text:p>
              </table:table-cell>
              <table:table-cell office:value-type="float" office:value="20.3410000000008">
                <text:p>20.3410000000008</text:p>
              </table:table-cell>
              <table:table-cell office:value-type="float" office:value="11.1925000000001">
                <text:p>11.1925000000001</text:p>
              </table:table-cell>
              <table:table-cell office:value-type="float" office:value="7.65649999999988">
                <text:p>7.65649999999988</text:p>
              </table:table-cell>
              <table:table-cell office:value-type="float" office:value="19.0840000000004">
                <text:p>19.0840000000004</text:p>
              </table:table-cell>
              <table:table-cell office:value-type="float" office:value="5.54299999999992">
                <text:p>5.54299999999992</text:p>
              </table:table-cell>
              <table:table-cell office:value-type="float" office:value="6.23449999999999">
                <text:p>6.23449999999999</text:p>
              </table:table-cell>
              <table:table-cell office:value-type="float" office:value="5.86299999999992">
                <text:p>5.862999999999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9915000000004">
                <text:p>25.9915000000004</text:p>
              </table:table-cell>
              <table:table-cell office:value-type="float" office:value="17.2045000000004">
                <text:p>17.2045000000004</text:p>
              </table:table-cell>
              <table:table-cell office:value-type="float" office:value="10.203">
                <text:p>10.203</text:p>
              </table:table-cell>
              <table:table-cell office:value-type="float" office:value="11.0985000000001">
                <text:p>11.0985000000001</text:p>
              </table:table-cell>
              <table:table-cell office:value-type="float" office:value="20.5155000000005">
                <text:p>20.5155000000005</text:p>
              </table:table-cell>
              <table:table-cell office:value-type="float" office:value="5.63249999999992">
                <text:p>5.63249999999992</text:p>
              </table:table-cell>
              <table:table-cell office:value-type="float" office:value="5.47249999999995">
                <text:p>5.47249999999995</text:p>
              </table:table-cell>
              <table:table-cell office:value-type="float" office:value="6.23799999999991">
                <text:p>6.237999999999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724000000001">
                <text:p>34.724000000001</text:p>
              </table:table-cell>
              <table:table-cell office:value-type="float" office:value="19.1585000000003">
                <text:p>19.1585000000003</text:p>
              </table:table-cell>
              <table:table-cell office:value-type="float" office:value="15.1895000000003">
                <text:p>15.1895000000003</text:p>
              </table:table-cell>
              <table:table-cell office:value-type="float" office:value="10.5675">
                <text:p>10.5675</text:p>
              </table:table-cell>
              <table:table-cell office:value-type="float" office:value="23.8480000000009">
                <text:p>23.8480000000009</text:p>
              </table:table-cell>
              <table:table-cell office:value-type="float" office:value="4.09249999999996">
                <text:p>4.09249999999996</text:p>
              </table:table-cell>
              <table:table-cell office:value-type="float" office:value="5.67799999999992">
                <text:p>5.67799999999992</text:p>
              </table:table-cell>
              <table:table-cell office:value-type="float" office:value="6.90499999999994">
                <text:p>6.904999999999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.0355000000013">
                <text:p>24.0355000000013</text:p>
              </table:table-cell>
              <table:table-cell office:value-type="float" office:value="14.013">
                <text:p>14.013</text:p>
              </table:table-cell>
              <table:table-cell office:value-type="float" office:value="8.31249999999996">
                <text:p>8.31249999999996</text:p>
              </table:table-cell>
              <table:table-cell office:value-type="float" office:value="14.7725000000003">
                <text:p>14.7725000000003</text:p>
              </table:table-cell>
              <table:table-cell office:value-type="float" office:value="19.1170000000008">
                <text:p>19.1170000000008</text:p>
              </table:table-cell>
              <table:table-cell office:value-type="float" office:value="5.24449999999993">
                <text:p>5.24449999999993</text:p>
              </table:table-cell>
              <table:table-cell office:value-type="float" office:value="5.53149999999992">
                <text:p>5.53149999999992</text:p>
              </table:table-cell>
              <table:table-cell office:value-type="float" office:value="5.91349999999992">
                <text:p>5.913499999999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5725">
                <text:p>22.5725</text:p>
              </table:table-cell>
              <table:table-cell office:value-type="float" office:value="25.4114999999997">
                <text:p>25.4114999999997</text:p>
              </table:table-cell>
              <table:table-cell office:value-type="float" office:value="9.58800000000001">
                <text:p>9.58800000000001</text:p>
              </table:table-cell>
              <table:table-cell office:value-type="float" office:value="11.2215000000001">
                <text:p>11.2215000000001</text:p>
              </table:table-cell>
              <table:table-cell office:value-type="float" office:value="24.7730000000002">
                <text:p>24.7730000000002</text:p>
              </table:table-cell>
              <table:table-cell office:value-type="float" office:value="5.33999999999997">
                <text:p>5.33999999999997</text:p>
              </table:table-cell>
              <table:table-cell office:value-type="float" office:value="4.85349999999994">
                <text:p>4.85349999999994</text:p>
              </table:table-cell>
              <table:table-cell office:value-type="float" office:value="5.64349999999996">
                <text:p>5.643499999999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.2340000000003">
                <text:p>30.2340000000003</text:p>
              </table:table-cell>
              <table:table-cell office:value-type="float" office:value="14.1594999999998">
                <text:p>14.1594999999998</text:p>
              </table:table-cell>
              <table:table-cell office:value-type="float" office:value="10.7940000000001">
                <text:p>10.7940000000001</text:p>
              </table:table-cell>
              <table:table-cell office:value-type="float" office:value="7.46199999999995">
                <text:p>7.46199999999995</text:p>
              </table:table-cell>
              <table:table-cell office:value-type="float" office:value="19.1355000000002">
                <text:p>19.1355000000002</text:p>
              </table:table-cell>
              <table:table-cell office:value-type="float" office:value="4.95249999999994">
                <text:p>4.95249999999994</text:p>
              </table:table-cell>
              <table:table-cell office:value-type="float" office:value="5.24299999999993">
                <text:p>5.24299999999993</text:p>
              </table:table-cell>
              <table:table-cell office:value-type="float" office:value="5.19999999999994">
                <text:p>5.199999999999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.0755000000006">
                <text:p>28.0755000000006</text:p>
              </table:table-cell>
              <table:table-cell office:value-type="float" office:value="17.1350000000001">
                <text:p>17.1350000000001</text:p>
              </table:table-cell>
              <table:table-cell office:value-type="float" office:value="10.2120000000001">
                <text:p>10.2120000000001</text:p>
              </table:table-cell>
              <table:table-cell office:value-type="float" office:value="12.6495000000001">
                <text:p>12.6495000000001</text:p>
              </table:table-cell>
              <table:table-cell office:value-type="float" office:value="19.075">
                <text:p>19.075</text:p>
              </table:table-cell>
              <table:table-cell office:value-type="float" office:value="5.15799999999993">
                <text:p>5.15799999999993</text:p>
              </table:table-cell>
              <table:table-cell office:value-type="float" office:value="5.16350000000001">
                <text:p>5.16350000000001</text:p>
              </table:table-cell>
              <table:table-cell office:value-type="float" office:value="6.50049999999994">
                <text:p>6.500499999999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2.458cm" style:legend-expansion="high" chart:style-name="ch2"/>
        <chart:plot-area chart:style-name="ch3" table:cell-range-address="'tau_elig = 0.2s'.C101:'tau_elig = 0.2s'.F121 'tau_elig = 0.2s'.AA101:'tau_elig = 0.2s'.AD121" chart:data-source-has-labels="row" svg:x="0.32cm" svg:y="0.18cm" svg:width="12.614cm" svg:height="8.64cm">
          <chartooo:coordinate-region svg:x="0.941cm" svg:y="0.379cm" svg:width="11.80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au_elig = 0.2s'.C102:'tau_elig = 0.2s'.C121" chart:label-cell-address="'tau_elig = 0.2s'.C101:'tau_elig = 0.2s'.C101" chart:class="chart:line">
            <chart:data-point chart:repeated="20"/>
          </chart:series>
          <chart:series chart:style-name="ch7" chart:values-cell-range-address="'tau_elig = 0.2s'.D102:'tau_elig = 0.2s'.D121" chart:label-cell-address="'tau_elig = 0.2s'.D101:'tau_elig = 0.2s'.D101" chart:class="chart:line">
            <chart:data-point chart:repeated="20"/>
          </chart:series>
          <chart:series chart:style-name="ch8" chart:values-cell-range-address="'tau_elig = 0.2s'.E102:'tau_elig = 0.2s'.E121" chart:label-cell-address="'tau_elig = 0.2s'.E101:'tau_elig = 0.2s'.E101" chart:class="chart:line">
            <chart:data-point chart:repeated="20"/>
          </chart:series>
          <chart:series chart:style-name="ch9" chart:values-cell-range-address="'tau_elig = 0.2s'.F102:'tau_elig = 0.2s'.F121" chart:label-cell-address="'tau_elig = 0.2s'.F101:'tau_elig = 0.2s'.F101" chart:class="chart:line">
            <chart:data-point chart:repeated="20"/>
          </chart:series>
          <chart:series chart:style-name="ch10" chart:values-cell-range-address="'tau_elig = 0.2s'.AA102:'tau_elig = 0.2s'.AA121" chart:label-cell-address="'tau_elig = 0.2s'.AA101:'tau_elig = 0.2s'.AA101" chart:class="chart:line">
            <chart:data-point chart:repeated="20"/>
          </chart:series>
          <chart:series chart:style-name="ch11" chart:values-cell-range-address="'tau_elig = 0.2s'.AB102:'tau_elig = 0.2s'.AB121" chart:label-cell-address="'tau_elig = 0.2s'.AB101:'tau_elig = 0.2s'.AB101" chart:class="chart:line">
            <chart:data-point chart:repeated="20"/>
          </chart:series>
          <chart:series chart:style-name="ch12" chart:values-cell-range-address="'tau_elig = 0.2s'.AC102:'tau_elig = 0.2s'.AC121" chart:label-cell-address="'tau_elig = 0.2s'.AC101:'tau_elig = 0.2s'.AC101" chart:class="chart:line">
            <chart:data-point chart:repeated="20"/>
          </chart:series>
          <chart:series chart:style-name="ch13" chart:values-cell-range-address="'tau_elig = 0.2s'.AD102:'tau_elig = 0.2s'.AD121" chart:label-cell-address="'tau_elig = 0.2s'.AD101:'tau_elig = 0.2s'.AD101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a=0.01</text:p>
                <draw:g>
                  <svg:desc>'tau_elig = 0.2s'.C101:'tau_elig = 0.2s'.C101</svg:desc>
                </draw:g>
              </table:table-cell>
              <table:table-cell office:value-type="string">
                <text:p>Eta=0.1</text:p>
                <draw:g>
                  <svg:desc>'tau_elig = 0.2s'.D101:'tau_elig = 0.2s'.D101</svg:desc>
                </draw:g>
              </table:table-cell>
              <table:table-cell office:value-type="string">
                <text:p>Eta=1</text:p>
                <draw:g>
                  <svg:desc>'tau_elig = 0.2s'.E101:'tau_elig = 0.2s'.E101</svg:desc>
                </draw:g>
              </table:table-cell>
              <table:table-cell office:value-type="string">
                <text:p>Eta=10</text:p>
                <draw:g>
                  <svg:desc>'tau_elig = 0.2s'.F101:'tau_elig = 0.2s'.F101</svg:desc>
                </draw:g>
              </table:table-cell>
              <table:table-cell office:value-type="string">
                <text:p>Eta=0.01</text:p>
                <draw:g>
                  <svg:desc>'tau_elig = 0.2s'.AA101:'tau_elig = 0.2s'.AA101</svg:desc>
                </draw:g>
              </table:table-cell>
              <table:table-cell office:value-type="string">
                <text:p>Eta=0.1</text:p>
                <draw:g>
                  <svg:desc>'tau_elig = 0.2s'.AB101:'tau_elig = 0.2s'.AB101</svg:desc>
                </draw:g>
              </table:table-cell>
              <table:table-cell office:value-type="string">
                <text:p>Eta=1</text:p>
                <draw:g>
                  <svg:desc>'tau_elig = 0.2s'.AC101:'tau_elig = 0.2s'.AC101</svg:desc>
                </draw:g>
              </table:table-cell>
              <table:table-cell office:value-type="string">
                <text:p>Eta=10</text:p>
                <draw:g>
                  <svg:desc>'tau_elig = 0.2s'.AD101:'tau_elig = 0.2s'.AD1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9880000000011">
                <text:p>27.9880000000011</text:p>
                <draw:g>
                  <svg:desc>'tau_elig = 0.2s'.C102:'tau_elig = 0.2s'.C121</svg:desc>
                </draw:g>
              </table:table-cell>
              <table:table-cell office:value-type="float" office:value="24.2835000000004">
                <text:p>24.2835000000004</text:p>
                <draw:g>
                  <svg:desc>'tau_elig = 0.2s'.D102:'tau_elig = 0.2s'.D121</svg:desc>
                </draw:g>
              </table:table-cell>
              <table:table-cell office:value-type="float" office:value="NaN">
                <text:p>NaN</text:p>
                <draw:g>
                  <svg:desc>'tau_elig = 0.2s'.E102:'tau_elig = 0.2s'.E121</svg:desc>
                </draw:g>
              </table:table-cell>
              <table:table-cell office:value-type="float" office:value="15.2850000000004">
                <text:p>15.2850000000004</text:p>
                <draw:g>
                  <svg:desc>'tau_elig = 0.2s'.F102:'tau_elig = 0.2s'.F121</svg:desc>
                </draw:g>
              </table:table-cell>
              <table:table-cell office:value-type="float" office:value="26.4285000000008">
                <text:p>26.4285000000008</text:p>
                <draw:g>
                  <svg:desc>'tau_elig = 0.2s'.AA102:'tau_elig = 0.2s'.AA121</svg:desc>
                </draw:g>
              </table:table-cell>
              <table:table-cell office:value-type="float" office:value="31.5245000000003">
                <text:p>31.5245000000003</text:p>
                <draw:g>
                  <svg:desc>'tau_elig = 0.2s'.AB102:'tau_elig = 0.2s'.AB121</svg:desc>
                </draw:g>
              </table:table-cell>
              <table:table-cell office:value-type="float" office:value="26.551">
                <text:p>26.551</text:p>
                <draw:g>
                  <svg:desc>'tau_elig = 0.2s'.AC102:'tau_elig = 0.2s'.AC121</svg:desc>
                </draw:g>
              </table:table-cell>
              <table:table-cell office:value-type="float" office:value="33.9225000000019">
                <text:p>33.9225000000019</text:p>
                <draw:g>
                  <svg:desc>'tau_elig = 0.2s'.AD102:'tau_elig = 0.2s'.AD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9860000000001">
                <text:p>18.9860000000001</text:p>
              </table:table-cell>
              <table:table-cell office:value-type="float" office:value="25.1900000000001">
                <text:p>25.1900000000001</text:p>
              </table:table-cell>
              <table:table-cell office:value-type="float" office:value="NaN">
                <text:p>NaN</text:p>
              </table:table-cell>
              <table:table-cell office:value-type="float" office:value="46.355000000003">
                <text:p>46.355000000003</text:p>
              </table:table-cell>
              <table:table-cell office:value-type="float" office:value="25.4554999999996">
                <text:p>25.4554999999996</text:p>
              </table:table-cell>
              <table:table-cell office:value-type="float" office:value="12.5070000000001">
                <text:p>12.5070000000001</text:p>
              </table:table-cell>
              <table:table-cell office:value-type="float" office:value="17.7885">
                <text:p>17.7885</text:p>
              </table:table-cell>
              <table:table-cell office:value-type="float" office:value="12.603">
                <text:p>12.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5545000000021">
                <text:p>30.5545000000021</text:p>
              </table:table-cell>
              <table:table-cell office:value-type="float" office:value="13.1430000000002">
                <text:p>13.1430000000002</text:p>
              </table:table-cell>
              <table:table-cell office:value-type="float" office:value="NaN">
                <text:p>NaN</text:p>
              </table:table-cell>
              <table:table-cell office:value-type="float" office:value="6.5749999999999">
                <text:p>6.5749999999999</text:p>
              </table:table-cell>
              <table:table-cell office:value-type="float" office:value="21.2515000000011">
                <text:p>21.2515000000011</text:p>
              </table:table-cell>
              <table:table-cell office:value-type="float" office:value="6.5949999999999">
                <text:p>6.5949999999999</text:p>
              </table:table-cell>
              <table:table-cell office:value-type="float" office:value="9.46299999999985">
                <text:p>9.46299999999985</text:p>
              </table:table-cell>
              <table:table-cell office:value-type="float" office:value="13.8280000000001">
                <text:p>13.828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.7965000000006">
                <text:p>26.7965000000006</text:p>
              </table:table-cell>
              <table:table-cell office:value-type="float" office:value="13.3079999999999">
                <text:p>13.3079999999999</text:p>
              </table:table-cell>
              <table:table-cell office:value-type="float" office:value="NaN">
                <text:p>NaN</text:p>
              </table:table-cell>
              <table:table-cell office:value-type="float" office:value="14.1250000000007">
                <text:p>14.1250000000007</text:p>
              </table:table-cell>
              <table:table-cell office:value-type="float" office:value="10.463">
                <text:p>10.463</text:p>
              </table:table-cell>
              <table:table-cell office:value-type="float" office:value="7.35350000000004">
                <text:p>7.35350000000004</text:p>
              </table:table-cell>
              <table:table-cell office:value-type="float" office:value="8.9924999999999">
                <text:p>8.9924999999999</text:p>
              </table:table-cell>
              <table:table-cell office:value-type="float" office:value="9.48999999999999">
                <text:p>9.4899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3850000000014">
                <text:p>29.3850000000014</text:p>
              </table:table-cell>
              <table:table-cell office:value-type="float" office:value="12.8150000000002">
                <text:p>12.8150000000002</text:p>
              </table:table-cell>
              <table:table-cell office:value-type="float" office:value="NaN">
                <text:p>NaN</text:p>
              </table:table-cell>
              <table:table-cell office:value-type="float" office:value="12.705">
                <text:p>12.705</text:p>
              </table:table-cell>
              <table:table-cell office:value-type="float" office:value="17.2425">
                <text:p>17.2425</text:p>
              </table:table-cell>
              <table:table-cell office:value-type="float" office:value="5.66699999999992">
                <text:p>5.66699999999992</text:p>
              </table:table-cell>
              <table:table-cell office:value-type="float" office:value="5.87949999999995">
                <text:p>5.87949999999995</text:p>
              </table:table-cell>
              <table:table-cell office:value-type="float" office:value="10.7090000000003">
                <text:p>10.7090000000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804">
                <text:p>19.804</text:p>
              </table:table-cell>
              <table:table-cell office:value-type="float" office:value="12.1849999999999">
                <text:p>12.1849999999999</text:p>
              </table:table-cell>
              <table:table-cell office:value-type="float" office:value="NaN">
                <text:p>NaN</text:p>
              </table:table-cell>
              <table:table-cell office:value-type="float" office:value="4.59999999999995">
                <text:p>4.59999999999995</text:p>
              </table:table-cell>
              <table:table-cell office:value-type="float" office:value="8.33999999999997">
                <text:p>8.33999999999997</text:p>
              </table:table-cell>
              <table:table-cell office:value-type="float" office:value="8.30999999999994">
                <text:p>8.30999999999994</text:p>
              </table:table-cell>
              <table:table-cell office:value-type="float" office:value="5.74799999999992">
                <text:p>5.74799999999992</text:p>
              </table:table-cell>
              <table:table-cell office:value-type="float" office:value="8.82850000000002">
                <text:p>8.828500000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150000000003">
                <text:p>21.0150000000003</text:p>
              </table:table-cell>
              <table:table-cell office:value-type="float" office:value="13.5690000000003">
                <text:p>13.5690000000003</text:p>
              </table:table-cell>
              <table:table-cell office:value-type="float" office:value="NaN">
                <text:p>NaN</text:p>
              </table:table-cell>
              <table:table-cell office:value-type="float" office:value="9.09999999999985">
                <text:p>9.09999999999985</text:p>
              </table:table-cell>
              <table:table-cell office:value-type="float" office:value="14.0255">
                <text:p>14.0255</text:p>
              </table:table-cell>
              <table:table-cell office:value-type="float" office:value="5.86199999999994">
                <text:p>5.86199999999994</text:p>
              </table:table-cell>
              <table:table-cell office:value-type="float" office:value="6.00799999999992">
                <text:p>6.00799999999992</text:p>
              </table:table-cell>
              <table:table-cell office:value-type="float" office:value="7.64950000000002">
                <text:p>7.64950000000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.9445000000003">
                <text:p>20.9445000000003</text:p>
              </table:table-cell>
              <table:table-cell office:value-type="float" office:value="10.4804999999998">
                <text:p>10.4804999999998</text:p>
              </table:table-cell>
              <table:table-cell office:value-type="float" office:value="NaN">
                <text:p>NaN</text:p>
              </table:table-cell>
              <table:table-cell office:value-type="float" office:value="3.78999999999996">
                <text:p>3.78999999999996</text:p>
              </table:table-cell>
              <table:table-cell office:value-type="float" office:value="11.5709999999999">
                <text:p>11.5709999999999</text:p>
              </table:table-cell>
              <table:table-cell office:value-type="float" office:value="6.12399999999991">
                <text:p>6.12399999999991</text:p>
              </table:table-cell>
              <table:table-cell office:value-type="float" office:value="9.70700000000027">
                <text:p>9.70700000000027</text:p>
              </table:table-cell>
              <table:table-cell office:value-type="float" office:value="6.54299999999992">
                <text:p>6.54299999999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0180000000001">
                <text:p>19.0180000000001</text:p>
              </table:table-cell>
              <table:table-cell office:value-type="float" office:value="13.7480000000001">
                <text:p>13.7480000000001</text:p>
              </table:table-cell>
              <table:table-cell office:value-type="float" office:value="NaN">
                <text:p>NaN</text:p>
              </table:table-cell>
              <table:table-cell office:value-type="float" office:value="6.9349999999999">
                <text:p>6.9349999999999</text:p>
              </table:table-cell>
              <table:table-cell office:value-type="float" office:value="8.27450000000009">
                <text:p>8.27450000000009</text:p>
              </table:table-cell>
              <table:table-cell office:value-type="float" office:value="7.70850000000005">
                <text:p>7.70850000000005</text:p>
              </table:table-cell>
              <table:table-cell office:value-type="float" office:value="5.38449999999999">
                <text:p>5.38449999999999</text:p>
              </table:table-cell>
              <table:table-cell office:value-type="float" office:value="6.13199999999999">
                <text:p>6.1319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8429999999999">
                <text:p>19.8429999999999</text:p>
              </table:table-cell>
              <table:table-cell office:value-type="float" office:value="11.1145000000002">
                <text:p>11.1145000000002</text:p>
              </table:table-cell>
              <table:table-cell office:value-type="float" office:value="NaN">
                <text:p>NaN</text:p>
              </table:table-cell>
              <table:table-cell office:value-type="float" office:value="6.15499999999991">
                <text:p>6.15499999999991</text:p>
              </table:table-cell>
              <table:table-cell office:value-type="float" office:value="9.33949999999995">
                <text:p>9.33949999999995</text:p>
              </table:table-cell>
              <table:table-cell office:value-type="float" office:value="6.50199999999991">
                <text:p>6.50199999999991</text:p>
              </table:table-cell>
              <table:table-cell office:value-type="float" office:value="5.77199999999998">
                <text:p>5.77199999999998</text:p>
              </table:table-cell>
              <table:table-cell office:value-type="float" office:value="5.84699999999992">
                <text:p>5.84699999999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2465000000001">
                <text:p>15.2465000000001</text:p>
              </table:table-cell>
              <table:table-cell office:value-type="float" office:value="9.63749999999999">
                <text:p>9.63749999999999</text:p>
              </table:table-cell>
              <table:table-cell office:value-type="float" office:value="NaN">
                <text:p>NaN</text:p>
              </table:table-cell>
              <table:table-cell office:value-type="float" office:value="7.63999999999988">
                <text:p>7.63999999999988</text:p>
              </table:table-cell>
              <table:table-cell office:value-type="float" office:value="7.4215">
                <text:p>7.4215</text:p>
              </table:table-cell>
              <table:table-cell office:value-type="float" office:value="6.41999999999996">
                <text:p>6.41999999999996</text:p>
              </table:table-cell>
              <table:table-cell office:value-type="float" office:value="5.56399999999993">
                <text:p>5.56399999999993</text:p>
              </table:table-cell>
              <table:table-cell office:value-type="float" office:value="6.39149999999993">
                <text:p>6.391499999999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6324999999997">
                <text:p>13.6324999999997</text:p>
              </table:table-cell>
              <table:table-cell office:value-type="float" office:value="10.782">
                <text:p>10.782</text:p>
              </table:table-cell>
              <table:table-cell office:value-type="float" office:value="NaN">
                <text:p>NaN</text:p>
              </table:table-cell>
              <table:table-cell office:value-type="float" office:value="3.78999999999996">
                <text:p>3.78999999999996</text:p>
              </table:table-cell>
              <table:table-cell office:value-type="float" office:value="7.55450000000006">
                <text:p>7.55450000000006</text:p>
              </table:table-cell>
              <table:table-cell office:value-type="float" office:value="5.89599999999992">
                <text:p>5.89599999999992</text:p>
              </table:table-cell>
              <table:table-cell office:value-type="float" office:value="5.06599999999994">
                <text:p>5.06599999999994</text:p>
              </table:table-cell>
              <table:table-cell office:value-type="float" office:value="5.03249999999994">
                <text:p>5.032499999999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9575000000001">
                <text:p>12.9575000000001</text:p>
              </table:table-cell>
              <table:table-cell office:value-type="float" office:value="7.98700000000002">
                <text:p>7.98700000000002</text:p>
              </table:table-cell>
              <table:table-cell office:value-type="float" office:value="NaN">
                <text:p>NaN</text:p>
              </table:table-cell>
              <table:table-cell office:value-type="float" office:value="4.96999999999994">
                <text:p>4.96999999999994</text:p>
              </table:table-cell>
              <table:table-cell office:value-type="float" office:value="4.52599999999995">
                <text:p>4.52599999999995</text:p>
              </table:table-cell>
              <table:table-cell office:value-type="float" office:value="4.77949999999994">
                <text:p>4.77949999999994</text:p>
              </table:table-cell>
              <table:table-cell office:value-type="float" office:value="6.5864999999999">
                <text:p>6.5864999999999</text:p>
              </table:table-cell>
              <table:table-cell office:value-type="float" office:value="7.90200000000003">
                <text:p>7.90200000000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6154999999999">
                <text:p>14.6154999999999</text:p>
              </table:table-cell>
              <table:table-cell office:value-type="float" office:value="6.78799999999998">
                <text:p>6.78799999999998</text:p>
              </table:table-cell>
              <table:table-cell office:value-type="float" office:value="NaN">
                <text:p>NaN</text:p>
              </table:table-cell>
              <table:table-cell office:value-type="float" office:value="4.99999999999994">
                <text:p>4.99999999999994</text:p>
              </table:table-cell>
              <table:table-cell office:value-type="float" office:value="6.88399999999989">
                <text:p>6.88399999999989</text:p>
              </table:table-cell>
              <table:table-cell office:value-type="float" office:value="4.79499999999994">
                <text:p>4.79499999999994</text:p>
              </table:table-cell>
              <table:table-cell office:value-type="float" office:value="4.70749999999994">
                <text:p>4.70749999999994</text:p>
              </table:table-cell>
              <table:table-cell office:value-type="float" office:value="5.37749999999995">
                <text:p>5.37749999999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.6750000000003">
                <text:p>18.6750000000003</text:p>
              </table:table-cell>
              <table:table-cell office:value-type="float" office:value="8.0325000000001">
                <text:p>8.0325000000001</text:p>
              </table:table-cell>
              <table:table-cell office:value-type="float" office:value="NaN">
                <text:p>NaN</text:p>
              </table:table-cell>
              <table:table-cell office:value-type="float" office:value="7.72499999999988">
                <text:p>7.72499999999988</text:p>
              </table:table-cell>
              <table:table-cell office:value-type="float" office:value="6.13299999999993">
                <text:p>6.13299999999993</text:p>
              </table:table-cell>
              <table:table-cell office:value-type="float" office:value="3.86899999999996">
                <text:p>3.86899999999996</text:p>
              </table:table-cell>
              <table:table-cell office:value-type="float" office:value="4.87750000000003">
                <text:p>4.87750000000003</text:p>
              </table:table-cell>
              <table:table-cell office:value-type="float" office:value="6.16300000000001">
                <text:p>6.1630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7509999999999">
                <text:p>10.7509999999999</text:p>
              </table:table-cell>
              <table:table-cell office:value-type="float" office:value="9.05650000000006">
                <text:p>9.05650000000006</text:p>
              </table:table-cell>
              <table:table-cell office:value-type="float" office:value="NaN">
                <text:p>NaN</text:p>
              </table:table-cell>
              <table:table-cell office:value-type="float" office:value="4.05499999999996">
                <text:p>4.05499999999996</text:p>
              </table:table-cell>
              <table:table-cell office:value-type="float" office:value="5.76549999999992">
                <text:p>5.76549999999992</text:p>
              </table:table-cell>
              <table:table-cell office:value-type="float" office:value="5.45999999999996">
                <text:p>5.45999999999996</text:p>
              </table:table-cell>
              <table:table-cell office:value-type="float" office:value="4.40399999999995">
                <text:p>4.40399999999995</text:p>
              </table:table-cell>
              <table:table-cell office:value-type="float" office:value="7.02550000000001">
                <text:p>7.0255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0945000000002">
                <text:p>18.0945000000002</text:p>
              </table:table-cell>
              <table:table-cell office:value-type="float" office:value="7.51700000000001">
                <text:p>7.51700000000001</text:p>
              </table:table-cell>
              <table:table-cell office:value-type="float" office:value="NaN">
                <text:p>NaN</text:p>
              </table:table-cell>
              <table:table-cell office:value-type="float" office:value="8.37999999999987">
                <text:p>8.37999999999987</text:p>
              </table:table-cell>
              <table:table-cell office:value-type="float" office:value="5.13349999999993">
                <text:p>5.13349999999993</text:p>
              </table:table-cell>
              <table:table-cell office:value-type="float" office:value="5.16894736842107">
                <text:p>5.16894736842107</text:p>
              </table:table-cell>
              <table:table-cell office:value-type="float" office:value="4.64249999999995">
                <text:p>4.64249999999995</text:p>
              </table:table-cell>
              <table:table-cell office:value-type="float" office:value="8.14750000000008">
                <text:p>8.147500000000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4439999999998">
                <text:p>13.4439999999998</text:p>
              </table:table-cell>
              <table:table-cell office:value-type="float" office:value="7.5344999999999">
                <text:p>7.5344999999999</text:p>
              </table:table-cell>
              <table:table-cell office:value-type="float" office:value="NaN">
                <text:p>NaN</text:p>
              </table:table-cell>
              <table:table-cell office:value-type="float" office:value="4.11499999999996">
                <text:p>4.11499999999996</text:p>
              </table:table-cell>
              <table:table-cell office:value-type="float" office:value="5.36849999999993">
                <text:p>5.36849999999993</text:p>
              </table:table-cell>
              <table:table-cell office:value-type="float" office:value="4.53149999999995">
                <text:p>4.53149999999995</text:p>
              </table:table-cell>
              <table:table-cell office:value-type="float" office:value="5.30549999999993">
                <text:p>5.30549999999993</text:p>
              </table:table-cell>
              <table:table-cell office:value-type="float" office:value="5.297">
                <text:p>5.2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60499999999995">
                <text:p>9.60499999999995</text:p>
              </table:table-cell>
              <table:table-cell office:value-type="float" office:value="10.1395">
                <text:p>10.1395</text:p>
              </table:table-cell>
              <table:table-cell office:value-type="float" office:value="NaN">
                <text:p>NaN</text:p>
              </table:table-cell>
              <table:table-cell office:value-type="float" office:value="3.26499999999997">
                <text:p>3.26499999999997</text:p>
              </table:table-cell>
              <table:table-cell office:value-type="float" office:value="4.66749999999994">
                <text:p>4.66749999999994</text:p>
              </table:table-cell>
              <table:table-cell office:value-type="float" office:value="4.08799999999996">
                <text:p>4.08799999999996</text:p>
              </table:table-cell>
              <table:table-cell office:value-type="float" office:value="5.12549999999993">
                <text:p>5.12549999999993</text:p>
              </table:table-cell>
              <table:table-cell office:value-type="float" office:value="5.84899999999992">
                <text:p>5.848999999999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0525">
                <text:p>14.0525</text:p>
              </table:table-cell>
              <table:table-cell office:value-type="float" office:value="5.90199999999992">
                <text:p>5.90199999999992</text:p>
              </table:table-cell>
              <table:table-cell office:value-type="float" office:value="NaN">
                <text:p>NaN</text:p>
              </table:table-cell>
              <table:table-cell office:value-type="float" office:value="3.23499999999997">
                <text:p>3.23499999999997</text:p>
              </table:table-cell>
              <table:table-cell office:value-type="float" office:value="5.48499999999994">
                <text:p>5.48499999999994</text:p>
              </table:table-cell>
              <table:table-cell office:value-type="float" office:value="5.44999999999993">
                <text:p>5.44999999999993</text:p>
              </table:table-cell>
              <table:table-cell office:value-type="float" office:value="3.68499999999996">
                <text:p>3.68499999999996</text:p>
              </table:table-cell>
              <table:table-cell office:value-type="float" office:value="7.04149999999996">
                <text:p>7.041499999999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3.454cm" style:legend-expansion="high" chart:style-name="ch2"/>
        <chart:plot-area chart:style-name="ch3" table:cell-range-address="'tau_elig = 0.04s'.C101:'tau_elig = 0.04s'.F121" chart:data-source-has-labels="row" svg:x="0.32cm" svg:y="0.18cm" svg:width="12.614cm" svg:height="8.64cm">
          <chartooo:coordinate-region svg:x="0.941cm" svg:y="0.379cm" svg:width="11.80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au_elig = 0.04s'.C102:'tau_elig = 0.04s'.C121" chart:label-cell-address="'tau_elig = 0.04s'.C101:'tau_elig = 0.04s'.C101" chart:class="chart:line">
            <chart:data-point chart:repeated="20"/>
          </chart:series>
          <chart:series chart:style-name="ch7" chart:values-cell-range-address="'tau_elig = 0.04s'.D102:'tau_elig = 0.04s'.D121" chart:label-cell-address="'tau_elig = 0.04s'.D101:'tau_elig = 0.04s'.D101" chart:class="chart:line">
            <chart:data-point chart:repeated="20"/>
          </chart:series>
          <chart:series chart:style-name="ch8" chart:values-cell-range-address="'tau_elig = 0.04s'.E102:'tau_elig = 0.04s'.E121" chart:label-cell-address="'tau_elig = 0.04s'.E101:'tau_elig = 0.04s'.E101" chart:class="chart:line">
            <chart:data-point chart:repeated="20"/>
          </chart:series>
          <chart:series chart:style-name="ch9" chart:values-cell-range-address="'tau_elig = 0.04s'.F102:'tau_elig = 0.04s'.F121" chart:label-cell-address="'tau_elig = 0.04s'.F101:'tau_elig = 0.04s'.F10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a=0.01</text:p>
                <draw:g>
                  <svg:desc>'tau_elig = 0.04s'.C101:'tau_elig = 0.04s'.C101</svg:desc>
                </draw:g>
              </table:table-cell>
              <table:table-cell office:value-type="string">
                <text:p>Eta=0.1</text:p>
                <draw:g>
                  <svg:desc>'tau_elig = 0.04s'.D101:'tau_elig = 0.04s'.D101</svg:desc>
                </draw:g>
              </table:table-cell>
              <table:table-cell office:value-type="string">
                <text:p>Eta=1</text:p>
                <draw:g>
                  <svg:desc>'tau_elig = 0.04s'.E101:'tau_elig = 0.04s'.E101</svg:desc>
                </draw:g>
              </table:table-cell>
              <table:table-cell office:value-type="string">
                <text:p>Eta=10</text:p>
                <draw:g>
                  <svg:desc>'tau_elig = 0.04s'.F101:'tau_elig = 0.04s'.F1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4370000000019">
                <text:p>31.4370000000019</text:p>
                <draw:g>
                  <svg:desc>'tau_elig = 0.04s'.C102:'tau_elig = 0.04s'.C121</svg:desc>
                </draw:g>
              </table:table-cell>
              <table:table-cell office:value-type="float" office:value="43.3130000000015">
                <text:p>43.3130000000015</text:p>
                <draw:g>
                  <svg:desc>'tau_elig = 0.04s'.D102:'tau_elig = 0.04s'.D121</svg:desc>
                </draw:g>
              </table:table-cell>
              <table:table-cell office:value-type="float" office:value="29.7550000000011">
                <text:p>29.7550000000011</text:p>
                <draw:g>
                  <svg:desc>'tau_elig = 0.04s'.E102:'tau_elig = 0.04s'.E121</svg:desc>
                </draw:g>
              </table:table-cell>
              <table:table-cell office:value-type="float" office:value="37.0955000000016">
                <text:p>37.0955000000016</text:p>
                <draw:g>
                  <svg:desc>'tau_elig = 0.04s'.F102:'tau_elig = 0.04s'.F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.5770000000006">
                <text:p>41.5770000000006</text:p>
              </table:table-cell>
              <table:table-cell office:value-type="float" office:value="23.8969999999999">
                <text:p>23.8969999999999</text:p>
              </table:table-cell>
              <table:table-cell office:value-type="float" office:value="21.0505000000002">
                <text:p>21.0505000000002</text:p>
              </table:table-cell>
              <table:table-cell office:value-type="float" office:value="27.9500000000005">
                <text:p>27.950000000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6025000000014">
                <text:p>24.6025000000014</text:p>
              </table:table-cell>
              <table:table-cell office:value-type="float" office:value="33.4270000000016">
                <text:p>33.4270000000016</text:p>
              </table:table-cell>
              <table:table-cell office:value-type="float" office:value="18.3535000000004">
                <text:p>18.3535000000004</text:p>
              </table:table-cell>
              <table:table-cell office:value-type="float" office:value="14.6560000000001">
                <text:p>14.656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7705">
                <text:p>24.7705</text:p>
              </table:table-cell>
              <table:table-cell office:value-type="float" office:value="39.6825000000013">
                <text:p>39.6825000000013</text:p>
              </table:table-cell>
              <table:table-cell office:value-type="float" office:value="14.8120000000004">
                <text:p>14.8120000000004</text:p>
              </table:table-cell>
              <table:table-cell office:value-type="float" office:value="13.4950000000002">
                <text:p>13.495000000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8040000000016">
                <text:p>30.8040000000016</text:p>
              </table:table-cell>
              <table:table-cell office:value-type="float" office:value="22.5160000000003">
                <text:p>22.5160000000003</text:p>
              </table:table-cell>
              <table:table-cell office:value-type="float" office:value="17.2930000000003">
                <text:p>17.2930000000003</text:p>
              </table:table-cell>
              <table:table-cell office:value-type="float" office:value="16.5535000000003">
                <text:p>16.5535000000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1785000000013">
                <text:p>34.1785000000013</text:p>
              </table:table-cell>
              <table:table-cell office:value-type="float" office:value="26.3320000000002">
                <text:p>26.3320000000002</text:p>
              </table:table-cell>
              <table:table-cell office:value-type="float" office:value="15.4080000000001">
                <text:p>15.4080000000001</text:p>
              </table:table-cell>
              <table:table-cell office:value-type="float" office:value="15.4790000000005">
                <text:p>15.47900000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6505000000009">
                <text:p>29.6505000000009</text:p>
              </table:table-cell>
              <table:table-cell office:value-type="float" office:value="17.4254999999997">
                <text:p>17.4254999999997</text:p>
              </table:table-cell>
              <table:table-cell office:value-type="float" office:value="11.8384999999998">
                <text:p>11.8384999999998</text:p>
              </table:table-cell>
              <table:table-cell office:value-type="float" office:value="14.2804999999999">
                <text:p>14.2804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0515000000003">
                <text:p>21.0515000000003</text:p>
              </table:table-cell>
              <table:table-cell office:value-type="float" office:value="18.1770000000004">
                <text:p>18.1770000000004</text:p>
              </table:table-cell>
              <table:table-cell office:value-type="float" office:value="14.9290000000003">
                <text:p>14.9290000000003</text:p>
              </table:table-cell>
              <table:table-cell office:value-type="float" office:value="12.8464999999997">
                <text:p>12.8464999999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.3000000000019">
                <text:p>34.3000000000019</text:p>
              </table:table-cell>
              <table:table-cell office:value-type="float" office:value="18.8460000000003">
                <text:p>18.8460000000003</text:p>
              </table:table-cell>
              <table:table-cell office:value-type="float" office:value="14.3485000000001">
                <text:p>14.3485000000001</text:p>
              </table:table-cell>
              <table:table-cell office:value-type="float" office:value="12.8945000000004">
                <text:p>12.8945000000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0080000000003">
                <text:p>25.0080000000003</text:p>
              </table:table-cell>
              <table:table-cell office:value-type="float" office:value="16.0710000000003">
                <text:p>16.0710000000003</text:p>
              </table:table-cell>
              <table:table-cell office:value-type="float" office:value="16.7525000000006">
                <text:p>16.7525000000006</text:p>
              </table:table-cell>
              <table:table-cell office:value-type="float" office:value="19.3545000000002">
                <text:p>19.3545000000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.9640000000017">
                <text:p>21.9640000000017</text:p>
              </table:table-cell>
              <table:table-cell office:value-type="float" office:value="21.8105">
                <text:p>21.8105</text:p>
              </table:table-cell>
              <table:table-cell office:value-type="float" office:value="15.5794999999998">
                <text:p>15.5794999999998</text:p>
              </table:table-cell>
              <table:table-cell office:value-type="float" office:value="13.3650000000002">
                <text:p>13.3650000000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.4090000000003">
                <text:p>17.4090000000003</text:p>
              </table:table-cell>
              <table:table-cell office:value-type="float" office:value="22.2340000000006">
                <text:p>22.2340000000006</text:p>
              </table:table-cell>
              <table:table-cell office:value-type="float" office:value="13.9085000000002">
                <text:p>13.9085000000002</text:p>
              </table:table-cell>
              <table:table-cell office:value-type="float" office:value="11.8910000000003">
                <text:p>11.8910000000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.7525000000016">
                <text:p>35.7525000000016</text:p>
              </table:table-cell>
              <table:table-cell office:value-type="float" office:value="18.8670000000002">
                <text:p>18.8670000000002</text:p>
              </table:table-cell>
              <table:table-cell office:value-type="float" office:value="13.2540000000001">
                <text:p>13.2540000000001</text:p>
              </table:table-cell>
              <table:table-cell office:value-type="float" office:value="8.64850000000006">
                <text:p>8.648500000000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8365000000002">
                <text:p>15.8365000000002</text:p>
              </table:table-cell>
              <table:table-cell office:value-type="float" office:value="20.3410000000008">
                <text:p>20.3410000000008</text:p>
              </table:table-cell>
              <table:table-cell office:value-type="float" office:value="11.1925000000001">
                <text:p>11.1925000000001</text:p>
              </table:table-cell>
              <table:table-cell office:value-type="float" office:value="7.65649999999988">
                <text:p>7.656499999999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9915000000004">
                <text:p>25.9915000000004</text:p>
              </table:table-cell>
              <table:table-cell office:value-type="float" office:value="17.2045000000004">
                <text:p>17.2045000000004</text:p>
              </table:table-cell>
              <table:table-cell office:value-type="float" office:value="10.203">
                <text:p>10.203</text:p>
              </table:table-cell>
              <table:table-cell office:value-type="float" office:value="11.0985000000001">
                <text:p>11.0985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724000000001">
                <text:p>34.724000000001</text:p>
              </table:table-cell>
              <table:table-cell office:value-type="float" office:value="19.1585000000003">
                <text:p>19.1585000000003</text:p>
              </table:table-cell>
              <table:table-cell office:value-type="float" office:value="15.1895000000003">
                <text:p>15.1895000000003</text:p>
              </table:table-cell>
              <table:table-cell office:value-type="float" office:value="10.5675">
                <text:p>10.56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.0355000000013">
                <text:p>24.0355000000013</text:p>
              </table:table-cell>
              <table:table-cell office:value-type="float" office:value="14.013">
                <text:p>14.013</text:p>
              </table:table-cell>
              <table:table-cell office:value-type="float" office:value="8.31249999999996">
                <text:p>8.31249999999996</text:p>
              </table:table-cell>
              <table:table-cell office:value-type="float" office:value="14.7725000000003">
                <text:p>14.77250000000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5725">
                <text:p>22.5725</text:p>
              </table:table-cell>
              <table:table-cell office:value-type="float" office:value="25.4114999999997">
                <text:p>25.4114999999997</text:p>
              </table:table-cell>
              <table:table-cell office:value-type="float" office:value="9.58800000000001">
                <text:p>9.58800000000001</text:p>
              </table:table-cell>
              <table:table-cell office:value-type="float" office:value="11.2215000000001">
                <text:p>11.22150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.2340000000003">
                <text:p>30.2340000000003</text:p>
              </table:table-cell>
              <table:table-cell office:value-type="float" office:value="14.1594999999998">
                <text:p>14.1594999999998</text:p>
              </table:table-cell>
              <table:table-cell office:value-type="float" office:value="10.7940000000001">
                <text:p>10.7940000000001</text:p>
              </table:table-cell>
              <table:table-cell office:value-type="float" office:value="7.46199999999995">
                <text:p>7.461999999999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.0755000000006">
                <text:p>28.0755000000006</text:p>
              </table:table-cell>
              <table:table-cell office:value-type="float" office:value="17.1350000000001">
                <text:p>17.1350000000001</text:p>
              </table:table-cell>
              <table:table-cell office:value-type="float" office:value="10.2120000000001">
                <text:p>10.2120000000001</text:p>
              </table:table-cell>
              <table:table-cell office:value-type="float" office:value="12.6495000000001">
                <text:p>12.64950000000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3.454cm" style:legend-expansion="high" chart:style-name="ch2"/>
        <chart:plot-area chart:style-name="ch3" table:cell-range-address="'tau_elig = 0.2s'.C101:'tau_elig = 0.2s'.F121" chart:data-source-has-labels="row" svg:x="0.32cm" svg:y="0.18cm" svg:width="12.614cm" svg:height="8.64cm">
          <chartooo:coordinate-region svg:x="0.941cm" svg:y="0.379cm" svg:width="11.80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au_elig = 0.2s'.C102:'tau_elig = 0.2s'.C121" chart:label-cell-address="'tau_elig = 0.2s'.C101:'tau_elig = 0.2s'.C101" chart:class="chart:line">
            <chart:data-point chart:repeated="20"/>
          </chart:series>
          <chart:series chart:style-name="ch7" chart:values-cell-range-address="'tau_elig = 0.2s'.D102:'tau_elig = 0.2s'.D121" chart:label-cell-address="'tau_elig = 0.2s'.D101:'tau_elig = 0.2s'.D101" chart:class="chart:line">
            <chart:data-point chart:repeated="20"/>
          </chart:series>
          <chart:series chart:style-name="ch8" chart:values-cell-range-address="'tau_elig = 0.2s'.E102:'tau_elig = 0.2s'.E121" chart:label-cell-address="'tau_elig = 0.2s'.E101:'tau_elig = 0.2s'.E101" chart:class="chart:line">
            <chart:data-point chart:repeated="20"/>
          </chart:series>
          <chart:series chart:style-name="ch9" chart:values-cell-range-address="'tau_elig = 0.2s'.F102:'tau_elig = 0.2s'.F121" chart:label-cell-address="'tau_elig = 0.2s'.F101:'tau_elig = 0.2s'.F10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a=0.01</text:p>
                <draw:g>
                  <svg:desc>'tau_elig = 0.2s'.C101:'tau_elig = 0.2s'.C101</svg:desc>
                </draw:g>
              </table:table-cell>
              <table:table-cell office:value-type="string">
                <text:p>Eta=0.1</text:p>
                <draw:g>
                  <svg:desc>'tau_elig = 0.2s'.D101:'tau_elig = 0.2s'.D101</svg:desc>
                </draw:g>
              </table:table-cell>
              <table:table-cell office:value-type="string">
                <text:p>Eta=1</text:p>
                <draw:g>
                  <svg:desc>'tau_elig = 0.2s'.E101:'tau_elig = 0.2s'.E101</svg:desc>
                </draw:g>
              </table:table-cell>
              <table:table-cell office:value-type="string">
                <text:p>Eta=10</text:p>
                <draw:g>
                  <svg:desc>'tau_elig = 0.2s'.F101:'tau_elig = 0.2s'.F1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9880000000011">
                <text:p>27.9880000000011</text:p>
                <draw:g>
                  <svg:desc>'tau_elig = 0.2s'.C102:'tau_elig = 0.2s'.C121</svg:desc>
                </draw:g>
              </table:table-cell>
              <table:table-cell office:value-type="float" office:value="24.2835000000004">
                <text:p>24.2835000000004</text:p>
                <draw:g>
                  <svg:desc>'tau_elig = 0.2s'.D102:'tau_elig = 0.2s'.D121</svg:desc>
                </draw:g>
              </table:table-cell>
              <table:table-cell office:value-type="float" office:value="NaN">
                <text:p>NaN</text:p>
                <draw:g>
                  <svg:desc>'tau_elig = 0.2s'.E102:'tau_elig = 0.2s'.E121</svg:desc>
                </draw:g>
              </table:table-cell>
              <table:table-cell office:value-type="float" office:value="15.2850000000004">
                <text:p>15.2850000000004</text:p>
                <draw:g>
                  <svg:desc>'tau_elig = 0.2s'.F102:'tau_elig = 0.2s'.F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9860000000001">
                <text:p>18.9860000000001</text:p>
              </table:table-cell>
              <table:table-cell office:value-type="float" office:value="25.1900000000001">
                <text:p>25.1900000000001</text:p>
              </table:table-cell>
              <table:table-cell office:value-type="float" office:value="NaN">
                <text:p>NaN</text:p>
              </table:table-cell>
              <table:table-cell office:value-type="float" office:value="46.355000000003">
                <text:p>46.35500000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5545000000021">
                <text:p>30.5545000000021</text:p>
              </table:table-cell>
              <table:table-cell office:value-type="float" office:value="13.1430000000002">
                <text:p>13.1430000000002</text:p>
              </table:table-cell>
              <table:table-cell office:value-type="float" office:value="NaN">
                <text:p>NaN</text:p>
              </table:table-cell>
              <table:table-cell office:value-type="float" office:value="6.5749999999999">
                <text:p>6.574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.7965000000006">
                <text:p>26.7965000000006</text:p>
              </table:table-cell>
              <table:table-cell office:value-type="float" office:value="13.3079999999999">
                <text:p>13.3079999999999</text:p>
              </table:table-cell>
              <table:table-cell office:value-type="float" office:value="NaN">
                <text:p>NaN</text:p>
              </table:table-cell>
              <table:table-cell office:value-type="float" office:value="14.1250000000007">
                <text:p>14.1250000000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3850000000014">
                <text:p>29.3850000000014</text:p>
              </table:table-cell>
              <table:table-cell office:value-type="float" office:value="12.8150000000002">
                <text:p>12.8150000000002</text:p>
              </table:table-cell>
              <table:table-cell office:value-type="float" office:value="NaN">
                <text:p>NaN</text:p>
              </table:table-cell>
              <table:table-cell office:value-type="float" office:value="12.705">
                <text:p>12.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804">
                <text:p>19.804</text:p>
              </table:table-cell>
              <table:table-cell office:value-type="float" office:value="12.1849999999999">
                <text:p>12.1849999999999</text:p>
              </table:table-cell>
              <table:table-cell office:value-type="float" office:value="NaN">
                <text:p>NaN</text:p>
              </table:table-cell>
              <table:table-cell office:value-type="float" office:value="4.59999999999995">
                <text:p>4.59999999999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150000000003">
                <text:p>21.0150000000003</text:p>
              </table:table-cell>
              <table:table-cell office:value-type="float" office:value="13.5690000000003">
                <text:p>13.5690000000003</text:p>
              </table:table-cell>
              <table:table-cell office:value-type="float" office:value="NaN">
                <text:p>NaN</text:p>
              </table:table-cell>
              <table:table-cell office:value-type="float" office:value="9.09999999999985">
                <text:p>9.09999999999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.9445000000003">
                <text:p>20.9445000000003</text:p>
              </table:table-cell>
              <table:table-cell office:value-type="float" office:value="10.4804999999998">
                <text:p>10.4804999999998</text:p>
              </table:table-cell>
              <table:table-cell office:value-type="float" office:value="NaN">
                <text:p>NaN</text:p>
              </table:table-cell>
              <table:table-cell office:value-type="float" office:value="3.78999999999996">
                <text:p>3.78999999999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0180000000001">
                <text:p>19.0180000000001</text:p>
              </table:table-cell>
              <table:table-cell office:value-type="float" office:value="13.7480000000001">
                <text:p>13.7480000000001</text:p>
              </table:table-cell>
              <table:table-cell office:value-type="float" office:value="NaN">
                <text:p>NaN</text:p>
              </table:table-cell>
              <table:table-cell office:value-type="float" office:value="6.9349999999999">
                <text:p>6.934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8429999999999">
                <text:p>19.8429999999999</text:p>
              </table:table-cell>
              <table:table-cell office:value-type="float" office:value="11.1145000000002">
                <text:p>11.1145000000002</text:p>
              </table:table-cell>
              <table:table-cell office:value-type="float" office:value="NaN">
                <text:p>NaN</text:p>
              </table:table-cell>
              <table:table-cell office:value-type="float" office:value="6.15499999999991">
                <text:p>6.154999999999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2465000000001">
                <text:p>15.2465000000001</text:p>
              </table:table-cell>
              <table:table-cell office:value-type="float" office:value="9.63749999999999">
                <text:p>9.63749999999999</text:p>
              </table:table-cell>
              <table:table-cell office:value-type="float" office:value="NaN">
                <text:p>NaN</text:p>
              </table:table-cell>
              <table:table-cell office:value-type="float" office:value="7.63999999999988">
                <text:p>7.639999999999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6324999999997">
                <text:p>13.6324999999997</text:p>
              </table:table-cell>
              <table:table-cell office:value-type="float" office:value="10.782">
                <text:p>10.782</text:p>
              </table:table-cell>
              <table:table-cell office:value-type="float" office:value="NaN">
                <text:p>NaN</text:p>
              </table:table-cell>
              <table:table-cell office:value-type="float" office:value="3.78999999999996">
                <text:p>3.789999999999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9575000000001">
                <text:p>12.9575000000001</text:p>
              </table:table-cell>
              <table:table-cell office:value-type="float" office:value="7.98700000000002">
                <text:p>7.98700000000002</text:p>
              </table:table-cell>
              <table:table-cell office:value-type="float" office:value="NaN">
                <text:p>NaN</text:p>
              </table:table-cell>
              <table:table-cell office:value-type="float" office:value="4.96999999999994">
                <text:p>4.969999999999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6154999999999">
                <text:p>14.6154999999999</text:p>
              </table:table-cell>
              <table:table-cell office:value-type="float" office:value="6.78799999999998">
                <text:p>6.78799999999998</text:p>
              </table:table-cell>
              <table:table-cell office:value-type="float" office:value="NaN">
                <text:p>NaN</text:p>
              </table:table-cell>
              <table:table-cell office:value-type="float" office:value="4.99999999999994">
                <text:p>4.99999999999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.6750000000003">
                <text:p>18.6750000000003</text:p>
              </table:table-cell>
              <table:table-cell office:value-type="float" office:value="8.0325000000001">
                <text:p>8.0325000000001</text:p>
              </table:table-cell>
              <table:table-cell office:value-type="float" office:value="NaN">
                <text:p>NaN</text:p>
              </table:table-cell>
              <table:table-cell office:value-type="float" office:value="7.72499999999988">
                <text:p>7.72499999999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7509999999999">
                <text:p>10.7509999999999</text:p>
              </table:table-cell>
              <table:table-cell office:value-type="float" office:value="9.05650000000006">
                <text:p>9.05650000000006</text:p>
              </table:table-cell>
              <table:table-cell office:value-type="float" office:value="NaN">
                <text:p>NaN</text:p>
              </table:table-cell>
              <table:table-cell office:value-type="float" office:value="4.05499999999996">
                <text:p>4.05499999999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0945000000002">
                <text:p>18.0945000000002</text:p>
              </table:table-cell>
              <table:table-cell office:value-type="float" office:value="7.51700000000001">
                <text:p>7.51700000000001</text:p>
              </table:table-cell>
              <table:table-cell office:value-type="float" office:value="NaN">
                <text:p>NaN</text:p>
              </table:table-cell>
              <table:table-cell office:value-type="float" office:value="8.37999999999987">
                <text:p>8.379999999999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4439999999998">
                <text:p>13.4439999999998</text:p>
              </table:table-cell>
              <table:table-cell office:value-type="float" office:value="7.5344999999999">
                <text:p>7.5344999999999</text:p>
              </table:table-cell>
              <table:table-cell office:value-type="float" office:value="NaN">
                <text:p>NaN</text:p>
              </table:table-cell>
              <table:table-cell office:value-type="float" office:value="4.11499999999996">
                <text:p>4.114999999999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60499999999995">
                <text:p>9.60499999999995</text:p>
              </table:table-cell>
              <table:table-cell office:value-type="float" office:value="10.1395">
                <text:p>10.1395</text:p>
              </table:table-cell>
              <table:table-cell office:value-type="float" office:value="NaN">
                <text:p>NaN</text:p>
              </table:table-cell>
              <table:table-cell office:value-type="float" office:value="3.26499999999997">
                <text:p>3.26499999999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0525">
                <text:p>14.0525</text:p>
              </table:table-cell>
              <table:table-cell office:value-type="float" office:value="5.90199999999992">
                <text:p>5.90199999999992</text:p>
              </table:table-cell>
              <table:table-cell office:value-type="float" office:value="NaN">
                <text:p>NaN</text:p>
              </table:table-cell>
              <table:table-cell office:value-type="float" office:value="3.23499999999997">
                <text:p>3.234999999999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3.454cm" style:legend-expansion="high" chart:style-name="ch2"/>
        <chart:plot-area chart:style-name="ch3" table:cell-range-address="'tau_elig = 1s'.C101:'tau_elig = 1s'.F121" chart:data-source-has-labels="row" svg:x="0.32cm" svg:y="0.18cm" svg:width="12.614cm" svg:height="8.64cm">
          <chartooo:coordinate-region svg:x="0.756cm" svg:y="0.379cm" svg:width="11.80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au_elig = 1s'.C102:'tau_elig = 1s'.C121" chart:label-cell-address="'tau_elig = 1s'.C101:'tau_elig = 1s'.C101" chart:class="chart:line">
            <chart:data-point chart:repeated="20"/>
          </chart:series>
          <chart:series chart:style-name="ch7" chart:values-cell-range-address="'tau_elig = 1s'.D102:'tau_elig = 1s'.D121" chart:label-cell-address="'tau_elig = 1s'.D101:'tau_elig = 1s'.D101" chart:class="chart:line">
            <chart:data-point chart:repeated="20"/>
          </chart:series>
          <chart:series chart:style-name="ch8" chart:values-cell-range-address="'tau_elig = 1s'.E102:'tau_elig = 1s'.E121" chart:label-cell-address="'tau_elig = 1s'.E101:'tau_elig = 1s'.E101" chart:class="chart:line">
            <chart:data-point chart:repeated="20"/>
          </chart:series>
          <chart:series chart:style-name="ch9" chart:values-cell-range-address="'tau_elig = 1s'.F102:'tau_elig = 1s'.F121" chart:label-cell-address="'tau_elig = 1s'.F101:'tau_elig = 1s'.F10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a=0.01</text:p>
                <draw:g>
                  <svg:desc>'tau_elig = 1s'.C101:'tau_elig = 1s'.C101</svg:desc>
                </draw:g>
              </table:table-cell>
              <table:table-cell office:value-type="string">
                <text:p>Eta=0.1</text:p>
                <draw:g>
                  <svg:desc>'tau_elig = 1s'.D101:'tau_elig = 1s'.D101</svg:desc>
                </draw:g>
              </table:table-cell>
              <table:table-cell office:value-type="string">
                <text:p>Eta=1</text:p>
                <draw:g>
                  <svg:desc>'tau_elig = 1s'.E101:'tau_elig = 1s'.E101</svg:desc>
                </draw:g>
              </table:table-cell>
              <table:table-cell office:value-type="string">
                <text:p>Eta=10</text:p>
                <draw:g>
                  <svg:desc>'tau_elig = 1s'.F101:'tau_elig = 1s'.F1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tau_elig = 1s'.C102:'tau_elig = 1s'.C121</svg:desc>
                </draw:g>
              </table:table-cell>
              <table:table-cell office:value-type="float" office:value="NaN">
                <text:p>NaN</text:p>
                <draw:g>
                  <svg:desc>'tau_elig = 1s'.D102:'tau_elig = 1s'.D121</svg:desc>
                </draw:g>
              </table:table-cell>
              <table:table-cell office:value-type="float" office:value="NaN">
                <text:p>NaN</text:p>
                <draw:g>
                  <svg:desc>'tau_elig = 1s'.E102:'tau_elig = 1s'.E121</svg:desc>
                </draw:g>
              </table:table-cell>
              <table:table-cell office:value-type="float" office:value="NaN">
                <text:p>NaN</text:p>
                <draw:g>
                  <svg:desc>'tau_elig = 1s'.F102:'tau_elig = 1s'.F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